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1.5043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8" table:style-name="ta1">
        <table:shapes>
          <draw:frame draw:z-index="0" draw:style-name="gr1" draw:text-style-name="P1" svg:width="11.6579in" svg:height="6.5638in" svg:x="1.3539in" svg:y="2.3008in">
            <draw:object draw:notify-on-update-of-ranges="tfoot8.B1:tfoot8.LK1 tfoot8.B1:tfoot8.LK1 tfoot8.A6:tfoot8.A6 tfoot8.B6:tfoot8.LK6 tfoot8.B1:tfoot8.LK1 tfoot8.A8:tfoot8.A8 tfoot8.B8:tfoot8.L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7" table:number-columns-repeated="2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7" table:default-cell-style-name="Default"/>
        <table:table-column table:style-name="co8" table:number-columns-repeated="17" table:default-cell-style-name="Default"/>
        <table:table-column table:style-name="co4" table:default-cell-style-name="Default"/>
        <table:table-column table:style-name="co8" table:number-columns-repeated="1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14" table:default-cell-style-name="Default"/>
        <table:table-column table:style-name="co3" table:default-cell-style-name="Default"/>
        <table:table-column table:style-name="co8" table:number-columns-repeated="1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66709899902" calcext:value-type="float">
            <text:p>0.06671667098999</text:p>
          </table:table-cell>
          <table:table-cell office:value-type="float" office:value="0.100074768066406" calcext:value-type="float">
            <text:p>0.100074768066406</text:p>
          </table:table-cell>
          <table:table-cell office:value-type="float" office:value="0.133432626724243" calcext:value-type="float">
            <text:p>0.133432626724243</text:p>
          </table:table-cell>
          <table:table-cell office:value-type="float" office:value="0.166790246963501" calcext:value-type="float">
            <text:p>0.166790246963501</text:p>
          </table:table-cell>
          <table:table-cell office:value-type="float" office:value="0.233505964279175" calcext:value-type="float">
            <text:p>0.233505964279175</text:p>
          </table:table-cell>
          <table:table-cell office:value-type="float" office:value="0.266863822937012" calcext:value-type="float">
            <text:p>0.266863822937012</text:p>
          </table:table-cell>
          <table:table-cell office:value-type="float" office:value="0.300221681594849" calcext:value-type="float">
            <text:p>0.300221681594849</text:p>
          </table:table-cell>
          <table:table-cell office:value-type="float" office:value="0.333579301834106" calcext:value-type="float">
            <text:p>0.333579301834106</text:p>
          </table:table-cell>
          <table:table-cell office:value-type="float" office:value="0.366937398910522" calcext:value-type="float">
            <text:p>0.366937398910522</text:p>
          </table:table-cell>
          <table:table-cell office:value-type="float" office:value="0.433652877807617" calcext:value-type="float">
            <text:p>0.433652877807617</text:p>
          </table:table-cell>
          <table:table-cell office:value-type="float" office:value="0.467010736465454" calcext:value-type="float">
            <text:p>0.467010736465454</text:p>
          </table:table-cell>
          <table:table-cell office:value-type="float" office:value="0.500368595123291" calcext:value-type="float">
            <text:p>0.500368595123291</text:p>
          </table:table-cell>
          <table:table-cell office:value-type="float" office:value="0.533726692199707" calcext:value-type="float">
            <text:p>0.533726692199707</text:p>
          </table:table-cell>
          <table:table-cell office:value-type="float" office:value="0.567084312438965" calcext:value-type="float">
            <text:p>0.567084312438965</text:p>
          </table:table-cell>
          <table:table-cell office:value-type="float" office:value="0.600442171096802" calcext:value-type="float">
            <text:p>0.600442171096802</text:p>
          </table:table-cell>
          <table:table-cell office:value-type="float" office:value="0.667158126831055" calcext:value-type="float">
            <text:p>0.667158126831055</text:p>
          </table:table-cell>
          <table:table-cell office:value-type="float" office:value="0.700515985488892" calcext:value-type="float">
            <text:p>0.700515985488892</text:p>
          </table:table-cell>
          <table:table-cell office:value-type="float" office:value="0.733873605728149" calcext:value-type="float">
            <text:p>0.733873605728149</text:p>
          </table:table-cell>
          <table:table-cell office:value-type="float" office:value="0.800589323043823" calcext:value-type="float">
            <text:p>0.800589323043823</text:p>
          </table:table-cell>
          <table:table-cell office:value-type="float" office:value="0.833947420120239" calcext:value-type="float">
            <text:p>0.833947420120239</text:p>
          </table:table-cell>
          <table:table-cell office:value-type="float" office:value="0.93402099609375" calcext:value-type="float">
            <text:p>0.93402099609375</text:p>
          </table:table-cell>
          <table:table-cell office:value-type="float" office:value="1.000736951828" calcext:value-type="float">
            <text:p>1.000736951828</text:p>
          </table:table-cell>
          <table:table-cell office:value-type="float" office:value="1.0674524307251" calcext:value-type="float">
            <text:p>1.0674524307251</text:p>
          </table:table-cell>
          <table:table-cell office:value-type="float" office:value="1.10081028938293" calcext:value-type="float">
            <text:p>1.10081028938293</text:p>
          </table:table-cell>
          <table:table-cell office:value-type="float" office:value="1.13416719436646" calcext:value-type="float">
            <text:p>1.13416719436646</text:p>
          </table:table-cell>
          <table:table-cell office:value-type="float" office:value="1.16752409934998" calcext:value-type="float">
            <text:p>1.16752409934998</text:p>
          </table:table-cell>
          <table:table-cell office:value-type="float" office:value="1.23423767089844" calcext:value-type="float">
            <text:p>1.23423767089844</text:p>
          </table:table-cell>
          <table:table-cell office:value-type="float" office:value="1.30095148086548" calcext:value-type="float">
            <text:p>1.30095148086548</text:p>
          </table:table-cell>
          <table:table-cell office:value-type="float" office:value="1.33430814743042" calcext:value-type="float">
            <text:p>1.33430814743042</text:p>
          </table:table-cell>
          <table:table-cell office:value-type="float" office:value="1.36766481399536" calcext:value-type="float">
            <text:p>1.36766481399536</text:p>
          </table:table-cell>
          <table:table-cell office:value-type="float" office:value="1.43437838554382" calcext:value-type="float">
            <text:p>1.43437838554382</text:p>
          </table:table-cell>
          <table:table-cell office:value-type="float" office:value="1.46773552894592" calcext:value-type="float">
            <text:p>1.46773552894592</text:p>
          </table:table-cell>
          <table:table-cell office:value-type="float" office:value="1.50109219551086" calcext:value-type="float">
            <text:p>1.50109219551086</text:p>
          </table:table-cell>
          <table:table-cell office:value-type="float" office:value="1.53444910049438" calcext:value-type="float">
            <text:p>1.53444910049438</text:p>
          </table:table-cell>
          <table:table-cell office:value-type="float" office:value="1.56780576705933" calcext:value-type="float">
            <text:p>1.56780576705933</text:p>
          </table:table-cell>
          <table:table-cell office:value-type="float" office:value="1.60116243362427" calcext:value-type="float">
            <text:p>1.60116243362427</text:p>
          </table:table-cell>
          <table:table-cell office:value-type="float" office:value="1.66787600517273" calcext:value-type="float">
            <text:p>1.66787600517273</text:p>
          </table:table-cell>
          <table:table-cell office:value-type="float" office:value="1.73458957672119" calcext:value-type="float">
            <text:p>1.73458957672119</text:p>
          </table:table-cell>
          <table:table-cell office:value-type="float" office:value="1.80130314826965" calcext:value-type="float">
            <text:p>1.80130314826965</text:p>
          </table:table-cell>
          <table:table-cell office:value-type="float" office:value="1.86801671981812" calcext:value-type="float">
            <text:p>1.86801671981812</text:p>
          </table:table-cell>
          <table:table-cell office:value-type="float" office:value="1.96808695793152" calcext:value-type="float">
            <text:p>1.96808695793152</text:p>
          </table:table-cell>
          <table:table-cell office:value-type="float" office:value="2.0348002910614" calcext:value-type="float">
            <text:p>2.0348002910614</text:p>
          </table:table-cell>
          <table:table-cell office:value-type="float" office:value="2.10151386260986" calcext:value-type="float">
            <text:p>2.10151386260986</text:p>
          </table:table-cell>
          <table:table-cell office:value-type="float" office:value="2.16822791099548" calcext:value-type="float">
            <text:p>2.16822791099548</text:p>
          </table:table-cell>
          <table:table-cell office:value-type="float" office:value="2.40172719955444" calcext:value-type="float">
            <text:p>2.40172719955444</text:p>
          </table:table-cell>
          <table:table-cell office:value-type="float" office:value="2.5351550579071" calcext:value-type="float">
            <text:p>2.5351550579071</text:p>
          </table:table-cell>
          <table:table-cell office:value-type="float" office:value="2.56851196289062" calcext:value-type="float">
            <text:p>2.56851196289062</text:p>
          </table:table-cell>
          <table:table-cell office:value-type="float" office:value="2.63522624969482" calcext:value-type="float">
            <text:p>2.63522624969482</text:p>
          </table:table-cell>
          <table:table-cell office:value-type="float" office:value="2.73529696464539" calcext:value-type="float">
            <text:p>2.73529696464539</text:p>
          </table:table-cell>
          <table:table-cell office:value-type="float" office:value="2.80201077461243" calcext:value-type="float">
            <text:p>2.80201077461243</text:p>
          </table:table-cell>
          <table:table-cell office:value-type="float" office:value="3.30236792564392" calcext:value-type="float">
            <text:p>3.30236792564392</text:p>
          </table:table-cell>
          <table:table-cell office:value-type="float" office:value="3.33572506904602" calcext:value-type="float">
            <text:p>3.33572506904602</text:p>
          </table:table-cell>
          <table:table-cell office:value-type="float" office:value="3.43579745292664" calcext:value-type="float">
            <text:p>3.43579745292664</text:p>
          </table:table-cell>
          <table:table-cell office:value-type="float" office:value="3.50251221656799" calcext:value-type="float">
            <text:p>3.50251221656799</text:p>
          </table:table-cell>
          <table:table-cell office:value-type="float" office:value="3.56922721862793" calcext:value-type="float">
            <text:p>3.56922721862793</text:p>
          </table:table-cell>
          <table:table-cell office:value-type="float" office:value="3.76937127113342" calcext:value-type="float">
            <text:p>3.76937127113342</text:p>
          </table:table-cell>
          <table:table-cell office:value-type="float" office:value="3.83608603477478" calcext:value-type="float">
            <text:p>3.83608603477478</text:p>
          </table:table-cell>
          <table:table-cell office:value-type="float" office:value="3.90280079841614" calcext:value-type="float">
            <text:p>3.90280079841614</text:p>
          </table:table-cell>
          <table:table-cell office:value-type="float" office:value="3.93615794181824" calcext:value-type="float">
            <text:p>3.93615794181824</text:p>
          </table:table-cell>
          <table:table-cell office:value-type="float" office:value="4.10294485092163" calcext:value-type="float">
            <text:p>4.10294485092163</text:p>
          </table:table-cell>
          <table:table-cell office:value-type="float" office:value="4.13630223274231" calcext:value-type="float">
            <text:p>4.13630223274231</text:p>
          </table:table-cell>
          <table:table-cell office:value-type="float" office:value="4.33644580841064" calcext:value-type="float">
            <text:p>4.33644580841064</text:p>
          </table:table-cell>
          <table:table-cell office:value-type="float" office:value="4.36980319023132" calcext:value-type="float">
            <text:p>4.36980319023132</text:p>
          </table:table-cell>
          <table:table-cell office:value-type="float" office:value="4.43651795387268" calcext:value-type="float">
            <text:p>4.43651795387268</text:p>
          </table:table-cell>
          <table:table-cell office:value-type="float" office:value="4.50323247909546" calcext:value-type="float">
            <text:p>4.50323247909546</text:p>
          </table:table-cell>
          <table:table-cell office:value-type="float" office:value="4.56994700431824" calcext:value-type="float">
            <text:p>4.56994700431824</text:p>
          </table:table-cell>
          <table:table-cell office:value-type="float" office:value="4.6366617679596" calcext:value-type="float">
            <text:p>4.6366617679596</text:p>
          </table:table-cell>
          <table:table-cell office:value-type="float" office:value="4.70337629318237" calcext:value-type="float">
            <text:p>4.70337629318237</text:p>
          </table:table-cell>
          <table:table-cell office:value-type="float" office:value="4.83680558204651" calcext:value-type="float">
            <text:p>4.83680558204651</text:p>
          </table:table-cell>
          <table:table-cell office:value-type="float" office:value="5.0703067779541" calcext:value-type="float">
            <text:p>5.0703067779541</text:p>
          </table:table-cell>
          <table:table-cell office:value-type="float" office:value="5.13702249526978" calcext:value-type="float">
            <text:p>5.13702249526978</text:p>
          </table:table-cell>
          <table:table-cell office:value-type="float" office:value="5.17038106918335" calcext:value-type="float">
            <text:p>5.17038106918335</text:p>
          </table:table-cell>
          <table:table-cell office:value-type="float" office:value="5.23709845542908" calcext:value-type="float">
            <text:p>5.23709845542908</text:p>
          </table:table-cell>
          <table:table-cell office:value-type="float" office:value="5.30381608009338" calcext:value-type="float">
            <text:p>5.30381608009338</text:p>
          </table:table-cell>
          <table:table-cell office:value-type="float" office:value="5.37053322792053" calcext:value-type="float">
            <text:p>5.37053322792053</text:p>
          </table:table-cell>
          <table:table-cell office:value-type="float" office:value="5.43725061416626" calcext:value-type="float">
            <text:p>5.43725061416626</text:p>
          </table:table-cell>
          <table:table-cell office:value-type="float" office:value="5.50396800041199" calcext:value-type="float">
            <text:p>5.50396800041199</text:p>
          </table:table-cell>
          <table:table-cell office:value-type="float" office:value="5.57068562507629" calcext:value-type="float">
            <text:p>5.57068562507629</text:p>
          </table:table-cell>
          <table:table-cell office:value-type="float" office:value="5.60404419898987" calcext:value-type="float">
            <text:p>5.60404419898987</text:p>
          </table:table-cell>
          <table:table-cell office:value-type="float" office:value="5.77083826065064" calcext:value-type="float">
            <text:p>5.77083826065064</text:p>
          </table:table-cell>
          <table:table-cell office:value-type="float" office:value="5.80419683456421" calcext:value-type="float">
            <text:p>5.80419683456421</text:p>
          </table:table-cell>
          <table:table-cell office:value-type="float" office:value="5.83755564689636" calcext:value-type="float">
            <text:p>5.83755564689636</text:p>
          </table:table-cell>
          <table:table-cell office:value-type="float" office:value="5.90427327156067" calcext:value-type="float">
            <text:p>5.90427327156067</text:p>
          </table:table-cell>
          <table:table-cell office:value-type="float" office:value="6.00434994697571" calcext:value-type="float">
            <text:p>6.00434994697571</text:p>
          </table:table-cell>
          <table:table-cell office:value-type="float" office:value="6.07106733322144" calcext:value-type="float">
            <text:p>6.07106733322144</text:p>
          </table:table-cell>
          <table:table-cell office:value-type="float" office:value="6.13778471946716" calcext:value-type="float">
            <text:p>6.13778471946716</text:p>
          </table:table-cell>
          <table:table-cell office:value-type="float" office:value="6.4046528339386" calcext:value-type="float">
            <text:p>6.4046528339386</text:p>
          </table:table-cell>
          <table:table-cell office:value-type="float" office:value="6.43801140785217" calcext:value-type="float">
            <text:p>6.43801140785217</text:p>
          </table:table-cell>
          <table:table-cell office:value-type="float" office:value="6.50472855567932" calcext:value-type="float">
            <text:p>6.50472855567932</text:p>
          </table:table-cell>
          <table:table-cell office:value-type="float" office:value="6.70488023757935" calcext:value-type="float">
            <text:p>6.70488023757935</text:p>
          </table:table-cell>
          <table:table-cell office:value-type="float" office:value="6.77159714698792" calcext:value-type="float">
            <text:p>6.77159714698792</text:p>
          </table:table-cell>
          <table:table-cell office:value-type="float" office:value="6.90503215789795" calcext:value-type="float">
            <text:p>6.90503215789795</text:p>
          </table:table-cell>
          <table:table-cell office:value-type="float" office:value="6.9717493057251" calcext:value-type="float">
            <text:p>6.9717493057251</text:p>
          </table:table-cell>
          <table:table-cell office:value-type="float" office:value="7.00510787963867" calcext:value-type="float">
            <text:p>7.00510787963867</text:p>
          </table:table-cell>
          <table:table-cell office:value-type="float" office:value="7.0384669303894" calcext:value-type="float">
            <text:p>7.0384669303894</text:p>
          </table:table-cell>
          <table:table-cell office:value-type="float" office:value="7.07182550430298" calcext:value-type="float">
            <text:p>7.07182550430298</text:p>
          </table:table-cell>
          <table:table-cell office:value-type="float" office:value="7.13854289054871" calcext:value-type="float">
            <text:p>7.13854289054871</text:p>
          </table:table-cell>
          <table:table-cell office:value-type="float" office:value="7.20526027679443" calcext:value-type="float">
            <text:p>7.20526027679443</text:p>
          </table:table-cell>
          <table:table-cell office:value-type="float" office:value="7.27197790145874" calcext:value-type="float">
            <text:p>7.27197790145874</text:p>
          </table:table-cell>
          <table:table-cell office:value-type="float" office:value="7.63892436027527" calcext:value-type="float">
            <text:p>7.63892436027527</text:p>
          </table:table-cell>
          <table:table-cell office:value-type="float" office:value="7.67228317260742" calcext:value-type="float">
            <text:p>7.67228317260742</text:p>
          </table:table-cell>
          <table:table-cell office:value-type="float" office:value="7.70564222335815" calcext:value-type="float">
            <text:p>7.70564222335815</text:p>
          </table:table-cell>
          <table:table-cell office:value-type="float" office:value="7.73900103569031" calcext:value-type="float">
            <text:p>7.73900103569031</text:p>
          </table:table-cell>
          <table:table-cell office:value-type="float" office:value="7.77235984802246" calcext:value-type="float">
            <text:p>7.77235984802246</text:p>
          </table:table-cell>
          <table:table-cell office:value-type="float" office:value="7.80571889877319" calcext:value-type="float">
            <text:p>7.80571889877319</text:p>
          </table:table-cell>
          <table:table-cell office:value-type="float" office:value="7.83907771110535" calcext:value-type="float">
            <text:p>7.83907771110535</text:p>
          </table:table-cell>
          <table:table-cell office:value-type="float" office:value="7.8724365234375" calcext:value-type="float">
            <text:p>7.8724365234375</text:p>
          </table:table-cell>
          <table:table-cell office:value-type="float" office:value="7.90579557418823" calcext:value-type="float">
            <text:p>7.90579557418823</text:p>
          </table:table-cell>
          <table:table-cell office:value-type="float" office:value="7.93915438652039" calcext:value-type="float">
            <text:p>7.93915438652039</text:p>
          </table:table-cell>
          <table:table-cell office:value-type="float" office:value="8.00587201118469" calcext:value-type="float">
            <text:p>8.00587201118469</text:p>
          </table:table-cell>
          <table:table-cell office:value-type="float" office:value="8.37280559539795" calcext:value-type="float">
            <text:p>8.37280559539795</text:p>
          </table:table-cell>
          <table:table-cell office:value-type="float" office:value="8.43951964378357" calcext:value-type="float">
            <text:p>8.43951964378357</text:p>
          </table:table-cell>
          <table:table-cell office:value-type="float" office:value="8.57294774055481" calcext:value-type="float">
            <text:p>8.57294774055481</text:p>
          </table:table-cell>
          <table:table-cell office:value-type="float" office:value="8.97323226928711" calcext:value-type="float">
            <text:p>8.97323226928711</text:p>
          </table:table-cell>
          <table:table-cell office:value-type="float" office:value="9.03994607925415" calcext:value-type="float">
            <text:p>9.03994607925415</text:p>
          </table:table-cell>
          <table:table-cell office:value-type="float" office:value="9.07330322265625" calcext:value-type="float">
            <text:p>9.07330322265625</text:p>
          </table:table-cell>
          <table:table-cell office:value-type="float" office:value="9.14001870155335" calcext:value-type="float">
            <text:p>9.14001870155335</text:p>
          </table:table-cell>
          <table:table-cell office:value-type="float" office:value="9.20673537254334" calcext:value-type="float">
            <text:p>9.20673537254334</text:p>
          </table:table-cell>
          <table:table-cell office:value-type="float" office:value="9.2734522819519" calcext:value-type="float">
            <text:p>9.2734522819519</text:p>
          </table:table-cell>
          <table:table-cell office:value-type="float" office:value="9.34016895294189" calcext:value-type="float">
            <text:p>9.34016895294189</text:p>
          </table:table-cell>
          <table:table-cell office:value-type="float" office:value="9.40688586235046" calcext:value-type="float">
            <text:p>9.40688586235046</text:p>
          </table:table-cell>
          <table:table-cell office:value-type="float" office:value="9.44024419784546" calcext:value-type="float">
            <text:p>9.44024419784546</text:p>
          </table:table-cell>
          <table:table-cell office:value-type="float" office:value="9.47360253334045" calcext:value-type="float">
            <text:p>9.47360253334045</text:p>
          </table:table-cell>
          <table:table-cell office:value-type="float" office:value="9.50696110725403" calcext:value-type="float">
            <text:p>9.50696110725403</text:p>
          </table:table-cell>
          <table:table-cell office:value-type="float" office:value="9.57367777824402" calcext:value-type="float">
            <text:p>9.57367777824402</text:p>
          </table:table-cell>
          <table:table-cell office:value-type="float" office:value="9.60703611373901" calcext:value-type="float">
            <text:p>9.60703611373901</text:p>
          </table:table-cell>
          <table:table-cell office:value-type="float" office:value="9.64039492607117" calcext:value-type="float">
            <text:p>9.64039492607117</text:p>
          </table:table-cell>
          <table:table-cell office:value-type="float" office:value="9.67375326156616" calcext:value-type="float">
            <text:p>9.67375326156616</text:p>
          </table:table-cell>
          <table:table-cell office:value-type="float" office:value="9.74046993255615" calcext:value-type="float">
            <text:p>9.74046993255615</text:p>
          </table:table-cell>
          <table:table-cell office:value-type="float" office:value="9.77382874488831" calcext:value-type="float">
            <text:p>9.77382874488831</text:p>
          </table:table-cell>
          <table:table-cell office:value-type="float" office:value="9.8405454158783" calcext:value-type="float">
            <text:p>9.8405454158783</text:p>
          </table:table-cell>
          <table:table-cell office:value-type="float" office:value="9.87390422821045" calcext:value-type="float">
            <text:p>9.87390422821045</text:p>
          </table:table-cell>
          <table:table-cell office:value-type="float" office:value="10.0073380470276" calcext:value-type="float">
            <text:p>10.0073380470276</text:p>
          </table:table-cell>
          <table:table-cell office:value-type="float" office:value="10.1741297245026" calcext:value-type="float">
            <text:p>10.1741297245026</text:p>
          </table:table-cell>
          <table:table-cell office:value-type="float" office:value="10.2408459186554" calcext:value-type="float">
            <text:p>10.2408459186554</text:p>
          </table:table-cell>
          <table:table-cell office:value-type="float" office:value="10.2742040157318" calcext:value-type="float">
            <text:p>10.2742040157318</text:p>
          </table:table-cell>
          <table:table-cell office:value-type="float" office:value="10.3075621128082" calcext:value-type="float">
            <text:p>10.3075621128082</text:p>
          </table:table-cell>
          <table:table-cell office:value-type="float" office:value="10.3742783069611" calcext:value-type="float">
            <text:p>10.3742783069611</text:p>
          </table:table-cell>
          <table:table-cell office:value-type="float" office:value="10.4409947395325" calcext:value-type="float">
            <text:p>10.4409947395325</text:p>
          </table:table-cell>
          <table:table-cell office:value-type="float" office:value="10.5410692691803" calcext:value-type="float">
            <text:p>10.5410692691803</text:p>
          </table:table-cell>
          <table:table-cell office:value-type="float" office:value="10.5744273662567" calcext:value-type="float">
            <text:p>10.5744273662567</text:p>
          </table:table-cell>
          <table:table-cell office:value-type="float" office:value="10.6077854633331" calcext:value-type="float">
            <text:p>10.6077854633331</text:p>
          </table:table-cell>
          <table:table-cell office:value-type="float" office:value="10.6411435604095" calcext:value-type="float">
            <text:p>10.6411435604095</text:p>
          </table:table-cell>
          <table:table-cell office:value-type="float" office:value="10.974725484848" calcext:value-type="float">
            <text:p>10.974725484848</text:p>
          </table:table-cell>
          <table:table-cell office:value-type="float" office:value="11.0414419174194" calcext:value-type="float">
            <text:p>11.0414419174194</text:p>
          </table:table-cell>
          <table:table-cell office:value-type="float" office:value="11.1415159702301" calcext:value-type="float">
            <text:p>11.1415159702301</text:p>
          </table:table-cell>
          <table:table-cell office:value-type="float" office:value="11.2082307338715" calcext:value-type="float">
            <text:p>11.2082307338715</text:p>
          </table:table-cell>
          <table:table-cell office:value-type="float" office:value="11.27494597435" calcext:value-type="float">
            <text:p>11.27494597435</text:p>
          </table:table-cell>
          <table:table-cell office:value-type="float" office:value="11.3416607379913" calcext:value-type="float">
            <text:p>11.3416607379913</text:p>
          </table:table-cell>
          <table:table-cell office:value-type="float" office:value="11.5418057441711" calcext:value-type="float">
            <text:p>11.5418057441711</text:p>
          </table:table-cell>
          <table:table-cell office:value-type="float" office:value="11.6085205078125" calcext:value-type="float">
            <text:p>11.6085205078125</text:p>
          </table:table-cell>
          <table:table-cell office:value-type="float" office:value="11.675235748291" calcext:value-type="float">
            <text:p>11.675235748291</text:p>
          </table:table-cell>
          <table:table-cell office:value-type="float" office:value="11.7419505119324" calcext:value-type="float">
            <text:p>11.7419505119324</text:p>
          </table:table-cell>
          <table:table-cell office:value-type="float" office:value="11.8086655139923" calcext:value-type="float">
            <text:p>11.8086655139923</text:p>
          </table:table-cell>
          <table:table-cell office:value-type="float" office:value="11.8753805160522" calcext:value-type="float">
            <text:p>11.8753805160522</text:p>
          </table:table-cell>
          <table:table-cell office:value-type="float" office:value="11.9087378978729" calcext:value-type="float">
            <text:p>11.9087378978729</text:p>
          </table:table-cell>
          <table:table-cell office:value-type="float" office:value="11.9420955181122" calcext:value-type="float">
            <text:p>11.9420955181122</text:p>
          </table:table-cell>
          <table:table-cell office:value-type="float" office:value="11.9754528999329" calcext:value-type="float">
            <text:p>11.9754528999329</text:p>
          </table:table-cell>
          <table:table-cell office:value-type="float" office:value="12.0421679019928" calcext:value-type="float">
            <text:p>12.0421679019928</text:p>
          </table:table-cell>
          <table:table-cell office:value-type="float" office:value="12.0755252838135" calcext:value-type="float">
            <text:p>12.0755252838135</text:p>
          </table:table-cell>
          <table:table-cell office:value-type="float" office:value="12.1422398090363" calcext:value-type="float">
            <text:p>12.1422398090363</text:p>
          </table:table-cell>
          <table:table-cell office:value-type="float" office:value="12.2089538574219" calcext:value-type="float">
            <text:p>12.2089538574219</text:p>
          </table:table-cell>
          <table:table-cell office:value-type="float" office:value="12.2756676673889" calcext:value-type="float">
            <text:p>12.2756676673889</text:p>
          </table:table-cell>
          <table:table-cell office:value-type="float" office:value="12.3423819541931" calcext:value-type="float">
            <text:p>12.3423819541931</text:p>
          </table:table-cell>
          <table:table-cell office:value-type="float" office:value="12.4090957641602" calcext:value-type="float">
            <text:p>12.4090957641602</text:p>
          </table:table-cell>
          <table:table-cell office:value-type="float" office:value="12.4758098125458" calcext:value-type="float">
            <text:p>12.4758098125458</text:p>
          </table:table-cell>
          <table:table-cell office:value-type="float" office:value="12.7760224342346" calcext:value-type="float">
            <text:p>12.7760224342346</text:p>
          </table:table-cell>
          <table:table-cell office:value-type="float" office:value="12.8427367210388" calcext:value-type="float">
            <text:p>12.8427367210388</text:p>
          </table:table-cell>
          <table:table-cell office:value-type="float" office:value="13.5432648658752" calcext:value-type="float">
            <text:p>13.5432648658752</text:p>
          </table:table-cell>
          <table:table-cell office:value-type="float" office:value="13.5766246318817" calcext:value-type="float">
            <text:p>13.5766246318817</text:p>
          </table:table-cell>
          <table:table-cell office:value-type="float" office:value="13.609983921051" calcext:value-type="float">
            <text:p>13.609983921051</text:p>
          </table:table-cell>
          <table:table-cell office:value-type="float" office:value="13.6433434486389" calcext:value-type="float">
            <text:p>13.6433434486389</text:p>
          </table:table-cell>
          <table:table-cell office:value-type="float" office:value="14.2104501724243" calcext:value-type="float">
            <text:p>14.2104501724243</text:p>
          </table:table-cell>
          <table:table-cell office:value-type="float" office:value="14.2771651744843" calcext:value-type="float">
            <text:p>14.2771651744843</text:p>
          </table:table-cell>
          <table:table-cell office:value-type="float" office:value="14.343879699707" calcext:value-type="float">
            <text:p>14.343879699707</text:p>
          </table:table-cell>
          <table:table-cell office:value-type="float" office:value="14.3772368431091" calcext:value-type="float">
            <text:p>14.3772368431091</text:p>
          </table:table-cell>
          <table:table-cell office:value-type="float" office:value="14.4105942249298" calcext:value-type="float">
            <text:p>14.4105942249298</text:p>
          </table:table-cell>
          <table:table-cell office:value-type="float" office:value="14.4439516067505" calcext:value-type="float">
            <text:p>14.4439516067505</text:p>
          </table:table-cell>
          <table:table-cell office:value-type="float" office:value="14.4773089885712" calcext:value-type="float">
            <text:p>14.4773089885712</text:p>
          </table:table-cell>
          <table:table-cell office:value-type="float" office:value="14.6774530410767" calcext:value-type="float">
            <text:p>14.6774530410767</text:p>
          </table:table-cell>
          <table:table-cell office:value-type="float" office:value="14.7441675662994" calcext:value-type="float">
            <text:p>14.7441675662994</text:p>
          </table:table-cell>
          <table:table-cell office:value-type="float" office:value="14.8108820915222" calcext:value-type="float">
            <text:p>14.8108820915222</text:p>
          </table:table-cell>
          <table:table-cell office:value-type="float" office:value="14.8775963783264" calcext:value-type="float">
            <text:p>14.8775963783264</text:p>
          </table:table-cell>
          <table:table-cell office:value-type="float" office:value="14.9443111419678" calcext:value-type="float">
            <text:p>14.9443111419678</text:p>
          </table:table-cell>
          <table:table-cell office:value-type="float" office:value="14.9776685237885" calcext:value-type="float">
            <text:p>14.9776685237885</text:p>
          </table:table-cell>
          <table:table-cell office:value-type="float" office:value="15.0110256671906" calcext:value-type="float">
            <text:p>15.0110256671906</text:p>
          </table:table-cell>
          <table:table-cell office:value-type="float" office:value="15.0443830490112" calcext:value-type="float">
            <text:p>15.0443830490112</text:p>
          </table:table-cell>
          <table:table-cell office:value-type="float" office:value="16.745596408844" calcext:value-type="float">
            <text:p>16.745596408844</text:p>
          </table:table-cell>
          <table:table-cell office:value-type="float" office:value="16.7789537906647" calcext:value-type="float">
            <text:p>16.7789537906647</text:p>
          </table:table-cell>
          <table:table-cell office:value-type="float" office:value="16.8456683158875" calcext:value-type="float">
            <text:p>16.8456683158875</text:p>
          </table:table-cell>
          <table:table-cell office:value-type="float" office:value="16.9123826026917" calcext:value-type="float">
            <text:p>16.9123826026917</text:p>
          </table:table-cell>
          <table:table-cell office:value-type="float" office:value="16.9790971279144" calcext:value-type="float">
            <text:p>16.9790971279144</text:p>
          </table:table-cell>
          <table:table-cell office:value-type="float" office:value="17.0458118915558" calcext:value-type="float">
            <text:p>17.0458118915558</text:p>
          </table:table-cell>
          <table:table-cell office:value-type="float" office:value="17.11252617836" calcext:value-type="float">
            <text:p>17.11252617836</text:p>
          </table:table-cell>
          <table:table-cell office:value-type="float" office:value="17.1792418956757" calcext:value-type="float">
            <text:p>17.1792418956757</text:p>
          </table:table-cell>
          <table:table-cell office:value-type="float" office:value="17.2459576129913" calcext:value-type="float">
            <text:p>17.2459576129913</text:p>
          </table:table-cell>
          <table:table-cell office:value-type="float" office:value="17.3126730918884" calcext:value-type="float">
            <text:p>17.3126730918884</text:p>
          </table:table-cell>
          <table:table-cell office:value-type="float" office:value="17.3793888092041" calcext:value-type="float">
            <text:p>17.3793888092041</text:p>
          </table:table-cell>
          <table:table-cell office:value-type="float" office:value="17.4461042881012" calcext:value-type="float">
            <text:p>17.4461042881012</text:p>
          </table:table-cell>
          <table:table-cell office:value-type="float" office:value="17.5128197669983" calcext:value-type="float">
            <text:p>17.5128197669983</text:p>
          </table:table-cell>
          <table:table-cell office:value-type="float" office:value="17.579535484314" calcext:value-type="float">
            <text:p>17.579535484314</text:p>
          </table:table-cell>
          <table:table-cell office:value-type="float" office:value="17.6462509632111" calcext:value-type="float">
            <text:p>17.6462509632111</text:p>
          </table:table-cell>
          <table:table-cell office:value-type="float" office:value="17.6796090602875" calcext:value-type="float">
            <text:p>17.6796090602875</text:p>
          </table:table-cell>
          <table:table-cell office:value-type="float" office:value="17.7129666805267" calcext:value-type="float">
            <text:p>17.7129666805267</text:p>
          </table:table-cell>
          <table:table-cell office:value-type="float" office:value="17.746324300766" calcext:value-type="float">
            <text:p>17.746324300766</text:p>
          </table:table-cell>
          <table:table-cell office:value-type="float" office:value="17.7796821594238" calcext:value-type="float">
            <text:p>17.7796821594238</text:p>
          </table:table-cell>
          <table:table-cell office:value-type="float" office:value="17.8463978767395" calcext:value-type="float">
            <text:p>17.8463978767395</text:p>
          </table:table-cell>
          <table:table-cell office:value-type="float" office:value="17.8797554969788" calcext:value-type="float">
            <text:p>17.8797554969788</text:p>
          </table:table-cell>
          <table:table-cell office:value-type="float" office:value="17.9131133556366" calcext:value-type="float">
            <text:p>17.9131133556366</text:p>
          </table:table-cell>
          <table:table-cell office:value-type="float" office:value="17.9464709758759" calcext:value-type="float">
            <text:p>17.9464709758759</text:p>
          </table:table-cell>
          <table:table-cell office:value-type="float" office:value="17.9798288345337" calcext:value-type="float">
            <text:p>17.9798288345337</text:p>
          </table:table-cell>
          <table:table-cell office:value-type="float" office:value="18.0131866931915" calcext:value-type="float">
            <text:p>18.0131866931915</text:p>
          </table:table-cell>
          <table:table-cell office:value-type="float" office:value="18.0465443134308" calcext:value-type="float">
            <text:p>18.0465443134308</text:p>
          </table:table-cell>
          <table:table-cell office:value-type="float" office:value="18.0799021720886" calcext:value-type="float">
            <text:p>18.0799021720886</text:p>
          </table:table-cell>
          <table:table-cell office:value-type="float" office:value="18.1132597923279" calcext:value-type="float">
            <text:p>18.1132597923279</text:p>
          </table:table-cell>
          <table:table-cell office:value-type="float" office:value="18.1466166973114" calcext:value-type="float">
            <text:p>18.1466166973114</text:p>
          </table:table-cell>
          <table:table-cell office:value-type="float" office:value="18.1799733638763" calcext:value-type="float">
            <text:p>18.1799733638763</text:p>
          </table:table-cell>
          <table:table-cell office:value-type="float" office:value="18.2133302688599" calcext:value-type="float">
            <text:p>18.2133302688599</text:p>
          </table:table-cell>
          <table:table-cell office:value-type="float" office:value="18.2466871738434" calcext:value-type="float">
            <text:p>18.2466871738434</text:p>
          </table:table-cell>
          <table:table-cell office:value-type="float" office:value="18.2800440788269" calcext:value-type="float">
            <text:p>18.2800440788269</text:p>
          </table:table-cell>
          <table:table-cell office:value-type="float" office:value="18.3134007453918" calcext:value-type="float">
            <text:p>18.3134007453918</text:p>
          </table:table-cell>
          <table:table-cell office:value-type="float" office:value="18.3467576503754" calcext:value-type="float">
            <text:p>18.3467576503754</text:p>
          </table:table-cell>
          <table:table-cell office:value-type="float" office:value="18.3801143169403" calcext:value-type="float">
            <text:p>18.3801143169403</text:p>
          </table:table-cell>
          <table:table-cell office:value-type="float" office:value="18.4134712219238" calcext:value-type="float">
            <text:p>18.4134712219238</text:p>
          </table:table-cell>
          <table:table-cell office:value-type="float" office:value="18.4468278884888" calcext:value-type="float">
            <text:p>18.4468278884888</text:p>
          </table:table-cell>
          <table:table-cell office:value-type="float" office:value="18.4801845550537" calcext:value-type="float">
            <text:p>18.4801845550537</text:p>
          </table:table-cell>
          <table:table-cell office:value-type="float" office:value="18.5135414600372" calcext:value-type="float">
            <text:p>18.5135414600372</text:p>
          </table:table-cell>
          <table:table-cell office:value-type="float" office:value="18.5468983650208" calcext:value-type="float">
            <text:p>18.5468983650208</text:p>
          </table:table-cell>
          <table:table-cell office:value-type="float" office:value="18.5802550315857" calcext:value-type="float">
            <text:p>18.5802550315857</text:p>
          </table:table-cell>
          <table:table-cell office:value-type="float" office:value="18.6136116981506" calcext:value-type="float">
            <text:p>18.6136116981506</text:p>
          </table:table-cell>
          <table:table-cell office:value-type="float" office:value="18.6469686031342" calcext:value-type="float">
            <text:p>18.6469686031342</text:p>
          </table:table-cell>
          <table:table-cell office:value-type="float" office:value="18.6803252696991" calcext:value-type="float">
            <text:p>18.6803252696991</text:p>
          </table:table-cell>
          <table:table-cell office:value-type="float" office:value="18.713681936264" calcext:value-type="float">
            <text:p>18.713681936264</text:p>
          </table:table-cell>
          <table:table-cell office:value-type="float" office:value="18.747038602829" calcext:value-type="float">
            <text:p>18.747038602829</text:p>
          </table:table-cell>
          <table:table-cell office:value-type="float" office:value="18.7803952693939" calcext:value-type="float">
            <text:p>18.7803952693939</text:p>
          </table:table-cell>
          <table:table-cell office:value-type="float" office:value="18.8137519359589" calcext:value-type="float">
            <text:p>18.8137519359589</text:p>
          </table:table-cell>
          <table:table-cell office:value-type="float" office:value="18.8471086025238" calcext:value-type="float">
            <text:p>18.8471086025238</text:p>
          </table:table-cell>
          <table:table-cell office:value-type="float" office:value="18.8804655075073" calcext:value-type="float">
            <text:p>18.8804655075073</text:p>
          </table:table-cell>
          <table:table-cell office:value-type="float" office:value="18.9138221740723" calcext:value-type="float">
            <text:p>18.9138221740723</text:p>
          </table:table-cell>
          <table:table-cell office:value-type="float" office:value="18.9471788406372" calcext:value-type="float">
            <text:p>18.9471788406372</text:p>
          </table:table-cell>
          <table:table-cell office:value-type="float" office:value="18.9805355072021" calcext:value-type="float">
            <text:p>18.9805355072021</text:p>
          </table:table-cell>
          <table:table-cell office:value-type="float" office:value="19.0138921737671" calcext:value-type="float">
            <text:p>19.0138921737671</text:p>
          </table:table-cell>
          <table:table-cell office:value-type="float" office:value="19.047248840332" calcext:value-type="float">
            <text:p>19.047248840332</text:p>
          </table:table-cell>
          <table:table-cell office:value-type="float" office:value="19.0806052684784" calcext:value-type="float">
            <text:p>19.0806052684784</text:p>
          </table:table-cell>
          <table:table-cell office:value-type="float" office:value="19.1139619350433" calcext:value-type="float">
            <text:p>19.1139619350433</text:p>
          </table:table-cell>
          <table:table-cell office:value-type="float" office:value="19.1473178863525" calcext:value-type="float">
            <text:p>19.1473178863525</text:p>
          </table:table-cell>
          <table:table-cell office:value-type="float" office:value="19.1806740760803" calcext:value-type="float">
            <text:p>19.1806740760803</text:p>
          </table:table-cell>
          <table:table-cell office:value-type="float" office:value="19.2140300273895" calcext:value-type="float">
            <text:p>19.2140300273895</text:p>
          </table:table-cell>
          <table:table-cell office:value-type="float" office:value="19.2473859786987" calcext:value-type="float">
            <text:p>19.2473859786987</text:p>
          </table:table-cell>
          <table:table-cell office:value-type="float" office:value="19.2807419300079" calcext:value-type="float">
            <text:p>19.2807419300079</text:p>
          </table:table-cell>
          <table:table-cell office:value-type="float" office:value="19.3140978813171" calcext:value-type="float">
            <text:p>19.3140978813171</text:p>
          </table:table-cell>
          <table:table-cell office:value-type="float" office:value="19.3474538326263" calcext:value-type="float">
            <text:p>19.3474538326263</text:p>
          </table:table-cell>
          <table:table-cell office:value-type="float" office:value="19.4141654968262" calcext:value-type="float">
            <text:p>19.4141654968262</text:p>
          </table:table-cell>
          <table:table-cell office:value-type="float" office:value="19.4475214481354" calcext:value-type="float">
            <text:p>19.4475214481354</text:p>
          </table:table-cell>
          <table:table-cell office:value-type="float" office:value="19.4808773994446" calcext:value-type="float">
            <text:p>19.4808773994446</text:p>
          </table:table-cell>
          <table:table-cell office:value-type="float" office:value="19.5142333507538" calcext:value-type="float">
            <text:p>19.5142333507538</text:p>
          </table:table-cell>
          <table:table-cell office:value-type="float" office:value="19.5809450149536" calcext:value-type="float">
            <text:p>19.5809450149536</text:p>
          </table:table-cell>
          <table:table-cell office:value-type="float" office:value="19.6476566791534" calcext:value-type="float">
            <text:p>19.6476566791534</text:p>
          </table:table-cell>
          <table:table-cell office:value-type="float" office:value="19.6810123920441" calcext:value-type="float">
            <text:p>19.6810123920441</text:p>
          </table:table-cell>
          <table:table-cell office:value-type="float" office:value="19.7477242946625" calcext:value-type="float">
            <text:p>19.7477242946625</text:p>
          </table:table-cell>
          <table:table-cell office:value-type="float" office:value="19.8144359588623" calcext:value-type="float">
            <text:p>19.8144359588623</text:p>
          </table:table-cell>
          <table:table-cell office:value-type="float" office:value="19.8811473846436" calcext:value-type="float">
            <text:p>19.8811473846436</text:p>
          </table:table-cell>
          <table:table-cell office:value-type="float" office:value="19.9478590488434" calcext:value-type="float">
            <text:p>19.9478590488434</text:p>
          </table:table-cell>
          <table:table-cell office:value-type="float" office:value="19.981214761734" calcext:value-type="float">
            <text:p>19.981214761734</text:p>
          </table:table-cell>
          <table:table-cell office:value-type="float" office:value="20.0812819004059" calcext:value-type="float">
            <text:p>20.0812819004059</text:p>
          </table:table-cell>
          <table:table-cell office:value-type="float" office:value="20.1479935646057" calcext:value-type="float">
            <text:p>20.1479935646057</text:p>
          </table:table-cell>
          <table:table-cell office:value-type="float" office:value="20.2147057056427" calcext:value-type="float">
            <text:p>20.2147057056427</text:p>
          </table:table-cell>
          <table:table-cell office:value-type="float" office:value="20.2814178466797" calcext:value-type="float">
            <text:p>20.2814178466797</text:p>
          </table:table-cell>
          <table:table-cell office:value-type="float" office:value="20.3147737979889" calcext:value-type="float">
            <text:p>20.3147737979889</text:p>
          </table:table-cell>
          <table:table-cell office:value-type="float" office:value="20.3481297492981" calcext:value-type="float">
            <text:p>20.3481297492981</text:p>
          </table:table-cell>
          <table:table-cell office:value-type="float" office:value="20.3814857006073" calcext:value-type="float">
            <text:p>20.3814857006073</text:p>
          </table:table-cell>
          <table:table-cell office:value-type="float" office:value="20.4148416519165" calcext:value-type="float">
            <text:p>20.4148416519165</text:p>
          </table:table-cell>
          <table:table-cell office:value-type="float" office:value="20.4481976032257" calcext:value-type="float">
            <text:p>20.4481976032257</text:p>
          </table:table-cell>
          <table:table-cell office:value-type="float" office:value="20.4815535545349" calcext:value-type="float">
            <text:p>20.4815535545349</text:p>
          </table:table-cell>
          <table:table-cell office:value-type="float" office:value="20.5149095058441" calcext:value-type="float">
            <text:p>20.5149095058441</text:p>
          </table:table-cell>
          <table:table-cell office:value-type="float" office:value="20.5482654571533" calcext:value-type="float">
            <text:p>20.5482654571533</text:p>
          </table:table-cell>
          <table:table-cell office:value-type="float" office:value="20.5816214084625" calcext:value-type="float">
            <text:p>20.5816214084625</text:p>
          </table:table-cell>
          <table:table-cell office:value-type="float" office:value="20.6149773597717" calcext:value-type="float">
            <text:p>20.6149773597717</text:p>
          </table:table-cell>
          <table:table-cell office:value-type="float" office:value="20.6483333110809" calcext:value-type="float">
            <text:p>20.6483333110809</text:p>
          </table:table-cell>
          <table:table-cell office:value-type="float" office:value="20.6816890239716" calcext:value-type="float">
            <text:p>20.6816890239716</text:p>
          </table:table-cell>
          <table:table-cell office:value-type="float" office:value="20.7150449752808" calcext:value-type="float">
            <text:p>20.7150449752808</text:p>
          </table:table-cell>
          <table:table-cell office:value-type="float" office:value="20.7484006881714" calcext:value-type="float">
            <text:p>20.7484006881714</text:p>
          </table:table-cell>
          <table:table-cell office:value-type="float" office:value="20.8151123523712" calcext:value-type="float">
            <text:p>20.8151123523712</text:p>
          </table:table-cell>
          <table:table-cell office:value-type="float" office:value="20.881824016571" calcext:value-type="float">
            <text:p>20.881824016571</text:p>
          </table:table-cell>
          <table:table-cell office:value-type="float" office:value="20.9485356807709" calcext:value-type="float">
            <text:p>20.9485356807709</text:p>
          </table:table-cell>
          <table:table-cell office:value-type="float" office:value="20.9818913936615" calcext:value-type="float">
            <text:p>20.9818913936615</text:p>
          </table:table-cell>
          <table:table-cell office:value-type="float" office:value="21.0152471065521" calcext:value-type="float">
            <text:p>21.0152471065521</text:p>
          </table:table-cell>
          <table:table-cell office:value-type="float" office:value="21.0486028194427" calcext:value-type="float">
            <text:p>21.0486028194427</text:p>
          </table:table-cell>
          <table:table-cell office:value-type="float" office:value="21.0819585323334" calcext:value-type="float">
            <text:p>21.0819585323334</text:p>
          </table:table-cell>
          <table:table-cell office:value-type="float" office:value="21.1153144836426" calcext:value-type="float">
            <text:p>21.1153144836426</text:p>
          </table:table-cell>
          <table:table-cell office:value-type="float" office:value="21.1486723423004" calcext:value-type="float">
            <text:p>21.1486723423004</text:p>
          </table:table-cell>
          <table:table-cell office:value-type="float" office:value="21.1820306777954" calcext:value-type="float">
            <text:p>21.1820306777954</text:p>
          </table:table-cell>
          <table:table-cell office:value-type="float" office:value="21.2153885364532" calcext:value-type="float">
            <text:p>21.2153885364532</text:p>
          </table:table-cell>
          <table:table-cell office:value-type="float" office:value="21.2487466335297" calcext:value-type="float">
            <text:p>21.2487466335297</text:p>
          </table:table-cell>
          <table:table-cell office:value-type="float" office:value="21.2821044921875" calcext:value-type="float">
            <text:p>21.2821044921875</text:p>
          </table:table-cell>
          <table:table-cell office:value-type="float" office:value="21.3154625892639" calcext:value-type="float">
            <text:p>21.3154625892639</text:p>
          </table:table-cell>
          <table:table-cell office:value-type="float" office:value="21.3488209247589" calcext:value-type="float">
            <text:p>21.3488209247589</text:p>
          </table:table-cell>
          <table:table-cell office:value-type="float" office:value="21.3821787834167" calcext:value-type="float">
            <text:p>21.3821787834167</text:p>
          </table:table-cell>
          <table:table-cell office:value-type="float" office:value="21.4155368804932" calcext:value-type="float">
            <text:p>21.4155368804932</text:p>
          </table:table-cell>
          <table:table-cell office:value-type="float" office:value="21.4488949775696" calcext:value-type="float">
            <text:p>21.4488949775696</text:p>
          </table:table-cell>
          <table:table-cell office:value-type="float" office:value="21.482253074646" calcext:value-type="float">
            <text:p>21.482253074646</text:p>
          </table:table-cell>
          <table:table-cell office:value-type="float" office:value="21.5156111717224" calcext:value-type="float">
            <text:p>21.5156111717224</text:p>
          </table:table-cell>
          <table:table-cell office:value-type="float" office:value="21.5489692687988" calcext:value-type="float">
            <text:p>21.5489692687988</text:p>
          </table:table-cell>
          <table:table-cell office:value-type="float" office:value="21.6156854629517" calcext:value-type="float">
            <text:p>21.6156854629517</text:p>
          </table:table-cell>
          <table:table-cell office:value-type="float" office:value="21.6824016571045" calcext:value-type="float">
            <text:p>21.6824016571045</text:p>
          </table:table-cell>
          <table:table-cell office:value-type="float" office:value="21.7491180896759" calcext:value-type="float">
            <text:p>21.7491180896759</text:p>
          </table:table-cell>
          <table:table-cell office:value-type="float" office:value="21.8158342838287" calcext:value-type="float">
            <text:p>21.8158342838287</text:p>
          </table:table-cell>
          <table:table-cell office:value-type="float" office:value="21.8825504779816" calcext:value-type="float">
            <text:p>21.8825504779816</text:p>
          </table:table-cell>
          <table:table-cell office:value-type="float" office:value="21.949266910553" calcext:value-type="float">
            <text:p>21.949266910553</text:p>
          </table:table-cell>
          <table:table-cell office:value-type="float" office:value="21.9826250076294" calcext:value-type="float">
            <text:p>21.9826250076294</text:p>
          </table:table-cell>
          <table:table-cell office:value-type="float" office:value="22.0493414402008" calcext:value-type="float">
            <text:p>22.0493414402008</text:p>
          </table:table-cell>
          <table:table-cell office:value-type="float" office:value="22.1160576343536" calcext:value-type="float">
            <text:p>22.1160576343536</text:p>
          </table:table-cell>
          <table:table-cell office:value-type="float" office:value="22.1827707290649" calcext:value-type="float">
            <text:p>22.1827707290649</text:p>
          </table:table-cell>
          <table:table-cell office:value-type="float" office:value="22.2161273956299" calcext:value-type="float">
            <text:p>22.2161273956299</text:p>
          </table:table-cell>
          <table:table-cell office:value-type="float" office:value="22.2494843006134" calcext:value-type="float">
            <text:p>22.2494843006134</text:p>
          </table:table-cell>
          <table:table-cell office:value-type="float" office:value="22.2828407287598" calcext:value-type="float">
            <text:p>22.2828407287598</text:p>
          </table:table-cell>
          <table:table-cell office:value-type="float" office:value="22.3495538234711" calcext:value-type="float">
            <text:p>22.3495538234711</text:p>
          </table:table-cell>
          <table:table-cell office:value-type="float" office:value="22.382910490036" calcext:value-type="float">
            <text:p>22.382910490036</text:p>
          </table:table-cell>
          <table:table-cell office:value-type="float" office:value="22.4162669181824" calcext:value-type="float">
            <text:p>22.4162669181824</text:p>
          </table:table-cell>
          <table:table-cell office:value-type="float" office:value="22.4496235847473" calcext:value-type="float">
            <text:p>22.4496235847473</text:p>
          </table:table-cell>
          <table:table-cell office:value-type="float" office:value="22.4829800128937" calcext:value-type="float">
            <text:p>22.4829800128937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5342355740099" calcext:value-type="float">
            <text:p>0.155342355740099</text:p>
          </table:table-cell>
          <table:table-cell office:value-type="float" office:value="0.155387901278027" calcext:value-type="float">
            <text:p>0.155387901278027</text:p>
          </table:table-cell>
          <table:table-cell office:value-type="float" office:value="0.155218892890298" calcext:value-type="float">
            <text:p>0.155218892890298</text:p>
          </table:table-cell>
          <table:table-cell office:value-type="float" office:value="0.155167064241299" calcext:value-type="float">
            <text:p>0.155167064241299</text:p>
          </table:table-cell>
          <table:table-cell office:value-type="float" office:value="0.155499824488207" calcext:value-type="float">
            <text:p>0.155499824488207</text:p>
          </table:table-cell>
          <table:table-cell office:value-type="float" office:value="0.1552180334234" calcext:value-type="float">
            <text:p>0.1552180334234</text:p>
          </table:table-cell>
          <table:table-cell office:value-type="float" office:value="0.155382864065929" calcext:value-type="float">
            <text:p>0.155382864065929</text:p>
          </table:table-cell>
          <table:table-cell office:value-type="float" office:value="0.155438501610773" calcext:value-type="float">
            <text:p>0.155438501610773</text:p>
          </table:table-cell>
          <table:table-cell office:value-type="float" office:value="0.155477032388431" calcext:value-type="float">
            <text:p>0.155477032388431</text:p>
          </table:table-cell>
          <table:table-cell office:value-type="float" office:value="0.155502895031831" calcext:value-type="float">
            <text:p>0.155502895031831</text:p>
          </table:table-cell>
          <table:table-cell office:value-type="float" office:value="0.155300314378031" calcext:value-type="float">
            <text:p>0.155300314378031</text:p>
          </table:table-cell>
          <table:table-cell office:value-type="float" office:value="0.155282305738196" calcext:value-type="float">
            <text:p>0.155282305738196</text:p>
          </table:table-cell>
          <table:table-cell office:value-type="float" office:value="0.155205976661794" calcext:value-type="float">
            <text:p>0.155205976661794</text:p>
          </table:table-cell>
          <table:table-cell office:value-type="float" office:value="0.155351598016921" calcext:value-type="float">
            <text:p>0.155351598016921</text:p>
          </table:table-cell>
          <table:table-cell office:value-type="float" office:value="0.155309724953594" calcext:value-type="float">
            <text:p>0.155309724953594</text:p>
          </table:table-cell>
          <table:table-cell office:value-type="float" office:value="0.155329701828869" calcext:value-type="float">
            <text:p>0.155329701828869</text:p>
          </table:table-cell>
          <table:table-cell office:value-type="float" office:value="0.155242341473159" calcext:value-type="float">
            <text:p>0.155242341473159</text:p>
          </table:table-cell>
          <table:table-cell office:value-type="float" office:value="0.15541365013355" calcext:value-type="float">
            <text:p>0.15541365013355</text:p>
          </table:table-cell>
          <table:table-cell office:value-type="float" office:value="0.155328284805707" calcext:value-type="float">
            <text:p>0.155328284805707</text:p>
          </table:table-cell>
          <table:table-cell office:value-type="float" office:value="0.155429517991279" calcext:value-type="float">
            <text:p>0.155429517991279</text:p>
          </table:table-cell>
          <table:table-cell office:value-type="float" office:value="0.15532309221978" calcext:value-type="float">
            <text:p>0.15532309221978</text:p>
          </table:table-cell>
          <table:table-cell office:value-type="float" office:value="0.155076859814833" calcext:value-type="float">
            <text:p>0.155076859814833</text:p>
          </table:table-cell>
          <table:table-cell office:value-type="float" office:value="0.155365260398783" calcext:value-type="float">
            <text:p>0.155365260398783</text:p>
          </table:table-cell>
          <table:table-cell office:value-type="float" office:value="0.155264160999732" calcext:value-type="float">
            <text:p>0.155264160999732</text:p>
          </table:table-cell>
          <table:table-cell office:value-type="float" office:value="0.155319557747324" calcext:value-type="float">
            <text:p>0.155319557747324</text:p>
          </table:table-cell>
          <table:table-cell office:value-type="float" office:value="0.155398857308778" calcext:value-type="float">
            <text:p>0.155398857308778</text:p>
          </table:table-cell>
          <table:table-cell office:value-type="float" office:value="0.155099404098846" calcext:value-type="float">
            <text:p>0.155099404098846</text:p>
          </table:table-cell>
          <table:table-cell office:value-type="float" office:value="0.155257476552005" calcext:value-type="float">
            <text:p>0.155257476552005</text:p>
          </table:table-cell>
          <table:table-cell office:value-type="float" office:value="0.155297988484513" calcext:value-type="float">
            <text:p>0.155297988484513</text:p>
          </table:table-cell>
          <table:table-cell office:value-type="float" office:value="0.155188556173327" calcext:value-type="float">
            <text:p>0.155188556173327</text:p>
          </table:table-cell>
          <table:table-cell office:value-type="float" office:value="0.155238006676036" calcext:value-type="float">
            <text:p>0.155238006676036</text:p>
          </table:table-cell>
          <table:table-cell office:value-type="float" office:value="0.155200616609772" calcext:value-type="float">
            <text:p>0.155200616609772</text:p>
          </table:table-cell>
          <table:table-cell office:value-type="float" office:value="0.155342880675453" calcext:value-type="float">
            <text:p>0.155342880675453</text:p>
          </table:table-cell>
          <table:table-cell office:value-type="float" office:value="0.155332287975147" calcext:value-type="float">
            <text:p>0.155332287975147</text:p>
          </table:table-cell>
          <table:table-cell office:value-type="float" office:value="0.155430030642516" calcext:value-type="float">
            <text:p>0.155430030642516</text:p>
          </table:table-cell>
          <table:table-cell office:value-type="float" office:value="0.155333349930003" calcext:value-type="float">
            <text:p>0.155333349930003</text:p>
          </table:table-cell>
          <table:table-cell office:value-type="float" office:value="0.154794044936477" calcext:value-type="float">
            <text:p>0.154794044936477</text:p>
          </table:table-cell>
          <table:table-cell office:value-type="float" office:value="0.154265735595953" calcext:value-type="float">
            <text:p>0.154265735595953</text:p>
          </table:table-cell>
          <table:table-cell office:value-type="float" office:value="0.1546289248224" calcext:value-type="float">
            <text:p>0.1546289248224</text:p>
          </table:table-cell>
          <table:table-cell office:value-type="float" office:value="0.154806454748466" calcext:value-type="float">
            <text:p>0.154806454748466</text:p>
          </table:table-cell>
          <table:table-cell office:value-type="float" office:value="0.155112570568924" calcext:value-type="float">
            <text:p>0.155112570568924</text:p>
          </table:table-cell>
          <table:table-cell office:value-type="float" office:value="0.155572564485181" calcext:value-type="float">
            <text:p>0.155572564485181</text:p>
          </table:table-cell>
          <table:table-cell office:value-type="float" office:value="0.155317725825644" calcext:value-type="float">
            <text:p>0.155317725825644</text:p>
          </table:table-cell>
          <table:table-cell office:value-type="float" office:value="0.150455097774891" calcext:value-type="float">
            <text:p>0.150455097774891</text:p>
          </table:table-cell>
          <table:table-cell office:value-type="float" office:value="0.157176477666622" calcext:value-type="float">
            <text:p>0.157176477666622</text:p>
          </table:table-cell>
          <table:table-cell office:value-type="float" office:value="0.20218741620219" calcext:value-type="float">
            <text:p>0.20218741620219</text:p>
          </table:table-cell>
          <table:table-cell office:value-type="float" office:value="0.194724904513929" calcext:value-type="float">
            <text:p>0.194724904513929</text:p>
          </table:table-cell>
          <table:table-cell office:value-type="float" office:value="0.1949095335384" calcext:value-type="float">
            <text:p>0.1949095335384</text:p>
          </table:table-cell>
          <table:table-cell office:value-type="float" office:value="0.193039301139853" calcext:value-type="float">
            <text:p>0.193039301139853</text:p>
          </table:table-cell>
          <table:table-cell office:value-type="float" office:value="0.194982960542045" calcext:value-type="float">
            <text:p>0.194982960542045</text:p>
          </table:table-cell>
          <table:table-cell office:value-type="float" office:value="0.200276246194407" calcext:value-type="float">
            <text:p>0.200276246194407</text:p>
          </table:table-cell>
          <table:table-cell office:value-type="float" office:value="0.141433333152535" calcext:value-type="float">
            <text:p>0.141433333152535</text:p>
          </table:table-cell>
          <table:table-cell office:value-type="float" office:value="0.143085713199526" calcext:value-type="float">
            <text:p>0.143085713199526</text:p>
          </table:table-cell>
          <table:table-cell office:value-type="float" office:value="0.153775621852583" calcext:value-type="float">
            <text:p>0.153775621852583</text:p>
          </table:table-cell>
          <table:table-cell office:value-type="float" office:value="0.150166510900522" calcext:value-type="float">
            <text:p>0.150166510900522</text:p>
          </table:table-cell>
          <table:table-cell office:value-type="float" office:value="0.147464315519866" calcext:value-type="float">
            <text:p>0.147464315519866</text:p>
          </table:table-cell>
          <table:table-cell office:value-type="float" office:value="0.140620315161134" calcext:value-type="float">
            <text:p>0.140620315161134</text:p>
          </table:table-cell>
          <table:table-cell office:value-type="float" office:value="0.12785317464673" calcext:value-type="float">
            <text:p>0.12785317464673</text:p>
          </table:table-cell>
          <table:table-cell office:value-type="float" office:value="0.123576949502729" calcext:value-type="float">
            <text:p>0.123576949502729</text:p>
          </table:table-cell>
          <table:table-cell office:value-type="float" office:value="0.124401341322623" calcext:value-type="float">
            <text:p>0.124401341322623</text:p>
          </table:table-cell>
          <table:table-cell office:value-type="float" office:value="0.118514449987245" calcext:value-type="float">
            <text:p>0.118514449987245</text:p>
          </table:table-cell>
          <table:table-cell office:value-type="float" office:value="0.11754853309469" calcext:value-type="float">
            <text:p>0.11754853309469</text:p>
          </table:table-cell>
          <table:table-cell office:value-type="float" office:value="0.131540228449015" calcext:value-type="float">
            <text:p>0.131540228449015</text:p>
          </table:table-cell>
          <table:table-cell office:value-type="float" office:value="0.136147482684338" calcext:value-type="float">
            <text:p>0.136147482684338</text:p>
          </table:table-cell>
          <table:table-cell office:value-type="float" office:value="0.141025961936482" calcext:value-type="float">
            <text:p>0.141025961936482</text:p>
          </table:table-cell>
          <table:table-cell office:value-type="float" office:value="0.14227597218564" calcext:value-type="float">
            <text:p>0.14227597218564</text:p>
          </table:table-cell>
          <table:table-cell office:value-type="float" office:value="0.138374110623802" calcext:value-type="float">
            <text:p>0.138374110623802</text:p>
          </table:table-cell>
          <table:table-cell office:value-type="float" office:value="0.131232966896178" calcext:value-type="float">
            <text:p>0.131232966896178</text:p>
          </table:table-cell>
          <table:table-cell office:value-type="float" office:value="0.120836711002562" calcext:value-type="float">
            <text:p>0.120836711002562</text:p>
          </table:table-cell>
          <table:table-cell office:value-type="float" office:value="0.127618321521303" calcext:value-type="float">
            <text:p>0.127618321521303</text:p>
          </table:table-cell>
          <table:table-cell office:value-type="float" office:value="0.194154096057282" calcext:value-type="float">
            <text:p>0.194154096057282</text:p>
          </table:table-cell>
          <table:table-cell office:value-type="float" office:value="0.193553122733368" calcext:value-type="float">
            <text:p>0.193553122733368</text:p>
          </table:table-cell>
          <table:table-cell office:value-type="float" office:value="0.19520200017767" calcext:value-type="float">
            <text:p>0.19520200017767</text:p>
          </table:table-cell>
          <table:table-cell office:value-type="float" office:value="0.196289353063555" calcext:value-type="float">
            <text:p>0.196289353063555</text:p>
          </table:table-cell>
          <table:table-cell office:value-type="float" office:value="0.197302877525385" calcext:value-type="float">
            <text:p>0.197302877525385</text:p>
          </table:table-cell>
          <table:table-cell office:value-type="float" office:value="0.198518624077037" calcext:value-type="float">
            <text:p>0.198518624077037</text:p>
          </table:table-cell>
          <table:table-cell office:value-type="float" office:value="0.202725020045895" calcext:value-type="float">
            <text:p>0.202725020045895</text:p>
          </table:table-cell>
          <table:table-cell office:value-type="float" office:value="0.204039951046958" calcext:value-type="float">
            <text:p>0.204039951046958</text:p>
          </table:table-cell>
          <table:table-cell office:value-type="float" office:value="0.203619496818035" calcext:value-type="float">
            <text:p>0.203619496818035</text:p>
          </table:table-cell>
          <table:table-cell office:value-type="float" office:value="0.200285393604187" calcext:value-type="float">
            <text:p>0.200285393604187</text:p>
          </table:table-cell>
          <table:table-cell office:value-type="float" office:value="0.169405401680615" calcext:value-type="float">
            <text:p>0.169405401680615</text:p>
          </table:table-cell>
          <table:table-cell office:value-type="float" office:value="0.168491751137534" calcext:value-type="float">
            <text:p>0.168491751137534</text:p>
          </table:table-cell>
          <table:table-cell office:value-type="float" office:value="0.170184106937" calcext:value-type="float">
            <text:p>0.170184106937</text:p>
          </table:table-cell>
          <table:table-cell office:value-type="float" office:value="0.175746419556125" calcext:value-type="float">
            <text:p>0.175746419556125</text:p>
          </table:table-cell>
          <table:table-cell office:value-type="float" office:value="0.178595886777466" calcext:value-type="float">
            <text:p>0.178595886777466</text:p>
          </table:table-cell>
          <table:table-cell office:value-type="float" office:value="0.172841420445527" calcext:value-type="float">
            <text:p>0.172841420445527</text:p>
          </table:table-cell>
          <table:table-cell office:value-type="float" office:value="0.164388445315699" calcext:value-type="float">
            <text:p>0.164388445315699</text:p>
          </table:table-cell>
          <table:table-cell office:value-type="float" office:value="0.127886087127378" calcext:value-type="float">
            <text:p>0.127886087127378</text:p>
          </table:table-cell>
          <table:table-cell office:value-type="float" office:value="0.127417483322489" calcext:value-type="float">
            <text:p>0.127417483322489</text:p>
          </table:table-cell>
          <table:table-cell office:value-type="float" office:value="0.128294240488061" calcext:value-type="float">
            <text:p>0.128294240488061</text:p>
          </table:table-cell>
          <table:table-cell office:value-type="float" office:value="0.127613407151355" calcext:value-type="float">
            <text:p>0.127613407151355</text:p>
          </table:table-cell>
          <table:table-cell office:value-type="float" office:value="0.123825129382423" calcext:value-type="float">
            <text:p>0.123825129382423</text:p>
          </table:table-cell>
          <table:table-cell office:value-type="float" office:value="0.127842395142149" calcext:value-type="float">
            <text:p>0.127842395142149</text:p>
          </table:table-cell>
          <table:table-cell office:value-type="float" office:value="0.135482288601792" calcext:value-type="float">
            <text:p>0.135482288601792</text:p>
          </table:table-cell>
          <table:table-cell office:value-type="float" office:value="0.137770164846927" calcext:value-type="float">
            <text:p>0.137770164846927</text:p>
          </table:table-cell>
          <table:table-cell office:value-type="float" office:value="0.141129527538026" calcext:value-type="float">
            <text:p>0.141129527538026</text:p>
          </table:table-cell>
          <table:table-cell office:value-type="float" office:value="0.141786551287599" calcext:value-type="float">
            <text:p>0.141786551287599</text:p>
          </table:table-cell>
          <table:table-cell office:value-type="float" office:value="0.140125600729432" calcext:value-type="float">
            <text:p>0.140125600729432</text:p>
          </table:table-cell>
          <table:table-cell office:value-type="float" office:value="0.130684934954239" calcext:value-type="float">
            <text:p>0.130684934954239</text:p>
          </table:table-cell>
          <table:table-cell office:value-type="float" office:value="0.119716234756241" calcext:value-type="float">
            <text:p>0.119716234756241</text:p>
          </table:table-cell>
          <table:table-cell office:value-type="float" office:value="0.191226270558954" calcext:value-type="float">
            <text:p>0.191226270558954</text:p>
          </table:table-cell>
          <table:table-cell office:value-type="float" office:value="0.191800671581084" calcext:value-type="float">
            <text:p>0.191800671581084</text:p>
          </table:table-cell>
          <table:table-cell office:value-type="float" office:value="0.192713664154807" calcext:value-type="float">
            <text:p>0.192713664154807</text:p>
          </table:table-cell>
          <table:table-cell office:value-type="float" office:value="0.190776198277333" calcext:value-type="float">
            <text:p>0.190776198277333</text:p>
          </table:table-cell>
          <table:table-cell office:value-type="float" office:value="0.189806970467698" calcext:value-type="float">
            <text:p>0.189806970467698</text:p>
          </table:table-cell>
          <table:table-cell office:value-type="float" office:value="0.190218947639573" calcext:value-type="float">
            <text:p>0.190218947639573</text:p>
          </table:table-cell>
          <table:table-cell office:value-type="float" office:value="0.189809673243262" calcext:value-type="float">
            <text:p>0.189809673243262</text:p>
          </table:table-cell>
          <table:table-cell office:value-type="float" office:value="0.192832559720231" calcext:value-type="float">
            <text:p>0.192832559720231</text:p>
          </table:table-cell>
          <table:table-cell office:value-type="float" office:value="0.196244970425744" calcext:value-type="float">
            <text:p>0.196244970425744</text:p>
          </table:table-cell>
          <table:table-cell office:value-type="float" office:value="0.196221613620445" calcext:value-type="float">
            <text:p>0.196221613620445</text:p>
          </table:table-cell>
          <table:table-cell office:value-type="float" office:value="0.198125351723488" calcext:value-type="float">
            <text:p>0.198125351723488</text:p>
          </table:table-cell>
          <table:table-cell office:value-type="float" office:value="0.175998796444826" calcext:value-type="float">
            <text:p>0.175998796444826</text:p>
          </table:table-cell>
          <table:table-cell office:value-type="float" office:value="0.182570345149942" calcext:value-type="float">
            <text:p>0.182570345149942</text:p>
          </table:table-cell>
          <table:table-cell office:value-type="float" office:value="0.18850951126271" calcext:value-type="float">
            <text:p>0.18850951126271</text:p>
          </table:table-cell>
          <table:table-cell office:value-type="float" office:value="0.131057267679407" calcext:value-type="float">
            <text:p>0.131057267679407</text:p>
          </table:table-cell>
          <table:table-cell office:value-type="float" office:value="0.130569214621663" calcext:value-type="float">
            <text:p>0.130569214621663</text:p>
          </table:table-cell>
          <table:table-cell office:value-type="float" office:value="0.132020490659837" calcext:value-type="float">
            <text:p>0.132020490659837</text:p>
          </table:table-cell>
          <table:table-cell office:value-type="float" office:value="0.132429165219654" calcext:value-type="float">
            <text:p>0.132429165219654</text:p>
          </table:table-cell>
          <table:table-cell office:value-type="float" office:value="0.128268704924914" calcext:value-type="float">
            <text:p>0.128268704924914</text:p>
          </table:table-cell>
          <table:table-cell office:value-type="float" office:value="0.12800731787319" calcext:value-type="float">
            <text:p>0.12800731787319</text:p>
          </table:table-cell>
          <table:table-cell office:value-type="float" office:value="0.125853768321039" calcext:value-type="float">
            <text:p>0.125853768321039</text:p>
          </table:table-cell>
          <table:table-cell office:value-type="float" office:value="0.115649494923845" calcext:value-type="float">
            <text:p>0.115649494923845</text:p>
          </table:table-cell>
          <table:table-cell office:value-type="float" office:value="0.115883323798659" calcext:value-type="float">
            <text:p>0.115883323798659</text:p>
          </table:table-cell>
          <table:table-cell office:value-type="float" office:value="0.118295163821233" calcext:value-type="float">
            <text:p>0.118295163821233</text:p>
          </table:table-cell>
          <table:table-cell office:value-type="float" office:value="0.121476011875531" calcext:value-type="float">
            <text:p>0.121476011875531</text:p>
          </table:table-cell>
          <table:table-cell office:value-type="float" office:value="0.132193743578522" calcext:value-type="float">
            <text:p>0.132193743578522</text:p>
          </table:table-cell>
          <table:table-cell office:value-type="float" office:value="0.137811856122561" calcext:value-type="float">
            <text:p>0.137811856122561</text:p>
          </table:table-cell>
          <table:table-cell office:value-type="float" office:value="0.139495675234806" calcext:value-type="float">
            <text:p>0.139495675234806</text:p>
          </table:table-cell>
          <table:table-cell office:value-type="float" office:value="0.139624572786822" calcext:value-type="float">
            <text:p>0.139624572786822</text:p>
          </table:table-cell>
          <table:table-cell office:value-type="float" office:value="0.135776340242815" calcext:value-type="float">
            <text:p>0.135776340242815</text:p>
          </table:table-cell>
          <table:table-cell office:value-type="float" office:value="0.132165880025717" calcext:value-type="float">
            <text:p>0.132165880025717</text:p>
          </table:table-cell>
          <table:table-cell office:value-type="float" office:value="0.122713610029049" calcext:value-type="float">
            <text:p>0.122713610029049</text:p>
          </table:table-cell>
          <table:table-cell office:value-type="float" office:value="0.117406710158297" calcext:value-type="float">
            <text:p>0.117406710158297</text:p>
          </table:table-cell>
          <table:table-cell office:value-type="float" office:value="0.13410327433483" calcext:value-type="float">
            <text:p>0.13410327433483</text:p>
          </table:table-cell>
          <table:table-cell office:value-type="float" office:value="0.181979971437607" calcext:value-type="float">
            <text:p>0.181979971437607</text:p>
          </table:table-cell>
          <table:table-cell office:value-type="float" office:value="0.192547892357892" calcext:value-type="float">
            <text:p>0.192547892357892</text:p>
          </table:table-cell>
          <table:table-cell office:value-type="float" office:value="0.194941917879328" calcext:value-type="float">
            <text:p>0.194941917879328</text:p>
          </table:table-cell>
          <table:table-cell office:value-type="float" office:value="0.196298796070783" calcext:value-type="float">
            <text:p>0.196298796070783</text:p>
          </table:table-cell>
          <table:table-cell office:value-type="float" office:value="0.196481365851367" calcext:value-type="float">
            <text:p>0.196481365851367</text:p>
          </table:table-cell>
          <table:table-cell office:value-type="float" office:value="0.197296663456416" calcext:value-type="float">
            <text:p>0.197296663456416</text:p>
          </table:table-cell>
          <table:table-cell office:value-type="float" office:value="0.200092462772072" calcext:value-type="float">
            <text:p>0.200092462772072</text:p>
          </table:table-cell>
          <table:table-cell office:value-type="float" office:value="0.203826383212702" calcext:value-type="float">
            <text:p>0.203826383212702</text:p>
          </table:table-cell>
          <table:table-cell office:value-type="float" office:value="0.204435916548215" calcext:value-type="float">
            <text:p>0.204435916548215</text:p>
          </table:table-cell>
          <table:table-cell office:value-type="float" office:value="0.206913780429397" calcext:value-type="float">
            <text:p>0.206913780429397</text:p>
          </table:table-cell>
          <table:table-cell office:value-type="float" office:value="0.153163771504516" calcext:value-type="float">
            <text:p>0.153163771504516</text:p>
          </table:table-cell>
          <table:table-cell office:value-type="float" office:value="0.157783871668415" calcext:value-type="float">
            <text:p>0.157783871668415</text:p>
          </table:table-cell>
          <table:table-cell office:value-type="float" office:value="0.171680488773841" calcext:value-type="float">
            <text:p>0.171680488773841</text:p>
          </table:table-cell>
          <table:table-cell office:value-type="float" office:value="0.167250261539163" calcext:value-type="float">
            <text:p>0.167250261539163</text:p>
          </table:table-cell>
          <table:table-cell office:value-type="float" office:value="0.161957476366629" calcext:value-type="float">
            <text:p>0.161957476366629</text:p>
          </table:table-cell>
          <table:table-cell office:value-type="float" office:value="0.170405026642146" calcext:value-type="float">
            <text:p>0.170405026642146</text:p>
          </table:table-cell>
          <table:table-cell office:value-type="float" office:value="0.129181175770567" calcext:value-type="float">
            <text:p>0.129181175770567</text:p>
          </table:table-cell>
          <table:table-cell office:value-type="float" office:value="0.125158920073252" calcext:value-type="float">
            <text:p>0.125158920073252</text:p>
          </table:table-cell>
          <table:table-cell office:value-type="float" office:value="0.127755315556231" calcext:value-type="float">
            <text:p>0.127755315556231</text:p>
          </table:table-cell>
          <table:table-cell office:value-type="float" office:value="0.125171481168331" calcext:value-type="float">
            <text:p>0.125171481168331</text:p>
          </table:table-cell>
          <table:table-cell office:value-type="float" office:value="0.125278335569836" calcext:value-type="float">
            <text:p>0.125278335569836</text:p>
          </table:table-cell>
          <table:table-cell office:value-type="float" office:value="0.124908412373673" calcext:value-type="float">
            <text:p>0.124908412373673</text:p>
          </table:table-cell>
          <table:table-cell office:value-type="float" office:value="0.124257873085094" calcext:value-type="float">
            <text:p>0.124257873085094</text:p>
          </table:table-cell>
          <table:table-cell office:value-type="float" office:value="0.117933664997791" calcext:value-type="float">
            <text:p>0.117933664997791</text:p>
          </table:table-cell>
          <table:table-cell office:value-type="float" office:value="0.117049814337686" calcext:value-type="float">
            <text:p>0.117049814337686</text:p>
          </table:table-cell>
          <table:table-cell office:value-type="float" office:value="0.12024148068044" calcext:value-type="float">
            <text:p>0.12024148068044</text:p>
          </table:table-cell>
          <table:table-cell office:value-type="float" office:value="0.122040071944791" calcext:value-type="float">
            <text:p>0.122040071944791</text:p>
          </table:table-cell>
          <table:table-cell office:value-type="float" office:value="0.133146083259725" calcext:value-type="float">
            <text:p>0.133146083259725</text:p>
          </table:table-cell>
          <table:table-cell office:value-type="float" office:value="0.141136433984743" calcext:value-type="float">
            <text:p>0.141136433984743</text:p>
          </table:table-cell>
          <table:table-cell office:value-type="float" office:value="0.142417665966586" calcext:value-type="float">
            <text:p>0.142417665966586</text:p>
          </table:table-cell>
          <table:table-cell office:value-type="float" office:value="0.139806899962714" calcext:value-type="float">
            <text:p>0.139806899962714</text:p>
          </table:table-cell>
          <table:table-cell office:value-type="float" office:value="0.135636762550494" calcext:value-type="float">
            <text:p>0.135636762550494</text:p>
          </table:table-cell>
          <table:table-cell office:value-type="float" office:value="0.128764908155305" calcext:value-type="float">
            <text:p>0.128764908155305</text:p>
          </table:table-cell>
          <table:table-cell office:value-type="float" office:value="0.185476381301716" calcext:value-type="float">
            <text:p>0.185476381301716</text:p>
          </table:table-cell>
          <table:table-cell office:value-type="float" office:value="0.195097901500446" calcext:value-type="float">
            <text:p>0.195097901500446</text:p>
          </table:table-cell>
          <table:table-cell office:value-type="float" office:value="0.202773484771915" calcext:value-type="float">
            <text:p>0.202773484771915</text:p>
          </table:table-cell>
          <table:table-cell office:value-type="float" office:value="0.200071795493204" calcext:value-type="float">
            <text:p>0.200071795493204</text:p>
          </table:table-cell>
          <table:table-cell office:value-type="float" office:value="0.199924621118796" calcext:value-type="float">
            <text:p>0.199924621118796</text:p>
          </table:table-cell>
          <table:table-cell office:value-type="float" office:value="0.201750484425931" calcext:value-type="float">
            <text:p>0.201750484425931</text:p>
          </table:table-cell>
          <table:table-cell office:value-type="float" office:value="0.127253086146885" calcext:value-type="float">
            <text:p>0.127253086146885</text:p>
          </table:table-cell>
          <table:table-cell office:value-type="float" office:value="0.123953899700979" calcext:value-type="float">
            <text:p>0.123953899700979</text:p>
          </table:table-cell>
          <table:table-cell office:value-type="float" office:value="0.115355649831834" calcext:value-type="float">
            <text:p>0.115355649831834</text:p>
          </table:table-cell>
          <table:table-cell office:value-type="float" office:value="0.115294553661118" calcext:value-type="float">
            <text:p>0.115294553661118</text:p>
          </table:table-cell>
          <table:table-cell office:value-type="float" office:value="0.119883750247137" calcext:value-type="float">
            <text:p>0.119883750247137</text:p>
          </table:table-cell>
          <table:table-cell office:value-type="float" office:value="0.119425724876086" calcext:value-type="float">
            <text:p>0.119425724876086</text:p>
          </table:table-cell>
          <table:table-cell office:value-type="float" office:value="0.122110445383897" calcext:value-type="float">
            <text:p>0.122110445383897</text:p>
          </table:table-cell>
          <table:table-cell office:value-type="float" office:value="0.142709697648368" calcext:value-type="float">
            <text:p>0.142709697648368</text:p>
          </table:table-cell>
          <table:table-cell office:value-type="float" office:value="0.146629742179724" calcext:value-type="float">
            <text:p>0.146629742179724</text:p>
          </table:table-cell>
          <table:table-cell office:value-type="float" office:value="0.147802641221068" calcext:value-type="float">
            <text:p>0.147802641221068</text:p>
          </table:table-cell>
          <table:table-cell office:value-type="float" office:value="0.142715488542014" calcext:value-type="float">
            <text:p>0.142715488542014</text:p>
          </table:table-cell>
          <table:table-cell office:value-type="float" office:value="0.129859527294969" calcext:value-type="float">
            <text:p>0.129859527294969</text:p>
          </table:table-cell>
          <table:table-cell office:value-type="float" office:value="0.122393420932193" calcext:value-type="float">
            <text:p>0.122393420932193</text:p>
          </table:table-cell>
          <table:table-cell office:value-type="float" office:value="0.115840282540572" calcext:value-type="float">
            <text:p>0.115840282540572</text:p>
          </table:table-cell>
          <table:table-cell office:value-type="float" office:value="0.11465091649438" calcext:value-type="float">
            <text:p>0.11465091649438</text:p>
          </table:table-cell>
          <table:table-cell office:value-type="float" office:value="0.147669417554196" calcext:value-type="float">
            <text:p>0.147669417554196</text:p>
          </table:table-cell>
          <table:table-cell office:value-type="float" office:value="0.147683516432014" calcext:value-type="float">
            <text:p>0.147683516432014</text:p>
          </table:table-cell>
          <table:table-cell office:value-type="float" office:value="0.150580020019166" calcext:value-type="float">
            <text:p>0.150580020019166</text:p>
          </table:table-cell>
          <table:table-cell office:value-type="float" office:value="0.146039256565518" calcext:value-type="float">
            <text:p>0.146039256565518</text:p>
          </table:table-cell>
          <table:table-cell office:value-type="float" office:value="0.141668506750429" calcext:value-type="float">
            <text:p>0.141668506750429</text:p>
          </table:table-cell>
          <table:table-cell office:value-type="float" office:value="0.140215805556927" calcext:value-type="float">
            <text:p>0.140215805556927</text:p>
          </table:table-cell>
          <table:table-cell office:value-type="float" office:value="0.129484011683069" calcext:value-type="float">
            <text:p>0.129484011683069</text:p>
          </table:table-cell>
          <table:table-cell office:value-type="float" office:value="0.12205132067" calcext:value-type="float">
            <text:p>0.12205132067</text:p>
          </table:table-cell>
          <table:table-cell office:value-type="float" office:value="0.125777121564009" calcext:value-type="float">
            <text:p>0.125777121564009</text:p>
          </table:table-cell>
          <table:table-cell office:value-type="float" office:value="0.133466777716477" calcext:value-type="float">
            <text:p>0.133466777716477</text:p>
          </table:table-cell>
          <table:table-cell office:value-type="float" office:value="0.138548359929618" calcext:value-type="float">
            <text:p>0.138548359929618</text:p>
          </table:table-cell>
          <table:table-cell office:value-type="float" office:value="0.138901205097411" calcext:value-type="float">
            <text:p>0.138901205097411</text:p>
          </table:table-cell>
          <table:table-cell office:value-type="float" office:value="0.136513221785832" calcext:value-type="float">
            <text:p>0.136513221785832</text:p>
          </table:table-cell>
          <table:table-cell office:value-type="float" office:value="0.137414738578442" calcext:value-type="float">
            <text:p>0.137414738578442</text:p>
          </table:table-cell>
          <table:table-cell office:value-type="float" office:value="0.136436850428528" calcext:value-type="float">
            <text:p>0.136436850428528</text:p>
          </table:table-cell>
          <table:table-cell office:value-type="float" office:value="0.134993458191902" calcext:value-type="float">
            <text:p>0.134993458191902</text:p>
          </table:table-cell>
          <table:table-cell office:value-type="float" office:value="0.134059754822386" calcext:value-type="float">
            <text:p>0.134059754822386</text:p>
          </table:table-cell>
          <table:table-cell office:value-type="float" office:value="0.133413752208418" calcext:value-type="float">
            <text:p>0.133413752208418</text:p>
          </table:table-cell>
          <table:table-cell office:value-type="float" office:value="0.132855342465915" calcext:value-type="float">
            <text:p>0.132855342465915</text:p>
          </table:table-cell>
          <table:table-cell office:value-type="float" office:value="0.131599829117883" calcext:value-type="float">
            <text:p>0.131599829117883</text:p>
          </table:table-cell>
          <table:table-cell office:value-type="float" office:value="0.131340959823254" calcext:value-type="float">
            <text:p>0.131340959823254</text:p>
          </table:table-cell>
          <table:table-cell office:value-type="float" office:value="0.131908658426916" calcext:value-type="float">
            <text:p>0.131908658426916</text:p>
          </table:table-cell>
          <table:table-cell office:value-type="float" office:value="0.131727524991057" calcext:value-type="float">
            <text:p>0.131727524991057</text:p>
          </table:table-cell>
          <table:table-cell office:value-type="float" office:value="0.131839711108" calcext:value-type="float">
            <text:p>0.131839711108</text:p>
          </table:table-cell>
          <table:table-cell office:value-type="float" office:value="0.132050149442465" calcext:value-type="float">
            <text:p>0.132050149442465</text:p>
          </table:table-cell>
          <table:table-cell office:value-type="float" office:value="0.131744389707201" calcext:value-type="float">
            <text:p>0.131744389707201</text:p>
          </table:table-cell>
          <table:table-cell office:value-type="float" office:value="0.131402833638918" calcext:value-type="float">
            <text:p>0.131402833638918</text:p>
          </table:table-cell>
          <table:table-cell office:value-type="float" office:value="0.13147850039268" calcext:value-type="float">
            <text:p>0.13147850039268</text:p>
          </table:table-cell>
          <table:table-cell office:value-type="float" office:value="0.131545121077466" calcext:value-type="float">
            <text:p>0.131545121077466</text:p>
          </table:table-cell>
          <table:table-cell office:value-type="float" office:value="0.131463922997828" calcext:value-type="float">
            <text:p>0.131463922997828</text:p>
          </table:table-cell>
          <table:table-cell office:value-type="float" office:value="0.131527649626311" calcext:value-type="float">
            <text:p>0.131527649626311</text:p>
          </table:table-cell>
          <table:table-cell office:value-type="float" office:value="0.131439668125478" calcext:value-type="float">
            <text:p>0.131439668125478</text:p>
          </table:table-cell>
          <table:table-cell office:value-type="float" office:value="0.131378991709796" calcext:value-type="float">
            <text:p>0.131378991709796</text:p>
          </table:table-cell>
          <table:table-cell office:value-type="float" office:value="0.13152088260802" calcext:value-type="float">
            <text:p>0.13152088260802</text:p>
          </table:table-cell>
          <table:table-cell office:value-type="float" office:value="0.131269611309219" calcext:value-type="float">
            <text:p>0.131269611309219</text:p>
          </table:table-cell>
          <table:table-cell office:value-type="float" office:value="0.131568671433197" calcext:value-type="float">
            <text:p>0.131568671433197</text:p>
          </table:table-cell>
          <table:table-cell office:value-type="float" office:value="0.131159314433569" calcext:value-type="float">
            <text:p>0.131159314433569</text:p>
          </table:table-cell>
          <table:table-cell office:value-type="float" office:value="0.131321236532915" calcext:value-type="float">
            <text:p>0.131321236532915</text:p>
          </table:table-cell>
          <table:table-cell office:value-type="float" office:value="0.131094329440307" calcext:value-type="float">
            <text:p>0.131094329440307</text:p>
          </table:table-cell>
          <table:table-cell office:value-type="float" office:value="0.131339886977409" calcext:value-type="float">
            <text:p>0.131339886977409</text:p>
          </table:table-cell>
          <table:table-cell office:value-type="float" office:value="0.131552355847028" calcext:value-type="float">
            <text:p>0.131552355847028</text:p>
          </table:table-cell>
          <table:table-cell office:value-type="float" office:value="0.131371382523806" calcext:value-type="float">
            <text:p>0.131371382523806</text:p>
          </table:table-cell>
          <table:table-cell office:value-type="float" office:value="0.131361901150413" calcext:value-type="float">
            <text:p>0.131361901150413</text:p>
          </table:table-cell>
          <table:table-cell office:value-type="float" office:value="0.131124199370297" calcext:value-type="float">
            <text:p>0.131124199370297</text:p>
          </table:table-cell>
          <table:table-cell office:value-type="float" office:value="0.131210702250706" calcext:value-type="float">
            <text:p>0.131210702250706</text:p>
          </table:table-cell>
          <table:table-cell office:value-type="float" office:value="0.131177618574327" calcext:value-type="float">
            <text:p>0.131177618574327</text:p>
          </table:table-cell>
          <table:table-cell office:value-type="float" office:value="0.131356090741128" calcext:value-type="float">
            <text:p>0.131356090741128</text:p>
          </table:table-cell>
          <table:table-cell office:value-type="float" office:value="0.131492883179447" calcext:value-type="float">
            <text:p>0.131492883179447</text:p>
          </table:table-cell>
          <table:table-cell office:value-type="float" office:value="0.131229112586406" calcext:value-type="float">
            <text:p>0.131229112586406</text:p>
          </table:table-cell>
          <table:table-cell office:value-type="float" office:value="0.13143920608639" calcext:value-type="float">
            <text:p>0.13143920608639</text:p>
          </table:table-cell>
          <table:table-cell office:value-type="float" office:value="0.131452391249526" calcext:value-type="float">
            <text:p>0.131452391249526</text:p>
          </table:table-cell>
          <table:table-cell office:value-type="float" office:value="0.131600567753086" calcext:value-type="float">
            <text:p>0.131600567753086</text:p>
          </table:table-cell>
          <table:table-cell office:value-type="float" office:value="0.131516200960492" calcext:value-type="float">
            <text:p>0.131516200960492</text:p>
          </table:table-cell>
          <table:table-cell office:value-type="float" office:value="0.131817932448406" calcext:value-type="float">
            <text:p>0.131817932448406</text:p>
          </table:table-cell>
          <table:table-cell office:value-type="float" office:value="0.131608533570098" calcext:value-type="float">
            <text:p>0.131608533570098</text:p>
          </table:table-cell>
          <table:table-cell office:value-type="float" office:value="0.131829470386337" calcext:value-type="float">
            <text:p>0.131829470386337</text:p>
          </table:table-cell>
          <table:table-cell office:value-type="float" office:value="0.131796576364113" calcext:value-type="float">
            <text:p>0.131796576364113</text:p>
          </table:table-cell>
          <table:table-cell office:value-type="float" office:value="0.131733163143927" calcext:value-type="float">
            <text:p>0.131733163143927</text:p>
          </table:table-cell>
          <table:table-cell office:value-type="float" office:value="0.131626628378464" calcext:value-type="float">
            <text:p>0.131626628378464</text:p>
          </table:table-cell>
          <table:table-cell office:value-type="float" office:value="0.131652210519603" calcext:value-type="float">
            <text:p>0.131652210519603</text:p>
          </table:table-cell>
          <table:table-cell office:value-type="float" office:value="0.131773221558306" calcext:value-type="float">
            <text:p>0.131773221558306</text:p>
          </table:table-cell>
          <table:table-cell office:value-type="float" office:value="0.131760390912609" calcext:value-type="float">
            <text:p>0.131760390912609</text:p>
          </table:table-cell>
          <table:table-cell office:value-type="float" office:value="0.131766744696082" calcext:value-type="float">
            <text:p>0.131766744696082</text:p>
          </table:table-cell>
          <table:table-cell office:value-type="float" office:value="0.131830263529215" calcext:value-type="float">
            <text:p>0.131830263529215</text:p>
          </table:table-cell>
          <table:table-cell office:value-type="float" office:value="0.131790438015903" calcext:value-type="float">
            <text:p>0.131790438015903</text:p>
          </table:table-cell>
          <table:table-cell office:value-type="float" office:value="0.131794131871722" calcext:value-type="float">
            <text:p>0.131794131871722</text:p>
          </table:table-cell>
          <table:table-cell office:value-type="float" office:value="0.131816876676506" calcext:value-type="float">
            <text:p>0.131816876676506</text:p>
          </table:table-cell>
          <table:table-cell office:value-type="float" office:value="0.13184958397723" calcext:value-type="float">
            <text:p>0.13184958397723</text:p>
          </table:table-cell>
          <table:table-cell office:value-type="float" office:value="0.131734934920071" calcext:value-type="float">
            <text:p>0.131734934920071</text:p>
          </table:table-cell>
          <table:table-cell office:value-type="float" office:value="0.132002272121466" calcext:value-type="float">
            <text:p>0.132002272121466</text:p>
          </table:table-cell>
          <table:table-cell office:value-type="float" office:value="0.131900340900364" calcext:value-type="float">
            <text:p>0.131900340900364</text:p>
          </table:table-cell>
          <table:table-cell office:value-type="float" office:value="0.131903394705783" calcext:value-type="float">
            <text:p>0.131903394705783</text:p>
          </table:table-cell>
          <table:table-cell office:value-type="float" office:value="0.131991170054877" calcext:value-type="float">
            <text:p>0.131991170054877</text:p>
          </table:table-cell>
          <table:table-cell office:value-type="float" office:value="0.131879780854581" calcext:value-type="float">
            <text:p>0.131879780854581</text:p>
          </table:table-cell>
          <table:table-cell office:value-type="float" office:value="0.132113472053886" calcext:value-type="float">
            <text:p>0.132113472053886</text:p>
          </table:table-cell>
          <table:table-cell office:value-type="float" office:value="0.131861555660549" calcext:value-type="float">
            <text:p>0.131861555660549</text:p>
          </table:table-cell>
          <table:table-cell office:value-type="float" office:value="0.131788333384898" calcext:value-type="float">
            <text:p>0.131788333384898</text:p>
          </table:table-cell>
          <table:table-cell office:value-type="float" office:value="0.131826875190096" calcext:value-type="float">
            <text:p>0.131826875190096</text:p>
          </table:table-cell>
          <table:table-cell office:value-type="float" office:value="0.131998505894249" calcext:value-type="float">
            <text:p>0.131998505894249</text:p>
          </table:table-cell>
          <table:table-cell office:value-type="float" office:value="0.131999184593587" calcext:value-type="float">
            <text:p>0.131999184593587</text:p>
          </table:table-cell>
          <table:table-cell office:value-type="float" office:value="0.132109709310525" calcext:value-type="float">
            <text:p>0.132109709310525</text:p>
          </table:table-cell>
          <table:table-cell office:value-type="float" office:value="0.131955587520864" calcext:value-type="float">
            <text:p>0.131955587520864</text:p>
          </table:table-cell>
          <table:table-cell office:value-type="float" office:value="0.131901536384347" calcext:value-type="float">
            <text:p>0.131901536384347</text:p>
          </table:table-cell>
          <table:table-cell office:value-type="float" office:value="0.131910404301643" calcext:value-type="float">
            <text:p>0.131910404301643</text:p>
          </table:table-cell>
          <table:table-cell office:value-type="float" office:value="0.132020738845801" calcext:value-type="float">
            <text:p>0.132020738845801</text:p>
          </table:table-cell>
          <table:table-cell office:value-type="float" office:value="0.131838795523923" calcext:value-type="float">
            <text:p>0.131838795523923</text:p>
          </table:table-cell>
          <table:table-cell office:value-type="float" office:value="0.131946979527528" calcext:value-type="float">
            <text:p>0.131946979527528</text:p>
          </table:table-cell>
          <table:table-cell office:value-type="float" office:value="0.1319945574767" calcext:value-type="float">
            <text:p>0.1319945574767</text:p>
          </table:table-cell>
          <table:table-cell office:value-type="float" office:value="0.131946977841489" calcext:value-type="float">
            <text:p>0.131946977841489</text:p>
          </table:table-cell>
          <table:table-cell office:value-type="float" office:value="0.132055506656387" calcext:value-type="float">
            <text:p>0.132055506656387</text:p>
          </table:table-cell>
          <table:table-cell office:value-type="float" office:value="0.131787541154099" calcext:value-type="float">
            <text:p>0.131787541154099</text:p>
          </table:table-cell>
          <table:table-cell office:value-type="float" office:value="0.131952735900765" calcext:value-type="float">
            <text:p>0.131952735900765</text:p>
          </table:table-cell>
          <table:table-cell office:value-type="float" office:value="0.132017246464346" calcext:value-type="float">
            <text:p>0.132017246464346</text:p>
          </table:table-cell>
          <table:table-cell office:value-type="float" office:value="0.131936840857175" calcext:value-type="float">
            <text:p>0.131936840857175</text:p>
          </table:table-cell>
          <table:table-cell office:value-type="float" office:value="0.131885839602827" calcext:value-type="float">
            <text:p>0.131885839602827</text:p>
          </table:table-cell>
          <table:table-cell office:value-type="float" office:value="0.13193225330175" calcext:value-type="float">
            <text:p>0.13193225330175</text:p>
          </table:table-cell>
          <table:table-cell office:value-type="float" office:value="0.13220455757099" calcext:value-type="float">
            <text:p>0.13220455757099</text:p>
          </table:table-cell>
          <table:table-cell office:value-type="float" office:value="0.13186546386581" calcext:value-type="float">
            <text:p>0.13186546386581</text:p>
          </table:table-cell>
          <table:table-cell office:value-type="float" office:value="0.131907387604458" calcext:value-type="float">
            <text:p>0.131907387604458</text:p>
          </table:table-cell>
          <table:table-cell office:value-type="float" office:value="0.131978989571461" calcext:value-type="float">
            <text:p>0.131978989571461</text:p>
          </table:table-cell>
          <table:table-cell office:value-type="float" office:value="0.131985734102387" calcext:value-type="float">
            <text:p>0.131985734102387</text:p>
          </table:table-cell>
          <table:table-cell office:value-type="float" office:value="0.131956961490621" calcext:value-type="float">
            <text:p>0.131956961490621</text:p>
          </table:table-cell>
          <table:table-cell office:value-type="float" office:value="0.131891968194669" calcext:value-type="float">
            <text:p>0.131891968194669</text:p>
          </table:table-cell>
          <table:table-cell office:value-type="float" office:value="0.131898182708642" calcext:value-type="float">
            <text:p>0.131898182708642</text:p>
          </table:table-cell>
          <table:table-cell office:value-type="float" office:value="0.131946425369602" calcext:value-type="float">
            <text:p>0.131946425369602</text:p>
          </table:table-cell>
          <table:table-cell office:value-type="float" office:value="0.131921339410386" calcext:value-type="float">
            <text:p>0.131921339410386</text:p>
          </table:table-cell>
          <table:table-cell office:value-type="float" office:value="0.131853796793113" calcext:value-type="float">
            <text:p>0.131853796793113</text:p>
          </table:table-cell>
          <table:table-cell office:value-type="float" office:value="0.131938455033878" calcext:value-type="float">
            <text:p>0.131938455033878</text:p>
          </table:table-cell>
          <table:table-cell office:value-type="float" office:value="0.131911242005997" calcext:value-type="float">
            <text:p>0.131911242005997</text:p>
          </table:table-cell>
          <table:table-cell office:value-type="float" office:value="0.131885144280074" calcext:value-type="float">
            <text:p>0.131885144280074</text:p>
          </table:table-cell>
          <table:table-cell office:value-type="float" office:value="0.131876355758075" calcext:value-type="float">
            <text:p>0.131876355758075</text:p>
          </table:table-cell>
          <table:table-cell office:value-type="float" office:value="0.132055666781555" calcext:value-type="float">
            <text:p>0.132055666781555</text:p>
          </table:table-cell>
          <table:table-cell office:value-type="float" office:value="0.131861251332296" calcext:value-type="float">
            <text:p>0.131861251332296</text:p>
          </table:table-cell>
          <table:table-cell office:value-type="float" office:value="0.131844924793008" calcext:value-type="float">
            <text:p>0.131844924793008</text:p>
          </table:table-cell>
          <table:table-cell office:value-type="float" office:value="0.132002541263854" calcext:value-type="float">
            <text:p>0.132002541263854</text:p>
          </table:table-cell>
          <table:table-cell office:value-type="float" office:value="0.132098716582025" calcext:value-type="float">
            <text:p>0.132098716582025</text:p>
          </table:table-cell>
          <table:table-cell office:value-type="float" office:value="0.132019430017218" calcext:value-type="float">
            <text:p>0.132019430017218</text:p>
          </table:table-cell>
          <table:table-cell office:value-type="float" office:value="0.131992556387499" calcext:value-type="float">
            <text:p>0.131992556387499</text:p>
          </table:table-cell>
          <table:table-cell office:value-type="float" office:value="0.131999475887899" calcext:value-type="float">
            <text:p>0.131999475887899</text:p>
          </table:table-cell>
          <table:table-cell office:value-type="float" office:value="0.131878189290548" calcext:value-type="float">
            <text:p>0.131878189290548</text:p>
          </table:table-cell>
          <table:table-cell office:value-type="float" office:value="0.13187527404651" calcext:value-type="float">
            <text:p>0.13187527404651</text:p>
          </table:table-cell>
          <table:table-cell office:value-type="float" office:value="0.131996315634552" calcext:value-type="float">
            <text:p>0.131996315634552</text:p>
          </table:table-cell>
          <table:table-cell office:value-type="float" office:value="0.131873144422424" calcext:value-type="float">
            <text:p>0.131873144422424</text:p>
          </table:table-cell>
          <table:table-cell office:value-type="float" office:value="0.132169317406006" calcext:value-type="float">
            <text:p>0.132169317406006</text:p>
          </table:table-cell>
          <table:table-cell office:value-type="float" office:value="0.132125477016305" calcext:value-type="float">
            <text:p>0.132125477016305</text:p>
          </table:table-cell>
          <table:table-cell office:value-type="float" office:value="0.13206390066107" calcext:value-type="float">
            <text:p>0.13206390066107</text:p>
          </table:table-cell>
          <table:table-cell office:value-type="float" office:value="0.131906264599235" calcext:value-type="float">
            <text:p>0.131906264599235</text:p>
          </table:table-cell>
          <table:table-cell office:value-type="float" office:value="0.132101538575854" calcext:value-type="float">
            <text:p>0.132101538575854</text:p>
          </table:table-cell>
          <table:table-cell office:value-type="float" office:value="0.131826217916845" calcext:value-type="float">
            <text:p>0.131826217916845</text:p>
          </table:table-cell>
          <table:table-cell office:value-type="float" office:value="0.131986359653753" calcext:value-type="float">
            <text:p>0.131986359653753</text:p>
          </table:table-cell>
          <table:table-cell office:value-type="float" office:value="0.131906778045582" calcext:value-type="float">
            <text:p>0.131906778045582</text:p>
          </table:table-cell>
          <table:table-cell office:value-type="float" office:value="0.132034920647622" calcext:value-type="float">
            <text:p>0.132034920647622</text:p>
          </table:table-cell>
          <table:table-cell office:value-type="float" office:value="0.132016185694155" calcext:value-type="float">
            <text:p>0.132016185694155</text:p>
          </table:table-cell>
          <table:table-cell office:value-type="float" office:value="0.131905764486389" calcext:value-type="float">
            <text:p>0.131905764486389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30413129239186" calcext:value-type="float">
            <text:p>-0.013041312923919</text:p>
          </table:table-cell>
          <table:table-cell office:value-type="float" office:value="-0.0130429386593354" calcext:value-type="float">
            <text:p>-0.013042938659335</text:p>
          </table:table-cell>
          <table:table-cell office:value-type="float" office:value="-0.0130328869851904" calcext:value-type="float">
            <text:p>-0.01303288698519</text:p>
          </table:table-cell>
          <table:table-cell office:value-type="float" office:value="-0.0130364946808983" calcext:value-type="float">
            <text:p>-0.013036494680898</text:p>
          </table:table-cell>
          <table:table-cell office:value-type="float" office:value="-0.0130572554471481" calcext:value-type="float">
            <text:p>-0.013057255447148</text:p>
          </table:table-cell>
          <table:table-cell office:value-type="float" office:value="-0.0130439704240787" calcext:value-type="float">
            <text:p>-0.013043970424079</text:p>
          </table:table-cell>
          <table:table-cell office:value-type="float" office:value="-0.0130477900592477" calcext:value-type="float">
            <text:p>-0.013047790059248</text:p>
          </table:table-cell>
          <table:table-cell office:value-type="float" office:value="-0.01305936013616" calcext:value-type="float">
            <text:p>-0.01305936013616</text:p>
          </table:table-cell>
          <table:table-cell office:value-type="float" office:value="-0.0130577381925259" calcext:value-type="float">
            <text:p>-0.013057738192526</text:p>
          </table:table-cell>
          <table:table-cell office:value-type="float" office:value="-0.0130664001216071" calcext:value-type="float">
            <text:p>-0.013066400121607</text:p>
          </table:table-cell>
          <table:table-cell office:value-type="float" office:value="-0.0130509283509714" calcext:value-type="float">
            <text:p>-0.013050928350971</text:p>
          </table:table-cell>
          <table:table-cell office:value-type="float" office:value="-0.0130435196870296" calcext:value-type="float">
            <text:p>-0.01304351968703</text:p>
          </table:table-cell>
          <table:table-cell office:value-type="float" office:value="-0.0130404445766003" calcext:value-type="float">
            <text:p>-0.0130404445766</text:p>
          </table:table-cell>
          <table:table-cell office:value-type="float" office:value="-0.0130563159606386" calcext:value-type="float">
            <text:p>-0.013056315960639</text:p>
          </table:table-cell>
          <table:table-cell office:value-type="float" office:value="-0.0130589603553104" calcext:value-type="float">
            <text:p>-0.01305896035531</text:p>
          </table:table-cell>
          <table:table-cell office:value-type="float" office:value="-0.0130623129933401" calcext:value-type="float">
            <text:p>-0.01306231299334</text:p>
          </table:table-cell>
          <table:table-cell office:value-type="float" office:value="-0.0130449254636325" calcext:value-type="float">
            <text:p>-0.013044925463633</text:p>
          </table:table-cell>
          <table:table-cell office:value-type="float" office:value="-0.0130452342812502" calcext:value-type="float">
            <text:p>-0.01304523428125</text:p>
          </table:table-cell>
          <table:table-cell office:value-type="float" office:value="-0.0130565870327148" calcext:value-type="float">
            <text:p>-0.013056587032715</text:p>
          </table:table-cell>
          <table:table-cell office:value-type="float" office:value="-0.0130553320108735" calcext:value-type="float">
            <text:p>-0.013055332010874</text:p>
          </table:table-cell>
          <table:table-cell office:value-type="float" office:value="-0.0130466245678114" calcext:value-type="float">
            <text:p>-0.013046624567811</text:p>
          </table:table-cell>
          <table:table-cell office:value-type="float" office:value="-0.0132540894611516" calcext:value-type="float">
            <text:p>-0.013254089461152</text:p>
          </table:table-cell>
          <table:table-cell office:value-type="float" office:value="-0.0130893208106609" calcext:value-type="float">
            <text:p>-0.013089320810661</text:p>
          </table:table-cell>
          <table:table-cell office:value-type="float" office:value="-0.0129965901166159" calcext:value-type="float">
            <text:p>-0.012996590116616</text:p>
          </table:table-cell>
          <table:table-cell office:value-type="float" office:value="-0.0130242380463584" calcext:value-type="float">
            <text:p>-0.013024238046358</text:p>
          </table:table-cell>
          <table:table-cell office:value-type="float" office:value="-0.0130310097911689" calcext:value-type="float">
            <text:p>-0.013031009791169</text:p>
          </table:table-cell>
          <table:table-cell office:value-type="float" office:value="-0.0129982317613309" calcext:value-type="float">
            <text:p>-0.012998231761331</text:p>
          </table:table-cell>
          <table:table-cell office:value-type="float" office:value="-0.013059395210824" calcext:value-type="float">
            <text:p>-0.013059395210824</text:p>
          </table:table-cell>
          <table:table-cell office:value-type="float" office:value="-0.0130535892349641" calcext:value-type="float">
            <text:p>-0.013053589234964</text:p>
          </table:table-cell>
          <table:table-cell office:value-type="float" office:value="-0.0130408602697271" calcext:value-type="float">
            <text:p>-0.013040860269727</text:p>
          </table:table-cell>
          <table:table-cell office:value-type="float" office:value="-0.013061168104606" calcext:value-type="float">
            <text:p>-0.013061168104606</text:p>
          </table:table-cell>
          <table:table-cell office:value-type="float" office:value="-0.0130510742023129" calcext:value-type="float">
            <text:p>-0.013051074202313</text:p>
          </table:table-cell>
          <table:table-cell office:value-type="float" office:value="-0.0130514790921604" calcext:value-type="float">
            <text:p>-0.01305147909216</text:p>
          </table:table-cell>
          <table:table-cell office:value-type="float" office:value="-0.0130760982151499" calcext:value-type="float">
            <text:p>-0.01307609821515</text:p>
          </table:table-cell>
          <table:table-cell office:value-type="float" office:value="-0.0131039815046121" calcext:value-type="float">
            <text:p>-0.013103981504612</text:p>
          </table:table-cell>
          <table:table-cell office:value-type="float" office:value="-0.01285028288115" calcext:value-type="float">
            <text:p>-0.01285028288115</text:p>
          </table:table-cell>
          <table:table-cell office:value-type="float" office:value="-0.0121426932489261" calcext:value-type="float">
            <text:p>-0.012142693248926</text:p>
          </table:table-cell>
          <table:table-cell office:value-type="float" office:value="-0.0119893750560019" calcext:value-type="float">
            <text:p>-0.011989375056002</text:p>
          </table:table-cell>
          <table:table-cell office:value-type="float" office:value="-0.0121146966849295" calcext:value-type="float">
            <text:p>-0.01211469668493</text:p>
          </table:table-cell>
          <table:table-cell office:value-type="float" office:value="-0.0121865711016519" calcext:value-type="float">
            <text:p>-0.012186571101652</text:p>
          </table:table-cell>
          <table:table-cell office:value-type="float" office:value="-0.0126469356793512" calcext:value-type="float">
            <text:p>-0.012646935679351</text:p>
          </table:table-cell>
          <table:table-cell office:value-type="float" office:value="-0.013293198686218" calcext:value-type="float">
            <text:p>-0.013293198686218</text:p>
          </table:table-cell>
          <table:table-cell office:value-type="float" office:value="-0.0128634118429301" calcext:value-type="float">
            <text:p>-0.01286341184293</text:p>
          </table:table-cell>
          <table:table-cell office:value-type="float" office:value="-0.0115230354977775" calcext:value-type="float">
            <text:p>-0.011523035497778</text:p>
          </table:table-cell>
          <table:table-cell office:value-type="float" office:value="-0.0142632710987412" calcext:value-type="float">
            <text:p>-0.014263271098741</text:p>
          </table:table-cell>
          <table:table-cell office:value-type="float" office:value="-0.0326843947366655" calcext:value-type="float">
            <text:p>-0.032684394736666</text:p>
          </table:table-cell>
          <table:table-cell office:value-type="float" office:value="-0.0515329298351687" calcext:value-type="float">
            <text:p>-0.051532929835169</text:p>
          </table:table-cell>
          <table:table-cell office:value-type="float" office:value="-0.0529133781040038" calcext:value-type="float">
            <text:p>-0.052913378104004</text:p>
          </table:table-cell>
          <table:table-cell office:value-type="float" office:value="-0.0515958815992959" calcext:value-type="float">
            <text:p>-0.051595881599296</text:p>
          </table:table-cell>
          <table:table-cell office:value-type="float" office:value="-0.0433148071959751" calcext:value-type="float">
            <text:p>-0.043314807195975</text:p>
          </table:table-cell>
          <table:table-cell office:value-type="float" office:value="-0.0398100054749044" calcext:value-type="float">
            <text:p>-0.039810005474904</text:p>
          </table:table-cell>
          <table:table-cell office:value-type="float" office:value="-0.014455576829426" calcext:value-type="float">
            <text:p>-0.014455576829426</text:p>
          </table:table-cell>
          <table:table-cell office:value-type="float" office:value="-0.013442105430656" calcext:value-type="float">
            <text:p>-0.013442105430656</text:p>
          </table:table-cell>
          <table:table-cell office:value-type="float" office:value="-0.00539138557650332" calcext:value-type="float">
            <text:p>-0.005391385576503</text:p>
          </table:table-cell>
          <table:table-cell office:value-type="float" office:value="-0.00324503147061067" calcext:value-type="float">
            <text:p>-0.003245031470611</text:p>
          </table:table-cell>
          <table:table-cell office:value-type="float" office:value="-0.00181475823280848" calcext:value-type="float">
            <text:p>-0.001814758232808</text:p>
          </table:table-cell>
          <table:table-cell office:value-type="float" office:value="-0.0400170225122381" calcext:value-type="float">
            <text:p>-0.040017022512238</text:p>
          </table:table-cell>
          <table:table-cell office:value-type="float" office:value="-0.0446266432168447" calcext:value-type="float">
            <text:p>-0.044626643216845</text:p>
          </table:table-cell>
          <table:table-cell office:value-type="float" office:value="-0.0443567011842401" calcext:value-type="float">
            <text:p>-0.04435670118424</text:p>
          </table:table-cell>
          <table:table-cell office:value-type="float" office:value="-0.0420347369676758" calcext:value-type="float">
            <text:p>-0.042034736967676</text:p>
          </table:table-cell>
          <table:table-cell office:value-type="float" office:value="-0.00148481023872865" calcext:value-type="float">
            <text:p>-0.001484810238729</text:p>
          </table:table-cell>
          <table:table-cell office:value-type="float" office:value="0.00361799569244251" calcext:value-type="float">
            <text:p>0.003617995692443</text:p>
          </table:table-cell>
          <table:table-cell office:value-type="float" office:value="-0.0203274373085524" calcext:value-type="float">
            <text:p>-0.020327437308552</text:p>
          </table:table-cell>
          <table:table-cell office:value-type="float" office:value="-0.0208318574429825" calcext:value-type="float">
            <text:p>-0.020831857442983</text:p>
          </table:table-cell>
          <table:table-cell office:value-type="float" office:value="-0.0206577831050866" calcext:value-type="float">
            <text:p>-0.020657783105087</text:p>
          </table:table-cell>
          <table:table-cell office:value-type="float" office:value="-0.018624907446558" calcext:value-type="float">
            <text:p>-0.018624907446558</text:p>
          </table:table-cell>
          <table:table-cell office:value-type="float" office:value="-0.0166209987321484" calcext:value-type="float">
            <text:p>-0.016620998732148</text:p>
          </table:table-cell>
          <table:table-cell office:value-type="float" office:value="-0.0132981997264655" calcext:value-type="float">
            <text:p>-0.013298199726466</text:p>
          </table:table-cell>
          <table:table-cell office:value-type="float" office:value="-0.00822881309493404" calcext:value-type="float">
            <text:p>-0.008228813094934</text:p>
          </table:table-cell>
          <table:table-cell office:value-type="float" office:value="-0.0315027570767765" calcext:value-type="float">
            <text:p>-0.031502757076777</text:p>
          </table:table-cell>
          <table:table-cell office:value-type="float" office:value="-0.0439295847161841" calcext:value-type="float">
            <text:p>-0.043929584716184</text:p>
          </table:table-cell>
          <table:table-cell office:value-type="float" office:value="-0.0473954122393779" calcext:value-type="float">
            <text:p>-0.047395412239378</text:p>
          </table:table-cell>
          <table:table-cell office:value-type="float" office:value="-0.0468888625732119" calcext:value-type="float">
            <text:p>-0.046888862573212</text:p>
          </table:table-cell>
          <table:table-cell office:value-type="float" office:value="-0.0429605587654058" calcext:value-type="float">
            <text:p>-0.042960558765406</text:p>
          </table:table-cell>
          <table:table-cell office:value-type="float" office:value="-0.0410976315375991" calcext:value-type="float">
            <text:p>-0.041097631537599</text:p>
          </table:table-cell>
          <table:table-cell office:value-type="float" office:value="-0.043410399355298" calcext:value-type="float">
            <text:p>-0.043410399355298</text:p>
          </table:table-cell>
          <table:table-cell office:value-type="float" office:value="-0.039040840994491" calcext:value-type="float">
            <text:p>-0.039040840994491</text:p>
          </table:table-cell>
          <table:table-cell office:value-type="float" office:value="-0.0278703058116998" calcext:value-type="float">
            <text:p>-0.0278703058117</text:p>
          </table:table-cell>
          <table:table-cell office:value-type="float" office:value="-0.0244105438052843" calcext:value-type="float">
            <text:p>-0.024410543805284</text:p>
          </table:table-cell>
          <table:table-cell office:value-type="float" office:value="-0.0246627234473165" calcext:value-type="float">
            <text:p>-0.024662723447317</text:p>
          </table:table-cell>
          <table:table-cell office:value-type="float" office:value="-0.0207233382332987" calcext:value-type="float">
            <text:p>-0.020723338233299</text:p>
          </table:table-cell>
          <table:table-cell office:value-type="float" office:value="-0.0208319904655311" calcext:value-type="float">
            <text:p>-0.020831990465531</text:p>
          </table:table-cell>
          <table:table-cell office:value-type="float" office:value="-0.0211565486337745" calcext:value-type="float">
            <text:p>-0.021156548633775</text:p>
          </table:table-cell>
          <table:table-cell office:value-type="float" office:value="-0.0178508311837184" calcext:value-type="float">
            <text:p>-0.017850831183718</text:p>
          </table:table-cell>
          <table:table-cell office:value-type="float" office:value="-0.0099105425484678" calcext:value-type="float">
            <text:p>-0.009910542548468</text:p>
          </table:table-cell>
          <table:table-cell office:value-type="float" office:value="-0.00726741087127716" calcext:value-type="float">
            <text:p>-0.007267410871277</text:p>
          </table:table-cell>
          <table:table-cell office:value-type="float" office:value="-0.00599940748460765" calcext:value-type="float">
            <text:p>-0.005999407484608</text:p>
          </table:table-cell>
          <table:table-cell office:value-type="float" office:value="-0.0474938009883364" calcext:value-type="float">
            <text:p>-0.047493800988336</text:p>
          </table:table-cell>
          <table:table-cell office:value-type="float" office:value="-0.0486501762555838" calcext:value-type="float">
            <text:p>-0.048650176255584</text:p>
          </table:table-cell>
          <table:table-cell office:value-type="float" office:value="-0.0470562885721273" calcext:value-type="float">
            <text:p>-0.047056288572127</text:p>
          </table:table-cell>
          <table:table-cell office:value-type="float" office:value="-0.0165041976331106" calcext:value-type="float">
            <text:p>-0.016504197633111</text:p>
          </table:table-cell>
          <table:table-cell office:value-type="float" office:value="-0.00736653529000747" calcext:value-type="float">
            <text:p>-0.007366535290007</text:p>
          </table:table-cell>
          <table:table-cell office:value-type="float" office:value="-0.0211914727925661" calcext:value-type="float">
            <text:p>-0.021191472792566</text:p>
          </table:table-cell>
          <table:table-cell office:value-type="float" office:value="-0.0207732279103675" calcext:value-type="float">
            <text:p>-0.020773227910368</text:p>
          </table:table-cell>
          <table:table-cell office:value-type="float" office:value="-0.0204473627617669" calcext:value-type="float">
            <text:p>-0.020447362761767</text:p>
          </table:table-cell>
          <table:table-cell office:value-type="float" office:value="-0.0195560937255213" calcext:value-type="float">
            <text:p>-0.019556093725521</text:p>
          </table:table-cell>
          <table:table-cell office:value-type="float" office:value="-0.0186799417781298" calcext:value-type="float">
            <text:p>-0.01867994177813</text:p>
          </table:table-cell>
          <table:table-cell office:value-type="float" office:value="-0.0177039192257461" calcext:value-type="float">
            <text:p>-0.017703919225746</text:p>
          </table:table-cell>
          <table:table-cell office:value-type="float" office:value="-0.015703270875414" calcext:value-type="float">
            <text:p>-0.015703270875414</text:p>
          </table:table-cell>
          <table:table-cell office:value-type="float" office:value="-0.0123263093777195" calcext:value-type="float">
            <text:p>-0.01232630937772</text:p>
          </table:table-cell>
          <table:table-cell office:value-type="float" office:value="-0.043780698385965" calcext:value-type="float">
            <text:p>-0.043780698385965</text:p>
          </table:table-cell>
          <table:table-cell office:value-type="float" office:value="-0.0462741233680987" calcext:value-type="float">
            <text:p>-0.046274123368099</text:p>
          </table:table-cell>
          <table:table-cell office:value-type="float" office:value="-0.0485821797888435" calcext:value-type="float">
            <text:p>-0.048582179788844</text:p>
          </table:table-cell>
          <table:table-cell office:value-type="float" office:value="-0.0490054006281278" calcext:value-type="float">
            <text:p>-0.049005400628128</text:p>
          </table:table-cell>
          <table:table-cell office:value-type="float" office:value="-0.0480812120343234" calcext:value-type="float">
            <text:p>-0.048081212034323</text:p>
          </table:table-cell>
          <table:table-cell office:value-type="float" office:value="-0.0472919839316545" calcext:value-type="float">
            <text:p>-0.047291983931655</text:p>
          </table:table-cell>
          <table:table-cell office:value-type="float" office:value="-0.046266944507452" calcext:value-type="float">
            <text:p>-0.046266944507452</text:p>
          </table:table-cell>
          <table:table-cell office:value-type="float" office:value="-0.0455795366393421" calcext:value-type="float">
            <text:p>-0.045579536639342</text:p>
          </table:table-cell>
          <table:table-cell office:value-type="float" office:value="-0.0463301141970883" calcext:value-type="float">
            <text:p>-0.046330114197088</text:p>
          </table:table-cell>
          <table:table-cell office:value-type="float" office:value="-0.0468556883063334" calcext:value-type="float">
            <text:p>-0.046855688306333</text:p>
          </table:table-cell>
          <table:table-cell office:value-type="float" office:value="-0.0435018582525534" calcext:value-type="float">
            <text:p>-0.043501858252553</text:p>
          </table:table-cell>
          <table:table-cell office:value-type="float" office:value="-0.0239638524485355" calcext:value-type="float">
            <text:p>-0.023963852448536</text:p>
          </table:table-cell>
          <table:table-cell office:value-type="float" office:value="-0.0226030306125448" calcext:value-type="float">
            <text:p>-0.022603030612545</text:p>
          </table:table-cell>
          <table:table-cell office:value-type="float" office:value="-0.0161561867967358" calcext:value-type="float">
            <text:p>-0.016156186796736</text:p>
          </table:table-cell>
          <table:table-cell office:value-type="float" office:value="-0.0515868847540321" calcext:value-type="float">
            <text:p>-0.051586884754032</text:p>
          </table:table-cell>
          <table:table-cell office:value-type="float" office:value="-0.052641081376471" calcext:value-type="float">
            <text:p>-0.052641081376471</text:p>
          </table:table-cell>
          <table:table-cell office:value-type="float" office:value="-0.0517291426242428" calcext:value-type="float">
            <text:p>-0.051729142624243</text:p>
          </table:table-cell>
          <table:table-cell office:value-type="float" office:value="-0.0477617663558624" calcext:value-type="float">
            <text:p>-0.047761766355862</text:p>
          </table:table-cell>
          <table:table-cell office:value-type="float" office:value="-0.0355735506413175" calcext:value-type="float">
            <text:p>-0.035573550641318</text:p>
          </table:table-cell>
          <table:table-cell office:value-type="float" office:value="-0.0257772764777121" calcext:value-type="float">
            <text:p>-0.025777276477712</text:p>
          </table:table-cell>
          <table:table-cell office:value-type="float" office:value="-0.0164460753921022" calcext:value-type="float">
            <text:p>-0.016446075392102</text:p>
          </table:table-cell>
          <table:table-cell office:value-type="float" office:value="-0.0125012348865856" calcext:value-type="float">
            <text:p>-0.012501234886586</text:p>
          </table:table-cell>
          <table:table-cell office:value-type="float" office:value="-0.017979542644812" calcext:value-type="float">
            <text:p>-0.017979542644812</text:p>
          </table:table-cell>
          <table:table-cell office:value-type="float" office:value="-0.0226144790966526" calcext:value-type="float">
            <text:p>-0.022614479096653</text:p>
          </table:table-cell>
          <table:table-cell office:value-type="float" office:value="-0.0230764694574093" calcext:value-type="float">
            <text:p>-0.023076469457409</text:p>
          </table:table-cell>
          <table:table-cell office:value-type="float" office:value="-0.0214643929215743" calcext:value-type="float">
            <text:p>-0.021464392921574</text:p>
          </table:table-cell>
          <table:table-cell office:value-type="float" office:value="-0.021424482988937" calcext:value-type="float">
            <text:p>-0.021424482988937</text:p>
          </table:table-cell>
          <table:table-cell office:value-type="float" office:value="-0.0212446710272267" calcext:value-type="float">
            <text:p>-0.021244671027227</text:p>
          </table:table-cell>
          <table:table-cell office:value-type="float" office:value="-0.0208531985704716" calcext:value-type="float">
            <text:p>-0.020853198570472</text:p>
          </table:table-cell>
          <table:table-cell office:value-type="float" office:value="-0.0185856788759148" calcext:value-type="float">
            <text:p>-0.018585678875915</text:p>
          </table:table-cell>
          <table:table-cell office:value-type="float" office:value="-0.0175558096175249" calcext:value-type="float">
            <text:p>-0.017555809617525</text:p>
          </table:table-cell>
          <table:table-cell office:value-type="float" office:value="-0.0142402751458705" calcext:value-type="float">
            <text:p>-0.014240275145871</text:p>
          </table:table-cell>
          <table:table-cell office:value-type="float" office:value="-0.0124990642267727" calcext:value-type="float">
            <text:p>-0.012499064226773</text:p>
          </table:table-cell>
          <table:table-cell office:value-type="float" office:value="-0.0363059195468425" calcext:value-type="float">
            <text:p>-0.036305919546843</text:p>
          </table:table-cell>
          <table:table-cell office:value-type="float" office:value="-0.0402649012884019" calcext:value-type="float">
            <text:p>-0.040264901288402</text:p>
          </table:table-cell>
          <table:table-cell office:value-type="float" office:value="-0.0488976780964053" calcext:value-type="float">
            <text:p>-0.048897678096405</text:p>
          </table:table-cell>
          <table:table-cell office:value-type="float" office:value="-0.0512415236903836" calcext:value-type="float">
            <text:p>-0.051241523690384</text:p>
          </table:table-cell>
          <table:table-cell office:value-type="float" office:value="-0.0521652260293648" calcext:value-type="float">
            <text:p>-0.052165226029365</text:p>
          </table:table-cell>
          <table:table-cell office:value-type="float" office:value="-0.0490460726909465" calcext:value-type="float">
            <text:p>-0.049046072690947</text:p>
          </table:table-cell>
          <table:table-cell office:value-type="float" office:value="-0.0461563471968964" calcext:value-type="float">
            <text:p>-0.046156347196896</text:p>
          </table:table-cell>
          <table:table-cell office:value-type="float" office:value="-0.0456427506187177" calcext:value-type="float">
            <text:p>-0.045642750618718</text:p>
          </table:table-cell>
          <table:table-cell office:value-type="float" office:value="-0.0436416886065507" calcext:value-type="float">
            <text:p>-0.043641688606551</text:p>
          </table:table-cell>
          <table:table-cell office:value-type="float" office:value="-0.0364862657126953" calcext:value-type="float">
            <text:p>-0.036486265712695</text:p>
          </table:table-cell>
          <table:table-cell office:value-type="float" office:value="-0.030586974867775" calcext:value-type="float">
            <text:p>-0.030586974867775</text:p>
          </table:table-cell>
          <table:table-cell office:value-type="float" office:value="-0.022315118582491" calcext:value-type="float">
            <text:p>-0.022315118582491</text:p>
          </table:table-cell>
          <table:table-cell office:value-type="float" office:value="-0.0206129335671171" calcext:value-type="float">
            <text:p>-0.020612933567117</text:p>
          </table:table-cell>
          <table:table-cell office:value-type="float" office:value="-0.0139303013591272" calcext:value-type="float">
            <text:p>-0.013930301359127</text:p>
          </table:table-cell>
          <table:table-cell office:value-type="float" office:value="-0.011732075047243" calcext:value-type="float">
            <text:p>-0.011732075047243</text:p>
          </table:table-cell>
          <table:table-cell office:value-type="float" office:value="-0.0112313491671128" calcext:value-type="float">
            <text:p>-0.011231349167113</text:p>
          </table:table-cell>
          <table:table-cell office:value-type="float" office:value="-0.0143332361307062" calcext:value-type="float">
            <text:p>-0.014333236130706</text:p>
          </table:table-cell>
          <table:table-cell office:value-type="float" office:value="-0.0512802811172615" calcext:value-type="float">
            <text:p>-0.051280281117262</text:p>
          </table:table-cell>
          <table:table-cell office:value-type="float" office:value="-0.051817431537231" calcext:value-type="float">
            <text:p>-0.051817431537231</text:p>
          </table:table-cell>
          <table:table-cell office:value-type="float" office:value="-0.0497793527746505" calcext:value-type="float">
            <text:p>-0.049779352774651</text:p>
          </table:table-cell>
          <table:table-cell office:value-type="float" office:value="-0.0405136976778753" calcext:value-type="float">
            <text:p>-0.040513697677875</text:p>
          </table:table-cell>
          <table:table-cell office:value-type="float" office:value="-0.0272298288104682" calcext:value-type="float">
            <text:p>-0.027229828810468</text:p>
          </table:table-cell>
          <table:table-cell office:value-type="float" office:value="-0.0177448785076838" calcext:value-type="float">
            <text:p>-0.017744878507684</text:p>
          </table:table-cell>
          <table:table-cell office:value-type="float" office:value="-0.0111518283452637" calcext:value-type="float">
            <text:p>-0.011151828345264</text:p>
          </table:table-cell>
          <table:table-cell office:value-type="float" office:value="-0.0080730614854032" calcext:value-type="float">
            <text:p>-0.008073061485403</text:p>
          </table:table-cell>
          <table:table-cell office:value-type="float" office:value="-0.01294899634876" calcext:value-type="float">
            <text:p>-0.01294899634876</text:p>
          </table:table-cell>
          <table:table-cell office:value-type="float" office:value="-0.0244268520705539" calcext:value-type="float">
            <text:p>-0.024426852070554</text:p>
          </table:table-cell>
          <table:table-cell office:value-type="float" office:value="-0.0259585524918878" calcext:value-type="float">
            <text:p>-0.025958552491888</text:p>
          </table:table-cell>
          <table:table-cell office:value-type="float" office:value="-0.0215608985093329" calcext:value-type="float">
            <text:p>-0.021560898509333</text:p>
          </table:table-cell>
          <table:table-cell office:value-type="float" office:value="-0.0230935179386552" calcext:value-type="float">
            <text:p>-0.023093517938655</text:p>
          </table:table-cell>
          <table:table-cell office:value-type="float" office:value="-0.0237212574948332" calcext:value-type="float">
            <text:p>-0.023721257494833</text:p>
          </table:table-cell>
          <table:table-cell office:value-type="float" office:value="-0.0228022150939437" calcext:value-type="float">
            <text:p>-0.022802215093944</text:p>
          </table:table-cell>
          <table:table-cell office:value-type="float" office:value="-0.0226841544311219" calcext:value-type="float">
            <text:p>-0.022684154431122</text:p>
          </table:table-cell>
          <table:table-cell office:value-type="float" office:value="-0.019247577894918" calcext:value-type="float">
            <text:p>-0.019247577894918</text:p>
          </table:table-cell>
          <table:table-cell office:value-type="float" office:value="-0.0517474807312099" calcext:value-type="float">
            <text:p>-0.05174748073121</text:p>
          </table:table-cell>
          <table:table-cell office:value-type="float" office:value="-0.0558429593029474" calcext:value-type="float">
            <text:p>-0.055842959302947</text:p>
          </table:table-cell>
          <table:table-cell office:value-type="float" office:value="-0.0268206440419592" calcext:value-type="float">
            <text:p>-0.026820644041959</text:p>
          </table:table-cell>
          <table:table-cell office:value-type="float" office:value="-0.0263252991995426" calcext:value-type="float">
            <text:p>-0.026325299199543</text:p>
          </table:table-cell>
          <table:table-cell office:value-type="float" office:value="-0.0261707468399566" calcext:value-type="float">
            <text:p>-0.026170746839957</text:p>
          </table:table-cell>
          <table:table-cell office:value-type="float" office:value="-0.0261237196415544" calcext:value-type="float">
            <text:p>-0.026123719641554</text:p>
          </table:table-cell>
          <table:table-cell office:value-type="float" office:value="-0.0524996266863099" calcext:value-type="float">
            <text:p>-0.05249962668631</text:p>
          </table:table-cell>
          <table:table-cell office:value-type="float" office:value="-0.0519204472068325" calcext:value-type="float">
            <text:p>-0.051920447206833</text:p>
          </table:table-cell>
          <table:table-cell office:value-type="float" office:value="-0.0431760921808054" calcext:value-type="float">
            <text:p>-0.043176092180805</text:p>
          </table:table-cell>
          <table:table-cell office:value-type="float" office:value="-0.0395937675298629" calcext:value-type="float">
            <text:p>-0.039593767529863</text:p>
          </table:table-cell>
          <table:table-cell office:value-type="float" office:value="-0.0374392755419618" calcext:value-type="float">
            <text:p>-0.037439275541962</text:p>
          </table:table-cell>
          <table:table-cell office:value-type="float" office:value="-0.0335624469133893" calcext:value-type="float">
            <text:p>-0.033562446913389</text:p>
          </table:table-cell>
          <table:table-cell office:value-type="float" office:value="-0.0301800549220574" calcext:value-type="float">
            <text:p>-0.030180054922057</text:p>
          </table:table-cell>
          <table:table-cell office:value-type="float" office:value="-0.025653480843764" calcext:value-type="float">
            <text:p>-0.025653480843764</text:p>
          </table:table-cell>
          <table:table-cell office:value-type="float" office:value="-0.0233989953079043" calcext:value-type="float">
            <text:p>-0.023398995307904</text:p>
          </table:table-cell>
          <table:table-cell office:value-type="float" office:value="-0.022606529478925" calcext:value-type="float">
            <text:p>-0.022606529478925</text:p>
          </table:table-cell>
          <table:table-cell office:value-type="float" office:value="-0.022779759536926" calcext:value-type="float">
            <text:p>-0.022779759536926</text:p>
          </table:table-cell>
          <table:table-cell office:value-type="float" office:value="-0.0219170832661475" calcext:value-type="float">
            <text:p>-0.021917083266148</text:p>
          </table:table-cell>
          <table:table-cell office:value-type="float" office:value="-0.021232277535015" calcext:value-type="float">
            <text:p>-0.021232277535015</text:p>
          </table:table-cell>
          <table:table-cell office:value-type="float" office:value="-0.0196614893153834" calcext:value-type="float">
            <text:p>-0.019661489315383</text:p>
          </table:table-cell>
          <table:table-cell office:value-type="float" office:value="-0.0196800555084916" calcext:value-type="float">
            <text:p>-0.019680055508492</text:p>
          </table:table-cell>
          <table:table-cell office:value-type="float" office:value="-0.0543013071875784" calcext:value-type="float">
            <text:p>-0.054301307187578</text:p>
          </table:table-cell>
          <table:table-cell office:value-type="float" office:value="-0.0544428464040644" calcext:value-type="float">
            <text:p>-0.054442846404064</text:p>
          </table:table-cell>
          <table:table-cell office:value-type="float" office:value="-0.0530615117617704" calcext:value-type="float">
            <text:p>-0.05306151176177</text:p>
          </table:table-cell>
          <table:table-cell office:value-type="float" office:value="-0.044727166049824" calcext:value-type="float">
            <text:p>-0.044727166049824</text:p>
          </table:table-cell>
          <table:table-cell office:value-type="float" office:value="-0.0355032573579037" calcext:value-type="float">
            <text:p>-0.035503257357904</text:p>
          </table:table-cell>
          <table:table-cell office:value-type="float" office:value="-0.0279280341814031" calcext:value-type="float">
            <text:p>-0.027928034181403</text:p>
          </table:table-cell>
          <table:table-cell office:value-type="float" office:value="-0.0144691635912729" calcext:value-type="float">
            <text:p>-0.014469163591273</text:p>
          </table:table-cell>
          <table:table-cell office:value-type="float" office:value="-0.0191656901748615" calcext:value-type="float">
            <text:p>-0.019165690174862</text:p>
          </table:table-cell>
          <table:table-cell office:value-type="float" office:value="-0.0231654789039271" calcext:value-type="float">
            <text:p>-0.023165478903927</text:p>
          </table:table-cell>
          <table:table-cell office:value-type="float" office:value="-0.0210350599526674" calcext:value-type="float">
            <text:p>-0.021035059952667</text:p>
          </table:table-cell>
          <table:table-cell office:value-type="float" office:value="-0.0203465725554944" calcext:value-type="float">
            <text:p>-0.020346572555494</text:p>
          </table:table-cell>
          <table:table-cell office:value-type="float" office:value="-0.0199338623876004" calcext:value-type="float">
            <text:p>-0.0199338623876</text:p>
          </table:table-cell>
          <table:table-cell office:value-type="float" office:value="-0.0186069353250272" calcext:value-type="float">
            <text:p>-0.018606935325027</text:p>
          </table:table-cell>
          <table:table-cell office:value-type="float" office:value="-0.0185898611521075" calcext:value-type="float">
            <text:p>-0.018589861152108</text:p>
          </table:table-cell>
          <table:table-cell office:value-type="float" office:value="-0.0184863409006828" calcext:value-type="float">
            <text:p>-0.018486340900683</text:p>
          </table:table-cell>
          <table:table-cell office:value-type="float" office:value="-0.0184312194090398" calcext:value-type="float">
            <text:p>-0.01843121940904</text:p>
          </table:table-cell>
          <table:table-cell office:value-type="float" office:value="-0.0184825210945767" calcext:value-type="float">
            <text:p>-0.018482521094577</text:p>
          </table:table-cell>
          <table:table-cell office:value-type="float" office:value="-0.0185668583006644" calcext:value-type="float">
            <text:p>-0.018566858300664</text:p>
          </table:table-cell>
          <table:table-cell office:value-type="float" office:value="-0.0186613646800447" calcext:value-type="float">
            <text:p>-0.018661364680045</text:p>
          </table:table-cell>
          <table:table-cell office:value-type="float" office:value="-0.0188096976681908" calcext:value-type="float">
            <text:p>-0.018809697668191</text:p>
          </table:table-cell>
          <table:table-cell office:value-type="float" office:value="-0.0188625059449414" calcext:value-type="float">
            <text:p>-0.018862505944941</text:p>
          </table:table-cell>
          <table:table-cell office:value-type="float" office:value="-0.0190355807169594" calcext:value-type="float">
            <text:p>-0.019035580716959</text:p>
          </table:table-cell>
          <table:table-cell office:value-type="float" office:value="-0.0189863665827641" calcext:value-type="float">
            <text:p>-0.018986366582764</text:p>
          </table:table-cell>
          <table:table-cell office:value-type="float" office:value="-0.0189547783907524" calcext:value-type="float">
            <text:p>-0.018954778390752</text:p>
          </table:table-cell>
          <table:table-cell office:value-type="float" office:value="-0.0189682178296013" calcext:value-type="float">
            <text:p>-0.018968217829601</text:p>
          </table:table-cell>
          <table:table-cell office:value-type="float" office:value="-0.0189531016055426" calcext:value-type="float">
            <text:p>-0.018953101605543</text:p>
          </table:table-cell>
          <table:table-cell office:value-type="float" office:value="-0.0189313351080781" calcext:value-type="float">
            <text:p>-0.018931335108078</text:p>
          </table:table-cell>
          <table:table-cell office:value-type="float" office:value="-0.0189557075452841" calcext:value-type="float">
            <text:p>-0.018955707545284</text:p>
          </table:table-cell>
          <table:table-cell office:value-type="float" office:value="-0.0189613890905043" calcext:value-type="float">
            <text:p>-0.018961389090504</text:p>
          </table:table-cell>
          <table:table-cell office:value-type="float" office:value="-0.0189949125630589" calcext:value-type="float">
            <text:p>-0.018994912563059</text:p>
          </table:table-cell>
          <table:table-cell office:value-type="float" office:value="-0.0189663411078717" calcext:value-type="float">
            <text:p>-0.018966341107872</text:p>
          </table:table-cell>
          <table:table-cell office:value-type="float" office:value="-0.0189526283155462" calcext:value-type="float">
            <text:p>-0.018952628315546</text:p>
          </table:table-cell>
          <table:table-cell office:value-type="float" office:value="-0.0189482282717518" calcext:value-type="float">
            <text:p>-0.018948228271752</text:p>
          </table:table-cell>
          <table:table-cell office:value-type="float" office:value="-0.0189751112252844" calcext:value-type="float">
            <text:p>-0.018975111225284</text:p>
          </table:table-cell>
          <table:table-cell office:value-type="float" office:value="-0.0189500339157704" calcext:value-type="float">
            <text:p>-0.01895003391577</text:p>
          </table:table-cell>
          <table:table-cell office:value-type="float" office:value="-0.0189746688305844" calcext:value-type="float">
            <text:p>-0.018974668830584</text:p>
          </table:table-cell>
          <table:table-cell office:value-type="float" office:value="-0.0189368656658819" calcext:value-type="float">
            <text:p>-0.018936865665882</text:p>
          </table:table-cell>
          <table:table-cell office:value-type="float" office:value="-0.0189416445788587" calcext:value-type="float">
            <text:p>-0.018941644578859</text:p>
          </table:table-cell>
          <table:table-cell office:value-type="float" office:value="-0.0189349852344182" calcext:value-type="float">
            <text:p>-0.018934985234418</text:p>
          </table:table-cell>
          <table:table-cell office:value-type="float" office:value="-0.0189471555456291" calcext:value-type="float">
            <text:p>-0.018947155545629</text:p>
          </table:table-cell>
          <table:table-cell office:value-type="float" office:value="-0.0189844918851111" calcext:value-type="float">
            <text:p>-0.018984491885111</text:p>
          </table:table-cell>
          <table:table-cell office:value-type="float" office:value="-0.0189431437911175" calcext:value-type="float">
            <text:p>-0.018943143791118</text:p>
          </table:table-cell>
          <table:table-cell office:value-type="float" office:value="-0.0189327451031644" calcext:value-type="float">
            <text:p>-0.018932745103164</text:p>
          </table:table-cell>
          <table:table-cell office:value-type="float" office:value="-0.0189171547672661" calcext:value-type="float">
            <text:p>-0.018917154767266</text:p>
          </table:table-cell>
          <table:table-cell office:value-type="float" office:value="-0.0189358529664681" calcext:value-type="float">
            <text:p>-0.018935852966468</text:p>
          </table:table-cell>
          <table:table-cell office:value-type="float" office:value="-0.0189266445952926" calcext:value-type="float">
            <text:p>-0.018926644595293</text:p>
          </table:table-cell>
          <table:table-cell office:value-type="float" office:value="-0.0189384856444972" calcext:value-type="float">
            <text:p>-0.018938485644497</text:p>
          </table:table-cell>
          <table:table-cell office:value-type="float" office:value="-0.0189628030085436" calcext:value-type="float">
            <text:p>-0.018962803008544</text:p>
          </table:table-cell>
          <table:table-cell office:value-type="float" office:value="-0.0189505990504869" calcext:value-type="float">
            <text:p>-0.018950599050487</text:p>
          </table:table-cell>
          <table:table-cell office:value-type="float" office:value="-0.0189584345352623" calcext:value-type="float">
            <text:p>-0.018958434535262</text:p>
          </table:table-cell>
          <table:table-cell office:value-type="float" office:value="-0.0189718106376715" calcext:value-type="float">
            <text:p>-0.018971810637672</text:p>
          </table:table-cell>
          <table:table-cell office:value-type="float" office:value="-0.0189867462196444" calcext:value-type="float">
            <text:p>-0.018986746219644</text:p>
          </table:table-cell>
          <table:table-cell office:value-type="float" office:value="-0.0189621250855478" calcext:value-type="float">
            <text:p>-0.018962125085548</text:p>
          </table:table-cell>
          <table:table-cell office:value-type="float" office:value="-0.0190278487151671" calcext:value-type="float">
            <text:p>-0.019027848715167</text:p>
          </table:table-cell>
          <table:table-cell office:value-type="float" office:value="-0.0189913476090947" calcext:value-type="float">
            <text:p>-0.018991347609095</text:p>
          </table:table-cell>
          <table:table-cell office:value-type="float" office:value="-0.0190075605831748" calcext:value-type="float">
            <text:p>-0.019007560583175</text:p>
          </table:table-cell>
          <table:table-cell office:value-type="float" office:value="-0.0190255843735702" calcext:value-type="float">
            <text:p>-0.01902558437357</text:p>
          </table:table-cell>
          <table:table-cell office:value-type="float" office:value="-0.0189813889831757" calcext:value-type="float">
            <text:p>-0.018981388983176</text:p>
          </table:table-cell>
          <table:table-cell office:value-type="float" office:value="-0.018948081165972" calcext:value-type="float">
            <text:p>-0.018948081165972</text:p>
          </table:table-cell>
          <table:table-cell office:value-type="float" office:value="-0.0189559820780412" calcext:value-type="float">
            <text:p>-0.018955982078041</text:p>
          </table:table-cell>
          <table:table-cell office:value-type="float" office:value="-0.0189920930245469" calcext:value-type="float">
            <text:p>-0.018992093024547</text:p>
          </table:table-cell>
          <table:table-cell office:value-type="float" office:value="-0.018962839403742" calcext:value-type="float">
            <text:p>-0.018962839403742</text:p>
          </table:table-cell>
          <table:table-cell office:value-type="float" office:value="-0.0189709164054007" calcext:value-type="float">
            <text:p>-0.018970916405401</text:p>
          </table:table-cell>
          <table:table-cell office:value-type="float" office:value="-0.0189960297564084" calcext:value-type="float">
            <text:p>-0.018996029756408</text:p>
          </table:table-cell>
          <table:table-cell office:value-type="float" office:value="-0.0189755590001099" calcext:value-type="float">
            <text:p>-0.01897555900011</text:p>
          </table:table-cell>
          <table:table-cell office:value-type="float" office:value="-0.0190048803293906" calcext:value-type="float">
            <text:p>-0.019004880329391</text:p>
          </table:table-cell>
          <table:table-cell office:value-type="float" office:value="-0.0190131589054822" calcext:value-type="float">
            <text:p>-0.019013158905482</text:p>
          </table:table-cell>
          <table:table-cell office:value-type="float" office:value="-0.0190120369011865" calcext:value-type="float">
            <text:p>-0.019012036901187</text:p>
          </table:table-cell>
          <table:table-cell office:value-type="float" office:value="-0.0189982153111291" calcext:value-type="float">
            <text:p>-0.018998215311129</text:p>
          </table:table-cell>
          <table:table-cell office:value-type="float" office:value="-0.0190472265304408" calcext:value-type="float">
            <text:p>-0.019047226530441</text:p>
          </table:table-cell>
          <table:table-cell office:value-type="float" office:value="-0.0190437166715185" calcext:value-type="float">
            <text:p>-0.019043716671519</text:p>
          </table:table-cell>
          <table:table-cell office:value-type="float" office:value="-0.0190271676522258" calcext:value-type="float">
            <text:p>-0.019027167652226</text:p>
          </table:table-cell>
          <table:table-cell office:value-type="float" office:value="-0.0190587150655331" calcext:value-type="float">
            <text:p>-0.019058715065533</text:p>
          </table:table-cell>
          <table:table-cell office:value-type="float" office:value="-0.0190303996480079" calcext:value-type="float">
            <text:p>-0.019030399648008</text:p>
          </table:table-cell>
          <table:table-cell office:value-type="float" office:value="-0.0190604036518111" calcext:value-type="float">
            <text:p>-0.019060403651811</text:p>
          </table:table-cell>
          <table:table-cell office:value-type="float" office:value="-0.0190258085048809" calcext:value-type="float">
            <text:p>-0.019025808504881</text:p>
          </table:table-cell>
          <table:table-cell office:value-type="float" office:value="-0.0190224735249515" calcext:value-type="float">
            <text:p>-0.019022473524952</text:p>
          </table:table-cell>
          <table:table-cell office:value-type="float" office:value="-0.0190162651340376" calcext:value-type="float">
            <text:p>-0.019016265134038</text:p>
          </table:table-cell>
          <table:table-cell office:value-type="float" office:value="-0.0190506221913147" calcext:value-type="float">
            <text:p>-0.019050622191315</text:p>
          </table:table-cell>
          <table:table-cell office:value-type="float" office:value="-0.0190393821973466" calcext:value-type="float">
            <text:p>-0.019039382197347</text:p>
          </table:table-cell>
          <table:table-cell office:value-type="float" office:value="-0.0190463968922237" calcext:value-type="float">
            <text:p>-0.019046396892224</text:p>
          </table:table-cell>
          <table:table-cell office:value-type="float" office:value="-0.0190374019291269" calcext:value-type="float">
            <text:p>-0.019037401929127</text:p>
          </table:table-cell>
          <table:table-cell office:value-type="float" office:value="-0.0190402461213254" calcext:value-type="float">
            <text:p>-0.019040246121325</text:p>
          </table:table-cell>
          <table:table-cell office:value-type="float" office:value="-0.0190502360933993" calcext:value-type="float">
            <text:p>-0.019050236093399</text:p>
          </table:table-cell>
          <table:table-cell office:value-type="float" office:value="-0.0190778758348141" calcext:value-type="float">
            <text:p>-0.019077875834814</text:p>
          </table:table-cell>
          <table:table-cell office:value-type="float" office:value="-0.0190332777970154" calcext:value-type="float">
            <text:p>-0.019033277797015</text:p>
          </table:table-cell>
          <table:table-cell office:value-type="float" office:value="-0.0190476094240824" calcext:value-type="float">
            <text:p>-0.019047609424082</text:p>
          </table:table-cell>
          <table:table-cell office:value-type="float" office:value="-0.0190512561562102" calcext:value-type="float">
            <text:p>-0.01905125615621</text:p>
          </table:table-cell>
          <table:table-cell office:value-type="float" office:value="-0.0190463152467389" calcext:value-type="float">
            <text:p>-0.019046315246739</text:p>
          </table:table-cell>
          <table:table-cell office:value-type="float" office:value="-0.0190636334347056" calcext:value-type="float">
            <text:p>-0.019063633434706</text:p>
          </table:table-cell>
          <table:table-cell office:value-type="float" office:value="-0.0190446229951503" calcext:value-type="float">
            <text:p>-0.01904462299515</text:p>
          </table:table-cell>
          <table:table-cell office:value-type="float" office:value="-0.0190439268575246" calcext:value-type="float">
            <text:p>-0.019043926857525</text:p>
          </table:table-cell>
          <table:table-cell office:value-type="float" office:value="-0.019038678772251" calcext:value-type="float">
            <text:p>-0.019038678772251</text:p>
          </table:table-cell>
          <table:table-cell office:value-type="float" office:value="-0.0190519256447736" calcext:value-type="float">
            <text:p>-0.019051925644774</text:p>
          </table:table-cell>
          <table:table-cell office:value-type="float" office:value="-0.0190315310721037" calcext:value-type="float">
            <text:p>-0.019031531072104</text:p>
          </table:table-cell>
          <table:table-cell office:value-type="float" office:value="-0.0190582886277374" calcext:value-type="float">
            <text:p>-0.019058288627737</text:p>
          </table:table-cell>
          <table:table-cell office:value-type="float" office:value="-0.0190828717361656" calcext:value-type="float">
            <text:p>-0.019082871736166</text:p>
          </table:table-cell>
          <table:table-cell office:value-type="float" office:value="-0.0190519790877812" calcext:value-type="float">
            <text:p>-0.019051979087781</text:p>
          </table:table-cell>
          <table:table-cell office:value-type="float" office:value="-0.0190378672566004" calcext:value-type="float">
            <text:p>-0.0190378672566</text:p>
          </table:table-cell>
          <table:table-cell office:value-type="float" office:value="-0.0190606328213611" calcext:value-type="float">
            <text:p>-0.019060632821361</text:p>
          </table:table-cell>
          <table:table-cell office:value-type="float" office:value="-0.0190512843748318" calcext:value-type="float">
            <text:p>-0.019051284374832</text:p>
          </table:table-cell>
          <table:table-cell office:value-type="float" office:value="-0.0190360917898656" calcext:value-type="float">
            <text:p>-0.019036091789866</text:p>
          </table:table-cell>
          <table:table-cell office:value-type="float" office:value="-0.0190440875132529" calcext:value-type="float">
            <text:p>-0.019044087513253</text:p>
          </table:table-cell>
          <table:table-cell office:value-type="float" office:value="-0.0190470669610355" calcext:value-type="float">
            <text:p>-0.019047066961036</text:p>
          </table:table-cell>
          <table:table-cell office:value-type="float" office:value="-0.0190532233591891" calcext:value-type="float">
            <text:p>-0.019053223359189</text:p>
          </table:table-cell>
          <table:table-cell office:value-type="float" office:value="-0.0190557535334878" calcext:value-type="float">
            <text:p>-0.019055753533488</text:p>
          </table:table-cell>
          <table:table-cell office:value-type="float" office:value="-0.0190400270348118" calcext:value-type="float">
            <text:p>-0.019040027034812</text:p>
          </table:table-cell>
          <table:table-cell office:value-type="float" office:value="-0.0190589140153965" calcext:value-type="float">
            <text:p>-0.019058914015397</text:p>
          </table:table-cell>
          <table:table-cell office:value-type="float" office:value="-0.0190399070063905" calcext:value-type="float">
            <text:p>-0.019039907006391</text:p>
          </table:table-cell>
          <table:table-cell office:value-type="float" office:value="-0.0190397875603157" calcext:value-type="float">
            <text:p>-0.019039787560316</text:p>
          </table:table-cell>
          <table:table-cell office:value-type="float" office:value="-0.0190382102849135" calcext:value-type="float">
            <text:p>-0.019038210284914</text:p>
          </table:table-cell>
          <table:table-cell office:value-type="float" office:value="-0.019083943330035" calcext:value-type="float">
            <text:p>-0.019083943330035</text:p>
          </table:table-cell>
          <table:table-cell office:value-type="float" office:value="-0.0190536719056849" calcext:value-type="float">
            <text:p>-0.019053671905685</text:p>
          </table:table-cell>
          <table:table-cell office:value-type="float" office:value="-0.019034770064397" calcext:value-type="float">
            <text:p>-0.019034770064397</text:p>
          </table:table-cell>
          <table:table-cell office:value-type="float" office:value="-0.0190556228401581" calcext:value-type="float">
            <text:p>-0.019055622840158</text:p>
          </table:table-cell>
          <table:table-cell office:value-type="float" office:value="-0.0190568693163456" calcext:value-type="float">
            <text:p>-0.019056869316346</text:p>
          </table:table-cell>
          <table:table-cell office:value-type="float" office:value="-0.0190542672107767" calcext:value-type="float">
            <text:p>-0.019054267210777</text:p>
          </table:table-cell>
          <table:table-cell office:value-type="float" office:value="-0.019055836040095" calcext:value-type="float">
            <text:p>-0.019055836040095</text:p>
          </table:table-cell>
          <table:table-cell office:value-type="float" office:value="-0.0190500007289836" calcext:value-type="float">
            <text:p>-0.019050000728984</text:p>
          </table:table-cell>
          <table:table-cell office:value-type="float" office:value="-0.0190420024435454" calcext:value-type="float">
            <text:p>-0.019042002443545</text:p>
          </table:table-cell>
          <table:table-cell office:value-type="float" office:value="-0.0190424730439494" calcext:value-type="float">
            <text:p>-0.019042473043949</text:p>
          </table:table-cell>
          <table:table-cell office:value-type="float" office:value="-0.0190650423568924" calcext:value-type="float">
            <text:p>-0.019065042356892</text:p>
          </table:table-cell>
          <table:table-cell office:value-type="float" office:value="-0.0190464572860009" calcext:value-type="float">
            <text:p>-0.019046457286001</text:p>
          </table:table-cell>
          <table:table-cell office:value-type="float" office:value="-0.0190767128644212" calcext:value-type="float">
            <text:p>-0.019076712864421</text:p>
          </table:table-cell>
          <table:table-cell office:value-type="float" office:value="-0.0190722190750704" calcext:value-type="float">
            <text:p>-0.01907221907507</text:p>
          </table:table-cell>
          <table:table-cell office:value-type="float" office:value="-0.0190730996680999" calcext:value-type="float">
            <text:p>-0.0190730996681</text:p>
          </table:table-cell>
          <table:table-cell office:value-type="float" office:value="-0.0190558202379743" calcext:value-type="float">
            <text:p>-0.019055820237974</text:p>
          </table:table-cell>
          <table:table-cell office:value-type="float" office:value="-0.0190784752426007" calcext:value-type="float">
            <text:p>-0.019078475242601</text:p>
          </table:table-cell>
          <table:table-cell office:value-type="float" office:value="-0.0190436054152791" calcext:value-type="float">
            <text:p>-0.019043605415279</text:p>
          </table:table-cell>
          <table:table-cell office:value-type="float" office:value="-0.0190593020531611" calcext:value-type="float">
            <text:p>-0.019059302053161</text:p>
          </table:table-cell>
          <table:table-cell office:value-type="float" office:value="-0.0190601214281783" calcext:value-type="float">
            <text:p>-0.019060121428178</text:p>
          </table:table-cell>
          <table:table-cell office:value-type="float" office:value="-0.0190676525328341" calcext:value-type="float">
            <text:p>-0.019067652532834</text:p>
          </table:table-cell>
          <table:table-cell office:value-type="float" office:value="-0.0190704485742272" calcext:value-type="float">
            <text:p>-0.019070448574227</text:p>
          </table:table-cell>
          <table:table-cell office:value-type="float" office:value="-0.0190565306421961" calcext:value-type="float">
            <text:p>-0.019056530642196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54206414576129" calcext:value-type="float">
            <text:p>0.554206414576129</text:p>
          </table:table-cell>
          <table:table-cell office:value-type="float" office:value="0.554364702999033" calcext:value-type="float">
            <text:p>0.554364702999033</text:p>
          </table:table-cell>
          <table:table-cell office:value-type="float" office:value="0.553749427308784" calcext:value-type="float">
            <text:p>0.553749427308784</text:p>
          </table:table-cell>
          <table:table-cell office:value-type="float" office:value="0.553580143586586" calcext:value-type="float">
            <text:p>0.553580143586586</text:p>
          </table:table-cell>
          <table:table-cell office:value-type="float" office:value="0.554720020567586" calcext:value-type="float">
            <text:p>0.554720020567586</text:p>
          </table:table-cell>
          <table:table-cell office:value-type="float" office:value="0.553728519416737" calcext:value-type="float">
            <text:p>0.553728519416737</text:p>
          </table:table-cell>
          <table:table-cell office:value-type="float" office:value="0.554310220371477" calcext:value-type="float">
            <text:p>0.554310220371477</text:p>
          </table:table-cell>
          <table:table-cell office:value-type="float" office:value="0.55450780414815" calcext:value-type="float">
            <text:p>0.55450780414815</text:p>
          </table:table-cell>
          <table:table-cell office:value-type="float" office:value="0.554644380349664" calcext:value-type="float">
            <text:p>0.554644380349664</text:p>
          </table:table-cell>
          <table:table-cell office:value-type="float" office:value="0.554762824266244" calcext:value-type="float">
            <text:p>0.554762824266244</text:p>
          </table:table-cell>
          <table:table-cell office:value-type="float" office:value="0.554009978721894" calcext:value-type="float">
            <text:p>0.554009978721894</text:p>
          </table:table-cell>
          <table:table-cell office:value-type="float" office:value="0.553897258619592" calcext:value-type="float">
            <text:p>0.553897258619592</text:p>
          </table:table-cell>
          <table:table-cell office:value-type="float" office:value="0.553709609507377" calcext:value-type="float">
            <text:p>0.553709609507377</text:p>
          </table:table-cell>
          <table:table-cell office:value-type="float" office:value="0.554220136294696" calcext:value-type="float">
            <text:p>0.554220136294696</text:p>
          </table:table-cell>
          <table:table-cell office:value-type="float" office:value="0.554075155023098" calcext:value-type="float">
            <text:p>0.554075155023098</text:p>
          </table:table-cell>
          <table:table-cell office:value-type="float" office:value="0.554027121888211" calcext:value-type="float">
            <text:p>0.554027121888211</text:p>
          </table:table-cell>
          <table:table-cell office:value-type="float" office:value="0.553833564269157" calcext:value-type="float">
            <text:p>0.553833564269157</text:p>
          </table:table-cell>
          <table:table-cell office:value-type="float" office:value="0.554421334018484" calcext:value-type="float">
            <text:p>0.554421334018484</text:p>
          </table:table-cell>
          <table:table-cell office:value-type="float" office:value="0.554051019881447" calcext:value-type="float">
            <text:p>0.554051019881447</text:p>
          </table:table-cell>
          <table:table-cell office:value-type="float" office:value="0.554499853950238" calcext:value-type="float">
            <text:p>0.554499853950238</text:p>
          </table:table-cell>
          <table:table-cell office:value-type="float" office:value="0.554136846753486" calcext:value-type="float">
            <text:p>0.554136846753486</text:p>
          </table:table-cell>
          <table:table-cell office:value-type="float" office:value="0.55289277410942" calcext:value-type="float">
            <text:p>0.55289277410942</text:p>
          </table:table-cell>
          <table:table-cell office:value-type="float" office:value="0.553879558005586" calcext:value-type="float">
            <text:p>0.553879558005586</text:p>
          </table:table-cell>
          <table:table-cell office:value-type="float" office:value="0.55412040333067" calcext:value-type="float">
            <text:p>0.55412040333067</text:p>
          </table:table-cell>
          <table:table-cell office:value-type="float" office:value="0.553910459994198" calcext:value-type="float">
            <text:p>0.553910459994198</text:p>
          </table:table-cell>
          <table:table-cell office:value-type="float" office:value="0.55474294478748" calcext:value-type="float">
            <text:p>0.55474294478748</text:p>
          </table:table-cell>
          <table:table-cell office:value-type="float" office:value="0.553571404294602" calcext:value-type="float">
            <text:p>0.553571404294602</text:p>
          </table:table-cell>
          <table:table-cell office:value-type="float" office:value="0.554034774364394" calcext:value-type="float">
            <text:p>0.554034774364394</text:p>
          </table:table-cell>
          <table:table-cell office:value-type="float" office:value="0.554070952494038" calcext:value-type="float">
            <text:p>0.554070952494038</text:p>
          </table:table-cell>
          <table:table-cell office:value-type="float" office:value="0.553851134544201" calcext:value-type="float">
            <text:p>0.553851134544201</text:p>
          </table:table-cell>
          <table:table-cell office:value-type="float" office:value="0.55413458595294" calcext:value-type="float">
            <text:p>0.55413458595294</text:p>
          </table:table-cell>
          <table:table-cell office:value-type="float" office:value="0.553887204029378" calcext:value-type="float">
            <text:p>0.553887204029378</text:p>
          </table:table-cell>
          <table:table-cell office:value-type="float" office:value="0.554307490197562" calcext:value-type="float">
            <text:p>0.554307490197562</text:p>
          </table:table-cell>
          <table:table-cell office:value-type="float" office:value="0.554338789241978" calcext:value-type="float">
            <text:p>0.554338789241978</text:p>
          </table:table-cell>
          <table:table-cell office:value-type="float" office:value="0.554374590628045" calcext:value-type="float">
            <text:p>0.554374590628045</text:p>
          </table:table-cell>
          <table:table-cell office:value-type="float" office:value="0.554498256763438" calcext:value-type="float">
            <text:p>0.554498256763438</text:p>
          </table:table-cell>
          <table:table-cell office:value-type="float" office:value="0.554036664349131" calcext:value-type="float">
            <text:p>0.554036664349131</text:p>
          </table:table-cell>
          <table:table-cell office:value-type="float" office:value="0.55307725575092" calcext:value-type="float">
            <text:p>0.55307725575092</text:p>
          </table:table-cell>
          <table:table-cell office:value-type="float" office:value="0.554060267985642" calcext:value-type="float">
            <text:p>0.554060267985642</text:p>
          </table:table-cell>
          <table:table-cell office:value-type="float" office:value="0.55492206231771" calcext:value-type="float">
            <text:p>0.55492206231771</text:p>
          </table:table-cell>
          <table:table-cell office:value-type="float" office:value="0.555884230297366" calcext:value-type="float">
            <text:p>0.555884230297366</text:p>
          </table:table-cell>
          <table:table-cell office:value-type="float" office:value="0.554651193947243" calcext:value-type="float">
            <text:p>0.554651193947243</text:p>
          </table:table-cell>
          <table:table-cell office:value-type="float" office:value="0.54822397504505" calcext:value-type="float">
            <text:p>0.54822397504505</text:p>
          </table:table-cell>
          <table:table-cell office:value-type="float" office:value="0.535840950207194" calcext:value-type="float">
            <text:p>0.535840950207194</text:p>
          </table:table-cell>
          <table:table-cell office:value-type="float" office:value="0.551333545735833" calcext:value-type="float">
            <text:p>0.551333545735833</text:p>
          </table:table-cell>
          <table:table-cell office:value-type="float" office:value="0.563428259762298" calcext:value-type="float">
            <text:p>0.563428259762298</text:p>
          </table:table-cell>
          <table:table-cell office:value-type="float" office:value="0.598288623510149" calcext:value-type="float">
            <text:p>0.598288623510149</text:p>
          </table:table-cell>
          <table:table-cell office:value-type="float" office:value="0.60942275257271" calcext:value-type="float">
            <text:p>0.60942275257271</text:p>
          </table:table-cell>
          <table:table-cell office:value-type="float" office:value="0.617005071864179" calcext:value-type="float">
            <text:p>0.617005071864179</text:p>
          </table:table-cell>
          <table:table-cell office:value-type="float" office:value="0.617505192539476" calcext:value-type="float">
            <text:p>0.617505192539476</text:p>
          </table:table-cell>
          <table:table-cell office:value-type="float" office:value="0.621245492499042" calcext:value-type="float">
            <text:p>0.621245492499042</text:p>
          </table:table-cell>
          <table:table-cell office:value-type="float" office:value="0.606113383234266" calcext:value-type="float">
            <text:p>0.606113383234266</text:p>
          </table:table-cell>
          <table:table-cell office:value-type="float" office:value="0.602089803853084" calcext:value-type="float">
            <text:p>0.602089803853084</text:p>
          </table:table-cell>
          <table:table-cell office:value-type="float" office:value="0.585511016162783" calcext:value-type="float">
            <text:p>0.585511016162783</text:p>
          </table:table-cell>
          <table:table-cell office:value-type="float" office:value="0.568213051754316" calcext:value-type="float">
            <text:p>0.568213051754316</text:p>
          </table:table-cell>
          <table:table-cell office:value-type="float" office:value="0.570632350576173" calcext:value-type="float">
            <text:p>0.570632350576173</text:p>
          </table:table-cell>
          <table:table-cell office:value-type="float" office:value="0.649348896324988" calcext:value-type="float">
            <text:p>0.649348896324988</text:p>
          </table:table-cell>
          <table:table-cell office:value-type="float" office:value="0.632485530199298" calcext:value-type="float">
            <text:p>0.632485530199298</text:p>
          </table:table-cell>
          <table:table-cell office:value-type="float" office:value="0.626989713303659" calcext:value-type="float">
            <text:p>0.626989713303659</text:p>
          </table:table-cell>
          <table:table-cell office:value-type="float" office:value="0.632897494397821" calcext:value-type="float">
            <text:p>0.632897494397821</text:p>
          </table:table-cell>
          <table:table-cell office:value-type="float" office:value="0.5695952900403" calcext:value-type="float">
            <text:p>0.5695952900403</text:p>
          </table:table-cell>
          <table:table-cell office:value-type="float" office:value="0.551187214321702" calcext:value-type="float">
            <text:p>0.551187214321702</text:p>
          </table:table-cell>
          <table:table-cell office:value-type="float" office:value="0.568677108711088" calcext:value-type="float">
            <text:p>0.568677108711088</text:p>
          </table:table-cell>
          <table:table-cell office:value-type="float" office:value="0.571339019802712" calcext:value-type="float">
            <text:p>0.571339019802712</text:p>
          </table:table-cell>
          <table:table-cell office:value-type="float" office:value="0.574810412171712" calcext:value-type="float">
            <text:p>0.574810412171712</text:p>
          </table:table-cell>
          <table:table-cell office:value-type="float" office:value="0.585604661273882" calcext:value-type="float">
            <text:p>0.585604661273882</text:p>
          </table:table-cell>
          <table:table-cell office:value-type="float" office:value="0.587016196297976" calcext:value-type="float">
            <text:p>0.587016196297976</text:p>
          </table:table-cell>
          <table:table-cell office:value-type="float" office:value="0.578341332136311" calcext:value-type="float">
            <text:p>0.578341332136311</text:p>
          </table:table-cell>
          <table:table-cell office:value-type="float" office:value="0.563983931588614" calcext:value-type="float">
            <text:p>0.563983931588614</text:p>
          </table:table-cell>
          <table:table-cell office:value-type="float" office:value="0.57639325678214" calcext:value-type="float">
            <text:p>0.57639325678214</text:p>
          </table:table-cell>
          <table:table-cell office:value-type="float" office:value="0.609439152758025" calcext:value-type="float">
            <text:p>0.609439152758025</text:p>
          </table:table-cell>
          <table:table-cell office:value-type="float" office:value="0.599403507411226" calcext:value-type="float">
            <text:p>0.599403507411226</text:p>
          </table:table-cell>
          <table:table-cell office:value-type="float" office:value="0.605788087685796" calcext:value-type="float">
            <text:p>0.605788087685796</text:p>
          </table:table-cell>
          <table:table-cell office:value-type="float" office:value="0.608731458086769" calcext:value-type="float">
            <text:p>0.608731458086769</text:p>
          </table:table-cell>
          <table:table-cell office:value-type="float" office:value="0.605212083424613" calcext:value-type="float">
            <text:p>0.605212083424613</text:p>
          </table:table-cell>
          <table:table-cell office:value-type="float" office:value="0.601446733697393" calcext:value-type="float">
            <text:p>0.601446733697393</text:p>
          </table:table-cell>
          <table:table-cell office:value-type="float" office:value="0.60472168894667" calcext:value-type="float">
            <text:p>0.60472168894667</text:p>
          </table:table-cell>
          <table:table-cell office:value-type="float" office:value="0.57914950841941" calcext:value-type="float">
            <text:p>0.57914950841941</text:p>
          </table:table-cell>
          <table:table-cell office:value-type="float" office:value="0.56744702260035" calcext:value-type="float">
            <text:p>0.56744702260035</text:p>
          </table:table-cell>
          <table:table-cell office:value-type="float" office:value="0.567969762197764" calcext:value-type="float">
            <text:p>0.567969762197764</text:p>
          </table:table-cell>
          <table:table-cell office:value-type="float" office:value="0.597563357926913" calcext:value-type="float">
            <text:p>0.597563357926913</text:p>
          </table:table-cell>
          <table:table-cell office:value-type="float" office:value="0.59599784289041" calcext:value-type="float">
            <text:p>0.59599784289041</text:p>
          </table:table-cell>
          <table:table-cell office:value-type="float" office:value="0.595767091764269" calcext:value-type="float">
            <text:p>0.595767091764269</text:p>
          </table:table-cell>
          <table:table-cell office:value-type="float" office:value="0.590468588507688" calcext:value-type="float">
            <text:p>0.590468588507688</text:p>
          </table:table-cell>
          <table:table-cell office:value-type="float" office:value="0.570535404547932" calcext:value-type="float">
            <text:p>0.570535404547932</text:p>
          </table:table-cell>
          <table:table-cell office:value-type="float" office:value="0.577303788650428" calcext:value-type="float">
            <text:p>0.577303788650428</text:p>
          </table:table-cell>
          <table:table-cell office:value-type="float" office:value="0.583259986730933" calcext:value-type="float">
            <text:p>0.583259986730933</text:p>
          </table:table-cell>
          <table:table-cell office:value-type="float" office:value="0.63102941722807" calcext:value-type="float">
            <text:p>0.63102941722807</text:p>
          </table:table-cell>
          <table:table-cell office:value-type="float" office:value="0.628348864102813" calcext:value-type="float">
            <text:p>0.628348864102813</text:p>
          </table:table-cell>
          <table:table-cell office:value-type="float" office:value="0.614433369587958" calcext:value-type="float">
            <text:p>0.614433369587958</text:p>
          </table:table-cell>
          <table:table-cell office:value-type="float" office:value="0.547455537603665" calcext:value-type="float">
            <text:p>0.547455537603665</text:p>
          </table:table-cell>
          <table:table-cell office:value-type="float" office:value="0.526669801430817" calcext:value-type="float">
            <text:p>0.526669801430817</text:p>
          </table:table-cell>
          <table:table-cell office:value-type="float" office:value="0.530283758031045" calcext:value-type="float">
            <text:p>0.530283758031045</text:p>
          </table:table-cell>
          <table:table-cell office:value-type="float" office:value="0.546818922335396" calcext:value-type="float">
            <text:p>0.546818922335396</text:p>
          </table:table-cell>
          <table:table-cell office:value-type="float" office:value="0.551534786378849" calcext:value-type="float">
            <text:p>0.551534786378849</text:p>
          </table:table-cell>
          <table:table-cell office:value-type="float" office:value="0.558966648865704" calcext:value-type="float">
            <text:p>0.558966648865704</text:p>
          </table:table-cell>
          <table:table-cell office:value-type="float" office:value="0.560388762371825" calcext:value-type="float">
            <text:p>0.560388762371825</text:p>
          </table:table-cell>
          <table:table-cell office:value-type="float" office:value="0.564864891630661" calcext:value-type="float">
            <text:p>0.564864891630661</text:p>
          </table:table-cell>
          <table:table-cell office:value-type="float" office:value="0.551523070095997" calcext:value-type="float">
            <text:p>0.551523070095997</text:p>
          </table:table-cell>
          <table:table-cell office:value-type="float" office:value="0.533958705814552" calcext:value-type="float">
            <text:p>0.533958705814552</text:p>
          </table:table-cell>
          <table:table-cell office:value-type="float" office:value="0.599709946985747" calcext:value-type="float">
            <text:p>0.599709946985747</text:p>
          </table:table-cell>
          <table:table-cell office:value-type="float" office:value="0.600815431818643" calcext:value-type="float">
            <text:p>0.600815431818643</text:p>
          </table:table-cell>
          <table:table-cell office:value-type="float" office:value="0.607760312003189" calcext:value-type="float">
            <text:p>0.607760312003189</text:p>
          </table:table-cell>
          <table:table-cell office:value-type="float" office:value="0.606587239034585" calcext:value-type="float">
            <text:p>0.606587239034585</text:p>
          </table:table-cell>
          <table:table-cell office:value-type="float" office:value="0.604953499977011" calcext:value-type="float">
            <text:p>0.604953499977011</text:p>
          </table:table-cell>
          <table:table-cell office:value-type="float" office:value="0.6053681269654" calcext:value-type="float">
            <text:p>0.6053681269654</text:p>
          </table:table-cell>
          <table:table-cell office:value-type="float" office:value="0.601789547695582" calcext:value-type="float">
            <text:p>0.601789547695582</text:p>
          </table:table-cell>
          <table:table-cell office:value-type="float" office:value="0.602870167195334" calcext:value-type="float">
            <text:p>0.602870167195334</text:p>
          </table:table-cell>
          <table:table-cell office:value-type="float" office:value="0.606723166282037" calcext:value-type="float">
            <text:p>0.606723166282037</text:p>
          </table:table-cell>
          <table:table-cell office:value-type="float" office:value="0.60043714811109" calcext:value-type="float">
            <text:p>0.60043714811109</text:p>
          </table:table-cell>
          <table:table-cell office:value-type="float" office:value="0.594092708388841" calcext:value-type="float">
            <text:p>0.594092708388841</text:p>
          </table:table-cell>
          <table:table-cell office:value-type="float" office:value="0.576541945516852" calcext:value-type="float">
            <text:p>0.576541945516852</text:p>
          </table:table-cell>
          <table:table-cell office:value-type="float" office:value="0.574813642712969" calcext:value-type="float">
            <text:p>0.574813642712969</text:p>
          </table:table-cell>
          <table:table-cell office:value-type="float" office:value="0.553765288016276" calcext:value-type="float">
            <text:p>0.553765288016276</text:p>
          </table:table-cell>
          <table:table-cell office:value-type="float" office:value="0.613662459968858" calcext:value-type="float">
            <text:p>0.613662459968858</text:p>
          </table:table-cell>
          <table:table-cell office:value-type="float" office:value="0.606187987261597" calcext:value-type="float">
            <text:p>0.606187987261597</text:p>
          </table:table-cell>
          <table:table-cell office:value-type="float" office:value="0.601805148297218" calcext:value-type="float">
            <text:p>0.601805148297218</text:p>
          </table:table-cell>
          <table:table-cell office:value-type="float" office:value="0.599091127329946" calcext:value-type="float">
            <text:p>0.599091127329946</text:p>
          </table:table-cell>
          <table:table-cell office:value-type="float" office:value="0.567683096223153" calcext:value-type="float">
            <text:p>0.567683096223153</text:p>
          </table:table-cell>
          <table:table-cell office:value-type="float" office:value="0.53583279201794" calcext:value-type="float">
            <text:p>0.53583279201794</text:p>
          </table:table-cell>
          <table:table-cell office:value-type="float" office:value="0.526890412256077" calcext:value-type="float">
            <text:p>0.526890412256077</text:p>
          </table:table-cell>
          <table:table-cell office:value-type="float" office:value="0.50990813541572" calcext:value-type="float">
            <text:p>0.50990813541572</text:p>
          </table:table-cell>
          <table:table-cell office:value-type="float" office:value="0.512314180450436" calcext:value-type="float">
            <text:p>0.512314180450436</text:p>
          </table:table-cell>
          <table:table-cell office:value-type="float" office:value="0.519929492112313" calcext:value-type="float">
            <text:p>0.519929492112313</text:p>
          </table:table-cell>
          <table:table-cell office:value-type="float" office:value="0.5268466623615" calcext:value-type="float">
            <text:p>0.5268466623615</text:p>
          </table:table-cell>
          <table:table-cell office:value-type="float" office:value="0.547660529556716" calcext:value-type="float">
            <text:p>0.547660529556716</text:p>
          </table:table-cell>
          <table:table-cell office:value-type="float" office:value="0.561459050844481" calcext:value-type="float">
            <text:p>0.561459050844481</text:p>
          </table:table-cell>
          <table:table-cell office:value-type="float" office:value="0.559197691971959" calcext:value-type="float">
            <text:p>0.559197691971959</text:p>
          </table:table-cell>
          <table:table-cell office:value-type="float" office:value="0.563912961510398" calcext:value-type="float">
            <text:p>0.563912961510398</text:p>
          </table:table-cell>
          <table:table-cell office:value-type="float" office:value="0.563199856722496" calcext:value-type="float">
            <text:p>0.563199856722496</text:p>
          </table:table-cell>
          <table:table-cell office:value-type="float" office:value="0.557523953805367" calcext:value-type="float">
            <text:p>0.557523953805367</text:p>
          </table:table-cell>
          <table:table-cell office:value-type="float" office:value="0.538967197305274" calcext:value-type="float">
            <text:p>0.538967197305274</text:p>
          </table:table-cell>
          <table:table-cell office:value-type="float" office:value="0.527689851572519" calcext:value-type="float">
            <text:p>0.527689851572519</text:p>
          </table:table-cell>
          <table:table-cell office:value-type="float" office:value="0.547976708821648" calcext:value-type="float">
            <text:p>0.547976708821648</text:p>
          </table:table-cell>
          <table:table-cell office:value-type="float" office:value="0.575580028352657" calcext:value-type="float">
            <text:p>0.575580028352657</text:p>
          </table:table-cell>
          <table:table-cell office:value-type="float" office:value="0.580936668199039" calcext:value-type="float">
            <text:p>0.580936668199039</text:p>
          </table:table-cell>
          <table:table-cell office:value-type="float" office:value="0.585433622030867" calcext:value-type="float">
            <text:p>0.585433622030867</text:p>
          </table:table-cell>
          <table:table-cell office:value-type="float" office:value="0.591226309240634" calcext:value-type="float">
            <text:p>0.591226309240634</text:p>
          </table:table-cell>
          <table:table-cell office:value-type="float" office:value="0.595067623660109" calcext:value-type="float">
            <text:p>0.595067623660109</text:p>
          </table:table-cell>
          <table:table-cell office:value-type="float" office:value="0.59353614093994" calcext:value-type="float">
            <text:p>0.59353614093994</text:p>
          </table:table-cell>
          <table:table-cell office:value-type="float" office:value="0.588067305136917" calcext:value-type="float">
            <text:p>0.588067305136917</text:p>
          </table:table-cell>
          <table:table-cell office:value-type="float" office:value="0.59191537686002" calcext:value-type="float">
            <text:p>0.59191537686002</text:p>
          </table:table-cell>
          <table:table-cell office:value-type="float" office:value="0.582654185784423" calcext:value-type="float">
            <text:p>0.582654185784423</text:p>
          </table:table-cell>
          <table:table-cell office:value-type="float" office:value="0.574674129480537" calcext:value-type="float">
            <text:p>0.574674129480537</text:p>
          </table:table-cell>
          <table:table-cell office:value-type="float" office:value="0.577182864668363" calcext:value-type="float">
            <text:p>0.577182864668363</text:p>
          </table:table-cell>
          <table:table-cell office:value-type="float" office:value="0.570940565061202" calcext:value-type="float">
            <text:p>0.570940565061202</text:p>
          </table:table-cell>
          <table:table-cell office:value-type="float" office:value="0.550271049176604" calcext:value-type="float">
            <text:p>0.550271049176604</text:p>
          </table:table-cell>
          <table:table-cell office:value-type="float" office:value="0.546568240551311" calcext:value-type="float">
            <text:p>0.546568240551311</text:p>
          </table:table-cell>
          <table:table-cell office:value-type="float" office:value="0.55137197182826" calcext:value-type="float">
            <text:p>0.55137197182826</text:p>
          </table:table-cell>
          <table:table-cell office:value-type="float" office:value="0.594038516130075" calcext:value-type="float">
            <text:p>0.594038516130075</text:p>
          </table:table-cell>
          <table:table-cell office:value-type="float" office:value="0.615912115119119" calcext:value-type="float">
            <text:p>0.615912115119119</text:p>
          </table:table-cell>
          <table:table-cell office:value-type="float" office:value="0.614759493073869" calcext:value-type="float">
            <text:p>0.614759493073869</text:p>
          </table:table-cell>
          <table:table-cell office:value-type="float" office:value="0.608188391694197" calcext:value-type="float">
            <text:p>0.608188391694197</text:p>
          </table:table-cell>
          <table:table-cell office:value-type="float" office:value="0.593985322016074" calcext:value-type="float">
            <text:p>0.593985322016074</text:p>
          </table:table-cell>
          <table:table-cell office:value-type="float" office:value="0.565830965433639" calcext:value-type="float">
            <text:p>0.565830965433639</text:p>
          </table:table-cell>
          <table:table-cell office:value-type="float" office:value="0.535704907201753" calcext:value-type="float">
            <text:p>0.535704907201753</text:p>
          </table:table-cell>
          <table:table-cell office:value-type="float" office:value="0.540463926862567" calcext:value-type="float">
            <text:p>0.540463926862567</text:p>
          </table:table-cell>
          <table:table-cell office:value-type="float" office:value="0.524942459312686" calcext:value-type="float">
            <text:p>0.524942459312686</text:p>
          </table:table-cell>
          <table:table-cell office:value-type="float" office:value="0.522365411303239" calcext:value-type="float">
            <text:p>0.522365411303239</text:p>
          </table:table-cell>
          <table:table-cell office:value-type="float" office:value="0.533578158187629" calcext:value-type="float">
            <text:p>0.533578158187629</text:p>
          </table:table-cell>
          <table:table-cell office:value-type="float" office:value="0.537839381269615" calcext:value-type="float">
            <text:p>0.537839381269615</text:p>
          </table:table-cell>
          <table:table-cell office:value-type="float" office:value="0.565985836735169" calcext:value-type="float">
            <text:p>0.565985836735169</text:p>
          </table:table-cell>
          <table:table-cell office:value-type="float" office:value="0.581126797348314" calcext:value-type="float">
            <text:p>0.581126797348314</text:p>
          </table:table-cell>
          <table:table-cell office:value-type="float" office:value="0.584573746991927" calcext:value-type="float">
            <text:p>0.584573746991927</text:p>
          </table:table-cell>
          <table:table-cell office:value-type="float" office:value="0.573772942180915" calcext:value-type="float">
            <text:p>0.573772942180915</text:p>
          </table:table-cell>
          <table:table-cell office:value-type="float" office:value="0.558535466652288" calcext:value-type="float">
            <text:p>0.558535466652288</text:p>
          </table:table-cell>
          <table:table-cell office:value-type="float" office:value="0.542132884227754" calcext:value-type="float">
            <text:p>0.542132884227754</text:p>
          </table:table-cell>
          <table:table-cell office:value-type="float" office:value="0.574995064170253" calcext:value-type="float">
            <text:p>0.574995064170253</text:p>
          </table:table-cell>
          <table:table-cell office:value-type="float" office:value="0.587957612362815" calcext:value-type="float">
            <text:p>0.587957612362815</text:p>
          </table:table-cell>
          <table:table-cell office:value-type="float" office:value="0.560608878621058" calcext:value-type="float">
            <text:p>0.560608878621058</text:p>
          </table:table-cell>
          <table:table-cell office:value-type="float" office:value="0.553637503532589" calcext:value-type="float">
            <text:p>0.553637503532589</text:p>
          </table:table-cell>
          <table:table-cell office:value-type="float" office:value="0.553027312959885" calcext:value-type="float">
            <text:p>0.553027312959885</text:p>
          </table:table-cell>
          <table:table-cell office:value-type="float" office:value="0.555686479436674" calcext:value-type="float">
            <text:p>0.555686479436674</text:p>
          </table:table-cell>
          <table:table-cell office:value-type="float" office:value="0.596523510125009" calcext:value-type="float">
            <text:p>0.596523510125009</text:p>
          </table:table-cell>
          <table:table-cell office:value-type="float" office:value="0.600778527714755" calcext:value-type="float">
            <text:p>0.600778527714755</text:p>
          </table:table-cell>
          <table:table-cell office:value-type="float" office:value="0.571737625698613" calcext:value-type="float">
            <text:p>0.571737625698613</text:p>
          </table:table-cell>
          <table:table-cell office:value-type="float" office:value="0.563245944801249" calcext:value-type="float">
            <text:p>0.563245944801249</text:p>
          </table:table-cell>
          <table:table-cell office:value-type="float" office:value="0.564322791646842" calcext:value-type="float">
            <text:p>0.564322791646842</text:p>
          </table:table-cell>
          <table:table-cell office:value-type="float" office:value="0.540563640731049" calcext:value-type="float">
            <text:p>0.540563640731049</text:p>
          </table:table-cell>
          <table:table-cell office:value-type="float" office:value="0.533030751095946" calcext:value-type="float">
            <text:p>0.533030751095946</text:p>
          </table:table-cell>
          <table:table-cell office:value-type="float" office:value="0.489171084314673" calcext:value-type="float">
            <text:p>0.489171084314673</text:p>
          </table:table-cell>
          <table:table-cell office:value-type="float" office:value="0.495542575353164" calcext:value-type="float">
            <text:p>0.495542575353164</text:p>
          </table:table-cell>
          <table:table-cell office:value-type="float" office:value="0.513196230836226" calcext:value-type="float">
            <text:p>0.513196230836226</text:p>
          </table:table-cell>
          <table:table-cell office:value-type="float" office:value="0.516357506966201" calcext:value-type="float">
            <text:p>0.516357506966201</text:p>
          </table:table-cell>
          <table:table-cell office:value-type="float" office:value="0.503739180647578" calcext:value-type="float">
            <text:p>0.503739180647578</text:p>
          </table:table-cell>
          <table:table-cell office:value-type="float" office:value="0.492814432365505" calcext:value-type="float">
            <text:p>0.492814432365505</text:p>
          </table:table-cell>
          <table:table-cell office:value-type="float" office:value="0.481677657498968" calcext:value-type="float">
            <text:p>0.481677657498968</text:p>
          </table:table-cell>
          <table:table-cell office:value-type="float" office:value="0.477833999680908" calcext:value-type="float">
            <text:p>0.477833999680908</text:p>
          </table:table-cell>
          <table:table-cell office:value-type="float" office:value="0.570130403546909" calcext:value-type="float">
            <text:p>0.570130403546909</text:p>
          </table:table-cell>
          <table:table-cell office:value-type="float" office:value="0.56909144794568" calcext:value-type="float">
            <text:p>0.56909144794568</text:p>
          </table:table-cell>
          <table:table-cell office:value-type="float" office:value="0.573851619891659" calcext:value-type="float">
            <text:p>0.573851619891659</text:p>
          </table:table-cell>
          <table:table-cell office:value-type="float" office:value="0.553238022860851" calcext:value-type="float">
            <text:p>0.553238022860851</text:p>
          </table:table-cell>
          <table:table-cell office:value-type="float" office:value="0.515079564176449" calcext:value-type="float">
            <text:p>0.515079564176449</text:p>
          </table:table-cell>
          <table:table-cell office:value-type="float" office:value="0.49915394139501" calcext:value-type="float">
            <text:p>0.49915394139501</text:p>
          </table:table-cell>
          <table:table-cell office:value-type="float" office:value="0.49037233980428" calcext:value-type="float">
            <text:p>0.49037233980428</text:p>
          </table:table-cell>
          <table:table-cell office:value-type="float" office:value="0.481956534803001" calcext:value-type="float">
            <text:p>0.481956534803001</text:p>
          </table:table-cell>
          <table:table-cell office:value-type="float" office:value="0.497093513872242" calcext:value-type="float">
            <text:p>0.497093513872242</text:p>
          </table:table-cell>
          <table:table-cell office:value-type="float" office:value="0.516727239942403" calcext:value-type="float">
            <text:p>0.516727239942403</text:p>
          </table:table-cell>
          <table:table-cell office:value-type="float" office:value="0.527083009667386" calcext:value-type="float">
            <text:p>0.527083009667386</text:p>
          </table:table-cell>
          <table:table-cell office:value-type="float" office:value="0.529344849420207" calcext:value-type="float">
            <text:p>0.529344849420207</text:p>
          </table:table-cell>
          <table:table-cell office:value-type="float" office:value="0.526051280362267" calcext:value-type="float">
            <text:p>0.526051280362267</text:p>
          </table:table-cell>
          <table:table-cell office:value-type="float" office:value="0.527291016119702" calcext:value-type="float">
            <text:p>0.527291016119702</text:p>
          </table:table-cell>
          <table:table-cell office:value-type="float" office:value="0.529385507110735" calcext:value-type="float">
            <text:p>0.529385507110735</text:p>
          </table:table-cell>
          <table:table-cell office:value-type="float" office:value="0.528997638955126" calcext:value-type="float">
            <text:p>0.528997638955126</text:p>
          </table:table-cell>
          <table:table-cell office:value-type="float" office:value="0.5284891704559" calcext:value-type="float">
            <text:p>0.5284891704559</text:p>
          </table:table-cell>
          <table:table-cell office:value-type="float" office:value="0.530157901584781" calcext:value-type="float">
            <text:p>0.530157901584781</text:p>
          </table:table-cell>
          <table:table-cell office:value-type="float" office:value="0.530337358356023" calcext:value-type="float">
            <text:p>0.530337358356023</text:p>
          </table:table-cell>
          <table:table-cell office:value-type="float" office:value="0.528871813680255" calcext:value-type="float">
            <text:p>0.528871813680255</text:p>
          </table:table-cell>
          <table:table-cell office:value-type="float" office:value="0.527917224254873" calcext:value-type="float">
            <text:p>0.527917224254873</text:p>
          </table:table-cell>
          <table:table-cell office:value-type="float" office:value="0.529241130525357" calcext:value-type="float">
            <text:p>0.529241130525357</text:p>
          </table:table-cell>
          <table:table-cell office:value-type="float" office:value="0.527973798629886" calcext:value-type="float">
            <text:p>0.527973798629886</text:p>
          </table:table-cell>
          <table:table-cell office:value-type="float" office:value="0.528488565927694" calcext:value-type="float">
            <text:p>0.528488565927694</text:p>
          </table:table-cell>
          <table:table-cell office:value-type="float" office:value="0.529142217163072" calcext:value-type="float">
            <text:p>0.529142217163072</text:p>
          </table:table-cell>
          <table:table-cell office:value-type="float" office:value="0.527431548201766" calcext:value-type="float">
            <text:p>0.527431548201766</text:p>
          </table:table-cell>
          <table:table-cell office:value-type="float" office:value="0.526505157462221" calcext:value-type="float">
            <text:p>0.526505157462221</text:p>
          </table:table-cell>
          <table:table-cell office:value-type="float" office:value="0.527181201294585" calcext:value-type="float">
            <text:p>0.527181201294585</text:p>
          </table:table-cell>
          <table:table-cell office:value-type="float" office:value="0.527215260438746" calcext:value-type="float">
            <text:p>0.527215260438746</text:p>
          </table:table-cell>
          <table:table-cell office:value-type="float" office:value="0.526580411280526" calcext:value-type="float">
            <text:p>0.526580411280526</text:p>
          </table:table-cell>
          <table:table-cell office:value-type="float" office:value="0.526879139048216" calcext:value-type="float">
            <text:p>0.526879139048216</text:p>
          </table:table-cell>
          <table:table-cell office:value-type="float" office:value="0.526595862594574" calcext:value-type="float">
            <text:p>0.526595862594574</text:p>
          </table:table-cell>
          <table:table-cell office:value-type="float" office:value="0.526439906144435" calcext:value-type="float">
            <text:p>0.526439906144435</text:p>
          </table:table-cell>
          <table:table-cell office:value-type="float" office:value="0.527161549729193" calcext:value-type="float">
            <text:p>0.527161549729193</text:p>
          </table:table-cell>
          <table:table-cell office:value-type="float" office:value="0.526110738936653" calcext:value-type="float">
            <text:p>0.526110738936653</text:p>
          </table:table-cell>
          <table:table-cell office:value-type="float" office:value="0.527203026011643" calcext:value-type="float">
            <text:p>0.527203026011643</text:p>
          </table:table-cell>
          <table:table-cell office:value-type="float" office:value="0.525399002282877" calcext:value-type="float">
            <text:p>0.525399002282877</text:p>
          </table:table-cell>
          <table:table-cell office:value-type="float" office:value="0.526062522710048" calcext:value-type="float">
            <text:p>0.526062522710048</text:p>
          </table:table-cell>
          <table:table-cell office:value-type="float" office:value="0.525179836241707" calcext:value-type="float">
            <text:p>0.525179836241707</text:p>
          </table:table-cell>
          <table:table-cell office:value-type="float" office:value="0.526219403777332" calcext:value-type="float">
            <text:p>0.526219403777332</text:p>
          </table:table-cell>
          <table:table-cell office:value-type="float" office:value="0.527066452061361" calcext:value-type="float">
            <text:p>0.527066452061361</text:p>
          </table:table-cell>
          <table:table-cell office:value-type="float" office:value="0.526337176943075" calcext:value-type="float">
            <text:p>0.526337176943075</text:p>
          </table:table-cell>
          <table:table-cell office:value-type="float" office:value="0.526193918300007" calcext:value-type="float">
            <text:p>0.526193918300007</text:p>
          </table:table-cell>
          <table:table-cell office:value-type="float" office:value="0.525208178642826" calcext:value-type="float">
            <text:p>0.525208178642826</text:p>
          </table:table-cell>
          <table:table-cell office:value-type="float" office:value="0.525636894983566" calcext:value-type="float">
            <text:p>0.525636894983566</text:p>
          </table:table-cell>
          <table:table-cell office:value-type="float" office:value="0.525385713886599" calcext:value-type="float">
            <text:p>0.525385713886599</text:p>
          </table:table-cell>
          <table:table-cell office:value-type="float" office:value="0.526234294212418" calcext:value-type="float">
            <text:p>0.526234294212418</text:p>
          </table:table-cell>
          <table:table-cell office:value-type="float" office:value="0.526657967602401" calcext:value-type="float">
            <text:p>0.526657967602401</text:p>
          </table:table-cell>
          <table:table-cell office:value-type="float" office:value="0.5254708275889" calcext:value-type="float">
            <text:p>0.5254708275889</text:p>
          </table:table-cell>
          <table:table-cell office:value-type="float" office:value="0.526362898756522" calcext:value-type="float">
            <text:p>0.526362898756522</text:p>
          </table:table-cell>
          <table:table-cell office:value-type="float" office:value="0.52637213775057" calcext:value-type="float">
            <text:p>0.52637213775057</text:p>
          </table:table-cell>
          <table:table-cell office:value-type="float" office:value="0.527013727466507" calcext:value-type="float">
            <text:p>0.527013727466507</text:p>
          </table:table-cell>
          <table:table-cell office:value-type="float" office:value="0.5266446091202" calcext:value-type="float">
            <text:p>0.5266446091202</text:p>
          </table:table-cell>
          <table:table-cell office:value-type="float" office:value="0.527830562554158" calcext:value-type="float">
            <text:p>0.527830562554158</text:p>
          </table:table-cell>
          <table:table-cell office:value-type="float" office:value="0.526943658594994" calcext:value-type="float">
            <text:p>0.526943658594994</text:p>
          </table:table-cell>
          <table:table-cell office:value-type="float" office:value="0.527736080761391" calcext:value-type="float">
            <text:p>0.527736080761391</text:p>
          </table:table-cell>
          <table:table-cell office:value-type="float" office:value="0.527641750508471" calcext:value-type="float">
            <text:p>0.527641750508471</text:p>
          </table:table-cell>
          <table:table-cell office:value-type="float" office:value="0.52737602871015" calcext:value-type="float">
            <text:p>0.52737602871015</text:p>
          </table:table-cell>
          <table:table-cell office:value-type="float" office:value="0.5268171229429" calcext:value-type="float">
            <text:p>0.5268171229429</text:p>
          </table:table-cell>
          <table:table-cell office:value-type="float" office:value="0.526850123093038" calcext:value-type="float">
            <text:p>0.526850123093038</text:p>
          </table:table-cell>
          <table:table-cell office:value-type="float" office:value="0.527203670765004" calcext:value-type="float">
            <text:p>0.527203670765004</text:p>
          </table:table-cell>
          <table:table-cell office:value-type="float" office:value="0.527039801409644" calcext:value-type="float">
            <text:p>0.527039801409644</text:p>
          </table:table-cell>
          <table:table-cell office:value-type="float" office:value="0.52699085884187" calcext:value-type="float">
            <text:p>0.52699085884187</text:p>
          </table:table-cell>
          <table:table-cell office:value-type="float" office:value="0.52724120557685" calcext:value-type="float">
            <text:p>0.52724120557685</text:p>
          </table:table-cell>
          <table:table-cell office:value-type="float" office:value="0.527010698919258" calcext:value-type="float">
            <text:p>0.527010698919258</text:p>
          </table:table-cell>
          <table:table-cell office:value-type="float" office:value="0.526872393636635" calcext:value-type="float">
            <text:p>0.526872393636635</text:p>
          </table:table-cell>
          <table:table-cell office:value-type="float" office:value="0.526910585898925" calcext:value-type="float">
            <text:p>0.526910585898925</text:p>
          </table:table-cell>
          <table:table-cell office:value-type="float" office:value="0.526913608706059" calcext:value-type="float">
            <text:p>0.526913608706059</text:p>
          </table:table-cell>
          <table:table-cell office:value-type="float" office:value="0.526400770471441" calcext:value-type="float">
            <text:p>0.526400770471441</text:p>
          </table:table-cell>
          <table:table-cell office:value-type="float" office:value="0.527394975572525" calcext:value-type="float">
            <text:p>0.527394975572525</text:p>
          </table:table-cell>
          <table:table-cell office:value-type="float" office:value="0.526913074007579" calcext:value-type="float">
            <text:p>0.526913074007579</text:p>
          </table:table-cell>
          <table:table-cell office:value-type="float" office:value="0.526940477909375" calcext:value-type="float">
            <text:p>0.526940477909375</text:p>
          </table:table-cell>
          <table:table-cell office:value-type="float" office:value="0.527123325553134" calcext:value-type="float">
            <text:p>0.527123325553134</text:p>
          </table:table-cell>
          <table:table-cell office:value-type="float" office:value="0.526700315710435" calcext:value-type="float">
            <text:p>0.526700315710435</text:p>
          </table:table-cell>
          <table:table-cell office:value-type="float" office:value="0.527624572081611" calcext:value-type="float">
            <text:p>0.527624572081611</text:p>
          </table:table-cell>
          <table:table-cell office:value-type="float" office:value="0.526607062703791" calcext:value-type="float">
            <text:p>0.526607062703791</text:p>
          </table:table-cell>
          <table:table-cell office:value-type="float" office:value="0.526317172560589" calcext:value-type="float">
            <text:p>0.526317172560589</text:p>
          </table:table-cell>
          <table:table-cell office:value-type="float" office:value="0.526382061781982" calcext:value-type="float">
            <text:p>0.526382061781982</text:p>
          </table:table-cell>
          <table:table-cell office:value-type="float" office:value="0.527083293641932" calcext:value-type="float">
            <text:p>0.527083293641932</text:p>
          </table:table-cell>
          <table:table-cell office:value-type="float" office:value="0.52704594937369" calcext:value-type="float">
            <text:p>0.52704594937369</text:p>
          </table:table-cell>
          <table:table-cell office:value-type="float" office:value="0.527452596153934" calcext:value-type="float">
            <text:p>0.527452596153934</text:p>
          </table:table-cell>
          <table:table-cell office:value-type="float" office:value="0.526812187546385" calcext:value-type="float">
            <text:p>0.526812187546385</text:p>
          </table:table-cell>
          <table:table-cell office:value-type="float" office:value="0.526606612022954" calcext:value-type="float">
            <text:p>0.526606612022954</text:p>
          </table:table-cell>
          <table:table-cell office:value-type="float" office:value="0.526623322741412" calcext:value-type="float">
            <text:p>0.526623322741412</text:p>
          </table:table-cell>
          <table:table-cell office:value-type="float" office:value="0.527022452849168" calcext:value-type="float">
            <text:p>0.527022452849168</text:p>
          </table:table-cell>
          <table:table-cell office:value-type="float" office:value="0.526286613824277" calcext:value-type="float">
            <text:p>0.526286613824277</text:p>
          </table:table-cell>
          <table:table-cell office:value-type="float" office:value="0.526746026115401" calcext:value-type="float">
            <text:p>0.526746026115401</text:p>
          </table:table-cell>
          <table:table-cell office:value-type="float" office:value="0.526891066779476" calcext:value-type="float">
            <text:p>0.526891066779476</text:p>
          </table:table-cell>
          <table:table-cell office:value-type="float" office:value="0.526710951551075" calcext:value-type="float">
            <text:p>0.526710951551075</text:p>
          </table:table-cell>
          <table:table-cell office:value-type="float" office:value="0.527138170198844" calcext:value-type="float">
            <text:p>0.527138170198844</text:p>
          </table:table-cell>
          <table:table-cell office:value-type="float" office:value="0.526039581437982" calcext:value-type="float">
            <text:p>0.526039581437982</text:p>
          </table:table-cell>
          <table:table-cell office:value-type="float" office:value="0.526677801380123" calcext:value-type="float">
            <text:p>0.526677801380123</text:p>
          </table:table-cell>
          <table:table-cell office:value-type="float" office:value="0.527001157030077" calcext:value-type="float">
            <text:p>0.527001157030077</text:p>
          </table:table-cell>
          <table:table-cell office:value-type="float" office:value="0.52667287123938" calcext:value-type="float">
            <text:p>0.52667287123938</text:p>
          </table:table-cell>
          <table:table-cell office:value-type="float" office:value="0.526424040677372" calcext:value-type="float">
            <text:p>0.526424040677372</text:p>
          </table:table-cell>
          <table:table-cell office:value-type="float" office:value="0.526600810407758" calcext:value-type="float">
            <text:p>0.526600810407758</text:p>
          </table:table-cell>
          <table:table-cell office:value-type="float" office:value="0.527651830663156" calcext:value-type="float">
            <text:p>0.527651830663156</text:p>
          </table:table-cell>
          <table:table-cell office:value-type="float" office:value="0.526319148066751" calcext:value-type="float">
            <text:p>0.526319148066751</text:p>
          </table:table-cell>
          <table:table-cell office:value-type="float" office:value="0.526444137559272" calcext:value-type="float">
            <text:p>0.526444137559272</text:p>
          </table:table-cell>
          <table:table-cell office:value-type="float" office:value="0.526730846678742" calcext:value-type="float">
            <text:p>0.526730846678742</text:p>
          </table:table-cell>
          <table:table-cell office:value-type="float" office:value="0.526755567419523" calcext:value-type="float">
            <text:p>0.526755567419523</text:p>
          </table:table-cell>
          <table:table-cell office:value-type="float" office:value="0.526625357813401" calcext:value-type="float">
            <text:p>0.526625357813401</text:p>
          </table:table-cell>
          <table:table-cell office:value-type="float" office:value="0.526334832873976" calcext:value-type="float">
            <text:p>0.526334832873976</text:p>
          </table:table-cell>
          <table:table-cell office:value-type="float" office:value="0.526328531906163" calcext:value-type="float">
            <text:p>0.526328531906163</text:p>
          </table:table-cell>
          <table:table-cell office:value-type="float" office:value="0.526548933607986" calcext:value-type="float">
            <text:p>0.526548933607986</text:p>
          </table:table-cell>
          <table:table-cell office:value-type="float" office:value="0.526449303596857" calcext:value-type="float">
            <text:p>0.526449303596857</text:p>
          </table:table-cell>
          <table:table-cell office:value-type="float" office:value="0.526138976248725" calcext:value-type="float">
            <text:p>0.526138976248725</text:p>
          </table:table-cell>
          <table:table-cell office:value-type="float" office:value="0.526536013278324" calcext:value-type="float">
            <text:p>0.526536013278324</text:p>
          </table:table-cell>
          <table:table-cell office:value-type="float" office:value="0.526390789913107" calcext:value-type="float">
            <text:p>0.526390789913107</text:p>
          </table:table-cell>
          <table:table-cell office:value-type="float" office:value="0.526280927242724" calcext:value-type="float">
            <text:p>0.526280927242724</text:p>
          </table:table-cell>
          <table:table-cell office:value-type="float" office:value="0.526235303108309" calcext:value-type="float">
            <text:p>0.526235303108309</text:p>
          </table:table-cell>
          <table:table-cell office:value-type="float" office:value="0.526883000288221" calcext:value-type="float">
            <text:p>0.526883000288221</text:p>
          </table:table-cell>
          <table:table-cell office:value-type="float" office:value="0.526170572964867" calcext:value-type="float">
            <text:p>0.526170572964867</text:p>
          </table:table-cell>
          <table:table-cell office:value-type="float" office:value="0.526080262994435" calcext:value-type="float">
            <text:p>0.526080262994435</text:p>
          </table:table-cell>
          <table:table-cell office:value-type="float" office:value="0.526773135777094" calcext:value-type="float">
            <text:p>0.526773135777094</text:p>
          </table:table-cell>
          <table:table-cell office:value-type="float" office:value="0.527128597547305" calcext:value-type="float">
            <text:p>0.527128597547305</text:p>
          </table:table-cell>
          <table:table-cell office:value-type="float" office:value="0.526771380881247" calcext:value-type="float">
            <text:p>0.526771380881247</text:p>
          </table:table-cell>
          <table:table-cell office:value-type="float" office:value="0.526612608251219" calcext:value-type="float">
            <text:p>0.526612608251219</text:p>
          </table:table-cell>
          <table:table-cell office:value-type="float" office:value="0.526699721774934" calcext:value-type="float">
            <text:p>0.526699721774934</text:p>
          </table:table-cell>
          <table:table-cell office:value-type="float" office:value="0.526154828544799" calcext:value-type="float">
            <text:p>0.526154828544799</text:p>
          </table:table-cell>
          <table:table-cell office:value-type="float" office:value="0.526139402057782" calcext:value-type="float">
            <text:p>0.526139402057782</text:p>
          </table:table-cell>
          <table:table-cell office:value-type="float" office:value="0.526645582380268" calcext:value-type="float">
            <text:p>0.526645582380268</text:p>
          </table:table-cell>
          <table:table-cell office:value-type="float" office:value="0.52615300091713" calcext:value-type="float">
            <text:p>0.52615300091713</text:p>
          </table:table-cell>
          <table:table-cell office:value-type="float" office:value="0.527317088379636" calcext:value-type="float">
            <text:p>0.527317088379636</text:p>
          </table:table-cell>
          <table:table-cell office:value-type="float" office:value="0.527123733191752" calcext:value-type="float">
            <text:p>0.527123733191752</text:p>
          </table:table-cell>
          <table:table-cell office:value-type="float" office:value="0.52690158838398" calcext:value-type="float">
            <text:p>0.52690158838398</text:p>
          </table:table-cell>
          <table:table-cell office:value-type="float" office:value="0.526246183599998" calcext:value-type="float">
            <text:p>0.526246183599998</text:p>
          </table:table-cell>
          <table:table-cell office:value-type="float" office:value="0.52702989539186" calcext:value-type="float">
            <text:p>0.52702989539186</text:p>
          </table:table-cell>
          <table:table-cell office:value-type="float" office:value="0.525901355283611" calcext:value-type="float">
            <text:p>0.525901355283611</text:p>
          </table:table-cell>
          <table:table-cell office:value-type="float" office:value="0.526547076757067" calcext:value-type="float">
            <text:p>0.526547076757067</text:p>
          </table:table-cell>
          <table:table-cell office:value-type="float" office:value="0.526235980970444" calcext:value-type="float">
            <text:p>0.526235980970444</text:p>
          </table:table-cell>
          <table:table-cell office:value-type="float" office:value="0.526779280764959" calcext:value-type="float">
            <text:p>0.526779280764959</text:p>
          </table:table-cell>
          <table:table-cell office:value-type="float" office:value="0.526659711590571" calcext:value-type="float">
            <text:p>0.526659711590571</text:p>
          </table:table-cell>
          <table:table-cell office:value-type="float" office:value="0.526159809785808" calcext:value-type="float">
            <text:p>0.526159809785808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2988370299379" calcext:value-type="float">
            <text:p>-0.222988370299379</text:p>
          </table:table-cell>
          <table:table-cell office:value-type="float" office:value="-0.223013415662166" calcext:value-type="float">
            <text:p>-0.223013415662166</text:p>
          </table:table-cell>
          <table:table-cell office:value-type="float" office:value="-0.222847094733325" calcext:value-type="float">
            <text:p>-0.222847094733325</text:p>
          </table:table-cell>
          <table:table-cell office:value-type="float" office:value="-0.222824266137971" calcext:value-type="float">
            <text:p>-0.222824266137971</text:p>
          </table:table-cell>
          <table:table-cell office:value-type="float" office:value="-0.223114088771749" calcext:value-type="float">
            <text:p>-0.223114088771749</text:p>
          </table:table-cell>
          <table:table-cell office:value-type="float" office:value="-0.222865753539451" calcext:value-type="float">
            <text:p>-0.222865753539451</text:p>
          </table:table-cell>
          <table:table-cell office:value-type="float" office:value="-0.2230230486925" calcext:value-type="float">
            <text:p>-0.2230230486925</text:p>
          </table:table-cell>
          <table:table-cell office:value-type="float" office:value="-0.223078966766582" calcext:value-type="float">
            <text:p>-0.223078966766582</text:p>
          </table:table-cell>
          <table:table-cell office:value-type="float" office:value="-0.22309250636794" calcext:value-type="float">
            <text:p>-0.22309250636794</text:p>
          </table:table-cell>
          <table:table-cell office:value-type="float" office:value="-0.223128989633182" calcext:value-type="float">
            <text:p>-0.223128989633182</text:p>
          </table:table-cell>
          <table:table-cell office:value-type="float" office:value="-0.222940899988596" calcext:value-type="float">
            <text:p>-0.222940899988596</text:p>
          </table:table-cell>
          <table:table-cell office:value-type="float" office:value="-0.222906105433943" calcext:value-type="float">
            <text:p>-0.222906105433943</text:p>
          </table:table-cell>
          <table:table-cell office:value-type="float" office:value="-0.222821169675566" calcext:value-type="float">
            <text:p>-0.222821169675566</text:p>
          </table:table-cell>
          <table:table-cell office:value-type="float" office:value="-0.222985793993714" calcext:value-type="float">
            <text:p>-0.222985793993714</text:p>
          </table:table-cell>
          <table:table-cell office:value-type="float" office:value="-0.222960162517839" calcext:value-type="float">
            <text:p>-0.222960162517839</text:p>
          </table:table-cell>
          <table:table-cell office:value-type="float" office:value="-0.222952765738592" calcext:value-type="float">
            <text:p>-0.222952765738592</text:p>
          </table:table-cell>
          <table:table-cell office:value-type="float" office:value="-0.222879115110582" calcext:value-type="float">
            <text:p>-0.222879115110582</text:p>
          </table:table-cell>
          <table:table-cell office:value-type="float" office:value="-0.223058658288626" calcext:value-type="float">
            <text:p>-0.223058658288626</text:p>
          </table:table-cell>
          <table:table-cell office:value-type="float" office:value="-0.222973737499945" calcext:value-type="float">
            <text:p>-0.222973737499945</text:p>
          </table:table-cell>
          <table:table-cell office:value-type="float" office:value="-0.223084646507297" calcext:value-type="float">
            <text:p>-0.223084646507297</text:p>
          </table:table-cell>
          <table:table-cell office:value-type="float" office:value="-0.222995513843745" calcext:value-type="float">
            <text:p>-0.222995513843745</text:p>
          </table:table-cell>
          <table:table-cell office:value-type="float" office:value="-0.222724734198164" calcext:value-type="float">
            <text:p>-0.222724734198164</text:p>
          </table:table-cell>
          <table:table-cell office:value-type="float" office:value="-0.223035283932919" calcext:value-type="float">
            <text:p>-0.223035283932919</text:p>
          </table:table-cell>
          <table:table-cell office:value-type="float" office:value="-0.222903666615358" calcext:value-type="float">
            <text:p>-0.222903666615358</text:p>
          </table:table-cell>
          <table:table-cell office:value-type="float" office:value="-0.222952614314324" calcext:value-type="float">
            <text:p>-0.222952614314324</text:p>
          </table:table-cell>
          <table:table-cell office:value-type="float" office:value="-0.223041008557676" calcext:value-type="float">
            <text:p>-0.223041008557676</text:p>
          </table:table-cell>
          <table:table-cell office:value-type="float" office:value="-0.222734632704085" calcext:value-type="float">
            <text:p>-0.222734632704085</text:p>
          </table:table-cell>
          <table:table-cell office:value-type="float" office:value="-0.222892402547796" calcext:value-type="float">
            <text:p>-0.222892402547796</text:p>
          </table:table-cell>
          <table:table-cell office:value-type="float" office:value="-0.22293373153004" calcext:value-type="float">
            <text:p>-0.22293373153004</text:p>
          </table:table-cell>
          <table:table-cell office:value-type="float" office:value="-0.222832556179236" calcext:value-type="float">
            <text:p>-0.222832556179236</text:p>
          </table:table-cell>
          <table:table-cell office:value-type="float" office:value="-0.222876648638341" calcext:value-type="float">
            <text:p>-0.222876648638341</text:p>
          </table:table-cell>
          <table:table-cell office:value-type="float" office:value="-0.222855690075417" calcext:value-type="float">
            <text:p>-0.222855690075417</text:p>
          </table:table-cell>
          <table:table-cell office:value-type="float" office:value="-0.222997636565309" calcext:value-type="float">
            <text:p>-0.222997636565309</text:p>
          </table:table-cell>
          <table:table-cell office:value-type="float" office:value="-0.222983651994518" calcext:value-type="float">
            <text:p>-0.222983651994518</text:p>
          </table:table-cell>
          <table:table-cell office:value-type="float" office:value="-0.223083063612046" calcext:value-type="float">
            <text:p>-0.223083063612046</text:p>
          </table:table-cell>
          <table:table-cell office:value-type="float" office:value="-0.222966663877286" calcext:value-type="float">
            <text:p>-0.222966663877286</text:p>
          </table:table-cell>
          <table:table-cell office:value-type="float" office:value="-0.222454526575135" calcext:value-type="float">
            <text:p>-0.222454526575135</text:p>
          </table:table-cell>
          <table:table-cell office:value-type="float" office:value="-0.221897746383825" calcext:value-type="float">
            <text:p>-0.221897746383825</text:p>
          </table:table-cell>
          <table:table-cell office:value-type="float" office:value="-0.22225933970753" calcext:value-type="float">
            <text:p>-0.22225933970753</text:p>
          </table:table-cell>
          <table:table-cell office:value-type="float" office:value="-0.222477103214363" calcext:value-type="float">
            <text:p>-0.222477103214363</text:p>
          </table:table-cell>
          <table:table-cell office:value-type="float" office:value="-0.222767638359509" calcext:value-type="float">
            <text:p>-0.222767638359509</text:p>
          </table:table-cell>
          <table:table-cell office:value-type="float" office:value="-0.223186839596393" calcext:value-type="float">
            <text:p>-0.223186839596393</text:p>
          </table:table-cell>
          <table:table-cell office:value-type="float" office:value="-0.222958076690817" calcext:value-type="float">
            <text:p>-0.222958076690817</text:p>
          </table:table-cell>
          <table:table-cell office:value-type="float" office:value="-0.218096995836286" calcext:value-type="float">
            <text:p>-0.218096995836286</text:p>
          </table:table-cell>
          <table:table-cell office:value-type="float" office:value="-0.224794113493774" calcext:value-type="float">
            <text:p>-0.224794113493774</text:p>
          </table:table-cell>
          <table:table-cell office:value-type="float" office:value="-0.269897112784521" calcext:value-type="float">
            <text:p>-0.269897112784521</text:p>
          </table:table-cell>
          <table:table-cell office:value-type="float" office:value="-0.262306050813635" calcext:value-type="float">
            <text:p>-0.262306050813635</text:p>
          </table:table-cell>
          <table:table-cell office:value-type="float" office:value="-0.262580349578607" calcext:value-type="float">
            <text:p>-0.262580349578607</text:p>
          </table:table-cell>
          <table:table-cell office:value-type="float" office:value="-0.260669133361235" calcext:value-type="float">
            <text:p>-0.260669133361235</text:p>
          </table:table-cell>
          <table:table-cell office:value-type="float" office:value="-0.262641673889662" calcext:value-type="float">
            <text:p>-0.262641673889662</text:p>
          </table:table-cell>
          <table:table-cell office:value-type="float" office:value="-0.267967354230799" calcext:value-type="float">
            <text:p>-0.267967354230799</text:p>
          </table:table-cell>
          <table:table-cell office:value-type="float" office:value="-0.209309797707952" calcext:value-type="float">
            <text:p>-0.209309797707952</text:p>
          </table:table-cell>
          <table:table-cell office:value-type="float" office:value="-0.210751645728957" calcext:value-type="float">
            <text:p>-0.210751645728957</text:p>
          </table:table-cell>
          <table:table-cell office:value-type="float" office:value="-0.221377082359213" calcext:value-type="float">
            <text:p>-0.221377082359213</text:p>
          </table:table-cell>
          <table:table-cell office:value-type="float" office:value="-0.217698749254667" calcext:value-type="float">
            <text:p>-0.217698749254667</text:p>
          </table:table-cell>
          <table:table-cell office:value-type="float" office:value="-0.21510555849917" calcext:value-type="float">
            <text:p>-0.21510555849917</text:p>
          </table:table-cell>
          <table:table-cell office:value-type="float" office:value="-0.208369437768775" calcext:value-type="float">
            <text:p>-0.208369437768775</text:p>
          </table:table-cell>
          <table:table-cell office:value-type="float" office:value="-0.195406309032696" calcext:value-type="float">
            <text:p>-0.195406309032696</text:p>
          </table:table-cell>
          <table:table-cell office:value-type="float" office:value="-0.191155501301951" calcext:value-type="float">
            <text:p>-0.191155501301951</text:p>
          </table:table-cell>
          <table:table-cell office:value-type="float" office:value="-0.192046990329388" calcext:value-type="float">
            <text:p>-0.192046990329388</text:p>
          </table:table-cell>
          <table:table-cell office:value-type="float" office:value="-0.186083469698108" calcext:value-type="float">
            <text:p>-0.186083469698108</text:p>
          </table:table-cell>
          <table:table-cell office:value-type="float" office:value="-0.185291139882722" calcext:value-type="float">
            <text:p>-0.185291139882722</text:p>
          </table:table-cell>
          <table:table-cell office:value-type="float" office:value="-0.199166753793793" calcext:value-type="float">
            <text:p>-0.199166753793793</text:p>
          </table:table-cell>
          <table:table-cell office:value-type="float" office:value="-0.203791725560463" calcext:value-type="float">
            <text:p>-0.203791725560463</text:p>
          </table:table-cell>
          <table:table-cell office:value-type="float" office:value="-0.208640731463426" calcext:value-type="float">
            <text:p>-0.208640731463426</text:p>
          </table:table-cell>
          <table:table-cell office:value-type="float" office:value="-0.209908284938165" calcext:value-type="float">
            <text:p>-0.209908284938165</text:p>
          </table:table-cell>
          <table:table-cell office:value-type="float" office:value="-0.205992488657553" calcext:value-type="float">
            <text:p>-0.205992488657553</text:p>
          </table:table-cell>
          <table:table-cell office:value-type="float" office:value="-0.198824599544126" calcext:value-type="float">
            <text:p>-0.198824599544126</text:p>
          </table:table-cell>
          <table:table-cell office:value-type="float" office:value="-0.188358615325383" calcext:value-type="float">
            <text:p>-0.188358615325383</text:p>
          </table:table-cell>
          <table:table-cell office:value-type="float" office:value="-0.195260164018517" calcext:value-type="float">
            <text:p>-0.195260164018517</text:p>
          </table:table-cell>
          <table:table-cell office:value-type="float" office:value="-0.261917238422943" calcext:value-type="float">
            <text:p>-0.261917238422943</text:p>
          </table:table-cell>
          <table:table-cell office:value-type="float" office:value="-0.261151716555685" calcext:value-type="float">
            <text:p>-0.261151716555685</text:p>
          </table:table-cell>
          <table:table-cell office:value-type="float" office:value="-0.263016535215127" calcext:value-type="float">
            <text:p>-0.263016535215127</text:p>
          </table:table-cell>
          <table:table-cell office:value-type="float" office:value="-0.263932140788412" calcext:value-type="float">
            <text:p>-0.263932140788412</text:p>
          </table:table-cell>
          <table:table-cell office:value-type="float" office:value="-0.265037543538594" calcext:value-type="float">
            <text:p>-0.265037543538594</text:p>
          </table:table-cell>
          <table:table-cell office:value-type="float" office:value="-0.266374330301731" calcext:value-type="float">
            <text:p>-0.266374330301731</text:p>
          </table:table-cell>
          <table:table-cell office:value-type="float" office:value="-0.270338616489497" calcext:value-type="float">
            <text:p>-0.270338616489497</text:p>
          </table:table-cell>
          <table:table-cell office:value-type="float" office:value="-0.271672784448905" calcext:value-type="float">
            <text:p>-0.271672784448905</text:p>
          </table:table-cell>
          <table:table-cell office:value-type="float" office:value="-0.271193793297081" calcext:value-type="float">
            <text:p>-0.271193793297081</text:p>
          </table:table-cell>
          <table:table-cell office:value-type="float" office:value="-0.267935075493013" calcext:value-type="float">
            <text:p>-0.267935075493013</text:p>
          </table:table-cell>
          <table:table-cell office:value-type="float" office:value="-0.237076822509576" calcext:value-type="float">
            <text:p>-0.237076822509576</text:p>
          </table:table-cell>
          <table:table-cell office:value-type="float" office:value="-0.236207292463173" calcext:value-type="float">
            <text:p>-0.236207292463173</text:p>
          </table:table-cell>
          <table:table-cell office:value-type="float" office:value="-0.237772304121306" calcext:value-type="float">
            <text:p>-0.237772304121306</text:p>
          </table:table-cell>
          <table:table-cell office:value-type="float" office:value="-0.243354983042405" calcext:value-type="float">
            <text:p>-0.243354983042405</text:p>
          </table:table-cell>
          <table:table-cell office:value-type="float" office:value="-0.246076353343718" calcext:value-type="float">
            <text:p>-0.246076353343718</text:p>
          </table:table-cell>
          <table:table-cell office:value-type="float" office:value="-0.240497784739678" calcext:value-type="float">
            <text:p>-0.240497784739678</text:p>
          </table:table-cell>
          <table:table-cell office:value-type="float" office:value="-0.232000569398571" calcext:value-type="float">
            <text:p>-0.232000569398571</text:p>
          </table:table-cell>
          <table:table-cell office:value-type="float" office:value="-0.195495836070618" calcext:value-type="float">
            <text:p>-0.195495836070618</text:p>
          </table:table-cell>
          <table:table-cell office:value-type="float" office:value="-0.195070593453577" calcext:value-type="float">
            <text:p>-0.195070593453577</text:p>
          </table:table-cell>
          <table:table-cell office:value-type="float" office:value="-0.195878060366629" calcext:value-type="float">
            <text:p>-0.195878060366629</text:p>
          </table:table-cell>
          <table:table-cell office:value-type="float" office:value="-0.195274130262831" calcext:value-type="float">
            <text:p>-0.195274130262831</text:p>
          </table:table-cell>
          <table:table-cell office:value-type="float" office:value="-0.191464457860525" calcext:value-type="float">
            <text:p>-0.191464457860525</text:p>
          </table:table-cell>
          <table:table-cell office:value-type="float" office:value="-0.195378018896477" calcext:value-type="float">
            <text:p>-0.195378018896477</text:p>
          </table:table-cell>
          <table:table-cell office:value-type="float" office:value="-0.203125671016772" calcext:value-type="float">
            <text:p>-0.203125671016772</text:p>
          </table:table-cell>
          <table:table-cell office:value-type="float" office:value="-0.205373198243023" calcext:value-type="float">
            <text:p>-0.205373198243023</text:p>
          </table:table-cell>
          <table:table-cell office:value-type="float" office:value="-0.208795260719168" calcext:value-type="float">
            <text:p>-0.208795260719168</text:p>
          </table:table-cell>
          <table:table-cell office:value-type="float" office:value="-0.209363039885981" calcext:value-type="float">
            <text:p>-0.209363039885981</text:p>
          </table:table-cell>
          <table:table-cell office:value-type="float" office:value="-0.207725358619515" calcext:value-type="float">
            <text:p>-0.207725358619515</text:p>
          </table:table-cell>
          <table:table-cell office:value-type="float" office:value="-0.198281918766117" calcext:value-type="float">
            <text:p>-0.198281918766117</text:p>
          </table:table-cell>
          <table:table-cell office:value-type="float" office:value="-0.18729299966765" calcext:value-type="float">
            <text:p>-0.18729299966765</text:p>
          </table:table-cell>
          <table:table-cell office:value-type="float" office:value="-0.258909223632894" calcext:value-type="float">
            <text:p>-0.258909223632894</text:p>
          </table:table-cell>
          <table:table-cell office:value-type="float" office:value="-0.259502245760837" calcext:value-type="float">
            <text:p>-0.259502245760837</text:p>
          </table:table-cell>
          <table:table-cell office:value-type="float" office:value="-0.260348072655407" calcext:value-type="float">
            <text:p>-0.260348072655407</text:p>
          </table:table-cell>
          <table:table-cell office:value-type="float" office:value="-0.258481113900215" calcext:value-type="float">
            <text:p>-0.258481113900215</text:p>
          </table:table-cell>
          <table:table-cell office:value-type="float" office:value="-0.257512197272919" calcext:value-type="float">
            <text:p>-0.257512197272919</text:p>
          </table:table-cell>
          <table:table-cell office:value-type="float" office:value="-0.257825222013168" calcext:value-type="float">
            <text:p>-0.257825222013168</text:p>
          </table:table-cell>
          <table:table-cell office:value-type="float" office:value="-0.257492695997075" calcext:value-type="float">
            <text:p>-0.257492695997075</text:p>
          </table:table-cell>
          <table:table-cell office:value-type="float" office:value="-0.260460168938746" calcext:value-type="float">
            <text:p>-0.260460168938746</text:p>
          </table:table-cell>
          <table:table-cell office:value-type="float" office:value="-0.263869193937569" calcext:value-type="float">
            <text:p>-0.263869193937569</text:p>
          </table:table-cell>
          <table:table-cell office:value-type="float" office:value="-0.263921576067321" calcext:value-type="float">
            <text:p>-0.263921576067321</text:p>
          </table:table-cell>
          <table:table-cell office:value-type="float" office:value="-0.265806232827063" calcext:value-type="float">
            <text:p>-0.265806232827063</text:p>
          </table:table-cell>
          <table:table-cell office:value-type="float" office:value="-0.243672145632235" calcext:value-type="float">
            <text:p>-0.243672145632235</text:p>
          </table:table-cell>
          <table:table-cell office:value-type="float" office:value="-0.25025794761581" calcext:value-type="float">
            <text:p>-0.25025794761581</text:p>
          </table:table-cell>
          <table:table-cell office:value-type="float" office:value="-0.256013968012559" calcext:value-type="float">
            <text:p>-0.256013968012559</text:p>
          </table:table-cell>
          <table:table-cell office:value-type="float" office:value="-0.198714374283568" calcext:value-type="float">
            <text:p>-0.198714374283568</text:p>
          </table:table-cell>
          <table:table-cell office:value-type="float" office:value="-0.198252961214315" calcext:value-type="float">
            <text:p>-0.198252961214315</text:p>
          </table:table-cell>
          <table:table-cell office:value-type="float" office:value="-0.199668721334865" calcext:value-type="float">
            <text:p>-0.199668721334865</text:p>
          </table:table-cell>
          <table:table-cell office:value-type="float" office:value="-0.200121307119289" calcext:value-type="float">
            <text:p>-0.200121307119289</text:p>
          </table:table-cell>
          <table:table-cell office:value-type="float" office:value="-0.19583641985065" calcext:value-type="float">
            <text:p>-0.19583641985065</text:p>
          </table:table-cell>
          <table:table-cell office:value-type="float" office:value="-0.195553192660266" calcext:value-type="float">
            <text:p>-0.195553192660266</text:p>
          </table:table-cell>
          <table:table-cell office:value-type="float" office:value="-0.193527512751376" calcext:value-type="float">
            <text:p>-0.193527512751376</text:p>
          </table:table-cell>
          <table:table-cell office:value-type="float" office:value="-0.183374910218125" calcext:value-type="float">
            <text:p>-0.183374910218125</text:p>
          </table:table-cell>
          <table:table-cell office:value-type="float" office:value="-0.183606432710463" calcext:value-type="float">
            <text:p>-0.183606432710463</text:p>
          </table:table-cell>
          <table:table-cell office:value-type="float" office:value="-0.185939854956564" calcext:value-type="float">
            <text:p>-0.185939854956564</text:p>
          </table:table-cell>
          <table:table-cell office:value-type="float" office:value="-0.189056973048076" calcext:value-type="float">
            <text:p>-0.189056973048076</text:p>
          </table:table-cell>
          <table:table-cell office:value-type="float" office:value="-0.19968097444126" calcext:value-type="float">
            <text:p>-0.19968097444126</text:p>
          </table:table-cell>
          <table:table-cell office:value-type="float" office:value="-0.205575549712678" calcext:value-type="float">
            <text:p>-0.205575549712678</text:p>
          </table:table-cell>
          <table:table-cell office:value-type="float" office:value="-0.207050177653559" calcext:value-type="float">
            <text:p>-0.207050177653559</text:p>
          </table:table-cell>
          <table:table-cell office:value-type="float" office:value="-0.207275227643337" calcext:value-type="float">
            <text:p>-0.207275227643337</text:p>
          </table:table-cell>
          <table:table-cell office:value-type="float" office:value="-0.203320094855672" calcext:value-type="float">
            <text:p>-0.203320094855672</text:p>
          </table:table-cell>
          <table:table-cell office:value-type="float" office:value="-0.199858412926123" calcext:value-type="float">
            <text:p>-0.199858412926123</text:p>
          </table:table-cell>
          <table:table-cell office:value-type="float" office:value="-0.190287615988322" calcext:value-type="float">
            <text:p>-0.190287615988322</text:p>
          </table:table-cell>
          <table:table-cell office:value-type="float" office:value="-0.184982794198109" calcext:value-type="float">
            <text:p>-0.184982794198109</text:p>
          </table:table-cell>
          <table:table-cell office:value-type="float" office:value="-0.201634133882011" calcext:value-type="float">
            <text:p>-0.201634133882011</text:p>
          </table:table-cell>
          <table:table-cell office:value-type="float" office:value="-0.24963757386134" calcext:value-type="float">
            <text:p>-0.24963757386134</text:p>
          </table:table-cell>
          <table:table-cell office:value-type="float" office:value="-0.260282184913159" calcext:value-type="float">
            <text:p>-0.260282184913159</text:p>
          </table:table-cell>
          <table:table-cell office:value-type="float" office:value="-0.262642887048787" calcext:value-type="float">
            <text:p>-0.262642887048787</text:p>
          </table:table-cell>
          <table:table-cell office:value-type="float" office:value="-0.263890367103609" calcext:value-type="float">
            <text:p>-0.263890367103609</text:p>
          </table:table-cell>
          <table:table-cell office:value-type="float" office:value="-0.264130405959144" calcext:value-type="float">
            <text:p>-0.264130405959144</text:p>
          </table:table-cell>
          <table:table-cell office:value-type="float" office:value="-0.26492178685344" calcext:value-type="float">
            <text:p>-0.26492178685344</text:p>
          </table:table-cell>
          <table:table-cell office:value-type="float" office:value="-0.267657888244858" calcext:value-type="float">
            <text:p>-0.267657888244858</text:p>
          </table:table-cell>
          <table:table-cell office:value-type="float" office:value="-0.271396999530512" calcext:value-type="float">
            <text:p>-0.271396999530512</text:p>
          </table:table-cell>
          <table:table-cell office:value-type="float" office:value="-0.272199636295898" calcext:value-type="float">
            <text:p>-0.272199636295898</text:p>
          </table:table-cell>
          <table:table-cell office:value-type="float" office:value="-0.27444072847607" calcext:value-type="float">
            <text:p>-0.27444072847607</text:p>
          </table:table-cell>
          <table:table-cell office:value-type="float" office:value="-0.220850182115775" calcext:value-type="float">
            <text:p>-0.220850182115775</text:p>
          </table:table-cell>
          <table:table-cell office:value-type="float" office:value="-0.2254532417498" calcext:value-type="float">
            <text:p>-0.2254532417498</text:p>
          </table:table-cell>
          <table:table-cell office:value-type="float" office:value="-0.239320419396831" calcext:value-type="float">
            <text:p>-0.239320419396831</text:p>
          </table:table-cell>
          <table:table-cell office:value-type="float" office:value="-0.234751560951906" calcext:value-type="float">
            <text:p>-0.234751560951906</text:p>
          </table:table-cell>
          <table:table-cell office:value-type="float" office:value="-0.229504224932249" calcext:value-type="float">
            <text:p>-0.229504224932249</text:p>
          </table:table-cell>
          <table:table-cell office:value-type="float" office:value="-0.238066559361426" calcext:value-type="float">
            <text:p>-0.238066559361426</text:p>
          </table:table-cell>
          <table:table-cell office:value-type="float" office:value="-0.196716589984297" calcext:value-type="float">
            <text:p>-0.196716589984297</text:p>
          </table:table-cell>
          <table:table-cell office:value-type="float" office:value="-0.192702151172198" calcext:value-type="float">
            <text:p>-0.192702151172198</text:p>
          </table:table-cell>
          <table:table-cell office:value-type="float" office:value="-0.195437109102" calcext:value-type="float">
            <text:p>-0.195437109102</text:p>
          </table:table-cell>
          <table:table-cell office:value-type="float" office:value="-0.192755524315759" calcext:value-type="float">
            <text:p>-0.192755524315759</text:p>
          </table:table-cell>
          <table:table-cell office:value-type="float" office:value="-0.192850393548623" calcext:value-type="float">
            <text:p>-0.192850393548623</text:p>
          </table:table-cell>
          <table:table-cell office:value-type="float" office:value="-0.192653537213383" calcext:value-type="float">
            <text:p>-0.192653537213383</text:p>
          </table:table-cell>
          <table:table-cell office:value-type="float" office:value="-0.191875840041164" calcext:value-type="float">
            <text:p>-0.191875840041164</text:p>
          </table:table-cell>
          <table:table-cell office:value-type="float" office:value="-0.185583058705589" calcext:value-type="float">
            <text:p>-0.185583058705589</text:p>
          </table:table-cell>
          <table:table-cell office:value-type="float" office:value="-0.184772017666067" calcext:value-type="float">
            <text:p>-0.184772017666067</text:p>
          </table:table-cell>
          <table:table-cell office:value-type="float" office:value="-0.187991985249022" calcext:value-type="float">
            <text:p>-0.187991985249022</text:p>
          </table:table-cell>
          <table:table-cell office:value-type="float" office:value="-0.189592054277181" calcext:value-type="float">
            <text:p>-0.189592054277181</text:p>
          </table:table-cell>
          <table:table-cell office:value-type="float" office:value="-0.200717719386657" calcext:value-type="float">
            <text:p>-0.200717719386657</text:p>
          </table:table-cell>
          <table:table-cell office:value-type="float" office:value="-0.20882618841874" calcext:value-type="float">
            <text:p>-0.20882618841874</text:p>
          </table:table-cell>
          <table:table-cell office:value-type="float" office:value="-0.209989153981832" calcext:value-type="float">
            <text:p>-0.209989153981832</text:p>
          </table:table-cell>
          <table:table-cell office:value-type="float" office:value="-0.207359783189399" calcext:value-type="float">
            <text:p>-0.207359783189399</text:p>
          </table:table-cell>
          <table:table-cell office:value-type="float" office:value="-0.203196332357901" calcext:value-type="float">
            <text:p>-0.203196332357901</text:p>
          </table:table-cell>
          <table:table-cell office:value-type="float" office:value="-0.196285749846284" calcext:value-type="float">
            <text:p>-0.196285749846284</text:p>
          </table:table-cell>
          <table:table-cell office:value-type="float" office:value="-0.25303885412479" calcext:value-type="float">
            <text:p>-0.25303885412479</text:p>
          </table:table-cell>
          <table:table-cell office:value-type="float" office:value="-0.262650635282942" calcext:value-type="float">
            <text:p>-0.262650635282942</text:p>
          </table:table-cell>
          <table:table-cell office:value-type="float" office:value="-0.270324219585306" calcext:value-type="float">
            <text:p>-0.270324219585306</text:p>
          </table:table-cell>
          <table:table-cell office:value-type="float" office:value="-0.267713559900153" calcext:value-type="float">
            <text:p>-0.267713559900153</text:p>
          </table:table-cell>
          <table:table-cell office:value-type="float" office:value="-0.267432682680727" calcext:value-type="float">
            <text:p>-0.267432682680727</text:p>
          </table:table-cell>
          <table:table-cell office:value-type="float" office:value="-0.269403183092373" calcext:value-type="float">
            <text:p>-0.269403183092373</text:p>
          </table:table-cell>
          <table:table-cell office:value-type="float" office:value="-0.194940910166798" calcext:value-type="float">
            <text:p>-0.194940910166798</text:p>
          </table:table-cell>
          <table:table-cell office:value-type="float" office:value="-0.191474792644175" calcext:value-type="float">
            <text:p>-0.191474792644175</text:p>
          </table:table-cell>
          <table:table-cell office:value-type="float" office:value="-0.182891976031886" calcext:value-type="float">
            <text:p>-0.182891976031886</text:p>
          </table:table-cell>
          <table:table-cell office:value-type="float" office:value="-0.182878886595927" calcext:value-type="float">
            <text:p>-0.182878886595927</text:p>
          </table:table-cell>
          <table:table-cell office:value-type="float" office:value="-0.187559758703135" calcext:value-type="float">
            <text:p>-0.187559758703135</text:p>
          </table:table-cell>
          <table:table-cell office:value-type="float" office:value="-0.187018156143862" calcext:value-type="float">
            <text:p>-0.187018156143862</text:p>
          </table:table-cell>
          <table:table-cell office:value-type="float" office:value="-0.189779231558204" calcext:value-type="float">
            <text:p>-0.189779231558204</text:p>
          </table:table-cell>
          <table:table-cell office:value-type="float" office:value="-0.210368193541834" calcext:value-type="float">
            <text:p>-0.210368193541834</text:p>
          </table:table-cell>
          <table:table-cell office:value-type="float" office:value="-0.214275707282034" calcext:value-type="float">
            <text:p>-0.214275707282034</text:p>
          </table:table-cell>
          <table:table-cell office:value-type="float" office:value="-0.215397611622304" calcext:value-type="float">
            <text:p>-0.215397611622304</text:p>
          </table:table-cell>
          <table:table-cell office:value-type="float" office:value="-0.210304702609384" calcext:value-type="float">
            <text:p>-0.210304702609384</text:p>
          </table:table-cell>
          <table:table-cell office:value-type="float" office:value="-0.197466360408398" calcext:value-type="float">
            <text:p>-0.197466360408398</text:p>
          </table:table-cell>
          <table:table-cell office:value-type="float" office:value="-0.189940286968982" calcext:value-type="float">
            <text:p>-0.189940286968982</text:p>
          </table:table-cell>
          <table:table-cell office:value-type="float" office:value="-0.18331876817414" calcext:value-type="float">
            <text:p>-0.18331876817414</text:p>
          </table:table-cell>
          <table:table-cell office:value-type="float" office:value="-0.182085574349849" calcext:value-type="float">
            <text:p>-0.182085574349849</text:p>
          </table:table-cell>
          <table:table-cell office:value-type="float" office:value="-0.21522037611729" calcext:value-type="float">
            <text:p>-0.21522037611729</text:p>
          </table:table-cell>
          <table:table-cell office:value-type="float" office:value="-0.215301861323668" calcext:value-type="float">
            <text:p>-0.215301861323668</text:p>
          </table:table-cell>
          <table:table-cell office:value-type="float" office:value="-0.21810961569665" calcext:value-type="float">
            <text:p>-0.21810961569665</text:p>
          </table:table-cell>
          <table:table-cell office:value-type="float" office:value="-0.213618757572694" calcext:value-type="float">
            <text:p>-0.213618757572694</text:p>
          </table:table-cell>
          <table:table-cell office:value-type="float" office:value="-0.20920042741299" calcext:value-type="float">
            <text:p>-0.20920042741299</text:p>
          </table:table-cell>
          <table:table-cell office:value-type="float" office:value="-0.207746657989275" calcext:value-type="float">
            <text:p>-0.207746657989275</text:p>
          </table:table-cell>
          <table:table-cell office:value-type="float" office:value="-0.197060214699522" calcext:value-type="float">
            <text:p>-0.197060214699522</text:p>
          </table:table-cell>
          <table:table-cell office:value-type="float" office:value="-0.18976955729014" calcext:value-type="float">
            <text:p>-0.18976955729014</text:p>
          </table:table-cell>
          <table:table-cell office:value-type="float" office:value="-0.193421786393765" calcext:value-type="float">
            <text:p>-0.193421786393765</text:p>
          </table:table-cell>
          <table:table-cell office:value-type="float" office:value="-0.201049707724366" calcext:value-type="float">
            <text:p>-0.201049707724366</text:p>
          </table:table-cell>
          <table:table-cell office:value-type="float" office:value="-0.206103228418954" calcext:value-type="float">
            <text:p>-0.206103228418954</text:p>
          </table:table-cell>
          <table:table-cell office:value-type="float" office:value="-0.20650968816613" calcext:value-type="float">
            <text:p>-0.20650968816613</text:p>
          </table:table-cell>
          <table:table-cell office:value-type="float" office:value="-0.204093905736746" calcext:value-type="float">
            <text:p>-0.204093905736746</text:p>
          </table:table-cell>
          <table:table-cell office:value-type="float" office:value="-0.205013847610617" calcext:value-type="float">
            <text:p>-0.205013847610617</text:p>
          </table:table-cell>
          <table:table-cell office:value-type="float" office:value="-0.204036644244071" calcext:value-type="float">
            <text:p>-0.204036644244071</text:p>
          </table:table-cell>
          <table:table-cell office:value-type="float" office:value="-0.20258408730883" calcext:value-type="float">
            <text:p>-0.20258408730883</text:p>
          </table:table-cell>
          <table:table-cell office:value-type="float" office:value="-0.201630569887961" calcext:value-type="float">
            <text:p>-0.201630569887961</text:p>
          </table:table-cell>
          <table:table-cell office:value-type="float" office:value="-0.200980561619671" calcext:value-type="float">
            <text:p>-0.200980561619671</text:p>
          </table:table-cell>
          <table:table-cell office:value-type="float" office:value="-0.200424147155575" calcext:value-type="float">
            <text:p>-0.200424147155575</text:p>
          </table:table-cell>
          <table:table-cell office:value-type="float" office:value="-0.199191631784447" calcext:value-type="float">
            <text:p>-0.199191631784447</text:p>
          </table:table-cell>
          <table:table-cell office:value-type="float" office:value="-0.198914533895715" calcext:value-type="float">
            <text:p>-0.198914533895715</text:p>
          </table:table-cell>
          <table:table-cell office:value-type="float" office:value="-0.19946662764329" calcext:value-type="float">
            <text:p>-0.19946662764329</text:p>
          </table:table-cell>
          <table:table-cell office:value-type="float" office:value="-0.199295299749749" calcext:value-type="float">
            <text:p>-0.199295299749749</text:p>
          </table:table-cell>
          <table:table-cell office:value-type="float" office:value="-0.199387232490206" calcext:value-type="float">
            <text:p>-0.199387232490206</text:p>
          </table:table-cell>
          <table:table-cell office:value-type="float" office:value="-0.199597170383305" calcext:value-type="float">
            <text:p>-0.199597170383305</text:p>
          </table:table-cell>
          <table:table-cell office:value-type="float" office:value="-0.199259483115227" calcext:value-type="float">
            <text:p>-0.199259483115227</text:p>
          </table:table-cell>
          <table:table-cell office:value-type="float" office:value="-0.198930692022425" calcext:value-type="float">
            <text:p>-0.198930692022425</text:p>
          </table:table-cell>
          <table:table-cell office:value-type="float" office:value="-0.199025948242257" calcext:value-type="float">
            <text:p>-0.199025948242257</text:p>
          </table:table-cell>
          <table:table-cell office:value-type="float" office:value="-0.199077557354619" calcext:value-type="float">
            <text:p>-0.199077557354619</text:p>
          </table:table-cell>
          <table:table-cell office:value-type="float" office:value="-0.198980429310883" calcext:value-type="float">
            <text:p>-0.198980429310883</text:p>
          </table:table-cell>
          <table:table-cell office:value-type="float" office:value="-0.19907325647835" calcext:value-type="float">
            <text:p>-0.19907325647835</text:p>
          </table:table-cell>
          <table:table-cell office:value-type="float" office:value="-0.198985421171183" calcext:value-type="float">
            <text:p>-0.198985421171183</text:p>
          </table:table-cell>
          <table:table-cell office:value-type="float" office:value="-0.198928022365959" calcext:value-type="float">
            <text:p>-0.198928022365959</text:p>
          </table:table-cell>
          <table:table-cell office:value-type="float" office:value="-0.199096336736052" calcext:value-type="float">
            <text:p>-0.199096336736052</text:p>
          </table:table-cell>
          <table:table-cell office:value-type="float" office:value="-0.198823637488654" calcext:value-type="float">
            <text:p>-0.198823637488654</text:p>
          </table:table-cell>
          <table:table-cell office:value-type="float" office:value="-0.199111568415467" calcext:value-type="float">
            <text:p>-0.199111568415467</text:p>
          </table:table-cell>
          <table:table-cell office:value-type="float" office:value="-0.198701022431691" calcext:value-type="float">
            <text:p>-0.198701022431691</text:p>
          </table:table-cell>
          <table:table-cell office:value-type="float" office:value="-0.198889259877435" calcext:value-type="float">
            <text:p>-0.198889259877435</text:p>
          </table:table-cell>
          <table:table-cell office:value-type="float" office:value="-0.198681026649074" calcext:value-type="float">
            <text:p>-0.198681026649074</text:p>
          </table:table-cell>
          <table:table-cell office:value-type="float" office:value="-0.198923539457816" calcext:value-type="float">
            <text:p>-0.198923539457816</text:p>
          </table:table-cell>
          <table:table-cell office:value-type="float" office:value="-0.1991326418843" calcext:value-type="float">
            <text:p>-0.1991326418843</text:p>
          </table:table-cell>
          <table:table-cell office:value-type="float" office:value="-0.198969830472241" calcext:value-type="float">
            <text:p>-0.198969830472241</text:p>
          </table:table-cell>
          <table:table-cell office:value-type="float" office:value="-0.198967732736817" calcext:value-type="float">
            <text:p>-0.198967732736817</text:p>
          </table:table-cell>
          <table:table-cell office:value-type="float" office:value="-0.198728267738626" calcext:value-type="float">
            <text:p>-0.198728267738626</text:p>
          </table:table-cell>
          <table:table-cell office:value-type="float" office:value="-0.198842020404274" calcext:value-type="float">
            <text:p>-0.198842020404274</text:p>
          </table:table-cell>
          <table:table-cell office:value-type="float" office:value="-0.198798821616133" calcext:value-type="float">
            <text:p>-0.198798821616133</text:p>
          </table:table-cell>
          <table:table-cell office:value-type="float" office:value="-0.198969346206139" calcext:value-type="float">
            <text:p>-0.198969346206139</text:p>
          </table:table-cell>
          <table:table-cell office:value-type="float" office:value="-0.199099399163788" calcext:value-type="float">
            <text:p>-0.199099399163788</text:p>
          </table:table-cell>
          <table:table-cell office:value-type="float" office:value="-0.198848384058632" calcext:value-type="float">
            <text:p>-0.198848384058632</text:p>
          </table:table-cell>
          <table:table-cell office:value-type="float" office:value="-0.199079668519072" calcext:value-type="float">
            <text:p>-0.199079668519072</text:p>
          </table:table-cell>
          <table:table-cell office:value-type="float" office:value="-0.199102907098816" calcext:value-type="float">
            <text:p>-0.199102907098816</text:p>
          </table:table-cell>
          <table:table-cell office:value-type="float" office:value="-0.199255759017851" calcext:value-type="float">
            <text:p>-0.199255759017851</text:p>
          </table:table-cell>
          <table:table-cell office:value-type="float" office:value="-0.199183794024966" calcext:value-type="float">
            <text:p>-0.199183794024966</text:p>
          </table:table-cell>
          <table:table-cell office:value-type="float" office:value="-0.19947685006038" calcext:value-type="float">
            <text:p>-0.19947685006038</text:p>
          </table:table-cell>
          <table:table-cell office:value-type="float" office:value="-0.199276605616553" calcext:value-type="float">
            <text:p>-0.199276605616553</text:p>
          </table:table-cell>
          <table:table-cell office:value-type="float" office:value="-0.199470202015633" calcext:value-type="float">
            <text:p>-0.199470202015633</text:p>
          </table:table-cell>
          <table:table-cell office:value-type="float" office:value="-0.199442469657131" calcext:value-type="float">
            <text:p>-0.199442469657131</text:p>
          </table:table-cell>
          <table:table-cell office:value-type="float" office:value="-0.199378425952053" calcext:value-type="float">
            <text:p>-0.199378425952053</text:p>
          </table:table-cell>
          <table:table-cell office:value-type="float" office:value="-0.199271159860481" calcext:value-type="float">
            <text:p>-0.199271159860481</text:p>
          </table:table-cell>
          <table:table-cell office:value-type="float" office:value="-0.199292282175323" calcext:value-type="float">
            <text:p>-0.199292282175323</text:p>
          </table:table-cell>
          <table:table-cell office:value-type="float" office:value="-0.199433091566506" calcext:value-type="float">
            <text:p>-0.199433091566506</text:p>
          </table:table-cell>
          <table:table-cell office:value-type="float" office:value="-0.199420976209867" calcext:value-type="float">
            <text:p>-0.199420976209867</text:p>
          </table:table-cell>
          <table:table-cell office:value-type="float" office:value="-0.199425194773265" calcext:value-type="float">
            <text:p>-0.199425194773265</text:p>
          </table:table-cell>
          <table:table-cell office:value-type="float" office:value="-0.199480060640962" calcext:value-type="float">
            <text:p>-0.199480060640962</text:p>
          </table:table-cell>
          <table:table-cell office:value-type="float" office:value="-0.199428798300213" calcext:value-type="float">
            <text:p>-0.199428798300213</text:p>
          </table:table-cell>
          <table:table-cell office:value-type="float" office:value="-0.199459115748644" calcext:value-type="float">
            <text:p>-0.199459115748644</text:p>
          </table:table-cell>
          <table:table-cell office:value-type="float" office:value="-0.199494454737869" calcext:value-type="float">
            <text:p>-0.199494454737869</text:p>
          </table:table-cell>
          <table:table-cell office:value-type="float" office:value="-0.199519809000715" calcext:value-type="float">
            <text:p>-0.199519809000715</text:p>
          </table:table-cell>
          <table:table-cell office:value-type="float" office:value="-0.199385140576605" calcext:value-type="float">
            <text:p>-0.199385140576605</text:p>
          </table:table-cell>
          <table:table-cell office:value-type="float" office:value="-0.199649922027258" calcext:value-type="float">
            <text:p>-0.199649922027258</text:p>
          </table:table-cell>
          <table:table-cell office:value-type="float" office:value="-0.19956079879027" calcext:value-type="float">
            <text:p>-0.19956079879027</text:p>
          </table:table-cell>
          <table:table-cell office:value-type="float" office:value="-0.199560037018906" calcext:value-type="float">
            <text:p>-0.199560037018906</text:p>
          </table:table-cell>
          <table:table-cell office:value-type="float" office:value="-0.199638713166751" calcext:value-type="float">
            <text:p>-0.199638713166751</text:p>
          </table:table-cell>
          <table:table-cell office:value-type="float" office:value="-0.199521466310596" calcext:value-type="float">
            <text:p>-0.199521466310596</text:p>
          </table:table-cell>
          <table:table-cell office:value-type="float" office:value="-0.199788041858777" calcext:value-type="float">
            <text:p>-0.199788041858777</text:p>
          </table:table-cell>
          <table:table-cell office:value-type="float" office:value="-0.199501107315278" calcext:value-type="float">
            <text:p>-0.199501107315278</text:p>
          </table:table-cell>
          <table:table-cell office:value-type="float" office:value="-0.199434728190601" calcext:value-type="float">
            <text:p>-0.199434728190601</text:p>
          </table:table-cell>
          <table:table-cell office:value-type="float" office:value="-0.199464221601552" calcext:value-type="float">
            <text:p>-0.199464221601552</text:p>
          </table:table-cell>
          <table:table-cell office:value-type="float" office:value="-0.199654982312851" calcext:value-type="float">
            <text:p>-0.199654982312851</text:p>
          </table:table-cell>
          <table:table-cell office:value-type="float" office:value="-0.199645787468605" calcext:value-type="float">
            <text:p>-0.199645787468605</text:p>
          </table:table-cell>
          <table:table-cell office:value-type="float" office:value="-0.199768426349136" calcext:value-type="float">
            <text:p>-0.199768426349136</text:p>
          </table:table-cell>
          <table:table-cell office:value-type="float" office:value="-0.199600021238871" calcext:value-type="float">
            <text:p>-0.199600021238871</text:p>
          </table:table-cell>
          <table:table-cell office:value-type="float" office:value="-0.199575833410247" calcext:value-type="float">
            <text:p>-0.199575833410247</text:p>
          </table:table-cell>
          <table:table-cell office:value-type="float" office:value="-0.199564210561826" calcext:value-type="float">
            <text:p>-0.199564210561826</text:p>
          </table:table-cell>
          <table:table-cell office:value-type="float" office:value="-0.199680487401949" calcext:value-type="float">
            <text:p>-0.199680487401949</text:p>
          </table:table-cell>
          <table:table-cell office:value-type="float" office:value="-0.199494270669998" calcext:value-type="float">
            <text:p>-0.199494270669998</text:p>
          </table:table-cell>
          <table:table-cell office:value-type="float" office:value="-0.199607789097179" calcext:value-type="float">
            <text:p>-0.199607789097179</text:p>
          </table:table-cell>
          <table:table-cell office:value-type="float" office:value="-0.199636191349842" calcext:value-type="float">
            <text:p>-0.199636191349842</text:p>
          </table:table-cell>
          <table:table-cell office:value-type="float" office:value="-0.199598609929211" calcext:value-type="float">
            <text:p>-0.199598609929211</text:p>
          </table:table-cell>
          <table:table-cell office:value-type="float" office:value="-0.199706047099123" calcext:value-type="float">
            <text:p>-0.199706047099123</text:p>
          </table:table-cell>
          <table:table-cell office:value-type="float" office:value="-0.199437740381555" calcext:value-type="float">
            <text:p>-0.199437740381555</text:p>
          </table:table-cell>
          <table:table-cell office:value-type="float" office:value="-0.199603672097894" calcext:value-type="float">
            <text:p>-0.199603672097894</text:p>
          </table:table-cell>
          <table:table-cell office:value-type="float" office:value="-0.19967318981651" calcext:value-type="float">
            <text:p>-0.19967318981651</text:p>
          </table:table-cell>
          <table:table-cell office:value-type="float" office:value="-0.199600305512615" calcext:value-type="float">
            <text:p>-0.199600305512615</text:p>
          </table:table-cell>
          <table:table-cell office:value-type="float" office:value="-0.199552836928687" calcext:value-type="float">
            <text:p>-0.199552836928687</text:p>
          </table:table-cell>
          <table:table-cell office:value-type="float" office:value="-0.199578958210681" calcext:value-type="float">
            <text:p>-0.199578958210681</text:p>
          </table:table-cell>
          <table:table-cell office:value-type="float" office:value="-0.199851477309246" calcext:value-type="float">
            <text:p>-0.199851477309246</text:p>
          </table:table-cell>
          <table:table-cell office:value-type="float" office:value="-0.19952205529122" calcext:value-type="float">
            <text:p>-0.19952205529122</text:p>
          </table:table-cell>
          <table:table-cell office:value-type="float" office:value="-0.199558855057064" calcext:value-type="float">
            <text:p>-0.199558855057064</text:p>
          </table:table-cell>
          <table:table-cell office:value-type="float" office:value="-0.199625691916967" calcext:value-type="float">
            <text:p>-0.199625691916967</text:p>
          </table:table-cell>
          <table:table-cell office:value-type="float" office:value="-0.199647369782202" calcext:value-type="float">
            <text:p>-0.199647369782202</text:p>
          </table:table-cell>
          <table:table-cell office:value-type="float" office:value="-0.199612227988172" calcext:value-type="float">
            <text:p>-0.199612227988172</text:p>
          </table:table-cell>
          <table:table-cell office:value-type="float" office:value="-0.199535978695975" calcext:value-type="float">
            <text:p>-0.199535978695975</text:p>
          </table:table-cell>
          <table:table-cell office:value-type="float" office:value="-0.199546156728907" calcext:value-type="float">
            <text:p>-0.199546156728907</text:p>
          </table:table-cell>
          <table:table-cell office:value-type="float" office:value="-0.199604120384687" calcext:value-type="float">
            <text:p>-0.199604120384687</text:p>
          </table:table-cell>
          <table:table-cell office:value-type="float" office:value="-0.199567491804239" calcext:value-type="float">
            <text:p>-0.199567491804239</text:p>
          </table:table-cell>
          <table:table-cell office:value-type="float" office:value="-0.199524969416445" calcext:value-type="float">
            <text:p>-0.199524969416445</text:p>
          </table:table-cell>
          <table:table-cell office:value-type="float" office:value="-0.199598843922195" calcext:value-type="float">
            <text:p>-0.199598843922195</text:p>
          </table:table-cell>
          <table:table-cell office:value-type="float" office:value="-0.19954294899866" calcext:value-type="float">
            <text:p>-0.19954294899866</text:p>
          </table:table-cell>
          <table:table-cell office:value-type="float" office:value="-0.199533875482788" calcext:value-type="float">
            <text:p>-0.199533875482788</text:p>
          </table:table-cell>
          <table:table-cell office:value-type="float" office:value="-0.199504284311446" calcext:value-type="float">
            <text:p>-0.199504284311446</text:p>
          </table:table-cell>
          <table:table-cell office:value-type="float" office:value="-0.199708472295541" calcext:value-type="float">
            <text:p>-0.199708472295541</text:p>
          </table:table-cell>
          <table:table-cell office:value-type="float" office:value="-0.199529354650219" calcext:value-type="float">
            <text:p>-0.199529354650219</text:p>
          </table:table-cell>
          <table:table-cell office:value-type="float" office:value="-0.199497686427589" calcext:value-type="float">
            <text:p>-0.199497686427589</text:p>
          </table:table-cell>
          <table:table-cell office:value-type="float" office:value="-0.199653599869743" calcext:value-type="float">
            <text:p>-0.199653599869743</text:p>
          </table:table-cell>
          <table:table-cell office:value-type="float" office:value="-0.199760906144201" calcext:value-type="float">
            <text:p>-0.199760906144201</text:p>
          </table:table-cell>
          <table:table-cell office:value-type="float" office:value="-0.199664135890431" calcext:value-type="float">
            <text:p>-0.199664135890431</text:p>
          </table:table-cell>
          <table:table-cell office:value-type="float" office:value="-0.19962967282698" calcext:value-type="float">
            <text:p>-0.19962967282698</text:p>
          </table:table-cell>
          <table:table-cell office:value-type="float" office:value="-0.199649918380072" calcext:value-type="float">
            <text:p>-0.199649918380072</text:p>
          </table:table-cell>
          <table:table-cell office:value-type="float" office:value="-0.199532538838866" calcext:value-type="float">
            <text:p>-0.199532538838866</text:p>
          </table:table-cell>
          <table:table-cell office:value-type="float" office:value="-0.199520863040143" calcext:value-type="float">
            <text:p>-0.199520863040143</text:p>
          </table:table-cell>
          <table:table-cell office:value-type="float" office:value="-0.199644937900167" calcext:value-type="float">
            <text:p>-0.199644937900167</text:p>
          </table:table-cell>
          <table:table-cell office:value-type="float" office:value="-0.199514083142852" calcext:value-type="float">
            <text:p>-0.199514083142852</text:p>
          </table:table-cell>
          <table:table-cell office:value-type="float" office:value="-0.199819311741175" calcext:value-type="float">
            <text:p>-0.199819311741175</text:p>
          </table:table-cell>
          <table:table-cell office:value-type="float" office:value="-0.199778009691649" calcext:value-type="float">
            <text:p>-0.199778009691649</text:p>
          </table:table-cell>
          <table:table-cell office:value-type="float" office:value="-0.19972029480232" calcext:value-type="float">
            <text:p>-0.19972029480232</text:p>
          </table:table-cell>
          <table:table-cell office:value-type="float" office:value="-0.199562174939133" calcext:value-type="float">
            <text:p>-0.199562174939133</text:p>
          </table:table-cell>
          <table:table-cell office:value-type="float" office:value="-0.199749737855549" calcext:value-type="float">
            <text:p>-0.199749737855549</text:p>
          </table:table-cell>
          <table:table-cell office:value-type="float" office:value="-0.199457297701474" calcext:value-type="float">
            <text:p>-0.199457297701474</text:p>
          </table:table-cell>
          <table:table-cell office:value-type="float" office:value="-0.19962172827903" calcext:value-type="float">
            <text:p>-0.19962172827903</text:p>
          </table:table-cell>
          <table:table-cell office:value-type="float" office:value="-0.199578373957447" calcext:value-type="float">
            <text:p>-0.199578373957447</text:p>
          </table:table-cell>
          <table:table-cell office:value-type="float" office:value="-0.199687109499247" calcext:value-type="float">
            <text:p>-0.199687109499247</text:p>
          </table:table-cell>
          <table:table-cell office:value-type="float" office:value="-0.199653800549445" calcext:value-type="float">
            <text:p>-0.199653800549445</text:p>
          </table:table-cell>
          <table:table-cell office:value-type="float" office:value="-0.199572668223792" calcext:value-type="float">
            <text:p>-0.199572668223792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96002968708" calcext:value-type="float">
            <text:p>0.29796002968708</text:p>
          </table:table-cell>
          <table:table-cell office:value-type="float" office:value="0.297960344532272" calcext:value-type="float">
            <text:p>0.297960344532272</text:p>
          </table:table-cell>
          <table:table-cell office:value-type="float" office:value="0.297942169431638" calcext:value-type="float">
            <text:p>0.297942169431638</text:p>
          </table:table-cell>
          <table:table-cell office:value-type="float" office:value="0.297961099859994" calcext:value-type="float">
            <text:p>0.297961099859994</text:p>
          </table:table-cell>
          <table:table-cell office:value-type="float" office:value="0.297959083452079" calcext:value-type="float">
            <text:p>0.297959083452079</text:p>
          </table:table-cell>
          <table:table-cell office:value-type="float" office:value="0.297969416782101" calcext:value-type="float">
            <text:p>0.297969416782101</text:p>
          </table:table-cell>
          <table:table-cell office:value-type="float" office:value="0.297966109867876" calcext:value-type="float">
            <text:p>0.297966109867876</text:p>
          </table:table-cell>
          <table:table-cell office:value-type="float" office:value="0.297972506827724" calcext:value-type="float">
            <text:p>0.297972506827724</text:p>
          </table:table-cell>
          <table:table-cell office:value-type="float" office:value="0.297960581882691" calcext:value-type="float">
            <text:p>0.297960581882691</text:p>
          </table:table-cell>
          <table:table-cell office:value-type="float" office:value="0.297972531013842" calcext:value-type="float">
            <text:p>0.297972531013842</text:p>
          </table:table-cell>
          <table:table-cell office:value-type="float" office:value="0.297973528651405" calcext:value-type="float">
            <text:p>0.297973528651405</text:p>
          </table:table-cell>
          <table:table-cell office:value-type="float" office:value="0.297942722741307" calcext:value-type="float">
            <text:p>0.297942722741307</text:p>
          </table:table-cell>
          <table:table-cell office:value-type="float" office:value="0.297934249006051" calcext:value-type="float">
            <text:p>0.297934249006051</text:p>
          </table:table-cell>
          <table:table-cell office:value-type="float" office:value="0.297968010754765" calcext:value-type="float">
            <text:p>0.297968010754765</text:p>
          </table:table-cell>
          <table:table-cell office:value-type="float" office:value="0.297981517458755" calcext:value-type="float">
            <text:p>0.297981517458755</text:p>
          </table:table-cell>
          <table:table-cell office:value-type="float" office:value="0.297970868992452" calcext:value-type="float">
            <text:p>0.297970868992452</text:p>
          </table:table-cell>
          <table:table-cell office:value-type="float" office:value="0.297966652413555" calcext:value-type="float">
            <text:p>0.297966652413555</text:p>
          </table:table-cell>
          <table:table-cell office:value-type="float" office:value="0.297982581545288" calcext:value-type="float">
            <text:p>0.297982581545288</text:p>
          </table:table-cell>
          <table:table-cell office:value-type="float" office:value="0.297966437603832" calcext:value-type="float">
            <text:p>0.297966437603832</text:p>
          </table:table-cell>
          <table:table-cell office:value-type="float" office:value="0.297973808288526" calcext:value-type="float">
            <text:p>0.297973808288526</text:p>
          </table:table-cell>
          <table:table-cell office:value-type="float" office:value="0.297978695070196" calcext:value-type="float">
            <text:p>0.297978695070196</text:p>
          </table:table-cell>
          <table:table-cell office:value-type="float" office:value="0.298179564759564" calcext:value-type="float">
            <text:p>0.298179564759564</text:p>
          </table:table-cell>
          <table:table-cell office:value-type="float" office:value="0.298011926112433" calcext:value-type="float">
            <text:p>0.298011926112433</text:p>
          </table:table-cell>
          <table:table-cell office:value-type="float" office:value="0.297919338130116" calcext:value-type="float">
            <text:p>0.297919338130116</text:p>
          </table:table-cell>
          <table:table-cell office:value-type="float" office:value="0.297933480730896" calcext:value-type="float">
            <text:p>0.297933480730896</text:p>
          </table:table-cell>
          <table:table-cell office:value-type="float" office:value="0.297951587352467" calcext:value-type="float">
            <text:p>0.297951587352467</text:p>
          </table:table-cell>
          <table:table-cell office:value-type="float" office:value="0.297917925246327" calcext:value-type="float">
            <text:p>0.297917925246327</text:p>
          </table:table-cell>
          <table:table-cell office:value-type="float" office:value="0.297981567071529" calcext:value-type="float">
            <text:p>0.297981567071529</text:p>
          </table:table-cell>
          <table:table-cell office:value-type="float" office:value="0.297967861365915" calcext:value-type="float">
            <text:p>0.297967861365915</text:p>
          </table:table-cell>
          <table:table-cell office:value-type="float" office:value="0.297962134467984" calcext:value-type="float">
            <text:p>0.297962134467984</text:p>
          </table:table-cell>
          <table:table-cell office:value-type="float" office:value="0.297981350872129" calcext:value-type="float">
            <text:p>0.297981350872129</text:p>
          </table:table-cell>
          <table:table-cell office:value-type="float" office:value="0.297974655924822" calcext:value-type="float">
            <text:p>0.297974655924822</text:p>
          </table:table-cell>
          <table:table-cell office:value-type="float" office:value="0.297978341815311" calcext:value-type="float">
            <text:p>0.297978341815311</text:p>
          </table:table-cell>
          <table:table-cell office:value-type="float" office:value="0.298003809939134" calcext:value-type="float">
            <text:p>0.298003809939134</text:p>
          </table:table-cell>
          <table:table-cell office:value-type="float" office:value="0.298028619291654" calcext:value-type="float">
            <text:p>0.298028619291654</text:p>
          </table:table-cell>
          <table:table-cell office:value-type="float" office:value="0.297765127378206" calcext:value-type="float">
            <text:p>0.297765127378206</text:p>
          </table:table-cell>
          <table:table-cell office:value-type="float" office:value="0.297061545455517" calcext:value-type="float">
            <text:p>0.297061545455517</text:p>
          </table:table-cell>
          <table:table-cell office:value-type="float" office:value="0.2969019192853" calcext:value-type="float">
            <text:p>0.2969019192853</text:p>
          </table:table-cell>
          <table:table-cell office:value-type="float" office:value="0.297034703799533" calcext:value-type="float">
            <text:p>0.297034703799533</text:p>
          </table:table-cell>
          <table:table-cell office:value-type="float" office:value="0.297112641398881" calcext:value-type="float">
            <text:p>0.297112641398881</text:p>
          </table:table-cell>
          <table:table-cell office:value-type="float" office:value="0.297576139443954" calcext:value-type="float">
            <text:p>0.297576139443954</text:p>
          </table:table-cell>
          <table:table-cell office:value-type="float" office:value="0.298214974773177" calcext:value-type="float">
            <text:p>0.298214974773177</text:p>
          </table:table-cell>
          <table:table-cell office:value-type="float" office:value="0.297776227057747" calcext:value-type="float">
            <text:p>0.297776227057747</text:p>
          </table:table-cell>
          <table:table-cell office:value-type="float" office:value="0.296433128167918" calcext:value-type="float">
            <text:p>0.296433128167918</text:p>
          </table:table-cell>
          <table:table-cell office:value-type="float" office:value="0.299180057534902" calcext:value-type="float">
            <text:p>0.299180057534902</text:p>
          </table:table-cell>
          <table:table-cell office:value-type="float" office:value="0.317611216396065" calcext:value-type="float">
            <text:p>0.317611216396065</text:p>
          </table:table-cell>
          <table:table-cell office:value-type="float" office:value="0.336456321059768" calcext:value-type="float">
            <text:p>0.336456321059768</text:p>
          </table:table-cell>
          <table:table-cell office:value-type="float" office:value="0.33784014163171" calcext:value-type="float">
            <text:p>0.33784014163171</text:p>
          </table:table-cell>
          <table:table-cell office:value-type="float" office:value="0.33652394380792" calcext:value-type="float">
            <text:p>0.33652394380792</text:p>
          </table:table-cell>
          <table:table-cell office:value-type="float" office:value="0.32824408763548" calcext:value-type="float">
            <text:p>0.32824408763548</text:p>
          </table:table-cell>
          <table:table-cell office:value-type="float" office:value="0.324750825650334" calcext:value-type="float">
            <text:p>0.324750825650334</text:p>
          </table:table-cell>
          <table:table-cell office:value-type="float" office:value="0.299390105564202" calcext:value-type="float">
            <text:p>0.299390105564202</text:p>
          </table:table-cell>
          <table:table-cell office:value-type="float" office:value="0.298360112775171" calcext:value-type="float">
            <text:p>0.298360112775171</text:p>
          </table:table-cell>
          <table:table-cell office:value-type="float" office:value="0.290306637186682" calcext:value-type="float">
            <text:p>0.290306637186682</text:p>
          </table:table-cell>
          <table:table-cell office:value-type="float" office:value="0.288146955751203" calcext:value-type="float">
            <text:p>0.288146955751203</text:p>
          </table:table-cell>
          <table:table-cell office:value-type="float" office:value="0.286728438068393" calcext:value-type="float">
            <text:p>0.286728438068393</text:p>
          </table:table-cell>
          <table:table-cell office:value-type="float" office:value="0.324930184604102" calcext:value-type="float">
            <text:p>0.324930184604102</text:p>
          </table:table-cell>
          <table:table-cell office:value-type="float" office:value="0.329515255459887" calcext:value-type="float">
            <text:p>0.329515255459887</text:p>
          </table:table-cell>
          <table:table-cell office:value-type="float" office:value="0.329252186000692" calcext:value-type="float">
            <text:p>0.329252186000692</text:p>
          </table:table-cell>
          <table:table-cell office:value-type="float" office:value="0.326935580360165" calcext:value-type="float">
            <text:p>0.326935580360165</text:p>
          </table:table-cell>
          <table:table-cell office:value-type="float" office:value="0.286371043396791" calcext:value-type="float">
            <text:p>0.286371043396791</text:p>
          </table:table-cell>
          <table:table-cell office:value-type="float" office:value="0.28128236583634" calcext:value-type="float">
            <text:p>0.28128236583634</text:p>
          </table:table-cell>
          <table:table-cell office:value-type="float" office:value="0.305222889451297" calcext:value-type="float">
            <text:p>0.305222889451297</text:p>
          </table:table-cell>
          <table:table-cell office:value-type="float" office:value="0.305723314154257" calcext:value-type="float">
            <text:p>0.305723314154257</text:p>
          </table:table-cell>
          <table:table-cell office:value-type="float" office:value="0.305556576721977" calcext:value-type="float">
            <text:p>0.305556576721977</text:p>
          </table:table-cell>
          <table:table-cell office:value-type="float" office:value="0.30352162938285" calcext:value-type="float">
            <text:p>0.30352162938285</text:p>
          </table:table-cell>
          <table:table-cell office:value-type="float" office:value="0.30152076481502" calcext:value-type="float">
            <text:p>0.30152076481502</text:p>
          </table:table-cell>
          <table:table-cell office:value-type="float" office:value="0.298184048334544" calcext:value-type="float">
            <text:p>0.298184048334544</text:p>
          </table:table-cell>
          <table:table-cell office:value-type="float" office:value="0.293121655470422" calcext:value-type="float">
            <text:p>0.293121655470422</text:p>
          </table:table-cell>
          <table:table-cell office:value-type="float" office:value="0.316391637093771" calcext:value-type="float">
            <text:p>0.316391637093771</text:p>
          </table:table-cell>
          <table:table-cell office:value-type="float" office:value="0.328832569576406" calcext:value-type="float">
            <text:p>0.328832569576406</text:p>
          </table:table-cell>
          <table:table-cell office:value-type="float" office:value="0.332287762417666" calcext:value-type="float">
            <text:p>0.332287762417666</text:p>
          </table:table-cell>
          <table:table-cell office:value-type="float" office:value="0.331792115928252" calcext:value-type="float">
            <text:p>0.331792115928252</text:p>
          </table:table-cell>
          <table:table-cell office:value-type="float" office:value="0.327867239820469" calcext:value-type="float">
            <text:p>0.327867239820469</text:p>
          </table:table-cell>
          <table:table-cell office:value-type="float" office:value="0.325993036351667" calcext:value-type="float">
            <text:p>0.325993036351667</text:p>
          </table:table-cell>
          <table:table-cell office:value-type="float" office:value="0.328315575480938" calcext:value-type="float">
            <text:p>0.328315575480938</text:p>
          </table:table-cell>
          <table:table-cell office:value-type="float" office:value="0.323956389459427" calcext:value-type="float">
            <text:p>0.323956389459427</text:p>
          </table:table-cell>
          <table:table-cell office:value-type="float" office:value="0.312761684732308" calcext:value-type="float">
            <text:p>0.312761684732308</text:p>
          </table:table-cell>
          <table:table-cell office:value-type="float" office:value="0.309283696730389" calcext:value-type="float">
            <text:p>0.309283696730389</text:p>
          </table:table-cell>
          <table:table-cell office:value-type="float" office:value="0.309549736759511" calcext:value-type="float">
            <text:p>0.309549736759511</text:p>
          </table:table-cell>
          <table:table-cell office:value-type="float" office:value="0.305602735978812" calcext:value-type="float">
            <text:p>0.305602735978812</text:p>
          </table:table-cell>
          <table:table-cell office:value-type="float" office:value="0.305723599005005" calcext:value-type="float">
            <text:p>0.305723599005005</text:p>
          </table:table-cell>
          <table:table-cell office:value-type="float" office:value="0.306035154621495" calcext:value-type="float">
            <text:p>0.306035154621495</text:p>
          </table:table-cell>
          <table:table-cell office:value-type="float" office:value="0.302720821203484" calcext:value-type="float">
            <text:p>0.302720821203484</text:p>
          </table:table-cell>
          <table:table-cell office:value-type="float" office:value="0.294782688711631" calcext:value-type="float">
            <text:p>0.294782688711631</text:p>
          </table:table-cell>
          <table:table-cell office:value-type="float" office:value="0.292128752154316" calcext:value-type="float">
            <text:p>0.292128752154316</text:p>
          </table:table-cell>
          <table:table-cell office:value-type="float" office:value="0.290865956313621" calcext:value-type="float">
            <text:p>0.290865956313621</text:p>
          </table:table-cell>
          <table:table-cell office:value-type="float" office:value="0.332366576886781" calcext:value-type="float">
            <text:p>0.332366576886781</text:p>
          </table:table-cell>
          <table:table-cell office:value-type="float" office:value="0.333535471204502" calcext:value-type="float">
            <text:p>0.333535471204502</text:p>
          </table:table-cell>
          <table:table-cell office:value-type="float" office:value="0.331932826602576" calcext:value-type="float">
            <text:p>0.331932826602576</text:p>
          </table:table-cell>
          <table:table-cell office:value-type="float" office:value="0.301380587337599" calcext:value-type="float">
            <text:p>0.301380587337599</text:p>
          </table:table-cell>
          <table:table-cell office:value-type="float" office:value="0.292241143440753" calcext:value-type="float">
            <text:p>0.292241143440753</text:p>
          </table:table-cell>
          <table:table-cell office:value-type="float" office:value="0.306068354513284" calcext:value-type="float">
            <text:p>0.306068354513284</text:p>
          </table:table-cell>
          <table:table-cell office:value-type="float" office:value="0.305654369315304" calcext:value-type="float">
            <text:p>0.305654369315304</text:p>
          </table:table-cell>
          <table:table-cell office:value-type="float" office:value="0.305336987604234" calcext:value-type="float">
            <text:p>0.305336987604234</text:p>
          </table:table-cell>
          <table:table-cell office:value-type="float" office:value="0.304432441906825" calcext:value-type="float">
            <text:p>0.304432441906825</text:p>
          </table:table-cell>
          <table:table-cell office:value-type="float" office:value="0.303546261528593" calcext:value-type="float">
            <text:p>0.303546261528593</text:p>
          </table:table-cell>
          <table:table-cell office:value-type="float" office:value="0.302569955537019" calcext:value-type="float">
            <text:p>0.302569955537019</text:p>
          </table:table-cell>
          <table:table-cell office:value-type="float" office:value="0.300561439055562" calcext:value-type="float">
            <text:p>0.300561439055562</text:p>
          </table:table-cell>
          <table:table-cell office:value-type="float" office:value="0.297195730188077" calcext:value-type="float">
            <text:p>0.297195730188077</text:p>
          </table:table-cell>
          <table:table-cell office:value-type="float" office:value="0.328666128775015" calcext:value-type="float">
            <text:p>0.328666128775015</text:p>
          </table:table-cell>
          <table:table-cell office:value-type="float" office:value="0.331167744962902" calcext:value-type="float">
            <text:p>0.331167744962902</text:p>
          </table:table-cell>
          <table:table-cell office:value-type="float" office:value="0.333462165145692" calcext:value-type="float">
            <text:p>0.333462165145692</text:p>
          </table:table-cell>
          <table:table-cell office:value-type="float" office:value="0.333883740740446" calcext:value-type="float">
            <text:p>0.333883740740446</text:p>
          </table:table-cell>
          <table:table-cell office:value-type="float" office:value="0.33296182982899" calcext:value-type="float">
            <text:p>0.33296182982899</text:p>
          </table:table-cell>
          <table:table-cell office:value-type="float" office:value="0.332181160770963" calcext:value-type="float">
            <text:p>0.332181160770963</text:p>
          </table:table-cell>
          <table:table-cell office:value-type="float" office:value="0.331146513034134" calcext:value-type="float">
            <text:p>0.331146513034134</text:p>
          </table:table-cell>
          <table:table-cell office:value-type="float" office:value="0.330447498912871" calcext:value-type="float">
            <text:p>0.330447498912871</text:p>
          </table:table-cell>
          <table:table-cell office:value-type="float" office:value="0.33120675301013" calcext:value-type="float">
            <text:p>0.33120675301013</text:p>
          </table:table-cell>
          <table:table-cell office:value-type="float" office:value="0.331720655874875" calcext:value-type="float">
            <text:p>0.331720655874875</text:p>
          </table:table-cell>
          <table:table-cell office:value-type="float" office:value="0.328372787103927" calcext:value-type="float">
            <text:p>0.328372787103927</text:p>
          </table:table-cell>
          <table:table-cell office:value-type="float" office:value="0.308824863913377" calcext:value-type="float">
            <text:p>0.308824863913377</text:p>
          </table:table-cell>
          <table:table-cell office:value-type="float" office:value="0.30746328289713" calcext:value-type="float">
            <text:p>0.30746328289713</text:p>
          </table:table-cell>
          <table:table-cell office:value-type="float" office:value="0.301014101812772" calcext:value-type="float">
            <text:p>0.301014101812772</text:p>
          </table:table-cell>
          <table:table-cell office:value-type="float" office:value="0.336453575566155" calcext:value-type="float">
            <text:p>0.336453575566155</text:p>
          </table:table-cell>
          <table:table-cell office:value-type="float" office:value="0.337520862853294" calcext:value-type="float">
            <text:p>0.337520862853294</text:p>
          </table:table-cell>
          <table:table-cell office:value-type="float" office:value="0.336578935191478" calcext:value-type="float">
            <text:p>0.336578935191478</text:p>
          </table:table-cell>
          <table:table-cell office:value-type="float" office:value="0.332624935126924" calcext:value-type="float">
            <text:p>0.332624935126924</text:p>
          </table:table-cell>
          <table:table-cell office:value-type="float" office:value="0.320428110472994" calcext:value-type="float">
            <text:p>0.320428110472994</text:p>
          </table:table-cell>
          <table:table-cell office:value-type="float" office:value="0.310625844012035" calcext:value-type="float">
            <text:p>0.310625844012035</text:p>
          </table:table-cell>
          <table:table-cell office:value-type="float" office:value="0.301304528617244" calcext:value-type="float">
            <text:p>0.301304528617244</text:p>
          </table:table-cell>
          <table:table-cell office:value-type="float" office:value="0.297407405174577" calcext:value-type="float">
            <text:p>0.297407405174577</text:p>
          </table:table-cell>
          <table:table-cell office:value-type="float" office:value="0.302862494901719" calcext:value-type="float">
            <text:p>0.302862494901719</text:p>
          </table:table-cell>
          <table:table-cell office:value-type="float" office:value="0.307482043113455" calcext:value-type="float">
            <text:p>0.307482043113455</text:p>
          </table:table-cell>
          <table:table-cell office:value-type="float" office:value="0.30794649545271" calcext:value-type="float">
            <text:p>0.30794649545271</text:p>
          </table:table-cell>
          <table:table-cell office:value-type="float" office:value="0.306326179486805" calcext:value-type="float">
            <text:p>0.306326179486805</text:p>
          </table:table-cell>
          <table:table-cell office:value-type="float" office:value="0.30631859115882" calcext:value-type="float">
            <text:p>0.30631859115882</text:p>
          </table:table-cell>
          <table:table-cell office:value-type="float" office:value="0.306106956232752" calcext:value-type="float">
            <text:p>0.306106956232752</text:p>
          </table:table-cell>
          <table:table-cell office:value-type="float" office:value="0.305732012166456" calcext:value-type="float">
            <text:p>0.305732012166456</text:p>
          </table:table-cell>
          <table:table-cell office:value-type="float" office:value="0.303460498192488" calcext:value-type="float">
            <text:p>0.303460498192488</text:p>
          </table:table-cell>
          <table:table-cell office:value-type="float" office:value="0.302432420730329" calcext:value-type="float">
            <text:p>0.302432420730329</text:p>
          </table:table-cell>
          <table:table-cell office:value-type="float" office:value="0.299104178146757" calcext:value-type="float">
            <text:p>0.299104178146757</text:p>
          </table:table-cell>
          <table:table-cell office:value-type="float" office:value="0.297380097251914" calcext:value-type="float">
            <text:p>0.297380097251914</text:p>
          </table:table-cell>
          <table:table-cell office:value-type="float" office:value="0.321183587451152" calcext:value-type="float">
            <text:p>0.321183587451152</text:p>
          </table:table-cell>
          <table:table-cell office:value-type="float" office:value="0.325146136251174" calcext:value-type="float">
            <text:p>0.325146136251174</text:p>
          </table:table-cell>
          <table:table-cell office:value-type="float" office:value="0.333782445165854" calcext:value-type="float">
            <text:p>0.333782445165854</text:p>
          </table:table-cell>
          <table:table-cell office:value-type="float" office:value="0.336131279901429" calcext:value-type="float">
            <text:p>0.336131279901429</text:p>
          </table:table-cell>
          <table:table-cell office:value-type="float" office:value="0.337034190601987" calcext:value-type="float">
            <text:p>0.337034190601987</text:p>
          </table:table-cell>
          <table:table-cell office:value-type="float" office:value="0.333909456725532" calcext:value-type="float">
            <text:p>0.333909456725532</text:p>
          </table:table-cell>
          <table:table-cell office:value-type="float" office:value="0.331024612840304" calcext:value-type="float">
            <text:p>0.331024612840304</text:p>
          </table:table-cell>
          <table:table-cell office:value-type="float" office:value="0.330519729567704" calcext:value-type="float">
            <text:p>0.330519729567704</text:p>
          </table:table-cell>
          <table:table-cell office:value-type="float" office:value="0.328514836153071" calcext:value-type="float">
            <text:p>0.328514836153071</text:p>
          </table:table-cell>
          <table:table-cell office:value-type="float" office:value="0.321382440260293" calcext:value-type="float">
            <text:p>0.321382440260293</text:p>
          </table:table-cell>
          <table:table-cell office:value-type="float" office:value="0.315459443045724" calcext:value-type="float">
            <text:p>0.315459443045724</text:p>
          </table:table-cell>
          <table:table-cell office:value-type="float" office:value="0.307168919189073" calcext:value-type="float">
            <text:p>0.307168919189073</text:p>
          </table:table-cell>
          <table:table-cell office:value-type="float" office:value="0.305464350722173" calcext:value-type="float">
            <text:p>0.305464350722173</text:p>
          </table:table-cell>
          <table:table-cell office:value-type="float" office:value="0.298775744837093" calcext:value-type="float">
            <text:p>0.298775744837093</text:p>
          </table:table-cell>
          <table:table-cell office:value-type="float" office:value="0.296573769373458" calcext:value-type="float">
            <text:p>0.296573769373458</text:p>
          </table:table-cell>
          <table:table-cell office:value-type="float" office:value="0.296072920261373" calcext:value-type="float">
            <text:p>0.296072920261373</text:p>
          </table:table-cell>
          <table:table-cell office:value-type="float" office:value="0.29920543027404" calcext:value-type="float">
            <text:p>0.29920543027404</text:p>
          </table:table-cell>
          <table:table-cell office:value-type="float" office:value="0.336136143036165" calcext:value-type="float">
            <text:p>0.336136143036165</text:p>
          </table:table-cell>
          <table:table-cell office:value-type="float" office:value="0.336669507355897" calcext:value-type="float">
            <text:p>0.336669507355897</text:p>
          </table:table-cell>
          <table:table-cell office:value-type="float" office:value="0.334635823095155" calcext:value-type="float">
            <text:p>0.334635823095155</text:p>
          </table:table-cell>
          <table:table-cell office:value-type="float" office:value="0.325375423337858" calcext:value-type="float">
            <text:p>0.325375423337858</text:p>
          </table:table-cell>
          <table:table-cell office:value-type="float" office:value="0.312086366959636" calcext:value-type="float">
            <text:p>0.312086366959636</text:p>
          </table:table-cell>
          <table:table-cell office:value-type="float" office:value="0.302601915926698" calcext:value-type="float">
            <text:p>0.302601915926698</text:p>
          </table:table-cell>
          <table:table-cell office:value-type="float" office:value="0.296024365963531" calcext:value-type="float">
            <text:p>0.296024365963531</text:p>
          </table:table-cell>
          <table:table-cell office:value-type="float" office:value="0.292918456974016" calcext:value-type="float">
            <text:p>0.292918456974016</text:p>
          </table:table-cell>
          <table:table-cell office:value-type="float" office:value="0.297809383016241" calcext:value-type="float">
            <text:p>0.297809383016241</text:p>
          </table:table-cell>
          <table:table-cell office:value-type="float" office:value="0.3092921484574" calcext:value-type="float">
            <text:p>0.3092921484574</text:p>
          </table:table-cell>
          <table:table-cell office:value-type="float" office:value="0.310793986366202" calcext:value-type="float">
            <text:p>0.310793986366202</text:p>
          </table:table-cell>
          <table:table-cell office:value-type="float" office:value="0.306412036290872" calcext:value-type="float">
            <text:p>0.306412036290872</text:p>
          </table:table-cell>
          <table:table-cell office:value-type="float" office:value="0.307960022525072" calcext:value-type="float">
            <text:p>0.307960022525072</text:p>
          </table:table-cell>
          <table:table-cell office:value-type="float" office:value="0.308569543921129" calcext:value-type="float">
            <text:p>0.308569543921129</text:p>
          </table:table-cell>
          <table:table-cell office:value-type="float" office:value="0.307631618719472" calcext:value-type="float">
            <text:p>0.307631618719472</text:p>
          </table:table-cell>
          <table:table-cell office:value-type="float" office:value="0.307517225799065" calcext:value-type="float">
            <text:p>0.307517225799065</text:p>
          </table:table-cell>
          <table:table-cell office:value-type="float" office:value="0.304093719945634" calcext:value-type="float">
            <text:p>0.304093719945634</text:p>
          </table:table-cell>
          <table:table-cell office:value-type="float" office:value="0.336575179864134" calcext:value-type="float">
            <text:p>0.336575179864134</text:p>
          </table:table-cell>
          <table:table-cell office:value-type="float" office:value="0.340669054058359" calcext:value-type="float">
            <text:p>0.340669054058359</text:p>
          </table:table-cell>
          <table:table-cell office:value-type="float" office:value="0.311659858401477" calcext:value-type="float">
            <text:p>0.311659858401477</text:p>
          </table:table-cell>
          <table:table-cell office:value-type="float" office:value="0.311171261876292" calcext:value-type="float">
            <text:p>0.311171261876292</text:p>
          </table:table-cell>
          <table:table-cell office:value-type="float" office:value="0.311006409933481" calcext:value-type="float">
            <text:p>0.311006409933481</text:p>
          </table:table-cell>
          <table:table-cell office:value-type="float" office:value="0.310985270746927" calcext:value-type="float">
            <text:p>0.310985270746927</text:p>
          </table:table-cell>
          <table:table-cell office:value-type="float" office:value="0.337348280006371" calcext:value-type="float">
            <text:p>0.337348280006371</text:p>
          </table:table-cell>
          <table:table-cell office:value-type="float" office:value="0.336755102622522" calcext:value-type="float">
            <text:p>0.336755102622522</text:p>
          </table:table-cell>
          <table:table-cell office:value-type="float" office:value="0.327998382252331" calcext:value-type="float">
            <text:p>0.327998382252331</text:p>
          </table:table-cell>
          <table:table-cell office:value-type="float" office:value="0.32444496065315" calcext:value-type="float">
            <text:p>0.32444496065315</text:p>
          </table:table-cell>
          <table:table-cell office:value-type="float" office:value="0.322289945274452" calcext:value-type="float">
            <text:p>0.322289945274452</text:p>
          </table:table-cell>
          <table:table-cell office:value-type="float" office:value="0.318414160093926" calcext:value-type="float">
            <text:p>0.318414160093926</text:p>
          </table:table-cell>
          <table:table-cell office:value-type="float" office:value="0.315047920945962" calcext:value-type="float">
            <text:p>0.315047920945962</text:p>
          </table:table-cell>
          <table:table-cell office:value-type="float" office:value="0.310493715556316" calcext:value-type="float">
            <text:p>0.310493715556316</text:p>
          </table:table-cell>
          <table:table-cell office:value-type="float" office:value="0.308258121165348" calcext:value-type="float">
            <text:p>0.308258121165348</text:p>
          </table:table-cell>
          <table:table-cell office:value-type="float" office:value="0.307445907155032" calcext:value-type="float">
            <text:p>0.307445907155032</text:p>
          </table:table-cell>
          <table:table-cell office:value-type="float" office:value="0.30762510692493" calcext:value-type="float">
            <text:p>0.30762510692493</text:p>
          </table:table-cell>
          <table:table-cell office:value-type="float" office:value="0.306760629713838" calcext:value-type="float">
            <text:p>0.306760629713838</text:p>
          </table:table-cell>
          <table:table-cell office:value-type="float" office:value="0.306074279304603" calcext:value-type="float">
            <text:p>0.306074279304603</text:p>
          </table:table-cell>
          <table:table-cell office:value-type="float" office:value="0.304488245771573" calcext:value-type="float">
            <text:p>0.304488245771573</text:p>
          </table:table-cell>
          <table:table-cell office:value-type="float" office:value="0.304508761389568" calcext:value-type="float">
            <text:p>0.304508761389568</text:p>
          </table:table-cell>
          <table:table-cell office:value-type="float" office:value="0.339144195474478" calcext:value-type="float">
            <text:p>0.339144195474478</text:p>
          </table:table-cell>
          <table:table-cell office:value-type="float" office:value="0.339288717507455" calcext:value-type="float">
            <text:p>0.339288717507455</text:p>
          </table:table-cell>
          <table:table-cell office:value-type="float" office:value="0.337914394780406" calcext:value-type="float">
            <text:p>0.337914394780406</text:p>
          </table:table-cell>
          <table:table-cell office:value-type="float" office:value="0.329560625446545" calcext:value-type="float">
            <text:p>0.329560625446545</text:p>
          </table:table-cell>
          <table:table-cell office:value-type="float" office:value="0.320344412732857" calcext:value-type="float">
            <text:p>0.320344412732857</text:p>
          </table:table-cell>
          <table:table-cell office:value-type="float" office:value="0.31277117226177" calcext:value-type="float">
            <text:p>0.31277117226177</text:p>
          </table:table-cell>
          <table:table-cell office:value-type="float" office:value="0.299316358777331" calcext:value-type="float">
            <text:p>0.299316358777331</text:p>
          </table:table-cell>
          <table:table-cell office:value-type="float" office:value="0.304031043140819" calcext:value-type="float">
            <text:p>0.304031043140819</text:p>
          </table:table-cell>
          <table:table-cell office:value-type="float" office:value="0.308026359457134" calcext:value-type="float">
            <text:p>0.308026359457134</text:p>
          </table:table-cell>
          <table:table-cell office:value-type="float" office:value="0.305900043643994" calcext:value-type="float">
            <text:p>0.305900043643994</text:p>
          </table:table-cell>
          <table:table-cell office:value-type="float" office:value="0.305200282673819" calcext:value-type="float">
            <text:p>0.305200282673819</text:p>
          </table:table-cell>
          <table:table-cell office:value-type="float" office:value="0.304786174060384" calcext:value-type="float">
            <text:p>0.304786174060384</text:p>
          </table:table-cell>
          <table:table-cell office:value-type="float" office:value="0.303473231231921" calcext:value-type="float">
            <text:p>0.303473231231921</text:p>
          </table:table-cell>
          <table:table-cell office:value-type="float" office:value="0.303463947405233" calcext:value-type="float">
            <text:p>0.303463947405233</text:p>
          </table:table-cell>
          <table:table-cell office:value-type="float" office:value="0.303339793611813" calcext:value-type="float">
            <text:p>0.303339793611813</text:p>
          </table:table-cell>
          <table:table-cell office:value-type="float" office:value="0.303296065188973" calcext:value-type="float">
            <text:p>0.303296065188973</text:p>
          </table:table-cell>
          <table:table-cell office:value-type="float" office:value="0.303324489934865" calcext:value-type="float">
            <text:p>0.303324489934865</text:p>
          </table:table-cell>
          <table:table-cell office:value-type="float" office:value="0.303418079944603" calcext:value-type="float">
            <text:p>0.303418079944603</text:p>
          </table:table-cell>
          <table:table-cell office:value-type="float" office:value="0.303500821728783" calcext:value-type="float">
            <text:p>0.303500821728783</text:p>
          </table:table-cell>
          <table:table-cell office:value-type="float" office:value="0.303652302802202" calcext:value-type="float">
            <text:p>0.303652302802202</text:p>
          </table:table-cell>
          <table:table-cell office:value-type="float" office:value="0.30370185041579" calcext:value-type="float">
            <text:p>0.30370185041579</text:p>
          </table:table-cell>
          <table:table-cell office:value-type="float" office:value="0.303876605685457" calcext:value-type="float">
            <text:p>0.303876605685457</text:p>
          </table:table-cell>
          <table:table-cell office:value-type="float" office:value="0.303827925935895" calcext:value-type="float">
            <text:p>0.303827925935895</text:p>
          </table:table-cell>
          <table:table-cell office:value-type="float" office:value="0.303774100829868" calcext:value-type="float">
            <text:p>0.303774100829868</text:p>
          </table:table-cell>
          <table:table-cell office:value-type="float" office:value="0.303792547784286" calcext:value-type="float">
            <text:p>0.303792547784286</text:p>
          </table:table-cell>
          <table:table-cell office:value-type="float" office:value="0.303763525316087" calcext:value-type="float">
            <text:p>0.303763525316087</text:p>
          </table:table-cell>
          <table:table-cell office:value-type="float" office:value="0.303752839251059" calcext:value-type="float">
            <text:p>0.303752839251059</text:p>
          </table:table-cell>
          <table:table-cell office:value-type="float" office:value="0.303785695055201" calcext:value-type="float">
            <text:p>0.303785695055201</text:p>
          </table:table-cell>
          <table:table-cell office:value-type="float" office:value="0.303782705738278" calcext:value-type="float">
            <text:p>0.303782705738278</text:p>
          </table:table-cell>
          <table:table-cell office:value-type="float" office:value="0.303805466436385" calcext:value-type="float">
            <text:p>0.303805466436385</text:p>
          </table:table-cell>
          <table:table-cell office:value-type="float" office:value="0.303780494146114" calcext:value-type="float">
            <text:p>0.303780494146114</text:p>
          </table:table-cell>
          <table:table-cell office:value-type="float" office:value="0.303766364871722" calcext:value-type="float">
            <text:p>0.303766364871722</text:p>
          </table:table-cell>
          <table:table-cell office:value-type="float" office:value="0.303771322022335" calcext:value-type="float">
            <text:p>0.303771322022335</text:p>
          </table:table-cell>
          <table:table-cell office:value-type="float" office:value="0.303813610317421" calcext:value-type="float">
            <text:p>0.303813610317421</text:p>
          </table:table-cell>
          <table:table-cell office:value-type="float" office:value="0.303784032797839" calcext:value-type="float">
            <text:p>0.303784032797839</text:p>
          </table:table-cell>
          <table:table-cell office:value-type="float" office:value="0.303786433328703" calcext:value-type="float">
            <text:p>0.303786433328703</text:p>
          </table:table-cell>
          <table:table-cell office:value-type="float" office:value="0.30375788761662" calcext:value-type="float">
            <text:p>0.30375788761662</text:p>
          </table:table-cell>
          <table:table-cell office:value-type="float" office:value="0.303781631041966" calcext:value-type="float">
            <text:p>0.303781631041966</text:p>
          </table:table-cell>
          <table:table-cell office:value-type="float" office:value="0.303787697453934" calcext:value-type="float">
            <text:p>0.303787697453934</text:p>
          </table:table-cell>
          <table:table-cell office:value-type="float" office:value="0.303796949983835" calcext:value-type="float">
            <text:p>0.303796949983835</text:p>
          </table:table-cell>
          <table:table-cell office:value-type="float" office:value="0.303835898977565" calcext:value-type="float">
            <text:p>0.303835898977565</text:p>
          </table:table-cell>
          <table:table-cell office:value-type="float" office:value="0.303802128507569" calcext:value-type="float">
            <text:p>0.303802128507569</text:p>
          </table:table-cell>
          <table:table-cell office:value-type="float" office:value="0.303808599497095" calcext:value-type="float">
            <text:p>0.303808599497095</text:p>
          </table:table-cell>
          <table:table-cell office:value-type="float" office:value="0.303783547732948" calcext:value-type="float">
            <text:p>0.303783547732948</text:p>
          </table:table-cell>
          <table:table-cell office:value-type="float" office:value="0.303813973201014" calcext:value-type="float">
            <text:p>0.303813973201014</text:p>
          </table:table-cell>
          <table:table-cell office:value-type="float" office:value="0.303804980320421" calcext:value-type="float">
            <text:p>0.303804980320421</text:p>
          </table:table-cell>
          <table:table-cell office:value-type="float" office:value="0.303815708522182" calcext:value-type="float">
            <text:p>0.303815708522182</text:p>
          </table:table-cell>
          <table:table-cell office:value-type="float" office:value="0.303836124309879" calcext:value-type="float">
            <text:p>0.303836124309879</text:p>
          </table:table-cell>
          <table:table-cell office:value-type="float" office:value="0.303823639665816" calcext:value-type="float">
            <text:p>0.303823639665816</text:p>
          </table:table-cell>
          <table:table-cell office:value-type="float" office:value="0.303849337181137" calcext:value-type="float">
            <text:p>0.303849337181137</text:p>
          </table:table-cell>
          <table:table-cell office:value-type="float" office:value="0.30386181270283" calcext:value-type="float">
            <text:p>0.30386181270283</text:p>
          </table:table-cell>
          <table:table-cell office:value-type="float" office:value="0.303871667501539" calcext:value-type="float">
            <text:p>0.303871667501539</text:p>
          </table:table-cell>
          <table:table-cell office:value-type="float" office:value="0.303866332298246" calcext:value-type="float">
            <text:p>0.303866332298246</text:p>
          </table:table-cell>
          <table:table-cell office:value-type="float" office:value="0.303924608212305" calcext:value-type="float">
            <text:p>0.303924608212305</text:p>
          </table:table-cell>
          <table:table-cell office:value-type="float" office:value="0.303887433642517" calcext:value-type="float">
            <text:p>0.303887433642517</text:p>
          </table:table-cell>
          <table:table-cell office:value-type="float" office:value="0.303897367396503" calcext:value-type="float">
            <text:p>0.303897367396503</text:p>
          </table:table-cell>
          <table:table-cell office:value-type="float" office:value="0.303909933405877" calcext:value-type="float">
            <text:p>0.303909933405877</text:p>
          </table:table-cell>
          <table:table-cell office:value-type="float" office:value="0.303874556059396" calcext:value-type="float">
            <text:p>0.303874556059396</text:p>
          </table:table-cell>
          <table:table-cell office:value-type="float" office:value="0.303836005884622" calcext:value-type="float">
            <text:p>0.303836005884622</text:p>
          </table:table-cell>
          <table:table-cell office:value-type="float" office:value="0.303838703629144" calcext:value-type="float">
            <text:p>0.303838703629144</text:p>
          </table:table-cell>
          <table:table-cell office:value-type="float" office:value="0.303890681541622" calcext:value-type="float">
            <text:p>0.303890681541622</text:p>
          </table:table-cell>
          <table:table-cell office:value-type="float" office:value="0.303854428355143" calcext:value-type="float">
            <text:p>0.303854428355143</text:p>
          </table:table-cell>
          <table:table-cell office:value-type="float" office:value="0.303866450823535" calcext:value-type="float">
            <text:p>0.303866450823535</text:p>
          </table:table-cell>
          <table:table-cell office:value-type="float" office:value="0.303886398294898" calcext:value-type="float">
            <text:p>0.303886398294898</text:p>
          </table:table-cell>
          <table:table-cell office:value-type="float" office:value="0.303860950354626" calcext:value-type="float">
            <text:p>0.303860950354626</text:p>
          </table:table-cell>
          <table:table-cell office:value-type="float" office:value="0.303896899312002" calcext:value-type="float">
            <text:p>0.303896899312002</text:p>
          </table:table-cell>
          <table:table-cell office:value-type="float" office:value="0.303910927773891" calcext:value-type="float">
            <text:p>0.303910927773891</text:p>
          </table:table-cell>
          <table:table-cell office:value-type="float" office:value="0.303908806675417" calcext:value-type="float">
            <text:p>0.303908806675417</text:p>
          </table:table-cell>
          <table:table-cell office:value-type="float" office:value="0.303886108779993" calcext:value-type="float">
            <text:p>0.303886108779993</text:p>
          </table:table-cell>
          <table:table-cell office:value-type="float" office:value="0.303931674574511" calcext:value-type="float">
            <text:p>0.303931674574511</text:p>
          </table:table-cell>
          <table:table-cell office:value-type="float" office:value="0.303929130299483" calcext:value-type="float">
            <text:p>0.303929130299483</text:p>
          </table:table-cell>
          <table:table-cell office:value-type="float" office:value="0.303916087115126" calcext:value-type="float">
            <text:p>0.303916087115126</text:p>
          </table:table-cell>
          <table:table-cell office:value-type="float" office:value="0.303950578648016" calcext:value-type="float">
            <text:p>0.303950578648016</text:p>
          </table:table-cell>
          <table:table-cell office:value-type="float" office:value="0.303912893964868" calcext:value-type="float">
            <text:p>0.303912893964868</text:p>
          </table:table-cell>
          <table:table-cell office:value-type="float" office:value="0.303963389033494" calcext:value-type="float">
            <text:p>0.303963389033494</text:p>
          </table:table-cell>
          <table:table-cell office:value-type="float" office:value="0.303910393896569" calcext:value-type="float">
            <text:p>0.303910393896569</text:p>
          </table:table-cell>
          <table:table-cell office:value-type="float" office:value="0.303914377424471" calcext:value-type="float">
            <text:p>0.303914377424471</text:p>
          </table:table-cell>
          <table:table-cell office:value-type="float" office:value="0.303901249341739" calcext:value-type="float">
            <text:p>0.303901249341739</text:p>
          </table:table-cell>
          <table:table-cell office:value-type="float" office:value="0.303938725304399" calcext:value-type="float">
            <text:p>0.303938725304399</text:p>
          </table:table-cell>
          <table:table-cell office:value-type="float" office:value="0.30392132934765" calcext:value-type="float">
            <text:p>0.30392132934765</text:p>
          </table:table-cell>
          <table:table-cell office:value-type="float" office:value="0.303938949776426" calcext:value-type="float">
            <text:p>0.303938949776426</text:p>
          </table:table-cell>
          <table:table-cell office:value-type="float" office:value="0.303925049709212" calcext:value-type="float">
            <text:p>0.303925049709212</text:p>
          </table:table-cell>
          <table:table-cell office:value-type="float" office:value="0.303937591515001" calcext:value-type="float">
            <text:p>0.303937591515001</text:p>
          </table:table-cell>
          <table:table-cell office:value-type="float" office:value="0.303950998218838" calcext:value-type="float">
            <text:p>0.303950998218838</text:p>
          </table:table-cell>
          <table:table-cell office:value-type="float" office:value="0.303972387395072" calcext:value-type="float">
            <text:p>0.303972387395072</text:p>
          </table:table-cell>
          <table:table-cell office:value-type="float" office:value="0.303930188855945" calcext:value-type="float">
            <text:p>0.303930188855945</text:p>
          </table:table-cell>
          <table:table-cell office:value-type="float" office:value="0.303950967251977" calcext:value-type="float">
            <text:p>0.303950967251977</text:p>
          </table:table-cell>
          <table:table-cell office:value-type="float" office:value="0.303943396711751" calcext:value-type="float">
            <text:p>0.303943396711751</text:p>
          </table:table-cell>
          <table:table-cell office:value-type="float" office:value="0.303936338447204" calcext:value-type="float">
            <text:p>0.303936338447204</text:p>
          </table:table-cell>
          <table:table-cell office:value-type="float" office:value="0.303949406033904" calcext:value-type="float">
            <text:p>0.303949406033904</text:p>
          </table:table-cell>
          <table:table-cell office:value-type="float" office:value="0.30393751934183" calcext:value-type="float">
            <text:p>0.30393751934183</text:p>
          </table:table-cell>
          <table:table-cell office:value-type="float" office:value="0.303935408336454" calcext:value-type="float">
            <text:p>0.303935408336454</text:p>
          </table:table-cell>
          <table:table-cell office:value-type="float" office:value="0.303930474743601" calcext:value-type="float">
            <text:p>0.303930474743601</text:p>
          </table:table-cell>
          <table:table-cell office:value-type="float" office:value="0.303955623586004" calcext:value-type="float">
            <text:p>0.303955623586004</text:p>
          </table:table-cell>
          <table:table-cell office:value-type="float" office:value="0.30393296049888" calcext:value-type="float">
            <text:p>0.30393296049888</text:p>
          </table:table-cell>
          <table:table-cell office:value-type="float" office:value="0.303942432559746" calcext:value-type="float">
            <text:p>0.303942432559746</text:p>
          </table:table-cell>
          <table:table-cell office:value-type="float" office:value="0.303970341900756" calcext:value-type="float">
            <text:p>0.303970341900756</text:p>
          </table:table-cell>
          <table:table-cell office:value-type="float" office:value="0.303931656976563" calcext:value-type="float">
            <text:p>0.303931656976563</text:p>
          </table:table-cell>
          <table:table-cell office:value-type="float" office:value="0.303927264182816" calcext:value-type="float">
            <text:p>0.303927264182816</text:p>
          </table:table-cell>
          <table:table-cell office:value-type="float" office:value="0.303949590583837" calcext:value-type="float">
            <text:p>0.303949590583837</text:p>
          </table:table-cell>
          <table:table-cell office:value-type="float" office:value="0.303936440861902" calcext:value-type="float">
            <text:p>0.303936440861902</text:p>
          </table:table-cell>
          <table:table-cell office:value-type="float" office:value="0.303927615874475" calcext:value-type="float">
            <text:p>0.303927615874475</text:p>
          </table:table-cell>
          <table:table-cell office:value-type="float" office:value="0.30393507347836" calcext:value-type="float">
            <text:p>0.30393507347836</text:p>
          </table:table-cell>
          <table:table-cell office:value-type="float" office:value="0.30393831191794" calcext:value-type="float">
            <text:p>0.30393831191794</text:p>
          </table:table-cell>
          <table:table-cell office:value-type="float" office:value="0.303953311444476" calcext:value-type="float">
            <text:p>0.303953311444476</text:p>
          </table:table-cell>
          <table:table-cell office:value-type="float" office:value="0.303943974987861" calcext:value-type="float">
            <text:p>0.303943974987861</text:p>
          </table:table-cell>
          <table:table-cell office:value-type="float" office:value="0.303942039285724" calcext:value-type="float">
            <text:p>0.303942039285724</text:p>
          </table:table-cell>
          <table:table-cell office:value-type="float" office:value="0.303953838053239" calcext:value-type="float">
            <text:p>0.303953838053239</text:p>
          </table:table-cell>
          <table:table-cell office:value-type="float" office:value="0.303917827755539" calcext:value-type="float">
            <text:p>0.303917827755539</text:p>
          </table:table-cell>
          <table:table-cell office:value-type="float" office:value="0.303928483884085" calcext:value-type="float">
            <text:p>0.303928483884085</text:p>
          </table:table-cell>
          <table:table-cell office:value-type="float" office:value="0.303921067273892" calcext:value-type="float">
            <text:p>0.303921067273892</text:p>
          </table:table-cell>
          <table:table-cell office:value-type="float" office:value="0.303975577118188" calcext:value-type="float">
            <text:p>0.303975577118188</text:p>
          </table:table-cell>
          <table:table-cell office:value-type="float" office:value="0.303957957809711" calcext:value-type="float">
            <text:p>0.303957957809711</text:p>
          </table:table-cell>
          <table:table-cell office:value-type="float" office:value="0.303924287674911" calcext:value-type="float">
            <text:p>0.303924287674911</text:p>
          </table:table-cell>
          <table:table-cell office:value-type="float" office:value="0.303946697960766" calcext:value-type="float">
            <text:p>0.303946697960766</text:p>
          </table:table-cell>
          <table:table-cell office:value-type="float" office:value="0.303947855745216" calcext:value-type="float">
            <text:p>0.303947855745216</text:p>
          </table:table-cell>
          <table:table-cell office:value-type="float" office:value="0.303940160007328" calcext:value-type="float">
            <text:p>0.303940160007328</text:p>
          </table:table-cell>
          <table:table-cell office:value-type="float" office:value="0.303939008999122" calcext:value-type="float">
            <text:p>0.303939008999122</text:p>
          </table:table-cell>
          <table:table-cell office:value-type="float" office:value="0.30394370841579" calcext:value-type="float">
            <text:p>0.30394370841579</text:p>
          </table:table-cell>
          <table:table-cell office:value-type="float" office:value="0.303927461077309" calcext:value-type="float">
            <text:p>0.303927461077309</text:p>
          </table:table-cell>
          <table:table-cell office:value-type="float" office:value="0.303924891721165" calcext:value-type="float">
            <text:p>0.303924891721165</text:p>
          </table:table-cell>
          <table:table-cell office:value-type="float" office:value="0.303940460878429" calcext:value-type="float">
            <text:p>0.303940460878429</text:p>
          </table:table-cell>
          <table:table-cell office:value-type="float" office:value="0.303930748050103" calcext:value-type="float">
            <text:p>0.303930748050103</text:p>
          </table:table-cell>
          <table:table-cell office:value-type="float" office:value="0.303962227799862" calcext:value-type="float">
            <text:p>0.303962227799862</text:p>
          </table:table-cell>
          <table:table-cell office:value-type="float" office:value="0.30396234147671" calcext:value-type="float">
            <text:p>0.30396234147671</text:p>
          </table:table-cell>
          <table:table-cell office:value-type="float" office:value="0.303954900411016" calcext:value-type="float">
            <text:p>0.303954900411016</text:p>
          </table:table-cell>
          <table:table-cell office:value-type="float" office:value="0.303947515809227" calcext:value-type="float">
            <text:p>0.303947515809227</text:p>
          </table:table-cell>
          <table:table-cell office:value-type="float" office:value="0.30397205665202" calcext:value-type="float">
            <text:p>0.30397205665202</text:p>
          </table:table-cell>
          <table:table-cell office:value-type="float" office:value="0.303926244419363" calcext:value-type="float">
            <text:p>0.303926244419363</text:p>
          </table:table-cell>
          <table:table-cell office:value-type="float" office:value="0.303935065214694" calcext:value-type="float">
            <text:p>0.303935065214694</text:p>
          </table:table-cell>
          <table:table-cell office:value-type="float" office:value="0.303955791025851" calcext:value-type="float">
            <text:p>0.303955791025851</text:p>
          </table:table-cell>
          <table:table-cell office:value-type="float" office:value="0.303957922202935" calcext:value-type="float">
            <text:p>0.303957922202935</text:p>
          </table:table-cell>
          <table:table-cell office:value-type="float" office:value="0.303954128561093" calcext:value-type="float">
            <text:p>0.303954128561093</text:p>
          </table:table-cell>
          <table:table-cell office:value-type="float" office:value="0.303953892845433" calcext:value-type="float">
            <text:p>0.303953892845433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56928198623405" calcext:value-type="float">
            <text:p>-0.356928198623405</text:p>
          </table:table-cell>
          <table:table-cell office:value-type="float" office:value="-0.357112890654796" calcext:value-type="float">
            <text:p>-0.357112890654796</text:p>
          </table:table-cell>
          <table:table-cell office:value-type="float" office:value="-0.356515209699199" calcext:value-type="float">
            <text:p>-0.356515209699199</text:p>
          </table:table-cell>
          <table:table-cell office:value-type="float" office:value="-0.356263581599723" calcext:value-type="float">
            <text:p>-0.356263581599723</text:p>
          </table:table-cell>
          <table:table-cell office:value-type="float" office:value="-0.357525551515947" calcext:value-type="float">
            <text:p>-0.357525551515947</text:p>
          </table:table-cell>
          <table:table-cell office:value-type="float" office:value="-0.356424496697074" calcext:value-type="float">
            <text:p>-0.356424496697074</text:p>
          </table:table-cell>
          <table:table-cell office:value-type="float" office:value="-0.357028148205248" calcext:value-type="float">
            <text:p>-0.357028148205248</text:p>
          </table:table-cell>
          <table:table-cell office:value-type="float" office:value="-0.357233043313987" calcext:value-type="float">
            <text:p>-0.357233043313987</text:p>
          </table:table-cell>
          <table:table-cell office:value-type="float" office:value="-0.357439095513871" calcext:value-type="float">
            <text:p>-0.357439095513871</text:p>
          </table:table-cell>
          <table:table-cell office:value-type="float" office:value="-0.35753891155342" calcext:value-type="float">
            <text:p>-0.35753891155342</text:p>
          </table:table-cell>
          <table:table-cell office:value-type="float" office:value="-0.356736039159302" calcext:value-type="float">
            <text:p>-0.356736039159302</text:p>
          </table:table-cell>
          <table:table-cell office:value-type="float" office:value="-0.35666613864856" calcext:value-type="float">
            <text:p>-0.35666613864856</text:p>
          </table:table-cell>
          <table:table-cell office:value-type="float" office:value="-0.356507857556252" calcext:value-type="float">
            <text:p>-0.356507857556252</text:p>
          </table:table-cell>
          <table:table-cell office:value-type="float" office:value="-0.356967028582059" calcext:value-type="float">
            <text:p>-0.356967028582059</text:p>
          </table:table-cell>
          <table:table-cell office:value-type="float" office:value="-0.356776634498024" calcext:value-type="float">
            <text:p>-0.356776634498024</text:p>
          </table:table-cell>
          <table:table-cell office:value-type="float" office:value="-0.356788635325461" calcext:value-type="float">
            <text:p>-0.356788635325461</text:p>
          </table:table-cell>
          <table:table-cell office:value-type="float" office:value="-0.356561186180265" calcext:value-type="float">
            <text:p>-0.356561186180265</text:p>
          </table:table-cell>
          <table:table-cell office:value-type="float" office:value="-0.357120255557944" calcext:value-type="float">
            <text:p>-0.357120255557944</text:p>
          </table:table-cell>
          <table:table-cell office:value-type="float" office:value="-0.356757047173043" calcext:value-type="float">
            <text:p>-0.356757047173043</text:p>
          </table:table-cell>
          <table:table-cell office:value-type="float" office:value="-0.357189917617813" calcext:value-type="float">
            <text:p>-0.357189917617813</text:p>
          </table:table-cell>
          <table:table-cell office:value-type="float" office:value="-0.356780199397628" calcext:value-type="float">
            <text:p>-0.356780199397628</text:p>
          </table:table-cell>
          <table:table-cell office:value-type="float" office:value="-0.355546470778111" calcext:value-type="float">
            <text:p>-0.355546470778111</text:p>
          </table:table-cell>
          <table:table-cell office:value-type="float" office:value="-0.356567665409574" calcext:value-type="float">
            <text:p>-0.356567665409574</text:p>
          </table:table-cell>
          <table:table-cell office:value-type="float" office:value="-0.356853384584743" calcext:value-type="float">
            <text:p>-0.356853384584743</text:p>
          </table:table-cell>
          <table:table-cell office:value-type="float" office:value="-0.356700385540185" calcext:value-type="float">
            <text:p>-0.356700385540185</text:p>
          </table:table-cell>
          <table:table-cell office:value-type="float" office:value="-0.357447515696578" calcext:value-type="float">
            <text:p>-0.357447515696578</text:p>
          </table:table-cell>
          <table:table-cell office:value-type="float" office:value="-0.35630920195636" calcext:value-type="float">
            <text:p>-0.35630920195636</text:p>
          </table:table-cell>
          <table:table-cell office:value-type="float" office:value="-0.35677601383721" calcext:value-type="float">
            <text:p>-0.35677601383721</text:p>
          </table:table-cell>
          <table:table-cell office:value-type="float" office:value="-0.356824125417715" calcext:value-type="float">
            <text:p>-0.356824125417715</text:p>
          </table:table-cell>
          <table:table-cell office:value-type="float" office:value="-0.356576032999429" calcext:value-type="float">
            <text:p>-0.356576032999429</text:p>
          </table:table-cell>
          <table:table-cell office:value-type="float" office:value="-0.356869283853544" calcext:value-type="float">
            <text:p>-0.356869283853544</text:p>
          </table:table-cell>
          <table:table-cell office:value-type="float" office:value="-0.35658886149147" calcext:value-type="float">
            <text:p>-0.35658886149147</text:p>
          </table:table-cell>
          <table:table-cell office:value-type="float" office:value="-0.357001037495408" calcext:value-type="float">
            <text:p>-0.357001037495408</text:p>
          </table:table-cell>
          <table:table-cell office:value-type="float" office:value="-0.357041339031909" calcext:value-type="float">
            <text:p>-0.357041339031909</text:p>
          </table:table-cell>
          <table:table-cell office:value-type="float" office:value="-0.357058978864127" calcext:value-type="float">
            <text:p>-0.357058978864127</text:p>
          </table:table-cell>
          <table:table-cell office:value-type="float" office:value="-0.357248145225441" calcext:value-type="float">
            <text:p>-0.357248145225441</text:p>
          </table:table-cell>
          <table:table-cell office:value-type="float" office:value="-0.356761692863984" calcext:value-type="float">
            <text:p>-0.356761692863984</text:p>
          </table:table-cell>
          <table:table-cell office:value-type="float" office:value="-0.355855584949488" calcext:value-type="float">
            <text:p>-0.355855584949488</text:p>
          </table:table-cell>
          <table:table-cell office:value-type="float" office:value="-0.356734178588683" calcext:value-type="float">
            <text:p>-0.356734178588683</text:p>
          </table:table-cell>
          <table:table-cell office:value-type="float" office:value="-0.357597637455045" calcext:value-type="float">
            <text:p>-0.357597637455045</text:p>
          </table:table-cell>
          <table:table-cell office:value-type="float" office:value="-0.358570730938141" calcext:value-type="float">
            <text:p>-0.358570730938141</text:p>
          </table:table-cell>
          <table:table-cell office:value-type="float" office:value="-0.35724972421402" calcext:value-type="float">
            <text:p>-0.35724972421402</text:p>
          </table:table-cell>
          <table:table-cell office:value-type="float" office:value="-0.35093899080074" calcext:value-type="float">
            <text:p>-0.35093899080074</text:p>
          </table:table-cell>
          <table:table-cell office:value-type="float" office:value="-0.338571282197702" calcext:value-type="float">
            <text:p>-0.338571282197702</text:p>
          </table:table-cell>
          <table:table-cell office:value-type="float" office:value="-0.35397349784992" calcext:value-type="float">
            <text:p>-0.35397349784992</text:p>
          </table:table-cell>
          <table:table-cell office:value-type="float" office:value="-0.366018256272529" calcext:value-type="float">
            <text:p>-0.366018256272529</text:p>
          </table:table-cell>
          <table:table-cell office:value-type="float" office:value="-0.400874055973148" calcext:value-type="float">
            <text:p>-0.400874055973148</text:p>
          </table:table-cell>
          <table:table-cell office:value-type="float" office:value="-0.412115679750476" calcext:value-type="float">
            <text:p>-0.412115679750476</text:p>
          </table:table-cell>
          <table:table-cell office:value-type="float" office:value="-0.419694284322619" calcext:value-type="float">
            <text:p>-0.419694284322619</text:p>
          </table:table-cell>
          <table:table-cell office:value-type="float" office:value="-0.420233221750606" calcext:value-type="float">
            <text:p>-0.420233221750606</text:p>
          </table:table-cell>
          <table:table-cell office:value-type="float" office:value="-0.42398457927401" calcext:value-type="float">
            <text:p>-0.42398457927401</text:p>
          </table:table-cell>
          <table:table-cell office:value-type="float" office:value="-0.40903520583683" calcext:value-type="float">
            <text:p>-0.40903520583683</text:p>
          </table:table-cell>
          <table:table-cell office:value-type="float" office:value="-0.404842329494989" calcext:value-type="float">
            <text:p>-0.404842329494989</text:p>
          </table:table-cell>
          <table:table-cell office:value-type="float" office:value="-0.388229539879707" calcext:value-type="float">
            <text:p>-0.388229539879707</text:p>
          </table:table-cell>
          <table:table-cell office:value-type="float" office:value="-0.370884848696992" calcext:value-type="float">
            <text:p>-0.370884848696992</text:p>
          </table:table-cell>
          <table:table-cell office:value-type="float" office:value="-0.373241394802882" calcext:value-type="float">
            <text:p>-0.373241394802882</text:p>
          </table:table-cell>
          <table:table-cell office:value-type="float" office:value="-0.452048197176934" calcext:value-type="float">
            <text:p>-0.452048197176934</text:p>
          </table:table-cell>
          <table:table-cell office:value-type="float" office:value="-0.435195877025102" calcext:value-type="float">
            <text:p>-0.435195877025102</text:p>
          </table:table-cell>
          <table:table-cell office:value-type="float" office:value="-0.429720594953141" calcext:value-type="float">
            <text:p>-0.429720594953141</text:p>
          </table:table-cell>
          <table:table-cell office:value-type="float" office:value="-0.435626581749121" calcext:value-type="float">
            <text:p>-0.435626581749121</text:p>
          </table:table-cell>
          <table:table-cell office:value-type="float" office:value="-0.372469982533937" calcext:value-type="float">
            <text:p>-0.372469982533937</text:p>
          </table:table-cell>
          <table:table-cell office:value-type="float" office:value="-0.35417607088199" calcext:value-type="float">
            <text:p>-0.35417607088199</text:p>
          </table:table-cell>
          <table:table-cell office:value-type="float" office:value="-0.371534009400658" calcext:value-type="float">
            <text:p>-0.371534009400658</text:p>
          </table:table-cell>
          <table:table-cell office:value-type="float" office:value="-0.374212525746564" calcext:value-type="float">
            <text:p>-0.374212525746564</text:p>
          </table:table-cell>
          <table:table-cell office:value-type="float" office:value="-0.377596705403979" calcext:value-type="float">
            <text:p>-0.377596705403979</text:p>
          </table:table-cell>
          <table:table-cell office:value-type="float" office:value="-0.388358487471826" calcext:value-type="float">
            <text:p>-0.388358487471826</text:p>
          </table:table-cell>
          <table:table-cell office:value-type="float" office:value="-0.389721688792456" calcext:value-type="float">
            <text:p>-0.389721688792456</text:p>
          </table:table-cell>
          <table:table-cell office:value-type="float" office:value="-0.381087479204829" calcext:value-type="float">
            <text:p>-0.381087479204829</text:p>
          </table:table-cell>
          <table:table-cell office:value-type="float" office:value="-0.366599049878461" calcext:value-type="float">
            <text:p>-0.366599049878461</text:p>
          </table:table-cell>
          <table:table-cell office:value-type="float" office:value="-0.379115677313491" calcext:value-type="float">
            <text:p>-0.379115677313491</text:p>
          </table:table-cell>
          <table:table-cell office:value-type="float" office:value="-0.412447565635824" calcext:value-type="float">
            <text:p>-0.412447565635824</text:p>
          </table:table-cell>
          <table:table-cell office:value-type="float" office:value="-0.402244403263885" calcext:value-type="float">
            <text:p>-0.402244403263885</text:p>
          </table:table-cell>
          <table:table-cell office:value-type="float" office:value="-0.408753753701678" calcext:value-type="float">
            <text:p>-0.408753753701678</text:p>
          </table:table-cell>
          <table:table-cell office:value-type="float" office:value="-0.411502471091275" calcext:value-type="float">
            <text:p>-0.411502471091275</text:p>
          </table:table-cell>
          <table:table-cell office:value-type="float" office:value="-0.408151779463892" calcext:value-type="float">
            <text:p>-0.408151779463892</text:p>
          </table:table-cell>
          <table:table-cell office:value-type="float" office:value="-0.404349012752978" calcext:value-type="float">
            <text:p>-0.404349012752978</text:p>
          </table:table-cell>
          <table:table-cell office:value-type="float" office:value="-0.407489464086003" calcext:value-type="float">
            <text:p>-0.407489464086003</text:p>
          </table:table-cell>
          <table:table-cell office:value-type="float" office:value="-0.382030145301172" calcext:value-type="float">
            <text:p>-0.382030145301172</text:p>
          </table:table-cell>
          <table:table-cell office:value-type="float" office:value="-0.370258940763146" calcext:value-type="float">
            <text:p>-0.370258940763146</text:p>
          </table:table-cell>
          <table:table-cell office:value-type="float" office:value="-0.370791316840555" calcext:value-type="float">
            <text:p>-0.370791316840555</text:p>
          </table:table-cell>
          <table:table-cell office:value-type="float" office:value="-0.400445390517104" calcext:value-type="float">
            <text:p>-0.400445390517104</text:p>
          </table:table-cell>
          <table:table-cell office:value-type="float" office:value="-0.398863784476286" calcext:value-type="float">
            <text:p>-0.398863784476286</text:p>
          </table:table-cell>
          <table:table-cell office:value-type="float" office:value="-0.398592063503004" calcext:value-type="float">
            <text:p>-0.398592063503004</text:p>
          </table:table-cell>
          <table:table-cell office:value-type="float" office:value="-0.393242847667595" calcext:value-type="float">
            <text:p>-0.393242847667595</text:p>
          </table:table-cell>
          <table:table-cell office:value-type="float" office:value="-0.37322768254195" calcext:value-type="float">
            <text:p>-0.37322768254195</text:p>
          </table:table-cell>
          <table:table-cell office:value-type="float" office:value="-0.380165396449609" calcext:value-type="float">
            <text:p>-0.380165396449609</text:p>
          </table:table-cell>
          <table:table-cell office:value-type="float" office:value="-0.386064559330375" calcext:value-type="float">
            <text:p>-0.386064559330375</text:p>
          </table:table-cell>
          <table:table-cell office:value-type="float" office:value="-0.433969927147134" calcext:value-type="float">
            <text:p>-0.433969927147134</text:p>
          </table:table-cell>
          <table:table-cell office:value-type="float" office:value="-0.431209894010221" calcext:value-type="float">
            <text:p>-0.431209894010221</text:p>
          </table:table-cell>
          <table:table-cell office:value-type="float" office:value="-0.417262739166058" calcext:value-type="float">
            <text:p>-0.417262739166058</text:p>
          </table:table-cell>
          <table:table-cell office:value-type="float" office:value="-0.350341652901808" calcext:value-type="float">
            <text:p>-0.350341652901808</text:p>
          </table:table-cell>
          <table:table-cell office:value-type="float" office:value="-0.329573464175352" calcext:value-type="float">
            <text:p>-0.329573464175352</text:p>
          </table:table-cell>
          <table:table-cell office:value-type="float" office:value="-0.333150849855507" calcext:value-type="float">
            <text:p>-0.333150849855507</text:p>
          </table:table-cell>
          <table:table-cell office:value-type="float" office:value="-0.349686033027835" calcext:value-type="float">
            <text:p>-0.349686033027835</text:p>
          </table:table-cell>
          <table:table-cell office:value-type="float" office:value="-0.354309999305115" calcext:value-type="float">
            <text:p>-0.354309999305115</text:p>
          </table:table-cell>
          <table:table-cell office:value-type="float" office:value="-0.361887359283542" calcext:value-type="float">
            <text:p>-0.361887359283542</text:p>
          </table:table-cell>
          <table:table-cell office:value-type="float" office:value="-0.363280805018679" calcext:value-type="float">
            <text:p>-0.363280805018679</text:p>
          </table:table-cell>
          <table:table-cell office:value-type="float" office:value="-0.367771812294938" calcext:value-type="float">
            <text:p>-0.367771812294938</text:p>
          </table:table-cell>
          <table:table-cell office:value-type="float" office:value="-0.354403090956641" calcext:value-type="float">
            <text:p>-0.354403090956641</text:p>
          </table:table-cell>
          <table:table-cell office:value-type="float" office:value="-0.336720423284575" calcext:value-type="float">
            <text:p>-0.336720423284575</text:p>
          </table:table-cell>
          <table:table-cell office:value-type="float" office:value="-0.402661845425897" calcext:value-type="float">
            <text:p>-0.402661845425897</text:p>
          </table:table-cell>
          <table:table-cell office:value-type="float" office:value="-0.403722243213829" calcext:value-type="float">
            <text:p>-0.403722243213829</text:p>
          </table:table-cell>
          <table:table-cell office:value-type="float" office:value="-0.410715540219592" calcext:value-type="float">
            <text:p>-0.410715540219592</text:p>
          </table:table-cell>
          <table:table-cell office:value-type="float" office:value="-0.40952780519614" calcext:value-type="float">
            <text:p>-0.40952780519614</text:p>
          </table:table-cell>
          <table:table-cell office:value-type="float" office:value="-0.407894418993684" calcext:value-type="float">
            <text:p>-0.407894418993684</text:p>
          </table:table-cell>
          <table:table-cell office:value-type="float" office:value="-0.408249381399053" calcext:value-type="float">
            <text:p>-0.408249381399053</text:p>
          </table:table-cell>
          <table:table-cell office:value-type="float" office:value="-0.40471756522943" calcext:value-type="float">
            <text:p>-0.40471756522943</text:p>
          </table:table-cell>
          <table:table-cell office:value-type="float" office:value="-0.405775052749416" calcext:value-type="float">
            <text:p>-0.405775052749416</text:p>
          </table:table-cell>
          <table:table-cell office:value-type="float" office:value="-0.409623505365207" calcext:value-type="float">
            <text:p>-0.409623505365207</text:p>
          </table:table-cell>
          <table:table-cell office:value-type="float" office:value="-0.403367718614107" calcext:value-type="float">
            <text:p>-0.403367718614107</text:p>
          </table:table-cell>
          <table:table-cell office:value-type="float" office:value="-0.397003335650127" calcext:value-type="float">
            <text:p>-0.397003335650127</text:p>
          </table:table-cell>
          <table:table-cell office:value-type="float" office:value="-0.379504502064768" calcext:value-type="float">
            <text:p>-0.379504502064768</text:p>
          </table:table-cell>
          <table:table-cell office:value-type="float" office:value="-0.377771577079031" calcext:value-type="float">
            <text:p>-0.377771577079031</text:p>
          </table:table-cell>
          <table:table-cell office:value-type="float" office:value="-0.356548256256182" calcext:value-type="float">
            <text:p>-0.356548256256182</text:p>
          </table:table-cell>
          <table:table-cell office:value-type="float" office:value="-0.416550000844136" calcext:value-type="float">
            <text:p>-0.416550000844136</text:p>
          </table:table-cell>
          <table:table-cell office:value-type="float" office:value="-0.408985285221621" calcext:value-type="float">
            <text:p>-0.408985285221621</text:p>
          </table:table-cell>
          <table:table-cell office:value-type="float" office:value="-0.404723430139982" calcext:value-type="float">
            <text:p>-0.404723430139982</text:p>
          </table:table-cell>
          <table:table-cell office:value-type="float" office:value="-0.40200347618051" calcext:value-type="float">
            <text:p>-0.40200347618051</text:p>
          </table:table-cell>
          <table:table-cell office:value-type="float" office:value="-0.370536827619454" calcext:value-type="float">
            <text:p>-0.370536827619454</text:p>
          </table:table-cell>
          <table:table-cell office:value-type="float" office:value="-0.338672101125118" calcext:value-type="float">
            <text:p>-0.338672101125118</text:p>
          </table:table-cell>
          <table:table-cell office:value-type="float" office:value="-0.329829798327494" calcext:value-type="float">
            <text:p>-0.329829798327494</text:p>
          </table:table-cell>
          <table:table-cell office:value-type="float" office:value="-0.312768115187502" calcext:value-type="float">
            <text:p>-0.312768115187502</text:p>
          </table:table-cell>
          <table:table-cell office:value-type="float" office:value="-0.315321020367538" calcext:value-type="float">
            <text:p>-0.315321020367538</text:p>
          </table:table-cell>
          <table:table-cell office:value-type="float" office:value="-0.322892014023269" calcext:value-type="float">
            <text:p>-0.322892014023269</text:p>
          </table:table-cell>
          <table:table-cell office:value-type="float" office:value="-0.329816291701664" calcext:value-type="float">
            <text:p>-0.329816291701664</text:p>
          </table:table-cell>
          <table:table-cell office:value-type="float" office:value="-0.350591048518436" calcext:value-type="float">
            <text:p>-0.350591048518436</text:p>
          </table:table-cell>
          <table:table-cell office:value-type="float" office:value="-0.364379761265822" calcext:value-type="float">
            <text:p>-0.364379761265822</text:p>
          </table:table-cell>
          <table:table-cell office:value-type="float" office:value="-0.362099469130608" calcext:value-type="float">
            <text:p>-0.362099469130608</text:p>
          </table:table-cell>
          <table:table-cell office:value-type="float" office:value="-0.366682495335159" calcext:value-type="float">
            <text:p>-0.366682495335159</text:p>
          </table:table-cell>
          <table:table-cell office:value-type="float" office:value="-0.365983048442655" calcext:value-type="float">
            <text:p>-0.365983048442655</text:p>
          </table:table-cell>
          <table:table-cell office:value-type="float" office:value="-0.360377419169948" calcext:value-type="float">
            <text:p>-0.360377419169948</text:p>
          </table:table-cell>
          <table:table-cell office:value-type="float" office:value="-0.341758179951151" calcext:value-type="float">
            <text:p>-0.341758179951151</text:p>
          </table:table-cell>
          <table:table-cell office:value-type="float" office:value="-0.330366012383278" calcext:value-type="float">
            <text:p>-0.330366012383278</text:p>
          </table:table-cell>
          <table:table-cell office:value-type="float" office:value="-0.350675280894815" calcext:value-type="float">
            <text:p>-0.350675280894815</text:p>
          </table:table-cell>
          <table:table-cell office:value-type="float" office:value="-0.378488123756912" calcext:value-type="float">
            <text:p>-0.378488123756912</text:p>
          </table:table-cell>
          <table:table-cell office:value-type="float" office:value="-0.383891910486787" calcext:value-type="float">
            <text:p>-0.383891910486787</text:p>
          </table:table-cell>
          <table:table-cell office:value-type="float" office:value="-0.388400771347274" calcext:value-type="float">
            <text:p>-0.388400771347274</text:p>
          </table:table-cell>
          <table:table-cell office:value-type="float" office:value="-0.394149347302543" calcext:value-type="float">
            <text:p>-0.394149347302543</text:p>
          </table:table-cell>
          <table:table-cell office:value-type="float" office:value="-0.398038131478796" calcext:value-type="float">
            <text:p>-0.398038131478796</text:p>
          </table:table-cell>
          <table:table-cell office:value-type="float" office:value="-0.396432505511947" calcext:value-type="float">
            <text:p>-0.396432505511947</text:p>
          </table:table-cell>
          <table:table-cell office:value-type="float" office:value="-0.390775149946096" calcext:value-type="float">
            <text:p>-0.390775149946096</text:p>
          </table:table-cell>
          <table:table-cell office:value-type="float" office:value="-0.394667262988982" calcext:value-type="float">
            <text:p>-0.394667262988982</text:p>
          </table:table-cell>
          <table:table-cell office:value-type="float" office:value="-0.385573112586738" calcext:value-type="float">
            <text:p>-0.385573112586738</text:p>
          </table:table-cell>
          <table:table-cell office:value-type="float" office:value="-0.377473412927056" calcext:value-type="float">
            <text:p>-0.377473412927056</text:p>
          </table:table-cell>
          <table:table-cell office:value-type="float" office:value="-0.380100360481536" calcext:value-type="float">
            <text:p>-0.380100360481536</text:p>
          </table:table-cell>
          <table:table-cell office:value-type="float" office:value="-0.373958128203976" calcext:value-type="float">
            <text:p>-0.373958128203976</text:p>
          </table:table-cell>
          <table:table-cell office:value-type="float" office:value="-0.353240207963644" calcext:value-type="float">
            <text:p>-0.353240207963644</text:p>
          </table:table-cell>
          <table:table-cell office:value-type="float" office:value="-0.349418593687453" calcext:value-type="float">
            <text:p>-0.349418593687453</text:p>
          </table:table-cell>
          <table:table-cell office:value-type="float" office:value="-0.354131352489628" calcext:value-type="float">
            <text:p>-0.354131352489628</text:p>
          </table:table-cell>
          <table:table-cell office:value-type="float" office:value="-0.396769323203355" calcext:value-type="float">
            <text:p>-0.396769323203355</text:p>
          </table:table-cell>
          <table:table-cell office:value-type="float" office:value="-0.418724415890084" calcext:value-type="float">
            <text:p>-0.418724415890084</text:p>
          </table:table-cell>
          <table:table-cell office:value-type="float" office:value="-0.417625406818573" calcext:value-type="float">
            <text:p>-0.417625406818573</text:p>
          </table:table-cell>
          <table:table-cell office:value-type="float" office:value="-0.411161626475491" calcext:value-type="float">
            <text:p>-0.411161626475491</text:p>
          </table:table-cell>
          <table:table-cell office:value-type="float" office:value="-0.396864603519961" calcext:value-type="float">
            <text:p>-0.396864603519961</text:p>
          </table:table-cell>
          <table:table-cell office:value-type="float" office:value="-0.368515441680874" calcext:value-type="float">
            <text:p>-0.368515441680874</text:p>
          </table:table-cell>
          <table:table-cell office:value-type="float" office:value="-0.338715685423939" calcext:value-type="float">
            <text:p>-0.338715685423939</text:p>
          </table:table-cell>
          <table:table-cell office:value-type="float" office:value="-0.343298695633011" calcext:value-type="float">
            <text:p>-0.343298695633011</text:p>
          </table:table-cell>
          <table:table-cell office:value-type="float" office:value="-0.327992266855418" calcext:value-type="float">
            <text:p>-0.327992266855418</text:p>
          </table:table-cell>
          <table:table-cell office:value-type="float" office:value="-0.325418705606344" calcext:value-type="float">
            <text:p>-0.325418705606344</text:p>
          </table:table-cell>
          <table:table-cell office:value-type="float" office:value="-0.336542156997568" calcext:value-type="float">
            <text:p>-0.336542156997568</text:p>
          </table:table-cell>
          <table:table-cell office:value-type="float" office:value="-0.340879694894426" calcext:value-type="float">
            <text:p>-0.340879694894426</text:p>
          </table:table-cell>
          <table:table-cell office:value-type="float" office:value="-0.369016287664099" calcext:value-type="float">
            <text:p>-0.369016287664099</text:p>
          </table:table-cell>
          <table:table-cell office:value-type="float" office:value="-0.384085353902537" calcext:value-type="float">
            <text:p>-0.384085353902537</text:p>
          </table:table-cell>
          <table:table-cell office:value-type="float" office:value="-0.387553610721536" calcext:value-type="float">
            <text:p>-0.387553610721536</text:p>
          </table:table-cell>
          <table:table-cell office:value-type="float" office:value="-0.376675270844205" calcext:value-type="float">
            <text:p>-0.376675270844205</text:p>
          </table:table-cell>
          <table:table-cell office:value-type="float" office:value="-0.361449539641765" calcext:value-type="float">
            <text:p>-0.361449539641765</text:p>
          </table:table-cell>
          <table:table-cell office:value-type="float" office:value="-0.344921479396894" calcext:value-type="float">
            <text:p>-0.344921479396894</text:p>
          </table:table-cell>
          <table:table-cell office:value-type="float" office:value="-0.377833108495062" calcext:value-type="float">
            <text:p>-0.377833108495062</text:p>
          </table:table-cell>
          <table:table-cell office:value-type="float" office:value="-0.390967134372755" calcext:value-type="float">
            <text:p>-0.390967134372755</text:p>
          </table:table-cell>
          <table:table-cell office:value-type="float" office:value="-0.363600877472672" calcext:value-type="float">
            <text:p>-0.363600877472672</text:p>
          </table:table-cell>
          <table:table-cell office:value-type="float" office:value="-0.356531511516439" calcext:value-type="float">
            <text:p>-0.356531511516439</text:p>
          </table:table-cell>
          <table:table-cell office:value-type="float" office:value="-0.355936396891158" calcext:value-type="float">
            <text:p>-0.355936396891158</text:p>
          </table:table-cell>
          <table:table-cell office:value-type="float" office:value="-0.35852125590447" calcext:value-type="float">
            <text:p>-0.35852125590447</text:p>
          </table:table-cell>
          <table:table-cell office:value-type="float" office:value="-0.399467591180379" calcext:value-type="float">
            <text:p>-0.399467591180379</text:p>
          </table:table-cell>
          <table:table-cell office:value-type="float" office:value="-0.40368417679156" calcext:value-type="float">
            <text:p>-0.40368417679156</text:p>
          </table:table-cell>
          <table:table-cell office:value-type="float" office:value="-0.374659638625967" calcext:value-type="float">
            <text:p>-0.374659638625967</text:p>
          </table:table-cell>
          <table:table-cell office:value-type="float" office:value="-0.366085233381621" calcext:value-type="float">
            <text:p>-0.366085233381621</text:p>
          </table:table-cell>
          <table:table-cell office:value-type="float" office:value="-0.367292059314457" calcext:value-type="float">
            <text:p>-0.367292059314457</text:p>
          </table:table-cell>
          <table:table-cell office:value-type="float" office:value="-0.343528140778079" calcext:value-type="float">
            <text:p>-0.343528140778079</text:p>
          </table:table-cell>
          <table:table-cell office:value-type="float" office:value="-0.336057815114152" calcext:value-type="float">
            <text:p>-0.336057815114152</text:p>
          </table:table-cell>
          <table:table-cell office:value-type="float" office:value="-0.292301992195608" calcext:value-type="float">
            <text:p>-0.292301992195608</text:p>
          </table:table-cell>
          <table:table-cell office:value-type="float" office:value="-0.298484978906276" calcext:value-type="float">
            <text:p>-0.298484978906276</text:p>
          </table:table-cell>
          <table:table-cell office:value-type="float" office:value="-0.316133123750347" calcext:value-type="float">
            <text:p>-0.316133123750347</text:p>
          </table:table-cell>
          <table:table-cell office:value-type="float" office:value="-0.319306536981084" calcext:value-type="float">
            <text:p>-0.319306536981084</text:p>
          </table:table-cell>
          <table:table-cell office:value-type="float" office:value="-0.306625560354137" calcext:value-type="float">
            <text:p>-0.306625560354137</text:p>
          </table:table-cell>
          <table:table-cell office:value-type="float" office:value="-0.295734145039487" calcext:value-type="float">
            <text:p>-0.295734145039487</text:p>
          </table:table-cell>
          <table:table-cell office:value-type="float" office:value="-0.284526802108919" calcext:value-type="float">
            <text:p>-0.284526802108919</text:p>
          </table:table-cell>
          <table:table-cell office:value-type="float" office:value="-0.280572162404964" calcext:value-type="float">
            <text:p>-0.280572162404964</text:p>
          </table:table-cell>
          <table:table-cell office:value-type="float" office:value="-0.373072911015641" calcext:value-type="float">
            <text:p>-0.373072911015641</text:p>
          </table:table-cell>
          <table:table-cell office:value-type="float" office:value="-0.372195506181026" calcext:value-type="float">
            <text:p>-0.372195506181026</text:p>
          </table:table-cell>
          <table:table-cell office:value-type="float" office:value="-0.376784043626267" calcext:value-type="float">
            <text:p>-0.376784043626267</text:p>
          </table:table-cell>
          <table:table-cell office:value-type="float" office:value="-0.356315091172462" calcext:value-type="float">
            <text:p>-0.356315091172462</text:p>
          </table:table-cell>
          <table:table-cell office:value-type="float" office:value="-0.317917385798175" calcext:value-type="float">
            <text:p>-0.317917385798175</text:p>
          </table:table-cell>
          <table:table-cell office:value-type="float" office:value="-0.302032003539366" calcext:value-type="float">
            <text:p>-0.302032003539366</text:p>
          </table:table-cell>
          <table:table-cell office:value-type="float" office:value="-0.293348114776297" calcext:value-type="float">
            <text:p>-0.293348114776297</text:p>
          </table:table-cell>
          <table:table-cell office:value-type="float" office:value="-0.285131727124039" calcext:value-type="float">
            <text:p>-0.285131727124039</text:p>
          </table:table-cell>
          <table:table-cell office:value-type="float" office:value="-0.300142108577151" calcext:value-type="float">
            <text:p>-0.300142108577151</text:p>
          </table:table-cell>
          <table:table-cell office:value-type="float" office:value="-0.31981368919319" calcext:value-type="float">
            <text:p>-0.31981368919319</text:p>
          </table:table-cell>
          <table:table-cell office:value-type="float" office:value="-0.330132367182888" calcext:value-type="float">
            <text:p>-0.330132367182888</text:p>
          </table:table-cell>
          <table:table-cell office:value-type="float" office:value="-0.332372360944166" calcext:value-type="float">
            <text:p>-0.332372360944166</text:p>
          </table:table-cell>
          <table:table-cell office:value-type="float" office:value="-0.328988123496095" calcext:value-type="float">
            <text:p>-0.328988123496095</text:p>
          </table:table-cell>
          <table:table-cell office:value-type="float" office:value="-0.330205473035785" calcext:value-type="float">
            <text:p>-0.330205473035785</text:p>
          </table:table-cell>
          <table:table-cell office:value-type="float" office:value="-0.332335035317859" calcext:value-type="float">
            <text:p>-0.332335035317859</text:p>
          </table:table-cell>
          <table:table-cell office:value-type="float" office:value="-0.331934327824174" calcext:value-type="float">
            <text:p>-0.331934327824174</text:p>
          </table:table-cell>
          <table:table-cell office:value-type="float" office:value="-0.331511000319067" calcext:value-type="float">
            <text:p>-0.331511000319067</text:p>
          </table:table-cell>
          <table:table-cell office:value-type="float" office:value="-0.333112062736451" calcext:value-type="float">
            <text:p>-0.333112062736451</text:p>
          </table:table-cell>
          <table:table-cell office:value-type="float" office:value="-0.333385019948123" calcext:value-type="float">
            <text:p>-0.333385019948123</text:p>
          </table:table-cell>
          <table:table-cell office:value-type="float" office:value="-0.331888482578325" calcext:value-type="float">
            <text:p>-0.331888482578325</text:p>
          </table:table-cell>
          <table:table-cell office:value-type="float" office:value="-0.330899706431616" calcext:value-type="float">
            <text:p>-0.330899706431616</text:p>
          </table:table-cell>
          <table:table-cell office:value-type="float" office:value="-0.33223492888671" calcext:value-type="float">
            <text:p>-0.33223492888671</text:p>
          </table:table-cell>
          <table:table-cell office:value-type="float" office:value="-0.330969008271595" calcext:value-type="float">
            <text:p>-0.330969008271595</text:p>
          </table:table-cell>
          <table:table-cell office:value-type="float" office:value="-0.331561397453041" calcext:value-type="float">
            <text:p>-0.331561397453041</text:p>
          </table:table-cell>
          <table:table-cell office:value-type="float" office:value="-0.332228084548764" calcext:value-type="float">
            <text:p>-0.332228084548764</text:p>
          </table:table-cell>
          <table:table-cell office:value-type="float" office:value="-0.330585757302137" calcext:value-type="float">
            <text:p>-0.330585757302137</text:p>
          </table:table-cell>
          <table:table-cell office:value-type="float" office:value="-0.329608834042726" calcext:value-type="float">
            <text:p>-0.329608834042726</text:p>
          </table:table-cell>
          <table:table-cell office:value-type="float" office:value="-0.330191549122619" calcext:value-type="float">
            <text:p>-0.330191549122619</text:p>
          </table:table-cell>
          <table:table-cell office:value-type="float" office:value="-0.330296476731644" calcext:value-type="float">
            <text:p>-0.330296476731644</text:p>
          </table:table-cell>
          <table:table-cell office:value-type="float" office:value="-0.329702869186175" calcext:value-type="float">
            <text:p>-0.329702869186175</text:p>
          </table:table-cell>
          <table:table-cell office:value-type="float" office:value="-0.329950722548429" calcext:value-type="float">
            <text:p>-0.329950722548429</text:p>
          </table:table-cell>
          <table:table-cell office:value-type="float" office:value="-0.329674968624968" calcext:value-type="float">
            <text:p>-0.329674968624968</text:p>
          </table:table-cell>
          <table:table-cell office:value-type="float" office:value="-0.329487154202444" calcext:value-type="float">
            <text:p>-0.329487154202444</text:p>
          </table:table-cell>
          <table:table-cell office:value-type="float" office:value="-0.330141515384062" calcext:value-type="float">
            <text:p>-0.330141515384062</text:p>
          </table:table-cell>
          <table:table-cell office:value-type="float" office:value="-0.329149705475932" calcext:value-type="float">
            <text:p>-0.329149705475932</text:p>
          </table:table-cell>
          <table:table-cell office:value-type="float" office:value="-0.330284575185299" calcext:value-type="float">
            <text:p>-0.330284575185299</text:p>
          </table:table-cell>
          <table:table-cell office:value-type="float" office:value="-0.328460046984154" calcext:value-type="float">
            <text:p>-0.328460046984154</text:p>
          </table:table-cell>
          <table:table-cell office:value-type="float" office:value="-0.329089916324352" calcext:value-type="float">
            <text:p>-0.329089916324352</text:p>
          </table:table-cell>
          <table:table-cell office:value-type="float" office:value="-0.328130404852069" calcext:value-type="float">
            <text:p>-0.328130404852069</text:p>
          </table:table-cell>
          <table:table-cell office:value-type="float" office:value="-0.329196081488601" calcext:value-type="float">
            <text:p>-0.329196081488601</text:p>
          </table:table-cell>
          <table:table-cell office:value-type="float" office:value="-0.330060769260969" calcext:value-type="float">
            <text:p>-0.330060769260969</text:p>
          </table:table-cell>
          <table:table-cell office:value-type="float" office:value="-0.329278530509896" calcext:value-type="float">
            <text:p>-0.329278530509896</text:p>
          </table:table-cell>
          <table:table-cell office:value-type="float" office:value="-0.329105026821631" calcext:value-type="float">
            <text:p>-0.329105026821631</text:p>
          </table:table-cell>
          <table:table-cell office:value-type="float" office:value="-0.328110056628656" calcext:value-type="float">
            <text:p>-0.328110056628656</text:p>
          </table:table-cell>
          <table:table-cell office:value-type="float" office:value="-0.328474790246969" calcext:value-type="float">
            <text:p>-0.328474790246969</text:p>
          </table:table-cell>
          <table:table-cell office:value-type="float" office:value="-0.328229501199109" calcext:value-type="float">
            <text:p>-0.328229501199109</text:p>
          </table:table-cell>
          <table:table-cell office:value-type="float" office:value="-0.329113743214787" calcext:value-type="float">
            <text:p>-0.329113743214787</text:p>
          </table:table-cell>
          <table:table-cell office:value-type="float" office:value="-0.329574672009112" calcext:value-type="float">
            <text:p>-0.329574672009112</text:p>
          </table:table-cell>
          <table:table-cell office:value-type="float" office:value="-0.328355372019363" calcext:value-type="float">
            <text:p>-0.328355372019363</text:p>
          </table:table-cell>
          <table:table-cell office:value-type="float" office:value="-0.329176304826425" calcext:value-type="float">
            <text:p>-0.329176304826425</text:p>
          </table:table-cell>
          <table:table-cell office:value-type="float" office:value="-0.329187348249423" calcext:value-type="float">
            <text:p>-0.329187348249423</text:p>
          </table:table-cell>
          <table:table-cell office:value-type="float" office:value="-0.329814916513903" calcext:value-type="float">
            <text:p>-0.329814916513903</text:p>
          </table:table-cell>
          <table:table-cell office:value-type="float" office:value="-0.32941106267482" calcext:value-type="float">
            <text:p>-0.32941106267482</text:p>
          </table:table-cell>
          <table:table-cell office:value-type="float" office:value="-0.330624599310576" calcext:value-type="float">
            <text:p>-0.330624599310576</text:p>
          </table:table-cell>
          <table:table-cell office:value-type="float" office:value="-0.329714788686406" calcext:value-type="float">
            <text:p>-0.329714788686406</text:p>
          </table:table-cell>
          <table:table-cell office:value-type="float" office:value="-0.330581531779125" calcext:value-type="float">
            <text:p>-0.330581531779125</text:p>
          </table:table-cell>
          <table:table-cell office:value-type="float" office:value="-0.330488062889891" calcext:value-type="float">
            <text:p>-0.330488062889891</text:p>
          </table:table-cell>
          <table:table-cell office:value-type="float" office:value="-0.330213238229202" calcext:value-type="float">
            <text:p>-0.330213238229202</text:p>
          </table:table-cell>
          <table:table-cell office:value-type="float" office:value="-0.329653523394552" calcext:value-type="float">
            <text:p>-0.329653523394552</text:p>
          </table:table-cell>
          <table:table-cell office:value-type="float" office:value="-0.329706193180409" calcext:value-type="float">
            <text:p>-0.329706193180409</text:p>
          </table:table-cell>
          <table:table-cell office:value-type="float" office:value="-0.3299927354595" calcext:value-type="float">
            <text:p>-0.3299927354595</text:p>
          </table:table-cell>
          <table:table-cell office:value-type="float" office:value="-0.329844054907779" calcext:value-type="float">
            <text:p>-0.329844054907779</text:p>
          </table:table-cell>
          <table:table-cell office:value-type="float" office:value="-0.329802810262733" calcext:value-type="float">
            <text:p>-0.329802810262733</text:p>
          </table:table-cell>
          <table:table-cell office:value-type="float" office:value="-0.330070022653692" calcext:value-type="float">
            <text:p>-0.330070022653692</text:p>
          </table:table-cell>
          <table:table-cell office:value-type="float" office:value="-0.329853052184149" calcext:value-type="float">
            <text:p>-0.329853052184149</text:p>
          </table:table-cell>
          <table:table-cell office:value-type="float" office:value="-0.329655713166657" calcext:value-type="float">
            <text:p>-0.329655713166657</text:p>
          </table:table-cell>
          <table:table-cell office:value-type="float" office:value="-0.329669472176521" calcext:value-type="float">
            <text:p>-0.329669472176521</text:p>
          </table:table-cell>
          <table:table-cell office:value-type="float" office:value="-0.329678404828853" calcext:value-type="float">
            <text:p>-0.329678404828853</text:p>
          </table:table-cell>
          <table:table-cell office:value-type="float" office:value="-0.329236274363923" calcext:value-type="float">
            <text:p>-0.329236274363923</text:p>
          </table:table-cell>
          <table:table-cell office:value-type="float" office:value="-0.33023177007383" calcext:value-type="float">
            <text:p>-0.33023177007383</text:p>
          </table:table-cell>
          <table:table-cell office:value-type="float" office:value="-0.329685496769172" calcext:value-type="float">
            <text:p>-0.329685496769172</text:p>
          </table:table-cell>
          <table:table-cell office:value-type="float" office:value="-0.329742456199411" calcext:value-type="float">
            <text:p>-0.329742456199411</text:p>
          </table:table-cell>
          <table:table-cell office:value-type="float" office:value="-0.329914010849178" calcext:value-type="float">
            <text:p>-0.329914010849178</text:p>
          </table:table-cell>
          <table:table-cell office:value-type="float" office:value="-0.329544211370062" calcext:value-type="float">
            <text:p>-0.329544211370062</text:p>
          </table:table-cell>
          <table:table-cell office:value-type="float" office:value="-0.330353191099383" calcext:value-type="float">
            <text:p>-0.330353191099383</text:p>
          </table:table-cell>
          <table:table-cell office:value-type="float" office:value="-0.329442705061271" calcext:value-type="float">
            <text:p>-0.329442705061271</text:p>
          </table:table-cell>
          <table:table-cell office:value-type="float" office:value="-0.329130240175461" calcext:value-type="float">
            <text:p>-0.329130240175461</text:p>
          </table:table-cell>
          <table:table-cell office:value-type="float" office:value="-0.329210775606283" calcext:value-type="float">
            <text:p>-0.329210775606283</text:p>
          </table:table-cell>
          <table:table-cell office:value-type="float" office:value="-0.329885440095371" calcext:value-type="float">
            <text:p>-0.329885440095371</text:p>
          </table:table-cell>
          <table:table-cell office:value-type="float" office:value="-0.329871371396729" calcext:value-type="float">
            <text:p>-0.329871371396729</text:p>
          </table:table-cell>
          <table:table-cell office:value-type="float" office:value="-0.330240517594632" calcext:value-type="float">
            <text:p>-0.330240517594632</text:p>
          </table:table-cell>
          <table:table-cell office:value-type="float" office:value="-0.329636714187929" calcext:value-type="float">
            <text:p>-0.329636714187929</text:p>
          </table:table-cell>
          <table:table-cell office:value-type="float" office:value="-0.329351228529652" calcext:value-type="float">
            <text:p>-0.329351228529652</text:p>
          </table:table-cell>
          <table:table-cell office:value-type="float" office:value="-0.32941070761859" calcext:value-type="float">
            <text:p>-0.32941070761859</text:p>
          </table:table-cell>
          <table:table-cell office:value-type="float" office:value="-0.329789124433315" calcext:value-type="float">
            <text:p>-0.329789124433315</text:p>
          </table:table-cell>
          <table:table-cell office:value-type="float" office:value="-0.329072149813445" calcext:value-type="float">
            <text:p>-0.329072149813445</text:p>
          </table:table-cell>
          <table:table-cell office:value-type="float" office:value="-0.32951621338974" calcext:value-type="float">
            <text:p>-0.32951621338974</text:p>
          </table:table-cell>
          <table:table-cell office:value-type="float" office:value="-0.329711115153069" calcext:value-type="float">
            <text:p>-0.329711115153069</text:p>
          </table:table-cell>
          <table:table-cell office:value-type="float" office:value="-0.329508329124391" calcext:value-type="float">
            <text:p>-0.329508329124391</text:p>
          </table:table-cell>
          <table:table-cell office:value-type="float" office:value="-0.329954142479469" calcext:value-type="float">
            <text:p>-0.329954142479469</text:p>
          </table:table-cell>
          <table:table-cell office:value-type="float" office:value="-0.3288316635376" calcext:value-type="float">
            <text:p>-0.3288316635376</text:p>
          </table:table-cell>
          <table:table-cell office:value-type="float" office:value="-0.329476653682075" calcext:value-type="float">
            <text:p>-0.329476653682075</text:p>
          </table:table-cell>
          <table:table-cell office:value-type="float" office:value="-0.32979844470862" calcext:value-type="float">
            <text:p>-0.32979844470862</text:p>
          </table:table-cell>
          <table:table-cell office:value-type="float" office:value="-0.329451322758437" calcext:value-type="float">
            <text:p>-0.329451322758437</text:p>
          </table:table-cell>
          <table:table-cell office:value-type="float" office:value="-0.329190231064585" calcext:value-type="float">
            <text:p>-0.329190231064585</text:p>
          </table:table-cell>
          <table:table-cell office:value-type="float" office:value="-0.32941432333566" calcext:value-type="float">
            <text:p>-0.32941432333566</text:p>
          </table:table-cell>
          <table:table-cell office:value-type="float" office:value="-0.330469703597862" calcext:value-type="float">
            <text:p>-0.330469703597862</text:p>
          </table:table-cell>
          <table:table-cell office:value-type="float" office:value="-0.329113447711895" calcext:value-type="float">
            <text:p>-0.329113447711895</text:p>
          </table:table-cell>
          <table:table-cell office:value-type="float" office:value="-0.329251268142394" calcext:value-type="float">
            <text:p>-0.329251268142394</text:p>
          </table:table-cell>
          <table:table-cell office:value-type="float" office:value="-0.329547277197402" calcext:value-type="float">
            <text:p>-0.329547277197402</text:p>
          </table:table-cell>
          <table:table-cell office:value-type="float" office:value="-0.329548301378057" calcext:value-type="float">
            <text:p>-0.329548301378057</text:p>
          </table:table-cell>
          <table:table-cell office:value-type="float" office:value="-0.329399803480081" calcext:value-type="float">
            <text:p>-0.329399803480081</text:p>
          </table:table-cell>
          <table:table-cell office:value-type="float" office:value="-0.329145737854577" calcext:value-type="float">
            <text:p>-0.329145737854577</text:p>
          </table:table-cell>
          <table:table-cell office:value-type="float" office:value="-0.329137211230681" calcext:value-type="float">
            <text:p>-0.329137211230681</text:p>
          </table:table-cell>
          <table:table-cell office:value-type="float" office:value="-0.329328570622799" calcext:value-type="float">
            <text:p>-0.329328570622799</text:p>
          </table:table-cell>
          <table:table-cell office:value-type="float" office:value="-0.32925216620684" calcext:value-type="float">
            <text:p>-0.32925216620684</text:p>
          </table:table-cell>
          <table:table-cell office:value-type="float" office:value="-0.328896389275152" calcext:value-type="float">
            <text:p>-0.328896389275152</text:p>
          </table:table-cell>
          <table:table-cell office:value-type="float" office:value="-0.329333473265383" calcext:value-type="float">
            <text:p>-0.329333473265383</text:p>
          </table:table-cell>
          <table:table-cell office:value-type="float" office:value="-0.32925174309838" calcext:value-type="float">
            <text:p>-0.32925174309838</text:p>
          </table:table-cell>
          <table:table-cell office:value-type="float" office:value="-0.329095127484826" calcext:value-type="float">
            <text:p>-0.329095127484826</text:p>
          </table:table-cell>
          <table:table-cell office:value-type="float" office:value="-0.329100945058864" calcext:value-type="float">
            <text:p>-0.329100945058864</text:p>
          </table:table-cell>
          <table:table-cell office:value-type="float" office:value="-0.329679876057031" calcext:value-type="float">
            <text:p>-0.329679876057031</text:p>
          </table:table-cell>
          <table:table-cell office:value-type="float" office:value="-0.328925224073964" calcext:value-type="float">
            <text:p>-0.328925224073964</text:p>
          </table:table-cell>
          <table:table-cell office:value-type="float" office:value="-0.328879202866122" calcext:value-type="float">
            <text:p>-0.328879202866122</text:p>
          </table:table-cell>
          <table:table-cell office:value-type="float" office:value="-0.32958138329341" calcext:value-type="float">
            <text:p>-0.32958138329341</text:p>
          </table:table-cell>
          <table:table-cell office:value-type="float" office:value="-0.329896124011431" calcext:value-type="float">
            <text:p>-0.329896124011431</text:p>
          </table:table-cell>
          <table:table-cell office:value-type="float" office:value="-0.329596310385028" calcext:value-type="float">
            <text:p>-0.329596310385028</text:p>
          </table:table-cell>
          <table:table-cell office:value-type="float" office:value="-0.329456157783278" calcext:value-type="float">
            <text:p>-0.329456157783278</text:p>
          </table:table-cell>
          <table:table-cell office:value-type="float" office:value="-0.329495633748798" calcext:value-type="float">
            <text:p>-0.329495633748798</text:p>
          </table:table-cell>
          <table:table-cell office:value-type="float" office:value="-0.328956413698321" calcext:value-type="float">
            <text:p>-0.328956413698321</text:p>
          </table:table-cell>
          <table:table-cell office:value-type="float" office:value="-0.328951509119524" calcext:value-type="float">
            <text:p>-0.328951509119524</text:p>
          </table:table-cell>
          <table:table-cell office:value-type="float" office:value="-0.329454697699503" calcext:value-type="float">
            <text:p>-0.329454697699503</text:p>
          </table:table-cell>
          <table:table-cell office:value-type="float" office:value="-0.328983605726885" calcext:value-type="float">
            <text:p>-0.328983605726885</text:p>
          </table:table-cell>
          <table:table-cell office:value-type="float" office:value="-0.330116152298498" calcext:value-type="float">
            <text:p>-0.330116152298498</text:p>
          </table:table-cell>
          <table:table-cell office:value-type="float" office:value="-0.329918114892422" calcext:value-type="float">
            <text:p>-0.329918114892422</text:p>
          </table:table-cell>
          <table:table-cell office:value-type="float" office:value="-0.329698612588876" calcext:value-type="float">
            <text:p>-0.329698612588876</text:p>
          </table:table-cell>
          <table:table-cell office:value-type="float" office:value="-0.329047188533758" calcext:value-type="float">
            <text:p>-0.329047188533758</text:p>
          </table:table-cell>
          <table:table-cell office:value-type="float" office:value="-0.32981185663443" calcext:value-type="float">
            <text:p>-0.32981185663443</text:p>
          </table:table-cell>
          <table:table-cell office:value-type="float" office:value="-0.328770811613359" calcext:value-type="float">
            <text:p>-0.328770811613359</text:p>
          </table:table-cell>
          <table:table-cell office:value-type="float" office:value="-0.32939780034649" calcext:value-type="float">
            <text:p>-0.32939780034649</text:p>
          </table:table-cell>
          <table:table-cell office:value-type="float" office:value="-0.328990416901468" calcext:value-type="float">
            <text:p>-0.328990416901468</text:p>
          </table:table-cell>
          <table:table-cell office:value-type="float" office:value="-0.329575400164151" calcext:value-type="float">
            <text:p>-0.329575400164151</text:p>
          </table:table-cell>
          <table:table-cell office:value-type="float" office:value="-0.329492815349791" calcext:value-type="float">
            <text:p>-0.329492815349791</text:p>
          </table:table-cell>
          <table:table-cell office:value-type="float" office:value="-0.328926617024689" calcext:value-type="float">
            <text:p>-0.328926617024689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668911750817403" calcext:value-type="float">
            <text:p>6.68911750817403E-06</text:p>
          </table:table-cell>
          <table:table-cell office:value-type="float" office:value="0.000000314845191307089" calcext:value-type="float">
            <text:p>3.14845191307089E-07</text:p>
          </table:table-cell>
          <table:table-cell office:value-type="float" office:value="-0.0000181751006333442" calcext:value-type="float">
            <text:p>-1.81751006333442E-05</text:p>
          </table:table-cell>
          <table:table-cell office:value-type="float" office:value="0.0000189304283551572" calcext:value-type="float">
            <text:p>1.89304283551572E-05</text:p>
          </table:table-cell>
          <table:table-cell office:value-type="float" office:value="-0.00000201640791497315" calcext:value-type="float">
            <text:p>-2.01640791497315E-06</text:p>
          </table:table-cell>
          <table:table-cell office:value-type="float" office:value="0.0000103333300225383" calcext:value-type="float">
            <text:p>1.03333300225383E-05</text:p>
          </table:table-cell>
          <table:table-cell office:value-type="float" office:value="-0.00000330691422500973" calcext:value-type="float">
            <text:p>-3.30691422500973E-06</text:p>
          </table:table-cell>
          <table:table-cell office:value-type="float" office:value="0.00000639695984788746" calcext:value-type="float">
            <text:p>6.39695984788746E-06</text:p>
          </table:table-cell>
          <table:table-cell office:value-type="float" office:value="-0.0000119249450335479" calcext:value-type="float">
            <text:p>-1.19249450335479E-05</text:p>
          </table:table-cell>
          <table:table-cell office:value-type="float" office:value="0.0000119491311517117" calcext:value-type="float">
            <text:p>1.19491311517117E-05</text:p>
          </table:table-cell>
          <table:table-cell office:value-type="float" office:value="0.000000997637562560882" calcext:value-type="float">
            <text:p>9.97637562560882E-07</text:p>
          </table:table-cell>
          <table:table-cell office:value-type="float" office:value="-0.000030805910097853" calcext:value-type="float">
            <text:p>-3.0805910097853E-05</text:p>
          </table:table-cell>
          <table:table-cell office:value-type="float" office:value="-0.00000847373525558748" calcext:value-type="float">
            <text:p>-8.47373525558748E-06</text:p>
          </table:table-cell>
          <table:table-cell office:value-type="float" office:value="0.0000337617487132791" calcext:value-type="float">
            <text:p>3.37617487132791E-05</text:p>
          </table:table-cell>
          <table:table-cell office:value-type="float" office:value="0.0000135067039901959" calcext:value-type="float">
            <text:p>1.35067039901959E-05</text:p>
          </table:table-cell>
          <table:table-cell office:value-type="float" office:value="-0.0000106484663027762" calcext:value-type="float">
            <text:p>-1.06484663027762E-05</text:p>
          </table:table-cell>
          <table:table-cell office:value-type="float" office:value="-0.00000421657889726479" calcext:value-type="float">
            <text:p>-4.21657889726479E-06</text:p>
          </table:table-cell>
          <table:table-cell office:value-type="float" office:value="0.0000159291317333721" calcext:value-type="float">
            <text:p>1.59291317333721E-05</text:p>
          </table:table-cell>
          <table:table-cell office:value-type="float" office:value="-0.0000161439414561593" calcext:value-type="float">
            <text:p>-1.61439414561593E-05</text:p>
          </table:table-cell>
          <table:table-cell office:value-type="float" office:value="0.00000737068469419677" calcext:value-type="float">
            <text:p>7.37068469419677E-06</text:p>
          </table:table-cell>
          <table:table-cell office:value-type="float" office:value="0.00000488678167026579" calcext:value-type="float">
            <text:p>4.88678167026579E-06</text:p>
          </table:table-cell>
          <table:table-cell office:value-type="float" office:value="0.000200869689367111" calcext:value-type="float">
            <text:p>0.000200869689367</text:p>
          </table:table-cell>
          <table:table-cell office:value-type="float" office:value="-0.000167638647130708" calcext:value-type="float">
            <text:p>-0.000167638647131</text:p>
          </table:table-cell>
          <table:table-cell office:value-type="float" office:value="-0.0000925879823172049" calcext:value-type="float">
            <text:p>-9.25879823172049E-05</text:p>
          </table:table-cell>
          <table:table-cell office:value-type="float" office:value="0.0000141426007805867" calcext:value-type="float">
            <text:p>1.41426007805867E-05</text:p>
          </table:table-cell>
          <table:table-cell office:value-type="float" office:value="0.0000181066215703685" calcext:value-type="float">
            <text:p>1.81066215703685E-05</text:p>
          </table:table-cell>
          <table:table-cell office:value-type="float" office:value="-0.0000336621061399756" calcext:value-type="float">
            <text:p>-3.36621061399756E-05</text:p>
          </table:table-cell>
          <table:table-cell office:value-type="float" office:value="0.0000636418252019655" calcext:value-type="float">
            <text:p>6.36418252019655E-05</text:p>
          </table:table-cell>
          <table:table-cell office:value-type="float" office:value="-0.0000137057056130985" calcext:value-type="float">
            <text:p>-1.37057056130985E-05</text:p>
          </table:table-cell>
          <table:table-cell office:value-type="float" office:value="-0.00000572689793160164" calcext:value-type="float">
            <text:p>-5.72689793160164E-06</text:p>
          </table:table-cell>
          <table:table-cell office:value-type="float" office:value="0.0000192164041450393" calcext:value-type="float">
            <text:p>1.92164041450393E-05</text:p>
          </table:table-cell>
          <table:table-cell office:value-type="float" office:value="-0.00000669494730698439" calcext:value-type="float">
            <text:p>-6.69494730698439E-06</text:p>
          </table:table-cell>
          <table:table-cell office:value-type="float" office:value="0.00000368589048882484" calcext:value-type="float">
            <text:p>3.68589048882484E-06</text:p>
          </table:table-cell>
          <table:table-cell office:value-type="float" office:value="0.0000254681238230359" calcext:value-type="float">
            <text:p>2.54681238230359E-05</text:p>
          </table:table-cell>
          <table:table-cell office:value-type="float" office:value="0.0000248093525199722" calcext:value-type="float">
            <text:p>2.48093525199722E-05</text:p>
          </table:table-cell>
          <table:table-cell office:value-type="float" office:value="-0.000263491913448266" calcext:value-type="float">
            <text:p>-0.000263491913448</text:p>
          </table:table-cell>
          <table:table-cell office:value-type="float" office:value="-0.000703581922688712" calcext:value-type="float">
            <text:p>-0.000703581922689</text:p>
          </table:table-cell>
          <table:table-cell office:value-type="float" office:value="-0.000159626170217253" calcext:value-type="float">
            <text:p>-0.000159626170217</text:p>
          </table:table-cell>
          <table:table-cell office:value-type="float" office:value="0.000132784514233431" calcext:value-type="float">
            <text:p>0.000132784514233</text:p>
          </table:table-cell>
          <table:table-cell office:value-type="float" office:value="0.0000779375993480436" calcext:value-type="float">
            <text:p>7.79375993480436E-05</text:p>
          </table:table-cell>
          <table:table-cell office:value-type="float" office:value="0.000463498045073285" calcext:value-type="float">
            <text:p>0.000463498045073</text:p>
          </table:table-cell>
          <table:table-cell office:value-type="float" office:value="0.000638835329222764" calcext:value-type="float">
            <text:p>0.000638835329223</text:p>
          </table:table-cell>
          <table:table-cell office:value-type="float" office:value="-0.000438747715430232" calcext:value-type="float">
            <text:p>-0.00043874771543</text:p>
          </table:table-cell>
          <table:table-cell office:value-type="float" office:value="-0.0013430988898292" calcext:value-type="float">
            <text:p>-0.001343098889829</text:p>
          </table:table-cell>
          <table:table-cell office:value-type="float" office:value="0.00274692936698395" calcext:value-type="float">
            <text:p>0.002746929366984</text:p>
          </table:table-cell>
          <table:table-cell office:value-type="float" office:value="0.0184311588611633" calcext:value-type="float">
            <text:p>0.018431158861163</text:p>
          </table:table-cell>
          <table:table-cell office:value-type="float" office:value="0.0188451046637035" calcext:value-type="float">
            <text:p>0.018845104663704</text:p>
          </table:table-cell>
          <table:table-cell office:value-type="float" office:value="0.00138382057194142" calcext:value-type="float">
            <text:p>0.001383820571941</text:p>
          </table:table-cell>
          <table:table-cell office:value-type="float" office:value="-0.00131619782378989" calcext:value-type="float">
            <text:p>-0.00131619782379</text:p>
          </table:table-cell>
          <table:table-cell office:value-type="float" office:value="-0.00827985617243998" calcext:value-type="float">
            <text:p>-0.00827985617244</text:p>
          </table:table-cell>
          <table:table-cell office:value-type="float" office:value="-0.0034932619851461" calcext:value-type="float">
            <text:p>-0.003493261985146</text:p>
          </table:table-cell>
          <table:table-cell office:value-type="float" office:value="-0.0253607200861319" calcext:value-type="float">
            <text:p>-0.025360720086132</text:p>
          </table:table-cell>
          <table:table-cell office:value-type="float" office:value="-0.0010299927890311" calcext:value-type="float">
            <text:p>-0.001029992789031</text:p>
          </table:table-cell>
          <table:table-cell office:value-type="float" office:value="-0.00805347558848912" calcext:value-type="float">
            <text:p>-0.008053475588489</text:p>
          </table:table-cell>
          <table:table-cell office:value-type="float" office:value="-0.0021596814354784" calcext:value-type="float">
            <text:p>-0.002159681435478</text:p>
          </table:table-cell>
          <table:table-cell office:value-type="float" office:value="-0.00141851768281043" calcext:value-type="float">
            <text:p>-0.00141851768281</text:p>
          </table:table-cell>
          <table:table-cell office:value-type="float" office:value="0.0382017465357094" calcext:value-type="float">
            <text:p>0.038201746535709</text:p>
          </table:table-cell>
          <table:table-cell office:value-type="float" office:value="0.00458507085578458" calcext:value-type="float">
            <text:p>0.004585070855785</text:p>
          </table:table-cell>
          <table:table-cell office:value-type="float" office:value="-0.00026306945919452" calcext:value-type="float">
            <text:p>-0.000263069459195</text:p>
          </table:table-cell>
          <table:table-cell office:value-type="float" office:value="-0.00231660564052749" calcext:value-type="float">
            <text:p>-0.002316605640527</text:p>
          </table:table-cell>
          <table:table-cell office:value-type="float" office:value="-0.0405645369633739" calcext:value-type="float">
            <text:p>-0.040564536963374</text:p>
          </table:table-cell>
          <table:table-cell office:value-type="float" office:value="-0.00508867756045112" calcext:value-type="float">
            <text:p>-0.005088677560451</text:p>
          </table:table-cell>
          <table:table-cell office:value-type="float" office:value="0.0239405236149576" calcext:value-type="float">
            <text:p>0.023940523614958</text:p>
          </table:table-cell>
          <table:table-cell office:value-type="float" office:value="0.000500424702959745" calcext:value-type="float">
            <text:p>0.00050042470296</text:p>
          </table:table-cell>
          <table:table-cell office:value-type="float" office:value="-0.000166737432280129" calcext:value-type="float">
            <text:p>-0.00016673743228</text:p>
          </table:table-cell>
          <table:table-cell office:value-type="float" office:value="-0.00203494733912746" calcext:value-type="float">
            <text:p>-0.002034947339127</text:p>
          </table:table-cell>
          <table:table-cell office:value-type="float" office:value="-0.00200086456782972" calcext:value-type="float">
            <text:p>-0.00200086456783</text:p>
          </table:table-cell>
          <table:table-cell office:value-type="float" office:value="-0.00333671648047623" calcext:value-type="float">
            <text:p>-0.003336716480476</text:p>
          </table:table-cell>
          <table:table-cell office:value-type="float" office:value="-0.00506239286412136" calcext:value-type="float">
            <text:p>-0.005062392864121</text:p>
          </table:table-cell>
          <table:table-cell office:value-type="float" office:value="0.0232699816233488" calcext:value-type="float">
            <text:p>0.023269981623349</text:p>
          </table:table-cell>
          <table:table-cell office:value-type="float" office:value="0.0124409324826348" calcext:value-type="float">
            <text:p>0.012440932482635</text:p>
          </table:table-cell>
          <table:table-cell office:value-type="float" office:value="0.00345519284125961" calcext:value-type="float">
            <text:p>0.00345519284126</text:p>
          </table:table-cell>
          <table:table-cell office:value-type="float" office:value="-0.000495646489413193" calcext:value-type="float">
            <text:p>-0.000495646489413</text:p>
          </table:table-cell>
          <table:table-cell office:value-type="float" office:value="-0.00392487610778336" calcext:value-type="float">
            <text:p>-0.003924876107783</text:p>
          </table:table-cell>
          <table:table-cell office:value-type="float" office:value="-0.00187420346880252" calcext:value-type="float">
            <text:p>-0.001874203468803</text:p>
          </table:table-cell>
          <table:table-cell office:value-type="float" office:value="0.00232253912927105" calcext:value-type="float">
            <text:p>0.002322539129271</text:p>
          </table:table-cell>
          <table:table-cell office:value-type="float" office:value="-0.00435918602151053" calcext:value-type="float">
            <text:p>-0.004359186021511</text:p>
          </table:table-cell>
          <table:table-cell office:value-type="float" office:value="-0.0111947047271191" calcext:value-type="float">
            <text:p>-0.011194704727119</text:p>
          </table:table-cell>
          <table:table-cell office:value-type="float" office:value="-0.00347798800191928" calcext:value-type="float">
            <text:p>-0.003477988001919</text:p>
          </table:table-cell>
          <table:table-cell office:value-type="float" office:value="0.00026604002912195" calcext:value-type="float">
            <text:p>0.000266040029122</text:p>
          </table:table-cell>
          <table:table-cell office:value-type="float" office:value="-0.00394700078069871" calcext:value-type="float">
            <text:p>-0.003947000780699</text:p>
          </table:table-cell>
          <table:table-cell office:value-type="float" office:value="0.000120863026193019" calcext:value-type="float">
            <text:p>0.000120863026193</text:p>
          </table:table-cell>
          <table:table-cell office:value-type="float" office:value="0.0003115556164896" calcext:value-type="float">
            <text:p>0.00031155561649</text:p>
          </table:table-cell>
          <table:table-cell office:value-type="float" office:value="-0.00331433341801074" calcext:value-type="float">
            <text:p>-0.003314333418011</text:p>
          </table:table-cell>
          <table:table-cell office:value-type="float" office:value="-0.00793813249185282" calcext:value-type="float">
            <text:p>-0.007938132491853</text:p>
          </table:table-cell>
          <table:table-cell office:value-type="float" office:value="-0.00265393655731455" calcext:value-type="float">
            <text:p>-0.002653936557315</text:p>
          </table:table-cell>
          <table:table-cell office:value-type="float" office:value="-0.00126279584069561" calcext:value-type="float">
            <text:p>-0.001262795840696</text:p>
          </table:table-cell>
          <table:table-cell office:value-type="float" office:value="0.04150062057316" calcext:value-type="float">
            <text:p>0.04150062057316</text:p>
          </table:table-cell>
          <table:table-cell office:value-type="float" office:value="0.00116889431772121" calcext:value-type="float">
            <text:p>0.001168894317721</text:p>
          </table:table-cell>
          <table:table-cell office:value-type="float" office:value="-0.00160264460192611" calcext:value-type="float">
            <text:p>-0.001602644601926</text:p>
          </table:table-cell>
          <table:table-cell office:value-type="float" office:value="-0.0305522392649766" calcext:value-type="float">
            <text:p>-0.030552239264977</text:p>
          </table:table-cell>
          <table:table-cell office:value-type="float" office:value="-0.00913944389684635" calcext:value-type="float">
            <text:p>-0.009139443896846</text:p>
          </table:table-cell>
          <table:table-cell office:value-type="float" office:value="0.0138272110725307" calcext:value-type="float">
            <text:p>0.013827211072531</text:p>
          </table:table-cell>
          <table:table-cell office:value-type="float" office:value="-0.00041398519797925" calcext:value-type="float">
            <text:p>-0.000413985197979</text:p>
          </table:table-cell>
          <table:table-cell office:value-type="float" office:value="-0.000317381711070042" calcext:value-type="float">
            <text:p>-0.00031738171107</text:p>
          </table:table-cell>
          <table:table-cell office:value-type="float" office:value="-0.000904545697408832" calcext:value-type="float">
            <text:p>-0.000904545697409</text:p>
          </table:table-cell>
          <table:table-cell office:value-type="float" office:value="-0.000886180378232015" calcext:value-type="float">
            <text:p>-0.000886180378232</text:p>
          </table:table-cell>
          <table:table-cell office:value-type="float" office:value="-0.000976305991574111" calcext:value-type="float">
            <text:p>-0.000976305991574</text:p>
          </table:table-cell>
          <table:table-cell office:value-type="float" office:value="-0.00200851648145706" calcext:value-type="float">
            <text:p>-0.002008516481457</text:p>
          </table:table-cell>
          <table:table-cell office:value-type="float" office:value="-0.00336570886748533" calcext:value-type="float">
            <text:p>-0.003365708867485</text:p>
          </table:table-cell>
          <table:table-cell office:value-type="float" office:value="0.0314703985869383" calcext:value-type="float">
            <text:p>0.031470398586938</text:p>
          </table:table-cell>
          <table:table-cell office:value-type="float" office:value="0.00250161618788697" calcext:value-type="float">
            <text:p>0.002501616187887</text:p>
          </table:table-cell>
          <table:table-cell office:value-type="float" office:value="0.00229442018279025" calcext:value-type="float">
            <text:p>0.00229442018279</text:p>
          </table:table-cell>
          <table:table-cell office:value-type="float" office:value="0.000421575594753976" calcext:value-type="float">
            <text:p>0.000421575594754</text:p>
          </table:table-cell>
          <table:table-cell office:value-type="float" office:value="-0.000921910911455992" calcext:value-type="float">
            <text:p>-0.000921910911456</text:p>
          </table:table-cell>
          <table:table-cell office:value-type="float" office:value="-0.000780669058027705" calcext:value-type="float">
            <text:p>-0.000780669058028</text:p>
          </table:table-cell>
          <table:table-cell office:value-type="float" office:value="-0.00103464773682865" calcext:value-type="float">
            <text:p>-0.001034647736829</text:p>
          </table:table-cell>
          <table:table-cell office:value-type="float" office:value="-0.000699014121262997" calcext:value-type="float">
            <text:p>-0.000699014121263</text:p>
          </table:table-cell>
          <table:table-cell office:value-type="float" office:value="0.000759254097258799" calcext:value-type="float">
            <text:p>0.000759254097259</text:p>
          </table:table-cell>
          <table:table-cell office:value-type="float" office:value="0.000513902864745064" calcext:value-type="float">
            <text:p>0.000513902864745</text:p>
          </table:table-cell>
          <table:table-cell office:value-type="float" office:value="-0.00334786877094773" calcext:value-type="float">
            <text:p>-0.003347868770948</text:p>
          </table:table-cell>
          <table:table-cell office:value-type="float" office:value="-0.0195479231905503" calcext:value-type="float">
            <text:p>-0.01954792319055</text:p>
          </table:table-cell>
          <table:table-cell office:value-type="float" office:value="-0.00136158101624662" calcext:value-type="float">
            <text:p>-0.001361581016247</text:p>
          </table:table-cell>
          <table:table-cell office:value-type="float" office:value="-0.00644918108435788" calcext:value-type="float">
            <text:p>-0.006449181084358</text:p>
          </table:table-cell>
          <table:table-cell office:value-type="float" office:value="0.0354394737533825" calcext:value-type="float">
            <text:p>0.035439473753383</text:p>
          </table:table-cell>
          <table:table-cell office:value-type="float" office:value="0.00106728728713945" calcext:value-type="float">
            <text:p>0.001067287287139</text:p>
          </table:table-cell>
          <table:table-cell office:value-type="float" office:value="-0.000941927661816" calcext:value-type="float">
            <text:p>-0.000941927661816</text:p>
          </table:table-cell>
          <table:table-cell office:value-type="float" office:value="-0.00395400006455449" calcext:value-type="float">
            <text:p>-0.003954000064554</text:p>
          </table:table-cell>
          <table:table-cell office:value-type="float" office:value="-0.0121968246539302" calcext:value-type="float">
            <text:p>-0.01219682465393</text:p>
          </table:table-cell>
          <table:table-cell office:value-type="float" office:value="-0.00980226646095839" calcext:value-type="float">
            <text:p>-0.009802266460958</text:p>
          </table:table-cell>
          <table:table-cell office:value-type="float" office:value="-0.0093213153947912" calcext:value-type="float">
            <text:p>-0.009321315394791</text:p>
          </table:table-cell>
          <table:table-cell office:value-type="float" office:value="-0.00389712344266668" calcext:value-type="float">
            <text:p>-0.003897123442667</text:p>
          </table:table-cell>
          <table:table-cell office:value-type="float" office:value="0.00545508972714198" calcext:value-type="float">
            <text:p>0.005455089727142</text:p>
          </table:table-cell>
          <table:table-cell office:value-type="float" office:value="0.00461954821173594" calcext:value-type="float">
            <text:p>0.004619548211736</text:p>
          </table:table-cell>
          <table:table-cell office:value-type="float" office:value="0.00046445233925485" calcext:value-type="float">
            <text:p>0.000464452339255</text:p>
          </table:table-cell>
          <table:table-cell office:value-type="float" office:value="-0.00162031596590545" calcext:value-type="float">
            <text:p>-0.001620315965905</text:p>
          </table:table-cell>
          <table:table-cell office:value-type="float" office:value="-0.00000758832798447573" calcext:value-type="float">
            <text:p>-7.58832798447573E-06</text:p>
          </table:table-cell>
          <table:table-cell office:value-type="float" office:value="-0.000211634926067961" calcext:value-type="float">
            <text:p>-0.000211634926068</text:p>
          </table:table-cell>
          <table:table-cell office:value-type="float" office:value="-0.000374944066296456" calcext:value-type="float">
            <text:p>-0.000374944066296</text:p>
          </table:table-cell>
          <table:table-cell office:value-type="float" office:value="-0.00227151397396774" calcext:value-type="float">
            <text:p>-0.002271513973968</text:p>
          </table:table-cell>
          <table:table-cell office:value-type="float" office:value="-0.00102807746215911" calcext:value-type="float">
            <text:p>-0.001028077462159</text:p>
          </table:table-cell>
          <table:table-cell office:value-type="float" office:value="-0.00332824258357195" calcext:value-type="float">
            <text:p>-0.003328242583572</text:p>
          </table:table-cell>
          <table:table-cell office:value-type="float" office:value="-0.00172408089484333" calcext:value-type="float">
            <text:p>-0.001724080894843</text:p>
          </table:table-cell>
          <table:table-cell office:value-type="float" office:value="0.0238034901992385" calcext:value-type="float">
            <text:p>0.023803490199239</text:p>
          </table:table-cell>
          <table:table-cell office:value-type="float" office:value="0.00396254880002223" calcext:value-type="float">
            <text:p>0.003962548800022</text:p>
          </table:table-cell>
          <table:table-cell office:value-type="float" office:value="0.00863630891467981" calcext:value-type="float">
            <text:p>0.00863630891468</text:p>
          </table:table-cell>
          <table:table-cell office:value-type="float" office:value="0.00234883473557468" calcext:value-type="float">
            <text:p>0.002348834735575</text:p>
          </table:table-cell>
          <table:table-cell office:value-type="float" office:value="0.000902910700558201" calcext:value-type="float">
            <text:p>0.000902910700558</text:p>
          </table:table-cell>
          <table:table-cell office:value-type="float" office:value="-0.00312473387645507" calcext:value-type="float">
            <text:p>-0.003124733876455</text:p>
          </table:table-cell>
          <table:table-cell office:value-type="float" office:value="-0.0028848438852283" calcext:value-type="float">
            <text:p>-0.002884843885228</text:p>
          </table:table-cell>
          <table:table-cell office:value-type="float" office:value="-0.000504883272599621" calcext:value-type="float">
            <text:p>-0.0005048832726</text:p>
          </table:table-cell>
          <table:table-cell office:value-type="float" office:value="-0.00200489341463311" calcext:value-type="float">
            <text:p>-0.002004893414633</text:p>
          </table:table-cell>
          <table:table-cell office:value-type="float" office:value="-0.00713239589277826" calcext:value-type="float">
            <text:p>-0.007132395892778</text:p>
          </table:table-cell>
          <table:table-cell office:value-type="float" office:value="-0.00592299721456924" calcext:value-type="float">
            <text:p>-0.005922997214569</text:p>
          </table:table-cell>
          <table:table-cell office:value-type="float" office:value="-0.00829052385665047" calcext:value-type="float">
            <text:p>-0.00829052385665</text:p>
          </table:table-cell>
          <table:table-cell office:value-type="float" office:value="-0.00170456846690037" calcext:value-type="float">
            <text:p>-0.0017045684669</text:p>
          </table:table-cell>
          <table:table-cell office:value-type="float" office:value="-0.00668860588507997" calcext:value-type="float">
            <text:p>-0.00668860588508</text:p>
          </table:table-cell>
          <table:table-cell office:value-type="float" office:value="-0.00220197546363426" calcext:value-type="float">
            <text:p>-0.002201975463634</text:p>
          </table:table-cell>
          <table:table-cell office:value-type="float" office:value="-0.000500849112085089" calcext:value-type="float">
            <text:p>-0.000500849112085</text:p>
          </table:table-cell>
          <table:table-cell office:value-type="float" office:value="0.00313251001266673" calcext:value-type="float">
            <text:p>0.003132510012667</text:p>
          </table:table-cell>
          <table:table-cell office:value-type="float" office:value="0.0369307127621251" calcext:value-type="float">
            <text:p>0.036930712762125</text:p>
          </table:table-cell>
          <table:table-cell office:value-type="float" office:value="0.000533364319731555" calcext:value-type="float">
            <text:p>0.000533364319732</text:p>
          </table:table-cell>
          <table:table-cell office:value-type="float" office:value="-0.00203368426074169" calcext:value-type="float">
            <text:p>-0.002033684260742</text:p>
          </table:table-cell>
          <table:table-cell office:value-type="float" office:value="-0.00926039975729692" calcext:value-type="float">
            <text:p>-0.009260399757297</text:p>
          </table:table-cell>
          <table:table-cell office:value-type="float" office:value="-0.0132890563782225" calcext:value-type="float">
            <text:p>-0.013289056378223</text:p>
          </table:table-cell>
          <table:table-cell office:value-type="float" office:value="-0.0094844510329376" calcext:value-type="float">
            <text:p>-0.009484451032938</text:p>
          </table:table-cell>
          <table:table-cell office:value-type="float" office:value="-0.00657754996316745" calcext:value-type="float">
            <text:p>-0.006577549963167</text:p>
          </table:table-cell>
          <table:table-cell office:value-type="float" office:value="-0.00310590898951468" calcext:value-type="float">
            <text:p>-0.003105908989515</text:p>
          </table:table-cell>
          <table:table-cell office:value-type="float" office:value="0.00489092604222541" calcext:value-type="float">
            <text:p>0.004890926042225</text:p>
          </table:table-cell>
          <table:table-cell office:value-type="float" office:value="0.0114827654411589" calcext:value-type="float">
            <text:p>0.011482765441159</text:p>
          </table:table-cell>
          <table:table-cell office:value-type="float" office:value="0.00150183790880187" calcext:value-type="float">
            <text:p>0.001501837908802</text:p>
          </table:table-cell>
          <table:table-cell office:value-type="float" office:value="-0.00438195007532993" calcext:value-type="float">
            <text:p>-0.00438195007533</text:p>
          </table:table-cell>
          <table:table-cell office:value-type="float" office:value="0.00154798623419966" calcext:value-type="float">
            <text:p>0.0015479862342</text:p>
          </table:table-cell>
          <table:table-cell office:value-type="float" office:value="0.000609521396057522" calcext:value-type="float">
            <text:p>0.000609521396058</text:p>
          </table:table-cell>
          <table:table-cell office:value-type="float" office:value="-0.000937925201657086" calcext:value-type="float">
            <text:p>-0.000937925201657</text:p>
          </table:table-cell>
          <table:table-cell office:value-type="float" office:value="-0.000114392920406825" calcext:value-type="float">
            <text:p>-0.000114392920407</text:p>
          </table:table-cell>
          <table:table-cell office:value-type="float" office:value="-0.00342350585343121" calcext:value-type="float">
            <text:p>-0.003423505853431</text:p>
          </table:table-cell>
          <table:table-cell office:value-type="float" office:value="0.0324814599185" calcext:value-type="float">
            <text:p>0.0324814599185</text:p>
          </table:table-cell>
          <table:table-cell office:value-type="float" office:value="0.00409387419422441" calcext:value-type="float">
            <text:p>0.004093874194224</text:p>
          </table:table-cell>
          <table:table-cell office:value-type="float" office:value="-0.0290091956568814" calcext:value-type="float">
            <text:p>-0.029009195656881</text:p>
          </table:table-cell>
          <table:table-cell office:value-type="float" office:value="-0.000488596525185347" calcext:value-type="float">
            <text:p>-0.000488596525185</text:p>
          </table:table-cell>
          <table:table-cell office:value-type="float" office:value="-0.000164851942810851" calcext:value-type="float">
            <text:p>-0.000164851942811</text:p>
          </table:table-cell>
          <table:table-cell office:value-type="float" office:value="-0.0000211391865541088" calcext:value-type="float">
            <text:p>-2.11391865541088E-05</text:p>
          </table:table-cell>
          <table:table-cell office:value-type="float" office:value="0.0263630092594442" calcext:value-type="float">
            <text:p>0.026363009259444</text:p>
          </table:table-cell>
          <table:table-cell office:value-type="float" office:value="-0.000593177383848675" calcext:value-type="float">
            <text:p>-0.000593177383849</text:p>
          </table:table-cell>
          <table:table-cell office:value-type="float" office:value="-0.00875672037019148" calcext:value-type="float">
            <text:p>-0.008756720370191</text:p>
          </table:table-cell>
          <table:table-cell office:value-type="float" office:value="-0.00355342159918076" calcext:value-type="float">
            <text:p>-0.003553421599181</text:p>
          </table:table-cell>
          <table:table-cell office:value-type="float" office:value="-0.00215501537869822" calcext:value-type="float">
            <text:p>-0.002155015378698</text:p>
          </table:table-cell>
          <table:table-cell office:value-type="float" office:value="-0.0038757851805255" calcext:value-type="float">
            <text:p>-0.003875785180526</text:p>
          </table:table-cell>
          <table:table-cell office:value-type="float" office:value="-0.00336623914796474" calcext:value-type="float">
            <text:p>-0.003366239147965</text:p>
          </table:table-cell>
          <table:table-cell office:value-type="float" office:value="-0.0045542053896459" calcext:value-type="float">
            <text:p>-0.004554205389646</text:p>
          </table:table-cell>
          <table:table-cell office:value-type="float" office:value="-0.00223559439096777" calcext:value-type="float">
            <text:p>-0.002235594390968</text:p>
          </table:table-cell>
          <table:table-cell office:value-type="float" office:value="-0.000812214010316115" calcext:value-type="float">
            <text:p>-0.000812214010316</text:p>
          </table:table-cell>
          <table:table-cell office:value-type="float" office:value="0.000179199769897664" calcext:value-type="float">
            <text:p>0.000179199769898</text:p>
          </table:table-cell>
          <table:table-cell office:value-type="float" office:value="-0.000864477211091064" calcext:value-type="float">
            <text:p>-0.000864477211091</text:p>
          </table:table-cell>
          <table:table-cell office:value-type="float" office:value="-0.000686350409235426" calcext:value-type="float">
            <text:p>-0.000686350409235</text:p>
          </table:table-cell>
          <table:table-cell office:value-type="float" office:value="-0.00158603353303033" calcext:value-type="float">
            <text:p>-0.00158603353303</text:p>
          </table:table-cell>
          <table:table-cell office:value-type="float" office:value="0.0000205156179955424" calcext:value-type="float">
            <text:p>2.05156179955424E-05</text:p>
          </table:table-cell>
          <table:table-cell office:value-type="float" office:value="0.0346354340849102" calcext:value-type="float">
            <text:p>0.03463543408491</text:p>
          </table:table-cell>
          <table:table-cell office:value-type="float" office:value="0.000144522032976935" calcext:value-type="float">
            <text:p>0.000144522032977</text:p>
          </table:table-cell>
          <table:table-cell office:value-type="float" office:value="-0.00137432272704907" calcext:value-type="float">
            <text:p>-0.001374322727049</text:p>
          </table:table-cell>
          <table:table-cell office:value-type="float" office:value="-0.00835376933386112" calcext:value-type="float">
            <text:p>-0.008353769333861</text:p>
          </table:table-cell>
          <table:table-cell office:value-type="float" office:value="-0.00921621271368855" calcext:value-type="float">
            <text:p>-0.009216212713689</text:p>
          </table:table-cell>
          <table:table-cell office:value-type="float" office:value="-0.0075732404710871" calcext:value-type="float">
            <text:p>-0.007573240471087</text:p>
          </table:table-cell>
          <table:table-cell office:value-type="float" office:value="-0.0134548134844387" calcext:value-type="float">
            <text:p>-0.013454813484439</text:p>
          </table:table-cell>
          <table:table-cell office:value-type="float" office:value="0.00471468436348821" calcext:value-type="float">
            <text:p>0.004714684363488</text:p>
          </table:table-cell>
          <table:table-cell office:value-type="float" office:value="0.00399531631631495" calcext:value-type="float">
            <text:p>0.003995316316315</text:p>
          </table:table-cell>
          <table:table-cell office:value-type="float" office:value="-0.00212631581314016" calcext:value-type="float">
            <text:p>-0.00212631581314</text:p>
          </table:table-cell>
          <table:table-cell office:value-type="float" office:value="-0.000699760970175045" calcext:value-type="float">
            <text:p>-0.000699760970175</text:p>
          </table:table-cell>
          <table:table-cell office:value-type="float" office:value="-0.000414108613434994" calcext:value-type="float">
            <text:p>-0.000414108613435</text:p>
          </table:table-cell>
          <table:table-cell office:value-type="float" office:value="-0.00131294282846328" calcext:value-type="float">
            <text:p>-0.001312942828463</text:p>
          </table:table-cell>
          <table:table-cell office:value-type="float" office:value="-0.00000928382668724526" calcext:value-type="float">
            <text:p>-9.28382668724526E-06</text:p>
          </table:table-cell>
          <table:table-cell office:value-type="float" office:value="-0.000124153793420123" calcext:value-type="float">
            <text:p>-0.00012415379342</text:p>
          </table:table-cell>
          <table:table-cell office:value-type="float" office:value="-0.0000437284228402279" calcext:value-type="float">
            <text:p>-4.37284228402279E-05</text:p>
          </table:table-cell>
          <table:table-cell office:value-type="float" office:value="0.0000284247458919307" calcext:value-type="float">
            <text:p>2.84247458919307E-05</text:p>
          </table:table-cell>
          <table:table-cell office:value-type="float" office:value="0.000093590009738298" calcext:value-type="float">
            <text:p>9.3590009738298E-05</text:p>
          </table:table-cell>
          <table:table-cell office:value-type="float" office:value="0.0000827417841796074" calcext:value-type="float">
            <text:p>8.27417841796074E-05</text:p>
          </table:table-cell>
          <table:table-cell office:value-type="float" office:value="0.000151481073419335" calcext:value-type="float">
            <text:p>0.000151481073419</text:p>
          </table:table-cell>
          <table:table-cell office:value-type="float" office:value="0.0000495476135881634" calcext:value-type="float">
            <text:p>4.95476135881634E-05</text:p>
          </table:table-cell>
          <table:table-cell office:value-type="float" office:value="0.000174755269666982" calcext:value-type="float">
            <text:p>0.000174755269667</text:p>
          </table:table-cell>
          <table:table-cell office:value-type="float" office:value="-0.0000486797495625191" calcext:value-type="float">
            <text:p>-4.86797495625191E-05</text:p>
          </table:table-cell>
          <table:table-cell office:value-type="float" office:value="-0.0000538251060268613" calcext:value-type="float">
            <text:p>-5.38251060268613E-05</text:p>
          </table:table-cell>
          <table:table-cell office:value-type="float" office:value="0.0000184469544181054" calcext:value-type="float">
            <text:p>1.84469544181054E-05</text:p>
          </table:table-cell>
          <table:table-cell office:value-type="float" office:value="-0.0000290224681991913" calcext:value-type="float">
            <text:p>-2.90224681991913E-05</text:p>
          </table:table-cell>
          <table:table-cell office:value-type="float" office:value="-0.000010686065028076" calcext:value-type="float">
            <text:p>-1.0686065028076E-05</text:p>
          </table:table-cell>
          <table:table-cell office:value-type="float" office:value="0.0000328558041419735" calcext:value-type="float">
            <text:p>3.28558041419735E-05</text:p>
          </table:table-cell>
          <table:table-cell office:value-type="float" office:value="-0.00000298931692288562" calcext:value-type="float">
            <text:p>-2.98931692288562E-06</text:p>
          </table:table-cell>
          <table:table-cell office:value-type="float" office:value="0.0000227606981073603" calcext:value-type="float">
            <text:p>2.27606981073603E-05</text:p>
          </table:table-cell>
          <table:table-cell office:value-type="float" office:value="-0.0000249722902715965" calcext:value-type="float">
            <text:p>-2.49722902715965E-05</text:p>
          </table:table-cell>
          <table:table-cell office:value-type="float" office:value="-0.0000141292743913168" calcext:value-type="float">
            <text:p>-1.41292743913168E-05</text:p>
          </table:table-cell>
          <table:table-cell office:value-type="float" office:value="0.00000495715061288315" calcext:value-type="float">
            <text:p>4.95715061288315E-06</text:p>
          </table:table-cell>
          <table:table-cell office:value-type="float" office:value="0.0000422882950860126" calcext:value-type="float">
            <text:p>4.22882950860126E-05</text:p>
          </table:table-cell>
          <table:table-cell office:value-type="float" office:value="-0.0000295775195825465" calcext:value-type="float">
            <text:p>-2.95775195825465E-05</text:p>
          </table:table-cell>
          <table:table-cell office:value-type="float" office:value="0.00000240053086481007" calcext:value-type="float">
            <text:p>2.40053086481007E-06</text:p>
          </table:table-cell>
          <table:table-cell office:value-type="float" office:value="-0.0000285457120834942" calcext:value-type="float">
            <text:p>-2.85457120834942E-05</text:p>
          </table:table-cell>
          <table:table-cell office:value-type="float" office:value="0.0000237434253458346" calcext:value-type="float">
            <text:p>2.37434253458346E-05</text:p>
          </table:table-cell>
          <table:table-cell office:value-type="float" office:value="0.00000606641196854163" calcext:value-type="float">
            <text:p>6.06641196854163E-06</text:p>
          </table:table-cell>
          <table:table-cell office:value-type="float" office:value="0.00000925252990091607" calcext:value-type="float">
            <text:p>9.25252990091607E-06</text:p>
          </table:table-cell>
          <table:table-cell office:value-type="float" office:value="0.0000389489937296927" calcext:value-type="float">
            <text:p>3.89489937296927E-05</text:p>
          </table:table-cell>
          <table:table-cell office:value-type="float" office:value="-0.0000337704699963637" calcext:value-type="float">
            <text:p>-3.37704699963637E-05</text:p>
          </table:table-cell>
          <table:table-cell office:value-type="float" office:value="0.00000647098952666347" calcext:value-type="float">
            <text:p>6.47098952666347E-06</text:p>
          </table:table-cell>
          <table:table-cell office:value-type="float" office:value="-0.0000250517641468551" calcext:value-type="float">
            <text:p>-2.50517641468551E-05</text:p>
          </table:table-cell>
          <table:table-cell office:value-type="float" office:value="0.0000304254680658089" calcext:value-type="float">
            <text:p>3.04254680658089E-05</text:p>
          </table:table-cell>
          <table:table-cell office:value-type="float" office:value="-0.00000899288059291736" calcext:value-type="float">
            <text:p>-8.99288059291736E-06</text:p>
          </table:table-cell>
          <table:table-cell office:value-type="float" office:value="0.0000107282017606236" calcext:value-type="float">
            <text:p>1.07282017606236E-05</text:p>
          </table:table-cell>
          <table:table-cell office:value-type="float" office:value="0.0000204157876974032" calcext:value-type="float">
            <text:p>2.04157876974032E-05</text:p>
          </table:table-cell>
          <table:table-cell office:value-type="float" office:value="-0.0000124846440633375" calcext:value-type="float">
            <text:p>-1.24846440633375E-05</text:p>
          </table:table-cell>
          <table:table-cell office:value-type="float" office:value="0.0000256975153214989" calcext:value-type="float">
            <text:p>2.56975153214989E-05</text:p>
          </table:table-cell>
          <table:table-cell office:value-type="float" office:value="0.0000124755216923123" calcext:value-type="float">
            <text:p>1.24755216923123E-05</text:p>
          </table:table-cell>
          <table:table-cell office:value-type="float" office:value="0.00000985479870935224" calcext:value-type="float">
            <text:p>9.85479870935224E-06</text:p>
          </table:table-cell>
          <table:table-cell office:value-type="float" office:value="-0.00000533520329282222" calcext:value-type="float">
            <text:p>-5.33520329282222E-06</text:p>
          </table:table-cell>
          <table:table-cell office:value-type="float" office:value="0.0000582759140592137" calcext:value-type="float">
            <text:p>5.82759140592137E-05</text:p>
          </table:table-cell>
          <table:table-cell office:value-type="float" office:value="-0.0000371745697882453" calcext:value-type="float">
            <text:p>-3.71745697882453E-05</text:p>
          </table:table-cell>
          <table:table-cell office:value-type="float" office:value="0.00000993375398594676" calcext:value-type="float">
            <text:p>9.93375398594676E-06</text:p>
          </table:table-cell>
          <table:table-cell office:value-type="float" office:value="0.0000125660093739377" calcext:value-type="float">
            <text:p>1.25660093739377E-05</text:p>
          </table:table-cell>
          <table:table-cell office:value-type="float" office:value="-0.0000353773464807361" calcext:value-type="float">
            <text:p>-3.53773464807361E-05</text:p>
          </table:table-cell>
          <table:table-cell office:value-type="float" office:value="-0.0000385501747746098" calcext:value-type="float">
            <text:p>-3.85501747746098E-05</text:p>
          </table:table-cell>
          <table:table-cell office:value-type="float" office:value="0.00000269774452199556" calcext:value-type="float">
            <text:p>2.69774452199556E-06</text:p>
          </table:table-cell>
          <table:table-cell office:value-type="float" office:value="0.000051977912478629" calcext:value-type="float">
            <text:p>5.1977912478629E-05</text:p>
          </table:table-cell>
          <table:table-cell office:value-type="float" office:value="-0.000036253186478985" calcext:value-type="float">
            <text:p>-3.6253186478985E-05</text:p>
          </table:table-cell>
          <table:table-cell office:value-type="float" office:value="0.0000120224683919368" calcext:value-type="float">
            <text:p>1.20224683919368E-05</text:p>
          </table:table-cell>
          <table:table-cell office:value-type="float" office:value="0.0000199474713622472" calcext:value-type="float">
            <text:p>1.99474713622472E-05</text:p>
          </table:table-cell>
          <table:table-cell office:value-type="float" office:value="-0.0000254479402715946" calcext:value-type="float">
            <text:p>-2.54479402715946E-05</text:p>
          </table:table-cell>
          <table:table-cell office:value-type="float" office:value="0.0000359489573758531" calcext:value-type="float">
            <text:p>3.59489573758531E-05</text:p>
          </table:table-cell>
          <table:table-cell office:value-type="float" office:value="0.0000140284618888042" calcext:value-type="float">
            <text:p>1.40284618888042E-05</text:p>
          </table:table-cell>
          <table:table-cell office:value-type="float" office:value="-0.00000212109847375075" calcext:value-type="float">
            <text:p>-2.12109847375075E-06</text:p>
          </table:table-cell>
          <table:table-cell office:value-type="float" office:value="-0.0000226978954240287" calcext:value-type="float">
            <text:p>-2.26978954240287E-05</text:p>
          </table:table-cell>
          <table:table-cell office:value-type="float" office:value="0.0000455657945183652" calcext:value-type="float">
            <text:p>4.55657945183652E-05</text:p>
          </table:table-cell>
          <table:table-cell office:value-type="float" office:value="-0.0000025442750285487" calcext:value-type="float">
            <text:p>-2.5442750285487E-06</text:p>
          </table:table-cell>
          <table:table-cell office:value-type="float" office:value="-0.0000130431843565759" calcext:value-type="float">
            <text:p>-1.30431843565759E-05</text:p>
          </table:table-cell>
          <table:table-cell office:value-type="float" office:value="0.0000344915328898132" calcext:value-type="float">
            <text:p>3.44915328898132E-05</text:p>
          </table:table-cell>
          <table:table-cell office:value-type="float" office:value="-0.0000376846831477429" calcext:value-type="float">
            <text:p>-3.76846831477429E-05</text:p>
          </table:table-cell>
          <table:table-cell office:value-type="float" office:value="0.0000504950686253669" calcext:value-type="float">
            <text:p>5.04950686253669E-05</text:p>
          </table:table-cell>
          <table:table-cell office:value-type="float" office:value="-0.0000529951369244164" calcext:value-type="float">
            <text:p>-5.29951369244164E-05</text:p>
          </table:table-cell>
          <table:table-cell office:value-type="float" office:value="0.00000398352790198508" calcext:value-type="float">
            <text:p>3.98352790198508E-06</text:p>
          </table:table-cell>
          <table:table-cell office:value-type="float" office:value="-0.0000131280827325719" calcext:value-type="float">
            <text:p>-1.31280827325719E-05</text:p>
          </table:table-cell>
          <table:table-cell office:value-type="float" office:value="0.0000374759626607934" calcext:value-type="float">
            <text:p>3.74759626607934E-05</text:p>
          </table:table-cell>
          <table:table-cell office:value-type="float" office:value="-0.0000173959567489335" calcext:value-type="float">
            <text:p>-1.73959567489335E-05</text:p>
          </table:table-cell>
          <table:table-cell office:value-type="float" office:value="0.000017620428775289" calcext:value-type="float">
            <text:p>1.7620428775289E-05</text:p>
          </table:table-cell>
          <table:table-cell office:value-type="float" office:value="-0.0000139000672134681" calcext:value-type="float">
            <text:p>-1.39000672134681E-05</text:p>
          </table:table-cell>
          <table:table-cell office:value-type="float" office:value="0.0000125418057887461" calcext:value-type="float">
            <text:p>1.25418057887461E-05</text:p>
          </table:table-cell>
          <table:table-cell office:value-type="float" office:value="0.0000134067038374264" calcext:value-type="float">
            <text:p>1.34067038374264E-05</text:p>
          </table:table-cell>
          <table:table-cell office:value-type="float" office:value="0.0000213891762340657" calcext:value-type="float">
            <text:p>2.13891762340657E-05</text:p>
          </table:table-cell>
          <table:table-cell office:value-type="float" office:value="-0.0000421985391277357" calcext:value-type="float">
            <text:p>-4.21985391277357E-05</text:p>
          </table:table-cell>
          <table:table-cell office:value-type="float" office:value="0.0000207783960324281" calcext:value-type="float">
            <text:p>2.07783960324281E-05</text:p>
          </table:table-cell>
          <table:table-cell office:value-type="float" office:value="-0.00000757054022576531" calcext:value-type="float">
            <text:p>-7.57054022576531E-06</text:p>
          </table:table-cell>
          <table:table-cell office:value-type="float" office:value="-0.00000705826454772129" calcext:value-type="float">
            <text:p>-7.05826454772129E-06</text:p>
          </table:table-cell>
          <table:table-cell office:value-type="float" office:value="0.0000130675867002217" calcext:value-type="float">
            <text:p>1.30675867002217E-05</text:p>
          </table:table-cell>
          <table:table-cell office:value-type="float" office:value="-0.0000118866920739147" calcext:value-type="float">
            <text:p>-1.18866920739147E-05</text:p>
          </table:table-cell>
          <table:table-cell office:value-type="float" office:value="-0.00000211100537578224" calcext:value-type="float">
            <text:p>-2.11100537578224E-06</text:p>
          </table:table-cell>
          <table:table-cell office:value-type="float" office:value="-0.00000493359285302919" calcext:value-type="float">
            <text:p>-4.93359285302919E-06</text:p>
          </table:table-cell>
          <table:table-cell office:value-type="float" office:value="0.0000251488424025115" calcext:value-type="float">
            <text:p>2.51488424025115E-05</text:p>
          </table:table-cell>
          <table:table-cell office:value-type="float" office:value="-0.000022663087123842" calcext:value-type="float">
            <text:p>-2.2663087123842E-05</text:p>
          </table:table-cell>
          <table:table-cell office:value-type="float" office:value="0.00000947206086587826" calcext:value-type="float">
            <text:p>9.47206086587826E-06</text:p>
          </table:table-cell>
          <table:table-cell office:value-type="float" office:value="0.0000279093410106568" calcext:value-type="float">
            <text:p>2.79093410106568E-05</text:p>
          </table:table-cell>
          <table:table-cell office:value-type="float" office:value="-0.0000386849241933995" calcext:value-type="float">
            <text:p>-3.86849241933995E-05</text:p>
          </table:table-cell>
          <table:table-cell office:value-type="float" office:value="-0.00000439279374736534" calcext:value-type="float">
            <text:p>-4.39279374736534E-06</text:p>
          </table:table-cell>
          <table:table-cell office:value-type="float" office:value="0.0000223264010210666" calcext:value-type="float">
            <text:p>2.23264010210666E-05</text:p>
          </table:table-cell>
          <table:table-cell office:value-type="float" office:value="-0.0000131497219349463" calcext:value-type="float">
            <text:p>-1.31497219349463E-05</text:p>
          </table:table-cell>
          <table:table-cell office:value-type="float" office:value="-0.00000882498742715843" calcext:value-type="float">
            <text:p>-8.82498742715843E-06</text:p>
          </table:table-cell>
          <table:table-cell office:value-type="float" office:value="0.00000745760388520811" calcext:value-type="float">
            <text:p>7.45760388520811E-06</text:p>
          </table:table-cell>
          <table:table-cell office:value-type="float" office:value="0.00000323843958027759" calcext:value-type="float">
            <text:p>3.23843958027759E-06</text:p>
          </table:table-cell>
          <table:table-cell office:value-type="float" office:value="0.0000149995265359415" calcext:value-type="float">
            <text:p>1.49995265359415E-05</text:p>
          </table:table-cell>
          <table:table-cell office:value-type="float" office:value="-0.00000933645661449489" calcext:value-type="float">
            <text:p>-9.33645661449489E-06</text:p>
          </table:table-cell>
          <table:table-cell office:value-type="float" office:value="-0.00000193570213768979" calcext:value-type="float">
            <text:p>-1.93570213768979E-06</text:p>
          </table:table-cell>
          <table:table-cell office:value-type="float" office:value="0.0000117987675150033" calcext:value-type="float">
            <text:p>1.17987675150033E-05</text:p>
          </table:table-cell>
          <table:table-cell office:value-type="float" office:value="-0.00003601029769984" calcext:value-type="float">
            <text:p>-3.601029769984E-05</text:p>
          </table:table-cell>
          <table:table-cell office:value-type="float" office:value="0.000010656128546338" calcext:value-type="float">
            <text:p>1.0656128546338E-05</text:p>
          </table:table-cell>
          <table:table-cell office:value-type="float" office:value="-0.00000741661019287854" calcext:value-type="float">
            <text:p>-7.41661019287854E-06</text:p>
          </table:table-cell>
          <table:table-cell office:value-type="float" office:value="0.0000545098442957803" calcext:value-type="float">
            <text:p>5.45098442957803E-05</text:p>
          </table:table-cell>
          <table:table-cell office:value-type="float" office:value="-0.0000176193084772125" calcext:value-type="float">
            <text:p>-1.76193084772125E-05</text:p>
          </table:table-cell>
          <table:table-cell office:value-type="float" office:value="-0.0000336701347999346" calcext:value-type="float">
            <text:p>-3.36701347999346E-05</text:p>
          </table:table-cell>
          <table:table-cell office:value-type="float" office:value="0.0000224102858554231" calcext:value-type="float">
            <text:p>2.24102858554231E-05</text:p>
          </table:table-cell>
          <table:table-cell office:value-type="float" office:value="0.0000011577844498678" calcext:value-type="float">
            <text:p>1.1577844498678E-06</text:p>
          </table:table-cell>
          <table:table-cell office:value-type="float" office:value="-0.00000769573788855782" calcext:value-type="float">
            <text:p>-7.69573788855782E-06</text:p>
          </table:table-cell>
          <table:table-cell office:value-type="float" office:value="-0.00000115100820563541" calcext:value-type="float">
            <text:p>-1.15100820563541E-06</text:p>
          </table:table-cell>
          <table:table-cell office:value-type="float" office:value="0.00000469941666741969" calcext:value-type="float">
            <text:p>4.69941666741969E-06</text:p>
          </table:table-cell>
          <table:table-cell office:value-type="float" office:value="-0.0000162473384806572" calcext:value-type="float">
            <text:p>-1.62473384806572E-05</text:p>
          </table:table-cell>
          <table:table-cell office:value-type="float" office:value="-0.00000256935614395548" calcext:value-type="float">
            <text:p>-2.56935614395548E-06</text:p>
          </table:table-cell>
          <table:table-cell office:value-type="float" office:value="0.0000155691572642502" calcext:value-type="float">
            <text:p>1.55691572642502E-05</text:p>
          </table:table-cell>
          <table:table-cell office:value-type="float" office:value="-0.00000971282832662457" calcext:value-type="float">
            <text:p>-9.71282832662457E-06</text:p>
          </table:table-cell>
          <table:table-cell office:value-type="float" office:value="0.0000314797497592001" calcext:value-type="float">
            <text:p>3.14797497592001E-05</text:p>
          </table:table-cell>
          <table:table-cell office:value-type="float" office:value="0.000000113676847712796" calcext:value-type="float">
            <text:p>1.13676847712796E-07</text:p>
          </table:table-cell>
          <table:table-cell office:value-type="float" office:value="-0.00000744106569333658" calcext:value-type="float">
            <text:p>-7.44106569333658E-06</text:p>
          </table:table-cell>
          <table:table-cell office:value-type="float" office:value="-0.0000073846017890622" calcext:value-type="float">
            <text:p>-7.3846017890622E-06</text:p>
          </table:table-cell>
          <table:table-cell office:value-type="float" office:value="0.0000245408427927418" calcext:value-type="float">
            <text:p>2.45408427927418E-05</text:p>
          </table:table-cell>
          <table:table-cell office:value-type="float" office:value="-0.0000458122326567612" calcext:value-type="float">
            <text:p>-4.58122326567612E-05</text:p>
          </table:table-cell>
          <table:table-cell office:value-type="float" office:value="0.00000882079533093272" calcext:value-type="float">
            <text:p>8.82079533093272E-06</text:p>
          </table:table-cell>
          <table:table-cell office:value-type="float" office:value="0.0000207258111573072" calcext:value-type="float">
            <text:p>2.07258111573072E-05</text:p>
          </table:table-cell>
          <table:table-cell office:value-type="float" office:value="0.00000213117708369737" calcext:value-type="float">
            <text:p>2.13117708369737E-06</text:p>
          </table:table-cell>
          <table:table-cell office:value-type="float" office:value="-0.00000379364184155406" calcext:value-type="float">
            <text:p>-3.79364184155406E-06</text:p>
          </table:table-cell>
          <table:table-cell office:value-type="float" office:value="-0.000000235715660545921" calcext:value-type="float">
            <text:p>-2.35715660545921E-07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99513716009487" calcext:value-type="float">
            <text:p>0.999513716009487</text:p>
          </table:table-cell>
          <table:table-cell table:number-columns-repeated="321"/>
        </table:table-row>
        <table:table-row table:style-name="ro1">
          <table:table-cell/>
          <table:table-cell office:value-type="float" office:value="1.80130314826965" calcext:value-type="float">
            <text:p>1.80130314826965</text:p>
          </table:table-cell>
          <table:table-cell office:value-type="float" office:value="17.9464709758759" calcext:value-type="float">
            <text:p>17.9464709758759</text:p>
          </table:table-cell>
          <table:table-cell table:formula="of:=[.C10]-[.B10]" office:value-type="float" office:value="16.1451678276063" calcext:value-type="float">
            <text:p>16.1451678276063</text:p>
          </table:table-cell>
          <table:table-cell office:value-type="float" office:value="11" calcext:value-type="float">
            <text:p>11</text:p>
          </table:table-cell>
          <table:table-cell table:formula="of:=[.D10]/[.E10]" office:value-type="float" office:value="1.46774252978239" calcext:value-type="float">
            <text:p>1.46774252978239</text:p>
          </table:table-cell>
          <table:table-cell table:number-columns-repeated="3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6:56:14.643886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5T16:56:31.842861049</dc:date>
    <meta:editing-duration>PT4M48S</meta:editing-duration>
    <meta:editing-cycles>3</meta:editing-cycles>
    <meta:generator>LibreOffice/6.4.7.2$Linux_X86_64 LibreOffice_project/40$Build-2</meta:generator>
    <meta:document-statistic meta:table-count="1" meta:cell-count="25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12cm" svg:height="16.673cm" xlink:href=".." xlink:type="simple" chart:class="chart:scatter" chart:row-mapping="0 1" chart:style-name="ch1">
        <chart:legend chart:legend-position="end" svg:x="26.337cm" svg:y="7.788cm" style:legend-expansion="high" chart:style-name="ch2"/>
        <chart:plot-area chart:style-name="ch3" table:cell-range-address="tfoot8.B1:tfoot8.LK1 tfoot8.A6:tfoot8.LK6 tfoot8.A8:tfoot8.LK8" chart:data-source-has-labels="both" svg:x="0.592cm" svg:y="0.333cm" svg:width="25.153cm" svg:height="16.007cm">
          <chartooo:coordinate-region svg:x="1.61cm" svg:y="0.533cm" svg:width="23.948cm" svg:height="15.608cm"/>
          <chart:axis chart:dimension="x" chart:name="primary-x" chart:style-name="ch4" chartooo:axis-type="auto">
            <chart:categories table:cell-range-address="tfoot8.B1:tfoot8.L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8.B6:tfoot8.LK6" chart:label-cell-address="tfoot8.A6:tfoot8.A6" chart:class="chart:scatter">
            <chart:domain table:cell-range-address="tfoot8.B1:tfoot8.LK1"/>
            <chart:data-point chart:repeated="322"/>
          </chart:series>
          <chart:series chart:style-name="ch7" chart:values-cell-range-address="tfoot8.B8:tfoot8.LK8" chart:label-cell-address="tfoot8.A8:tfoot8.A8" chart:class="chart:scatter">
            <chart:data-point chart:repeated="3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8.B1:tfoot8.LK1</svg:desc>
                </draw:g>
              </table:table-cell>
              <table:table-cell office:value-type="float" office:value="0.0667166709899902">
                <text:p>0.0667166709899902</text:p>
              </table:table-cell>
              <table:table-cell office:value-type="float" office:value="0.100074768066406">
                <text:p>0.100074768066406</text:p>
              </table:table-cell>
              <table:table-cell office:value-type="float" office:value="0.133432626724243">
                <text:p>0.133432626724243</text:p>
              </table:table-cell>
              <table:table-cell office:value-type="float" office:value="0.166790246963501">
                <text:p>0.166790246963501</text:p>
              </table:table-cell>
              <table:table-cell office:value-type="float" office:value="0.233505964279175">
                <text:p>0.233505964279175</text:p>
              </table:table-cell>
              <table:table-cell office:value-type="float" office:value="0.266863822937012">
                <text:p>0.266863822937012</text:p>
              </table:table-cell>
              <table:table-cell office:value-type="float" office:value="0.300221681594849">
                <text:p>0.300221681594849</text:p>
              </table:table-cell>
              <table:table-cell office:value-type="float" office:value="0.333579301834106">
                <text:p>0.333579301834106</text:p>
              </table:table-cell>
              <table:table-cell office:value-type="float" office:value="0.366937398910522">
                <text:p>0.366937398910522</text:p>
              </table:table-cell>
              <table:table-cell office:value-type="float" office:value="0.433652877807617">
                <text:p>0.433652877807617</text:p>
              </table:table-cell>
              <table:table-cell office:value-type="float" office:value="0.467010736465454">
                <text:p>0.467010736465454</text:p>
              </table:table-cell>
              <table:table-cell office:value-type="float" office:value="0.500368595123291">
                <text:p>0.500368595123291</text:p>
              </table:table-cell>
              <table:table-cell office:value-type="float" office:value="0.533726692199707">
                <text:p>0.533726692199707</text:p>
              </table:table-cell>
              <table:table-cell office:value-type="float" office:value="0.567084312438965">
                <text:p>0.567084312438965</text:p>
              </table:table-cell>
              <table:table-cell office:value-type="float" office:value="0.600442171096802">
                <text:p>0.600442171096802</text:p>
              </table:table-cell>
              <table:table-cell office:value-type="float" office:value="0.667158126831055">
                <text:p>0.667158126831055</text:p>
              </table:table-cell>
              <table:table-cell office:value-type="float" office:value="0.700515985488892">
                <text:p>0.700515985488892</text:p>
              </table:table-cell>
              <table:table-cell office:value-type="float" office:value="0.733873605728149">
                <text:p>0.733873605728149</text:p>
              </table:table-cell>
              <table:table-cell office:value-type="float" office:value="0.800589323043823">
                <text:p>0.800589323043823</text:p>
              </table:table-cell>
              <table:table-cell office:value-type="float" office:value="0.833947420120239">
                <text:p>0.833947420120239</text:p>
              </table:table-cell>
              <table:table-cell office:value-type="float" office:value="0.93402099609375">
                <text:p>0.93402099609375</text:p>
              </table:table-cell>
              <table:table-cell office:value-type="float" office:value="1.000736951828">
                <text:p>1.000736951828</text:p>
              </table:table-cell>
              <table:table-cell office:value-type="float" office:value="1.0674524307251">
                <text:p>1.0674524307251</text:p>
              </table:table-cell>
              <table:table-cell office:value-type="float" office:value="1.10081028938293">
                <text:p>1.10081028938293</text:p>
              </table:table-cell>
              <table:table-cell office:value-type="float" office:value="1.13416719436646">
                <text:p>1.13416719436646</text:p>
              </table:table-cell>
              <table:table-cell office:value-type="float" office:value="1.16752409934998">
                <text:p>1.16752409934998</text:p>
              </table:table-cell>
              <table:table-cell office:value-type="float" office:value="1.23423767089844">
                <text:p>1.23423767089844</text:p>
              </table:table-cell>
              <table:table-cell office:value-type="float" office:value="1.30095148086548">
                <text:p>1.30095148086548</text:p>
              </table:table-cell>
              <table:table-cell office:value-type="float" office:value="1.33430814743042">
                <text:p>1.33430814743042</text:p>
              </table:table-cell>
              <table:table-cell office:value-type="float" office:value="1.36766481399536">
                <text:p>1.36766481399536</text:p>
              </table:table-cell>
              <table:table-cell office:value-type="float" office:value="1.43437838554382">
                <text:p>1.43437838554382</text:p>
              </table:table-cell>
              <table:table-cell office:value-type="float" office:value="1.46773552894592">
                <text:p>1.46773552894592</text:p>
              </table:table-cell>
              <table:table-cell office:value-type="float" office:value="1.50109219551086">
                <text:p>1.50109219551086</text:p>
              </table:table-cell>
              <table:table-cell office:value-type="float" office:value="1.53444910049438">
                <text:p>1.53444910049438</text:p>
              </table:table-cell>
              <table:table-cell office:value-type="float" office:value="1.56780576705933">
                <text:p>1.56780576705933</text:p>
              </table:table-cell>
              <table:table-cell office:value-type="float" office:value="1.60116243362427">
                <text:p>1.60116243362427</text:p>
              </table:table-cell>
              <table:table-cell office:value-type="float" office:value="1.66787600517273">
                <text:p>1.66787600517273</text:p>
              </table:table-cell>
              <table:table-cell office:value-type="float" office:value="1.73458957672119">
                <text:p>1.73458957672119</text:p>
              </table:table-cell>
              <table:table-cell office:value-type="float" office:value="1.80130314826965">
                <text:p>1.80130314826965</text:p>
              </table:table-cell>
              <table:table-cell office:value-type="float" office:value="1.86801671981812">
                <text:p>1.86801671981812</text:p>
              </table:table-cell>
              <table:table-cell office:value-type="float" office:value="1.96808695793152">
                <text:p>1.96808695793152</text:p>
              </table:table-cell>
              <table:table-cell office:value-type="float" office:value="2.0348002910614">
                <text:p>2.0348002910614</text:p>
              </table:table-cell>
              <table:table-cell office:value-type="float" office:value="2.10151386260986">
                <text:p>2.10151386260986</text:p>
              </table:table-cell>
              <table:table-cell office:value-type="float" office:value="2.16822791099548">
                <text:p>2.16822791099548</text:p>
              </table:table-cell>
              <table:table-cell office:value-type="float" office:value="2.40172719955444">
                <text:p>2.40172719955444</text:p>
              </table:table-cell>
              <table:table-cell office:value-type="float" office:value="2.5351550579071">
                <text:p>2.5351550579071</text:p>
              </table:table-cell>
              <table:table-cell office:value-type="float" office:value="2.56851196289062">
                <text:p>2.56851196289062</text:p>
              </table:table-cell>
              <table:table-cell office:value-type="float" office:value="2.63522624969482">
                <text:p>2.63522624969482</text:p>
              </table:table-cell>
              <table:table-cell office:value-type="float" office:value="2.73529696464539">
                <text:p>2.73529696464539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3.30236792564392">
                <text:p>3.30236792564392</text:p>
              </table:table-cell>
              <table:table-cell office:value-type="float" office:value="3.33572506904602">
                <text:p>3.33572506904602</text:p>
              </table:table-cell>
              <table:table-cell office:value-type="float" office:value="3.43579745292664">
                <text:p>3.43579745292664</text:p>
              </table:table-cell>
              <table:table-cell office:value-type="float" office:value="3.50251221656799">
                <text:p>3.50251221656799</text:p>
              </table:table-cell>
              <table:table-cell office:value-type="float" office:value="3.56922721862793">
                <text:p>3.56922721862793</text:p>
              </table:table-cell>
              <table:table-cell office:value-type="float" office:value="3.76937127113342">
                <text:p>3.76937127113342</text:p>
              </table:table-cell>
              <table:table-cell office:value-type="float" office:value="3.83608603477478">
                <text:p>3.83608603477478</text:p>
              </table:table-cell>
              <table:table-cell office:value-type="float" office:value="3.90280079841614">
                <text:p>3.90280079841614</text:p>
              </table:table-cell>
              <table:table-cell office:value-type="float" office:value="3.93615794181824">
                <text:p>3.93615794181824</text:p>
              </table:table-cell>
              <table:table-cell office:value-type="float" office:value="4.10294485092163">
                <text:p>4.10294485092163</text:p>
              </table:table-cell>
              <table:table-cell office:value-type="float" office:value="4.13630223274231">
                <text:p>4.13630223274231</text:p>
              </table:table-cell>
              <table:table-cell office:value-type="float" office:value="4.33644580841064">
                <text:p>4.33644580841064</text:p>
              </table:table-cell>
              <table:table-cell office:value-type="float" office:value="4.36980319023132">
                <text:p>4.36980319023132</text:p>
              </table:table-cell>
              <table:table-cell office:value-type="float" office:value="4.43651795387268">
                <text:p>4.43651795387268</text:p>
              </table:table-cell>
              <table:table-cell office:value-type="float" office:value="4.50323247909546">
                <text:p>4.50323247909546</text:p>
              </table:table-cell>
              <table:table-cell office:value-type="float" office:value="4.56994700431824">
                <text:p>4.56994700431824</text:p>
              </table:table-cell>
              <table:table-cell office:value-type="float" office:value="4.6366617679596">
                <text:p>4.6366617679596</text:p>
              </table:table-cell>
              <table:table-cell office:value-type="float" office:value="4.70337629318237">
                <text:p>4.70337629318237</text:p>
              </table:table-cell>
              <table:table-cell office:value-type="float" office:value="4.83680558204651">
                <text:p>4.83680558204651</text:p>
              </table:table-cell>
              <table:table-cell office:value-type="float" office:value="5.0703067779541">
                <text:p>5.0703067779541</text:p>
              </table:table-cell>
              <table:table-cell office:value-type="float" office:value="5.13702249526978">
                <text:p>5.13702249526978</text:p>
              </table:table-cell>
              <table:table-cell office:value-type="float" office:value="5.17038106918335">
                <text:p>5.17038106918335</text:p>
              </table:table-cell>
              <table:table-cell office:value-type="float" office:value="5.23709845542908">
                <text:p>5.23709845542908</text:p>
              </table:table-cell>
              <table:table-cell office:value-type="float" office:value="5.30381608009338">
                <text:p>5.30381608009338</text:p>
              </table:table-cell>
              <table:table-cell office:value-type="float" office:value="5.37053322792053">
                <text:p>5.37053322792053</text:p>
              </table:table-cell>
              <table:table-cell office:value-type="float" office:value="5.43725061416626">
                <text:p>5.43725061416626</text:p>
              </table:table-cell>
              <table:table-cell office:value-type="float" office:value="5.50396800041199">
                <text:p>5.50396800041199</text:p>
              </table:table-cell>
              <table:table-cell office:value-type="float" office:value="5.57068562507629">
                <text:p>5.57068562507629</text:p>
              </table:table-cell>
              <table:table-cell office:value-type="float" office:value="5.60404419898987">
                <text:p>5.60404419898987</text:p>
              </table:table-cell>
              <table:table-cell office:value-type="float" office:value="5.77083826065064">
                <text:p>5.77083826065064</text:p>
              </table:table-cell>
              <table:table-cell office:value-type="float" office:value="5.80419683456421">
                <text:p>5.80419683456421</text:p>
              </table:table-cell>
              <table:table-cell office:value-type="float" office:value="5.83755564689636">
                <text:p>5.83755564689636</text:p>
              </table:table-cell>
              <table:table-cell office:value-type="float" office:value="5.90427327156067">
                <text:p>5.90427327156067</text:p>
              </table:table-cell>
              <table:table-cell office:value-type="float" office:value="6.00434994697571">
                <text:p>6.00434994697571</text:p>
              </table:table-cell>
              <table:table-cell office:value-type="float" office:value="6.07106733322144">
                <text:p>6.07106733322144</text:p>
              </table:table-cell>
              <table:table-cell office:value-type="float" office:value="6.13778471946716">
                <text:p>6.13778471946716</text:p>
              </table:table-cell>
              <table:table-cell office:value-type="float" office:value="6.4046528339386">
                <text:p>6.4046528339386</text:p>
              </table:table-cell>
              <table:table-cell office:value-type="float" office:value="6.43801140785217">
                <text:p>6.43801140785217</text:p>
              </table:table-cell>
              <table:table-cell office:value-type="float" office:value="6.50472855567932">
                <text:p>6.50472855567932</text:p>
              </table:table-cell>
              <table:table-cell office:value-type="float" office:value="6.70488023757935">
                <text:p>6.70488023757935</text:p>
              </table:table-cell>
              <table:table-cell office:value-type="float" office:value="6.77159714698792">
                <text:p>6.77159714698792</text:p>
              </table:table-cell>
              <table:table-cell office:value-type="float" office:value="6.90503215789795">
                <text:p>6.90503215789795</text:p>
              </table:table-cell>
              <table:table-cell office:value-type="float" office:value="6.9717493057251">
                <text:p>6.9717493057251</text:p>
              </table:table-cell>
              <table:table-cell office:value-type="float" office:value="7.00510787963867">
                <text:p>7.00510787963867</text:p>
              </table:table-cell>
              <table:table-cell office:value-type="float" office:value="7.0384669303894">
                <text:p>7.0384669303894</text:p>
              </table:table-cell>
              <table:table-cell office:value-type="float" office:value="7.07182550430298">
                <text:p>7.07182550430298</text:p>
              </table:table-cell>
              <table:table-cell office:value-type="float" office:value="7.13854289054871">
                <text:p>7.13854289054871</text:p>
              </table:table-cell>
              <table:table-cell office:value-type="float" office:value="7.20526027679443">
                <text:p>7.20526027679443</text:p>
              </table:table-cell>
              <table:table-cell office:value-type="float" office:value="7.27197790145874">
                <text:p>7.27197790145874</text:p>
              </table:table-cell>
              <table:table-cell office:value-type="float" office:value="7.63892436027527">
                <text:p>7.63892436027527</text:p>
              </table:table-cell>
              <table:table-cell office:value-type="float" office:value="7.67228317260742">
                <text:p>7.67228317260742</text:p>
              </table:table-cell>
              <table:table-cell office:value-type="float" office:value="7.70564222335815">
                <text:p>7.70564222335815</text:p>
              </table:table-cell>
              <table:table-cell office:value-type="float" office:value="7.73900103569031">
                <text:p>7.73900103569031</text:p>
              </table:table-cell>
              <table:table-cell office:value-type="float" office:value="7.77235984802246">
                <text:p>7.77235984802246</text:p>
              </table:table-cell>
              <table:table-cell office:value-type="float" office:value="7.80571889877319">
                <text:p>7.80571889877319</text:p>
              </table:table-cell>
              <table:table-cell office:value-type="float" office:value="7.83907771110535">
                <text:p>7.83907771110535</text:p>
              </table:table-cell>
              <table:table-cell office:value-type="float" office:value="7.8724365234375">
                <text:p>7.8724365234375</text:p>
              </table:table-cell>
              <table:table-cell office:value-type="float" office:value="7.90579557418823">
                <text:p>7.90579557418823</text:p>
              </table:table-cell>
              <table:table-cell office:value-type="float" office:value="7.93915438652039">
                <text:p>7.93915438652039</text:p>
              </table:table-cell>
              <table:table-cell office:value-type="float" office:value="8.00587201118469">
                <text:p>8.00587201118469</text:p>
              </table:table-cell>
              <table:table-cell office:value-type="float" office:value="8.37280559539795">
                <text:p>8.37280559539795</text:p>
              </table:table-cell>
              <table:table-cell office:value-type="float" office:value="8.43951964378357">
                <text:p>8.43951964378357</text:p>
              </table:table-cell>
              <table:table-cell office:value-type="float" office:value="8.57294774055481">
                <text:p>8.57294774055481</text:p>
              </table:table-cell>
              <table:table-cell office:value-type="float" office:value="8.97323226928711">
                <text:p>8.97323226928711</text:p>
              </table:table-cell>
              <table:table-cell office:value-type="float" office:value="9.03994607925415">
                <text:p>9.03994607925415</text:p>
              </table:table-cell>
              <table:table-cell office:value-type="float" office:value="9.07330322265625">
                <text:p>9.07330322265625</text:p>
              </table:table-cell>
              <table:table-cell office:value-type="float" office:value="9.14001870155335">
                <text:p>9.14001870155335</text:p>
              </table:table-cell>
              <table:table-cell office:value-type="float" office:value="9.20673537254334">
                <text:p>9.20673537254334</text:p>
              </table:table-cell>
              <table:table-cell office:value-type="float" office:value="9.2734522819519">
                <text:p>9.2734522819519</text:p>
              </table:table-cell>
              <table:table-cell office:value-type="float" office:value="9.34016895294189">
                <text:p>9.34016895294189</text:p>
              </table:table-cell>
              <table:table-cell office:value-type="float" office:value="9.40688586235046">
                <text:p>9.40688586235046</text:p>
              </table:table-cell>
              <table:table-cell office:value-type="float" office:value="9.44024419784546">
                <text:p>9.44024419784546</text:p>
              </table:table-cell>
              <table:table-cell office:value-type="float" office:value="9.47360253334045">
                <text:p>9.47360253334045</text:p>
              </table:table-cell>
              <table:table-cell office:value-type="float" office:value="9.50696110725403">
                <text:p>9.50696110725403</text:p>
              </table:table-cell>
              <table:table-cell office:value-type="float" office:value="9.57367777824402">
                <text:p>9.57367777824402</text:p>
              </table:table-cell>
              <table:table-cell office:value-type="float" office:value="9.60703611373901">
                <text:p>9.60703611373901</text:p>
              </table:table-cell>
              <table:table-cell office:value-type="float" office:value="9.64039492607117">
                <text:p>9.64039492607117</text:p>
              </table:table-cell>
              <table:table-cell office:value-type="float" office:value="9.67375326156616">
                <text:p>9.67375326156616</text:p>
              </table:table-cell>
              <table:table-cell office:value-type="float" office:value="9.74046993255615">
                <text:p>9.74046993255615</text:p>
              </table:table-cell>
              <table:table-cell office:value-type="float" office:value="9.77382874488831">
                <text:p>9.77382874488831</text:p>
              </table:table-cell>
              <table:table-cell office:value-type="float" office:value="9.8405454158783">
                <text:p>9.8405454158783</text:p>
              </table:table-cell>
              <table:table-cell office:value-type="float" office:value="9.87390422821045">
                <text:p>9.87390422821045</text:p>
              </table:table-cell>
              <table:table-cell office:value-type="float" office:value="10.0073380470276">
                <text:p>10.0073380470276</text:p>
              </table:table-cell>
              <table:table-cell office:value-type="float" office:value="10.1741297245026">
                <text:p>10.1741297245026</text:p>
              </table:table-cell>
              <table:table-cell office:value-type="float" office:value="10.2408459186554">
                <text:p>10.2408459186554</text:p>
              </table:table-cell>
              <table:table-cell office:value-type="float" office:value="10.2742040157318">
                <text:p>10.2742040157318</text:p>
              </table:table-cell>
              <table:table-cell office:value-type="float" office:value="10.3075621128082">
                <text:p>10.3075621128082</text:p>
              </table:table-cell>
              <table:table-cell office:value-type="float" office:value="10.3742783069611">
                <text:p>10.3742783069611</text:p>
              </table:table-cell>
              <table:table-cell office:value-type="float" office:value="10.4409947395325">
                <text:p>10.4409947395325</text:p>
              </table:table-cell>
              <table:table-cell office:value-type="float" office:value="10.5410692691803">
                <text:p>10.5410692691803</text:p>
              </table:table-cell>
              <table:table-cell office:value-type="float" office:value="10.5744273662567">
                <text:p>10.5744273662567</text:p>
              </table:table-cell>
              <table:table-cell office:value-type="float" office:value="10.6077854633331">
                <text:p>10.6077854633331</text:p>
              </table:table-cell>
              <table:table-cell office:value-type="float" office:value="10.6411435604095">
                <text:p>10.6411435604095</text:p>
              </table:table-cell>
              <table:table-cell office:value-type="float" office:value="10.974725484848">
                <text:p>10.974725484848</text:p>
              </table:table-cell>
              <table:table-cell office:value-type="float" office:value="11.0414419174194">
                <text:p>11.0414419174194</text:p>
              </table:table-cell>
              <table:table-cell office:value-type="float" office:value="11.1415159702301">
                <text:p>11.1415159702301</text:p>
              </table:table-cell>
              <table:table-cell office:value-type="float" office:value="11.2082307338715">
                <text:p>11.2082307338715</text:p>
              </table:table-cell>
              <table:table-cell office:value-type="float" office:value="11.27494597435">
                <text:p>11.27494597435</text:p>
              </table:table-cell>
              <table:table-cell office:value-type="float" office:value="11.3416607379913">
                <text:p>11.3416607379913</text:p>
              </table:table-cell>
              <table:table-cell office:value-type="float" office:value="11.5418057441711">
                <text:p>11.5418057441711</text:p>
              </table:table-cell>
              <table:table-cell office:value-type="float" office:value="11.6085205078125">
                <text:p>11.6085205078125</text:p>
              </table:table-cell>
              <table:table-cell office:value-type="float" office:value="11.675235748291">
                <text:p>11.675235748291</text:p>
              </table:table-cell>
              <table:table-cell office:value-type="float" office:value="11.7419505119324">
                <text:p>11.7419505119324</text:p>
              </table:table-cell>
              <table:table-cell office:value-type="float" office:value="11.8086655139923">
                <text:p>11.8086655139923</text:p>
              </table:table-cell>
              <table:table-cell office:value-type="float" office:value="11.8753805160522">
                <text:p>11.8753805160522</text:p>
              </table:table-cell>
              <table:table-cell office:value-type="float" office:value="11.9087378978729">
                <text:p>11.9087378978729</text:p>
              </table:table-cell>
              <table:table-cell office:value-type="float" office:value="11.9420955181122">
                <text:p>11.9420955181122</text:p>
              </table:table-cell>
              <table:table-cell office:value-type="float" office:value="11.9754528999329">
                <text:p>11.9754528999329</text:p>
              </table:table-cell>
              <table:table-cell office:value-type="float" office:value="12.0421679019928">
                <text:p>12.0421679019928</text:p>
              </table:table-cell>
              <table:table-cell office:value-type="float" office:value="12.0755252838135">
                <text:p>12.0755252838135</text:p>
              </table:table-cell>
              <table:table-cell office:value-type="float" office:value="12.1422398090363">
                <text:p>12.1422398090363</text:p>
              </table:table-cell>
              <table:table-cell office:value-type="float" office:value="12.2089538574219">
                <text:p>12.2089538574219</text:p>
              </table:table-cell>
              <table:table-cell office:value-type="float" office:value="12.2756676673889">
                <text:p>12.2756676673889</text:p>
              </table:table-cell>
              <table:table-cell office:value-type="float" office:value="12.3423819541931">
                <text:p>12.3423819541931</text:p>
              </table:table-cell>
              <table:table-cell office:value-type="float" office:value="12.4090957641602">
                <text:p>12.4090957641602</text:p>
              </table:table-cell>
              <table:table-cell office:value-type="float" office:value="12.4758098125458">
                <text:p>12.4758098125458</text:p>
              </table:table-cell>
              <table:table-cell office:value-type="float" office:value="12.7760224342346">
                <text:p>12.7760224342346</text:p>
              </table:table-cell>
              <table:table-cell office:value-type="float" office:value="12.8427367210388">
                <text:p>12.8427367210388</text:p>
              </table:table-cell>
              <table:table-cell office:value-type="float" office:value="13.5432648658752">
                <text:p>13.5432648658752</text:p>
              </table:table-cell>
              <table:table-cell office:value-type="float" office:value="13.5766246318817">
                <text:p>13.5766246318817</text:p>
              </table:table-cell>
              <table:table-cell office:value-type="float" office:value="13.609983921051">
                <text:p>13.609983921051</text:p>
              </table:table-cell>
              <table:table-cell office:value-type="float" office:value="13.6433434486389">
                <text:p>13.6433434486389</text:p>
              </table:table-cell>
              <table:table-cell office:value-type="float" office:value="14.2104501724243">
                <text:p>14.2104501724243</text:p>
              </table:table-cell>
              <table:table-cell office:value-type="float" office:value="14.2771651744843">
                <text:p>14.2771651744843</text:p>
              </table:table-cell>
              <table:table-cell office:value-type="float" office:value="14.343879699707">
                <text:p>14.343879699707</text:p>
              </table:table-cell>
              <table:table-cell office:value-type="float" office:value="14.3772368431091">
                <text:p>14.3772368431091</text:p>
              </table:table-cell>
              <table:table-cell office:value-type="float" office:value="14.4105942249298">
                <text:p>14.4105942249298</text:p>
              </table:table-cell>
              <table:table-cell office:value-type="float" office:value="14.4439516067505">
                <text:p>14.4439516067505</text:p>
              </table:table-cell>
              <table:table-cell office:value-type="float" office:value="14.4773089885712">
                <text:p>14.4773089885712</text:p>
              </table:table-cell>
              <table:table-cell office:value-type="float" office:value="14.6774530410767">
                <text:p>14.6774530410767</text:p>
              </table:table-cell>
              <table:table-cell office:value-type="float" office:value="14.7441675662994">
                <text:p>14.7441675662994</text:p>
              </table:table-cell>
              <table:table-cell office:value-type="float" office:value="14.8108820915222">
                <text:p>14.8108820915222</text:p>
              </table:table-cell>
              <table:table-cell office:value-type="float" office:value="14.8775963783264">
                <text:p>14.8775963783264</text:p>
              </table:table-cell>
              <table:table-cell office:value-type="float" office:value="14.9443111419678">
                <text:p>14.9443111419678</text:p>
              </table:table-cell>
              <table:table-cell office:value-type="float" office:value="14.9776685237885">
                <text:p>14.9776685237885</text:p>
              </table:table-cell>
              <table:table-cell office:value-type="float" office:value="15.0110256671906">
                <text:p>15.0110256671906</text:p>
              </table:table-cell>
              <table:table-cell office:value-type="float" office:value="15.0443830490112">
                <text:p>15.0443830490112</text:p>
              </table:table-cell>
              <table:table-cell office:value-type="float" office:value="16.745596408844">
                <text:p>16.745596408844</text:p>
              </table:table-cell>
              <table:table-cell office:value-type="float" office:value="16.7789537906647">
                <text:p>16.7789537906647</text:p>
              </table:table-cell>
              <table:table-cell office:value-type="float" office:value="16.8456683158875">
                <text:p>16.8456683158875</text:p>
              </table:table-cell>
              <table:table-cell office:value-type="float" office:value="16.9123826026917">
                <text:p>16.9123826026917</text:p>
              </table:table-cell>
              <table:table-cell office:value-type="float" office:value="16.9790971279144">
                <text:p>16.9790971279144</text:p>
              </table:table-cell>
              <table:table-cell office:value-type="float" office:value="17.0458118915558">
                <text:p>17.0458118915558</text:p>
              </table:table-cell>
              <table:table-cell office:value-type="float" office:value="17.11252617836">
                <text:p>17.11252617836</text:p>
              </table:table-cell>
              <table:table-cell office:value-type="float" office:value="17.1792418956757">
                <text:p>17.1792418956757</text:p>
              </table:table-cell>
              <table:table-cell office:value-type="float" office:value="17.2459576129913">
                <text:p>17.2459576129913</text:p>
              </table:table-cell>
              <table:table-cell office:value-type="float" office:value="17.3126730918884">
                <text:p>17.3126730918884</text:p>
              </table:table-cell>
              <table:table-cell office:value-type="float" office:value="17.3793888092041">
                <text:p>17.3793888092041</text:p>
              </table:table-cell>
              <table:table-cell office:value-type="float" office:value="17.4461042881012">
                <text:p>17.4461042881012</text:p>
              </table:table-cell>
              <table:table-cell office:value-type="float" office:value="17.5128197669983">
                <text:p>17.5128197669983</text:p>
              </table:table-cell>
              <table:table-cell office:value-type="float" office:value="17.579535484314">
                <text:p>17.579535484314</text:p>
              </table:table-cell>
              <table:table-cell office:value-type="float" office:value="17.6462509632111">
                <text:p>17.6462509632111</text:p>
              </table:table-cell>
              <table:table-cell office:value-type="float" office:value="17.6796090602875">
                <text:p>17.6796090602875</text:p>
              </table:table-cell>
              <table:table-cell office:value-type="float" office:value="17.7129666805267">
                <text:p>17.7129666805267</text:p>
              </table:table-cell>
              <table:table-cell office:value-type="float" office:value="17.746324300766">
                <text:p>17.746324300766</text:p>
              </table:table-cell>
              <table:table-cell office:value-type="float" office:value="17.7796821594238">
                <text:p>17.7796821594238</text:p>
              </table:table-cell>
              <table:table-cell office:value-type="float" office:value="17.8463978767395">
                <text:p>17.8463978767395</text:p>
              </table:table-cell>
              <table:table-cell office:value-type="float" office:value="17.8797554969788">
                <text:p>17.8797554969788</text:p>
              </table:table-cell>
              <table:table-cell office:value-type="float" office:value="17.9131133556366">
                <text:p>17.9131133556366</text:p>
              </table:table-cell>
              <table:table-cell office:value-type="float" office:value="17.9464709758759">
                <text:p>17.9464709758759</text:p>
              </table:table-cell>
              <table:table-cell office:value-type="float" office:value="17.9798288345337">
                <text:p>17.9798288345337</text:p>
              </table:table-cell>
              <table:table-cell office:value-type="float" office:value="18.0131866931915">
                <text:p>18.0131866931915</text:p>
              </table:table-cell>
              <table:table-cell office:value-type="float" office:value="18.0465443134308">
                <text:p>18.0465443134308</text:p>
              </table:table-cell>
              <table:table-cell office:value-type="float" office:value="18.0799021720886">
                <text:p>18.0799021720886</text:p>
              </table:table-cell>
              <table:table-cell office:value-type="float" office:value="18.1132597923279">
                <text:p>18.1132597923279</text:p>
              </table:table-cell>
              <table:table-cell office:value-type="float" office:value="18.1466166973114">
                <text:p>18.1466166973114</text:p>
              </table:table-cell>
              <table:table-cell office:value-type="float" office:value="18.1799733638763">
                <text:p>18.1799733638763</text:p>
              </table:table-cell>
              <table:table-cell office:value-type="float" office:value="18.2133302688599">
                <text:p>18.2133302688599</text:p>
              </table:table-cell>
              <table:table-cell office:value-type="float" office:value="18.2466871738434">
                <text:p>18.2466871738434</text:p>
              </table:table-cell>
              <table:table-cell office:value-type="float" office:value="18.2800440788269">
                <text:p>18.2800440788269</text:p>
              </table:table-cell>
              <table:table-cell office:value-type="float" office:value="18.3134007453918">
                <text:p>18.3134007453918</text:p>
              </table:table-cell>
              <table:table-cell office:value-type="float" office:value="18.3467576503754">
                <text:p>18.3467576503754</text:p>
              </table:table-cell>
              <table:table-cell office:value-type="float" office:value="18.3801143169403">
                <text:p>18.3801143169403</text:p>
              </table:table-cell>
              <table:table-cell office:value-type="float" office:value="18.4134712219238">
                <text:p>18.4134712219238</text:p>
              </table:table-cell>
              <table:table-cell office:value-type="float" office:value="18.4468278884888">
                <text:p>18.4468278884888</text:p>
              </table:table-cell>
              <table:table-cell office:value-type="float" office:value="18.4801845550537">
                <text:p>18.4801845550537</text:p>
              </table:table-cell>
              <table:table-cell office:value-type="float" office:value="18.5135414600372">
                <text:p>18.5135414600372</text:p>
              </table:table-cell>
              <table:table-cell office:value-type="float" office:value="18.5468983650208">
                <text:p>18.5468983650208</text:p>
              </table:table-cell>
              <table:table-cell office:value-type="float" office:value="18.5802550315857">
                <text:p>18.5802550315857</text:p>
              </table:table-cell>
              <table:table-cell office:value-type="float" office:value="18.6136116981506">
                <text:p>18.6136116981506</text:p>
              </table:table-cell>
              <table:table-cell office:value-type="float" office:value="18.6469686031342">
                <text:p>18.6469686031342</text:p>
              </table:table-cell>
              <table:table-cell office:value-type="float" office:value="18.6803252696991">
                <text:p>18.6803252696991</text:p>
              </table:table-cell>
              <table:table-cell office:value-type="float" office:value="18.713681936264">
                <text:p>18.713681936264</text:p>
              </table:table-cell>
              <table:table-cell office:value-type="float" office:value="18.747038602829">
                <text:p>18.747038602829</text:p>
              </table:table-cell>
              <table:table-cell office:value-type="float" office:value="18.7803952693939">
                <text:p>18.7803952693939</text:p>
              </table:table-cell>
              <table:table-cell office:value-type="float" office:value="18.8137519359589">
                <text:p>18.8137519359589</text:p>
              </table:table-cell>
              <table:table-cell office:value-type="float" office:value="18.8471086025238">
                <text:p>18.8471086025238</text:p>
              </table:table-cell>
              <table:table-cell office:value-type="float" office:value="18.8804655075073">
                <text:p>18.8804655075073</text:p>
              </table:table-cell>
              <table:table-cell office:value-type="float" office:value="18.9138221740723">
                <text:p>18.9138221740723</text:p>
              </table:table-cell>
              <table:table-cell office:value-type="float" office:value="18.9471788406372">
                <text:p>18.9471788406372</text:p>
              </table:table-cell>
              <table:table-cell office:value-type="float" office:value="18.9805355072021">
                <text:p>18.9805355072021</text:p>
              </table:table-cell>
              <table:table-cell office:value-type="float" office:value="19.0138921737671">
                <text:p>19.0138921737671</text:p>
              </table:table-cell>
              <table:table-cell office:value-type="float" office:value="19.047248840332">
                <text:p>19.047248840332</text:p>
              </table:table-cell>
              <table:table-cell office:value-type="float" office:value="19.0806052684784">
                <text:p>19.0806052684784</text:p>
              </table:table-cell>
              <table:table-cell office:value-type="float" office:value="19.1139619350433">
                <text:p>19.1139619350433</text:p>
              </table:table-cell>
              <table:table-cell office:value-type="float" office:value="19.1473178863525">
                <text:p>19.1473178863525</text:p>
              </table:table-cell>
              <table:table-cell office:value-type="float" office:value="19.1806740760803">
                <text:p>19.1806740760803</text:p>
              </table:table-cell>
              <table:table-cell office:value-type="float" office:value="19.2140300273895">
                <text:p>19.2140300273895</text:p>
              </table:table-cell>
              <table:table-cell office:value-type="float" office:value="19.2473859786987">
                <text:p>19.2473859786987</text:p>
              </table:table-cell>
              <table:table-cell office:value-type="float" office:value="19.2807419300079">
                <text:p>19.2807419300079</text:p>
              </table:table-cell>
              <table:table-cell office:value-type="float" office:value="19.3140978813171">
                <text:p>19.3140978813171</text:p>
              </table:table-cell>
              <table:table-cell office:value-type="float" office:value="19.3474538326263">
                <text:p>19.3474538326263</text:p>
              </table:table-cell>
              <table:table-cell office:value-type="float" office:value="19.4141654968262">
                <text:p>19.4141654968262</text:p>
              </table:table-cell>
              <table:table-cell office:value-type="float" office:value="19.4475214481354">
                <text:p>19.4475214481354</text:p>
              </table:table-cell>
              <table:table-cell office:value-type="float" office:value="19.4808773994446">
                <text:p>19.4808773994446</text:p>
              </table:table-cell>
              <table:table-cell office:value-type="float" office:value="19.5142333507538">
                <text:p>19.5142333507538</text:p>
              </table:table-cell>
              <table:table-cell office:value-type="float" office:value="19.5809450149536">
                <text:p>19.5809450149536</text:p>
              </table:table-cell>
              <table:table-cell office:value-type="float" office:value="19.6476566791534">
                <text:p>19.6476566791534</text:p>
              </table:table-cell>
              <table:table-cell office:value-type="float" office:value="19.6810123920441">
                <text:p>19.6810123920441</text:p>
              </table:table-cell>
              <table:table-cell office:value-type="float" office:value="19.7477242946625">
                <text:p>19.7477242946625</text:p>
              </table:table-cell>
              <table:table-cell office:value-type="float" office:value="19.8144359588623">
                <text:p>19.8144359588623</text:p>
              </table:table-cell>
              <table:table-cell office:value-type="float" office:value="19.8811473846436">
                <text:p>19.8811473846436</text:p>
              </table:table-cell>
              <table:table-cell office:value-type="float" office:value="19.9478590488434">
                <text:p>19.9478590488434</text:p>
              </table:table-cell>
              <table:table-cell office:value-type="float" office:value="19.981214761734">
                <text:p>19.981214761734</text:p>
              </table:table-cell>
              <table:table-cell office:value-type="float" office:value="20.0812819004059">
                <text:p>20.0812819004059</text:p>
              </table:table-cell>
              <table:table-cell office:value-type="float" office:value="20.1479935646057">
                <text:p>20.1479935646057</text:p>
              </table:table-cell>
              <table:table-cell office:value-type="float" office:value="20.2147057056427">
                <text:p>20.2147057056427</text:p>
              </table:table-cell>
              <table:table-cell office:value-type="float" office:value="20.2814178466797">
                <text:p>20.2814178466797</text:p>
              </table:table-cell>
              <table:table-cell office:value-type="float" office:value="20.3147737979889">
                <text:p>20.3147737979889</text:p>
              </table:table-cell>
              <table:table-cell office:value-type="float" office:value="20.3481297492981">
                <text:p>20.3481297492981</text:p>
              </table:table-cell>
              <table:table-cell office:value-type="float" office:value="20.3814857006073">
                <text:p>20.3814857006073</text:p>
              </table:table-cell>
              <table:table-cell office:value-type="float" office:value="20.4148416519165">
                <text:p>20.4148416519165</text:p>
              </table:table-cell>
              <table:table-cell office:value-type="float" office:value="20.4481976032257">
                <text:p>20.4481976032257</text:p>
              </table:table-cell>
              <table:table-cell office:value-type="float" office:value="20.4815535545349">
                <text:p>20.4815535545349</text:p>
              </table:table-cell>
              <table:table-cell office:value-type="float" office:value="20.5149095058441">
                <text:p>20.5149095058441</text:p>
              </table:table-cell>
              <table:table-cell office:value-type="float" office:value="20.5482654571533">
                <text:p>20.5482654571533</text:p>
              </table:table-cell>
              <table:table-cell office:value-type="float" office:value="20.5816214084625">
                <text:p>20.5816214084625</text:p>
              </table:table-cell>
              <table:table-cell office:value-type="float" office:value="20.6149773597717">
                <text:p>20.6149773597717</text:p>
              </table:table-cell>
              <table:table-cell office:value-type="float" office:value="20.6483333110809">
                <text:p>20.6483333110809</text:p>
              </table:table-cell>
              <table:table-cell office:value-type="float" office:value="20.6816890239716">
                <text:p>20.6816890239716</text:p>
              </table:table-cell>
              <table:table-cell office:value-type="float" office:value="20.7150449752808">
                <text:p>20.7150449752808</text:p>
              </table:table-cell>
              <table:table-cell office:value-type="float" office:value="20.7484006881714">
                <text:p>20.7484006881714</text:p>
              </table:table-cell>
              <table:table-cell office:value-type="float" office:value="20.8151123523712">
                <text:p>20.8151123523712</text:p>
              </table:table-cell>
              <table:table-cell office:value-type="float" office:value="20.881824016571">
                <text:p>20.881824016571</text:p>
              </table:table-cell>
              <table:table-cell office:value-type="float" office:value="20.9485356807709">
                <text:p>20.9485356807709</text:p>
              </table:table-cell>
              <table:table-cell office:value-type="float" office:value="20.9818913936615">
                <text:p>20.9818913936615</text:p>
              </table:table-cell>
              <table:table-cell office:value-type="float" office:value="21.0152471065521">
                <text:p>21.0152471065521</text:p>
              </table:table-cell>
              <table:table-cell office:value-type="float" office:value="21.0486028194427">
                <text:p>21.0486028194427</text:p>
              </table:table-cell>
              <table:table-cell office:value-type="float" office:value="21.0819585323334">
                <text:p>21.0819585323334</text:p>
              </table:table-cell>
              <table:table-cell office:value-type="float" office:value="21.1153144836426">
                <text:p>21.1153144836426</text:p>
              </table:table-cell>
              <table:table-cell office:value-type="float" office:value="21.1486723423004">
                <text:p>21.1486723423004</text:p>
              </table:table-cell>
              <table:table-cell office:value-type="float" office:value="21.1820306777954">
                <text:p>21.1820306777954</text:p>
              </table:table-cell>
              <table:table-cell office:value-type="float" office:value="21.2153885364532">
                <text:p>21.2153885364532</text:p>
              </table:table-cell>
              <table:table-cell office:value-type="float" office:value="21.2487466335297">
                <text:p>21.2487466335297</text:p>
              </table:table-cell>
              <table:table-cell office:value-type="float" office:value="21.2821044921875">
                <text:p>21.2821044921875</text:p>
              </table:table-cell>
              <table:table-cell office:value-type="float" office:value="21.3154625892639">
                <text:p>21.3154625892639</text:p>
              </table:table-cell>
              <table:table-cell office:value-type="float" office:value="21.3488209247589">
                <text:p>21.3488209247589</text:p>
              </table:table-cell>
              <table:table-cell office:value-type="float" office:value="21.3821787834167">
                <text:p>21.3821787834167</text:p>
              </table:table-cell>
              <table:table-cell office:value-type="float" office:value="21.4155368804932">
                <text:p>21.4155368804932</text:p>
              </table:table-cell>
              <table:table-cell office:value-type="float" office:value="21.4488949775696">
                <text:p>21.4488949775696</text:p>
              </table:table-cell>
              <table:table-cell office:value-type="float" office:value="21.482253074646">
                <text:p>21.482253074646</text:p>
              </table:table-cell>
              <table:table-cell office:value-type="float" office:value="21.5156111717224">
                <text:p>21.5156111717224</text:p>
              </table:table-cell>
              <table:table-cell office:value-type="float" office:value="21.5489692687988">
                <text:p>21.5489692687988</text:p>
              </table:table-cell>
              <table:table-cell office:value-type="float" office:value="21.6156854629517">
                <text:p>21.6156854629517</text:p>
              </table:table-cell>
              <table:table-cell office:value-type="float" office:value="21.6824016571045">
                <text:p>21.6824016571045</text:p>
              </table:table-cell>
              <table:table-cell office:value-type="float" office:value="21.7491180896759">
                <text:p>21.7491180896759</text:p>
              </table:table-cell>
              <table:table-cell office:value-type="float" office:value="21.8158342838287">
                <text:p>21.8158342838287</text:p>
              </table:table-cell>
              <table:table-cell office:value-type="float" office:value="21.8825504779816">
                <text:p>21.8825504779816</text:p>
              </table:table-cell>
              <table:table-cell office:value-type="float" office:value="21.949266910553">
                <text:p>21.949266910553</text:p>
              </table:table-cell>
              <table:table-cell office:value-type="float" office:value="21.9826250076294">
                <text:p>21.9826250076294</text:p>
              </table:table-cell>
              <table:table-cell office:value-type="float" office:value="22.0493414402008">
                <text:p>22.0493414402008</text:p>
              </table:table-cell>
              <table:table-cell office:value-type="float" office:value="22.1160576343536">
                <text:p>22.1160576343536</text:p>
              </table:table-cell>
              <table:table-cell office:value-type="float" office:value="22.1827707290649">
                <text:p>22.1827707290649</text:p>
              </table:table-cell>
              <table:table-cell office:value-type="float" office:value="22.2161273956299">
                <text:p>22.2161273956299</text:p>
              </table:table-cell>
              <table:table-cell office:value-type="float" office:value="22.2494843006134">
                <text:p>22.2494843006134</text:p>
              </table:table-cell>
              <table:table-cell office:value-type="float" office:value="22.2828407287598">
                <text:p>22.2828407287598</text:p>
              </table:table-cell>
              <table:table-cell office:value-type="float" office:value="22.3495538234711">
                <text:p>22.3495538234711</text:p>
              </table:table-cell>
              <table:table-cell office:value-type="float" office:value="22.382910490036">
                <text:p>22.382910490036</text:p>
              </table:table-cell>
              <table:table-cell office:value-type="float" office:value="22.4162669181824">
                <text:p>22.4162669181824</text:p>
              </table:table-cell>
              <table:table-cell office:value-type="float" office:value="22.4496235847473">
                <text:p>22.4496235847473</text:p>
              </table:table-cell>
              <table:table-cell office:value-type="float" office:value="22.4829800128937">
                <text:p>22.482980012893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8.B1:tfoot8.LK1</svg:desc>
                </draw:g>
              </table:table-cell>
              <table:table-cell office:value-type="float" office:value="0.0667166709899902">
                <text:p>0.0667166709899902</text:p>
              </table:table-cell>
              <table:table-cell office:value-type="float" office:value="0.100074768066406">
                <text:p>0.100074768066406</text:p>
              </table:table-cell>
              <table:table-cell office:value-type="float" office:value="0.133432626724243">
                <text:p>0.133432626724243</text:p>
              </table:table-cell>
              <table:table-cell office:value-type="float" office:value="0.166790246963501">
                <text:p>0.166790246963501</text:p>
              </table:table-cell>
              <table:table-cell office:value-type="float" office:value="0.233505964279175">
                <text:p>0.233505964279175</text:p>
              </table:table-cell>
              <table:table-cell office:value-type="float" office:value="0.266863822937012">
                <text:p>0.266863822937012</text:p>
              </table:table-cell>
              <table:table-cell office:value-type="float" office:value="0.300221681594849">
                <text:p>0.300221681594849</text:p>
              </table:table-cell>
              <table:table-cell office:value-type="float" office:value="0.333579301834106">
                <text:p>0.333579301834106</text:p>
              </table:table-cell>
              <table:table-cell office:value-type="float" office:value="0.366937398910522">
                <text:p>0.366937398910522</text:p>
              </table:table-cell>
              <table:table-cell office:value-type="float" office:value="0.433652877807617">
                <text:p>0.433652877807617</text:p>
              </table:table-cell>
              <table:table-cell office:value-type="float" office:value="0.467010736465454">
                <text:p>0.467010736465454</text:p>
              </table:table-cell>
              <table:table-cell office:value-type="float" office:value="0.500368595123291">
                <text:p>0.500368595123291</text:p>
              </table:table-cell>
              <table:table-cell office:value-type="float" office:value="0.533726692199707">
                <text:p>0.533726692199707</text:p>
              </table:table-cell>
              <table:table-cell office:value-type="float" office:value="0.567084312438965">
                <text:p>0.567084312438965</text:p>
              </table:table-cell>
              <table:table-cell office:value-type="float" office:value="0.600442171096802">
                <text:p>0.600442171096802</text:p>
              </table:table-cell>
              <table:table-cell office:value-type="float" office:value="0.667158126831055">
                <text:p>0.667158126831055</text:p>
              </table:table-cell>
              <table:table-cell office:value-type="float" office:value="0.700515985488892">
                <text:p>0.700515985488892</text:p>
              </table:table-cell>
              <table:table-cell office:value-type="float" office:value="0.733873605728149">
                <text:p>0.733873605728149</text:p>
              </table:table-cell>
              <table:table-cell office:value-type="float" office:value="0.800589323043823">
                <text:p>0.800589323043823</text:p>
              </table:table-cell>
              <table:table-cell office:value-type="float" office:value="0.833947420120239">
                <text:p>0.833947420120239</text:p>
              </table:table-cell>
              <table:table-cell office:value-type="float" office:value="0.93402099609375">
                <text:p>0.93402099609375</text:p>
              </table:table-cell>
              <table:table-cell office:value-type="float" office:value="1.000736951828">
                <text:p>1.000736951828</text:p>
              </table:table-cell>
              <table:table-cell office:value-type="float" office:value="1.0674524307251">
                <text:p>1.0674524307251</text:p>
              </table:table-cell>
              <table:table-cell office:value-type="float" office:value="1.10081028938293">
                <text:p>1.10081028938293</text:p>
              </table:table-cell>
              <table:table-cell office:value-type="float" office:value="1.13416719436646">
                <text:p>1.13416719436646</text:p>
              </table:table-cell>
              <table:table-cell office:value-type="float" office:value="1.16752409934998">
                <text:p>1.16752409934998</text:p>
              </table:table-cell>
              <table:table-cell office:value-type="float" office:value="1.23423767089844">
                <text:p>1.23423767089844</text:p>
              </table:table-cell>
              <table:table-cell office:value-type="float" office:value="1.30095148086548">
                <text:p>1.30095148086548</text:p>
              </table:table-cell>
              <table:table-cell office:value-type="float" office:value="1.33430814743042">
                <text:p>1.33430814743042</text:p>
              </table:table-cell>
              <table:table-cell office:value-type="float" office:value="1.36766481399536">
                <text:p>1.36766481399536</text:p>
              </table:table-cell>
              <table:table-cell office:value-type="float" office:value="1.43437838554382">
                <text:p>1.43437838554382</text:p>
              </table:table-cell>
              <table:table-cell office:value-type="float" office:value="1.46773552894592">
                <text:p>1.46773552894592</text:p>
              </table:table-cell>
              <table:table-cell office:value-type="float" office:value="1.50109219551086">
                <text:p>1.50109219551086</text:p>
              </table:table-cell>
              <table:table-cell office:value-type="float" office:value="1.53444910049438">
                <text:p>1.53444910049438</text:p>
              </table:table-cell>
              <table:table-cell office:value-type="float" office:value="1.56780576705933">
                <text:p>1.56780576705933</text:p>
              </table:table-cell>
              <table:table-cell office:value-type="float" office:value="1.60116243362427">
                <text:p>1.60116243362427</text:p>
              </table:table-cell>
              <table:table-cell office:value-type="float" office:value="1.66787600517273">
                <text:p>1.66787600517273</text:p>
              </table:table-cell>
              <table:table-cell office:value-type="float" office:value="1.73458957672119">
                <text:p>1.73458957672119</text:p>
              </table:table-cell>
              <table:table-cell office:value-type="float" office:value="1.80130314826965">
                <text:p>1.80130314826965</text:p>
              </table:table-cell>
              <table:table-cell office:value-type="float" office:value="1.86801671981812">
                <text:p>1.86801671981812</text:p>
              </table:table-cell>
              <table:table-cell office:value-type="float" office:value="1.96808695793152">
                <text:p>1.96808695793152</text:p>
              </table:table-cell>
              <table:table-cell office:value-type="float" office:value="2.0348002910614">
                <text:p>2.0348002910614</text:p>
              </table:table-cell>
              <table:table-cell office:value-type="float" office:value="2.10151386260986">
                <text:p>2.10151386260986</text:p>
              </table:table-cell>
              <table:table-cell office:value-type="float" office:value="2.16822791099548">
                <text:p>2.16822791099548</text:p>
              </table:table-cell>
              <table:table-cell office:value-type="float" office:value="2.40172719955444">
                <text:p>2.40172719955444</text:p>
              </table:table-cell>
              <table:table-cell office:value-type="float" office:value="2.5351550579071">
                <text:p>2.5351550579071</text:p>
              </table:table-cell>
              <table:table-cell office:value-type="float" office:value="2.56851196289062">
                <text:p>2.56851196289062</text:p>
              </table:table-cell>
              <table:table-cell office:value-type="float" office:value="2.63522624969482">
                <text:p>2.63522624969482</text:p>
              </table:table-cell>
              <table:table-cell office:value-type="float" office:value="2.73529696464539">
                <text:p>2.73529696464539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3.30236792564392">
                <text:p>3.30236792564392</text:p>
              </table:table-cell>
              <table:table-cell office:value-type="float" office:value="3.33572506904602">
                <text:p>3.33572506904602</text:p>
              </table:table-cell>
              <table:table-cell office:value-type="float" office:value="3.43579745292664">
                <text:p>3.43579745292664</text:p>
              </table:table-cell>
              <table:table-cell office:value-type="float" office:value="3.50251221656799">
                <text:p>3.50251221656799</text:p>
              </table:table-cell>
              <table:table-cell office:value-type="float" office:value="3.56922721862793">
                <text:p>3.56922721862793</text:p>
              </table:table-cell>
              <table:table-cell office:value-type="float" office:value="3.76937127113342">
                <text:p>3.76937127113342</text:p>
              </table:table-cell>
              <table:table-cell office:value-type="float" office:value="3.83608603477478">
                <text:p>3.83608603477478</text:p>
              </table:table-cell>
              <table:table-cell office:value-type="float" office:value="3.90280079841614">
                <text:p>3.90280079841614</text:p>
              </table:table-cell>
              <table:table-cell office:value-type="float" office:value="3.93615794181824">
                <text:p>3.93615794181824</text:p>
              </table:table-cell>
              <table:table-cell office:value-type="float" office:value="4.10294485092163">
                <text:p>4.10294485092163</text:p>
              </table:table-cell>
              <table:table-cell office:value-type="float" office:value="4.13630223274231">
                <text:p>4.13630223274231</text:p>
              </table:table-cell>
              <table:table-cell office:value-type="float" office:value="4.33644580841064">
                <text:p>4.33644580841064</text:p>
              </table:table-cell>
              <table:table-cell office:value-type="float" office:value="4.36980319023132">
                <text:p>4.36980319023132</text:p>
              </table:table-cell>
              <table:table-cell office:value-type="float" office:value="4.43651795387268">
                <text:p>4.43651795387268</text:p>
              </table:table-cell>
              <table:table-cell office:value-type="float" office:value="4.50323247909546">
                <text:p>4.50323247909546</text:p>
              </table:table-cell>
              <table:table-cell office:value-type="float" office:value="4.56994700431824">
                <text:p>4.56994700431824</text:p>
              </table:table-cell>
              <table:table-cell office:value-type="float" office:value="4.6366617679596">
                <text:p>4.6366617679596</text:p>
              </table:table-cell>
              <table:table-cell office:value-type="float" office:value="4.70337629318237">
                <text:p>4.70337629318237</text:p>
              </table:table-cell>
              <table:table-cell office:value-type="float" office:value="4.83680558204651">
                <text:p>4.83680558204651</text:p>
              </table:table-cell>
              <table:table-cell office:value-type="float" office:value="5.0703067779541">
                <text:p>5.0703067779541</text:p>
              </table:table-cell>
              <table:table-cell office:value-type="float" office:value="5.13702249526978">
                <text:p>5.13702249526978</text:p>
              </table:table-cell>
              <table:table-cell office:value-type="float" office:value="5.17038106918335">
                <text:p>5.17038106918335</text:p>
              </table:table-cell>
              <table:table-cell office:value-type="float" office:value="5.23709845542908">
                <text:p>5.23709845542908</text:p>
              </table:table-cell>
              <table:table-cell office:value-type="float" office:value="5.30381608009338">
                <text:p>5.30381608009338</text:p>
              </table:table-cell>
              <table:table-cell office:value-type="float" office:value="5.37053322792053">
                <text:p>5.37053322792053</text:p>
              </table:table-cell>
              <table:table-cell office:value-type="float" office:value="5.43725061416626">
                <text:p>5.43725061416626</text:p>
              </table:table-cell>
              <table:table-cell office:value-type="float" office:value="5.50396800041199">
                <text:p>5.50396800041199</text:p>
              </table:table-cell>
              <table:table-cell office:value-type="float" office:value="5.57068562507629">
                <text:p>5.57068562507629</text:p>
              </table:table-cell>
              <table:table-cell office:value-type="float" office:value="5.60404419898987">
                <text:p>5.60404419898987</text:p>
              </table:table-cell>
              <table:table-cell office:value-type="float" office:value="5.77083826065064">
                <text:p>5.77083826065064</text:p>
              </table:table-cell>
              <table:table-cell office:value-type="float" office:value="5.80419683456421">
                <text:p>5.80419683456421</text:p>
              </table:table-cell>
              <table:table-cell office:value-type="float" office:value="5.83755564689636">
                <text:p>5.83755564689636</text:p>
              </table:table-cell>
              <table:table-cell office:value-type="float" office:value="5.90427327156067">
                <text:p>5.90427327156067</text:p>
              </table:table-cell>
              <table:table-cell office:value-type="float" office:value="6.00434994697571">
                <text:p>6.00434994697571</text:p>
              </table:table-cell>
              <table:table-cell office:value-type="float" office:value="6.07106733322144">
                <text:p>6.07106733322144</text:p>
              </table:table-cell>
              <table:table-cell office:value-type="float" office:value="6.13778471946716">
                <text:p>6.13778471946716</text:p>
              </table:table-cell>
              <table:table-cell office:value-type="float" office:value="6.4046528339386">
                <text:p>6.4046528339386</text:p>
              </table:table-cell>
              <table:table-cell office:value-type="float" office:value="6.43801140785217">
                <text:p>6.43801140785217</text:p>
              </table:table-cell>
              <table:table-cell office:value-type="float" office:value="6.50472855567932">
                <text:p>6.50472855567932</text:p>
              </table:table-cell>
              <table:table-cell office:value-type="float" office:value="6.70488023757935">
                <text:p>6.70488023757935</text:p>
              </table:table-cell>
              <table:table-cell office:value-type="float" office:value="6.77159714698792">
                <text:p>6.77159714698792</text:p>
              </table:table-cell>
              <table:table-cell office:value-type="float" office:value="6.90503215789795">
                <text:p>6.90503215789795</text:p>
              </table:table-cell>
              <table:table-cell office:value-type="float" office:value="6.9717493057251">
                <text:p>6.9717493057251</text:p>
              </table:table-cell>
              <table:table-cell office:value-type="float" office:value="7.00510787963867">
                <text:p>7.00510787963867</text:p>
              </table:table-cell>
              <table:table-cell office:value-type="float" office:value="7.0384669303894">
                <text:p>7.0384669303894</text:p>
              </table:table-cell>
              <table:table-cell office:value-type="float" office:value="7.07182550430298">
                <text:p>7.07182550430298</text:p>
              </table:table-cell>
              <table:table-cell office:value-type="float" office:value="7.13854289054871">
                <text:p>7.13854289054871</text:p>
              </table:table-cell>
              <table:table-cell office:value-type="float" office:value="7.20526027679443">
                <text:p>7.20526027679443</text:p>
              </table:table-cell>
              <table:table-cell office:value-type="float" office:value="7.27197790145874">
                <text:p>7.27197790145874</text:p>
              </table:table-cell>
              <table:table-cell office:value-type="float" office:value="7.63892436027527">
                <text:p>7.63892436027527</text:p>
              </table:table-cell>
              <table:table-cell office:value-type="float" office:value="7.67228317260742">
                <text:p>7.67228317260742</text:p>
              </table:table-cell>
              <table:table-cell office:value-type="float" office:value="7.70564222335815">
                <text:p>7.70564222335815</text:p>
              </table:table-cell>
              <table:table-cell office:value-type="float" office:value="7.73900103569031">
                <text:p>7.73900103569031</text:p>
              </table:table-cell>
              <table:table-cell office:value-type="float" office:value="7.77235984802246">
                <text:p>7.77235984802246</text:p>
              </table:table-cell>
              <table:table-cell office:value-type="float" office:value="7.80571889877319">
                <text:p>7.80571889877319</text:p>
              </table:table-cell>
              <table:table-cell office:value-type="float" office:value="7.83907771110535">
                <text:p>7.83907771110535</text:p>
              </table:table-cell>
              <table:table-cell office:value-type="float" office:value="7.8724365234375">
                <text:p>7.8724365234375</text:p>
              </table:table-cell>
              <table:table-cell office:value-type="float" office:value="7.90579557418823">
                <text:p>7.90579557418823</text:p>
              </table:table-cell>
              <table:table-cell office:value-type="float" office:value="7.93915438652039">
                <text:p>7.93915438652039</text:p>
              </table:table-cell>
              <table:table-cell office:value-type="float" office:value="8.00587201118469">
                <text:p>8.00587201118469</text:p>
              </table:table-cell>
              <table:table-cell office:value-type="float" office:value="8.37280559539795">
                <text:p>8.37280559539795</text:p>
              </table:table-cell>
              <table:table-cell office:value-type="float" office:value="8.43951964378357">
                <text:p>8.43951964378357</text:p>
              </table:table-cell>
              <table:table-cell office:value-type="float" office:value="8.57294774055481">
                <text:p>8.57294774055481</text:p>
              </table:table-cell>
              <table:table-cell office:value-type="float" office:value="8.97323226928711">
                <text:p>8.97323226928711</text:p>
              </table:table-cell>
              <table:table-cell office:value-type="float" office:value="9.03994607925415">
                <text:p>9.03994607925415</text:p>
              </table:table-cell>
              <table:table-cell office:value-type="float" office:value="9.07330322265625">
                <text:p>9.07330322265625</text:p>
              </table:table-cell>
              <table:table-cell office:value-type="float" office:value="9.14001870155335">
                <text:p>9.14001870155335</text:p>
              </table:table-cell>
              <table:table-cell office:value-type="float" office:value="9.20673537254334">
                <text:p>9.20673537254334</text:p>
              </table:table-cell>
              <table:table-cell office:value-type="float" office:value="9.2734522819519">
                <text:p>9.2734522819519</text:p>
              </table:table-cell>
              <table:table-cell office:value-type="float" office:value="9.34016895294189">
                <text:p>9.34016895294189</text:p>
              </table:table-cell>
              <table:table-cell office:value-type="float" office:value="9.40688586235046">
                <text:p>9.40688586235046</text:p>
              </table:table-cell>
              <table:table-cell office:value-type="float" office:value="9.44024419784546">
                <text:p>9.44024419784546</text:p>
              </table:table-cell>
              <table:table-cell office:value-type="float" office:value="9.47360253334045">
                <text:p>9.47360253334045</text:p>
              </table:table-cell>
              <table:table-cell office:value-type="float" office:value="9.50696110725403">
                <text:p>9.50696110725403</text:p>
              </table:table-cell>
              <table:table-cell office:value-type="float" office:value="9.57367777824402">
                <text:p>9.57367777824402</text:p>
              </table:table-cell>
              <table:table-cell office:value-type="float" office:value="9.60703611373901">
                <text:p>9.60703611373901</text:p>
              </table:table-cell>
              <table:table-cell office:value-type="float" office:value="9.64039492607117">
                <text:p>9.64039492607117</text:p>
              </table:table-cell>
              <table:table-cell office:value-type="float" office:value="9.67375326156616">
                <text:p>9.67375326156616</text:p>
              </table:table-cell>
              <table:table-cell office:value-type="float" office:value="9.74046993255615">
                <text:p>9.74046993255615</text:p>
              </table:table-cell>
              <table:table-cell office:value-type="float" office:value="9.77382874488831">
                <text:p>9.77382874488831</text:p>
              </table:table-cell>
              <table:table-cell office:value-type="float" office:value="9.8405454158783">
                <text:p>9.8405454158783</text:p>
              </table:table-cell>
              <table:table-cell office:value-type="float" office:value="9.87390422821045">
                <text:p>9.87390422821045</text:p>
              </table:table-cell>
              <table:table-cell office:value-type="float" office:value="10.0073380470276">
                <text:p>10.0073380470276</text:p>
              </table:table-cell>
              <table:table-cell office:value-type="float" office:value="10.1741297245026">
                <text:p>10.1741297245026</text:p>
              </table:table-cell>
              <table:table-cell office:value-type="float" office:value="10.2408459186554">
                <text:p>10.2408459186554</text:p>
              </table:table-cell>
              <table:table-cell office:value-type="float" office:value="10.2742040157318">
                <text:p>10.2742040157318</text:p>
              </table:table-cell>
              <table:table-cell office:value-type="float" office:value="10.3075621128082">
                <text:p>10.3075621128082</text:p>
              </table:table-cell>
              <table:table-cell office:value-type="float" office:value="10.3742783069611">
                <text:p>10.3742783069611</text:p>
              </table:table-cell>
              <table:table-cell office:value-type="float" office:value="10.4409947395325">
                <text:p>10.4409947395325</text:p>
              </table:table-cell>
              <table:table-cell office:value-type="float" office:value="10.5410692691803">
                <text:p>10.5410692691803</text:p>
              </table:table-cell>
              <table:table-cell office:value-type="float" office:value="10.5744273662567">
                <text:p>10.5744273662567</text:p>
              </table:table-cell>
              <table:table-cell office:value-type="float" office:value="10.6077854633331">
                <text:p>10.6077854633331</text:p>
              </table:table-cell>
              <table:table-cell office:value-type="float" office:value="10.6411435604095">
                <text:p>10.6411435604095</text:p>
              </table:table-cell>
              <table:table-cell office:value-type="float" office:value="10.974725484848">
                <text:p>10.974725484848</text:p>
              </table:table-cell>
              <table:table-cell office:value-type="float" office:value="11.0414419174194">
                <text:p>11.0414419174194</text:p>
              </table:table-cell>
              <table:table-cell office:value-type="float" office:value="11.1415159702301">
                <text:p>11.1415159702301</text:p>
              </table:table-cell>
              <table:table-cell office:value-type="float" office:value="11.2082307338715">
                <text:p>11.2082307338715</text:p>
              </table:table-cell>
              <table:table-cell office:value-type="float" office:value="11.27494597435">
                <text:p>11.27494597435</text:p>
              </table:table-cell>
              <table:table-cell office:value-type="float" office:value="11.3416607379913">
                <text:p>11.3416607379913</text:p>
              </table:table-cell>
              <table:table-cell office:value-type="float" office:value="11.5418057441711">
                <text:p>11.5418057441711</text:p>
              </table:table-cell>
              <table:table-cell office:value-type="float" office:value="11.6085205078125">
                <text:p>11.6085205078125</text:p>
              </table:table-cell>
              <table:table-cell office:value-type="float" office:value="11.675235748291">
                <text:p>11.675235748291</text:p>
              </table:table-cell>
              <table:table-cell office:value-type="float" office:value="11.7419505119324">
                <text:p>11.7419505119324</text:p>
              </table:table-cell>
              <table:table-cell office:value-type="float" office:value="11.8086655139923">
                <text:p>11.8086655139923</text:p>
              </table:table-cell>
              <table:table-cell office:value-type="float" office:value="11.8753805160522">
                <text:p>11.8753805160522</text:p>
              </table:table-cell>
              <table:table-cell office:value-type="float" office:value="11.9087378978729">
                <text:p>11.9087378978729</text:p>
              </table:table-cell>
              <table:table-cell office:value-type="float" office:value="11.9420955181122">
                <text:p>11.9420955181122</text:p>
              </table:table-cell>
              <table:table-cell office:value-type="float" office:value="11.9754528999329">
                <text:p>11.9754528999329</text:p>
              </table:table-cell>
              <table:table-cell office:value-type="float" office:value="12.0421679019928">
                <text:p>12.0421679019928</text:p>
              </table:table-cell>
              <table:table-cell office:value-type="float" office:value="12.0755252838135">
                <text:p>12.0755252838135</text:p>
              </table:table-cell>
              <table:table-cell office:value-type="float" office:value="12.1422398090363">
                <text:p>12.1422398090363</text:p>
              </table:table-cell>
              <table:table-cell office:value-type="float" office:value="12.2089538574219">
                <text:p>12.2089538574219</text:p>
              </table:table-cell>
              <table:table-cell office:value-type="float" office:value="12.2756676673889">
                <text:p>12.2756676673889</text:p>
              </table:table-cell>
              <table:table-cell office:value-type="float" office:value="12.3423819541931">
                <text:p>12.3423819541931</text:p>
              </table:table-cell>
              <table:table-cell office:value-type="float" office:value="12.4090957641602">
                <text:p>12.4090957641602</text:p>
              </table:table-cell>
              <table:table-cell office:value-type="float" office:value="12.4758098125458">
                <text:p>12.4758098125458</text:p>
              </table:table-cell>
              <table:table-cell office:value-type="float" office:value="12.7760224342346">
                <text:p>12.7760224342346</text:p>
              </table:table-cell>
              <table:table-cell office:value-type="float" office:value="12.8427367210388">
                <text:p>12.8427367210388</text:p>
              </table:table-cell>
              <table:table-cell office:value-type="float" office:value="13.5432648658752">
                <text:p>13.5432648658752</text:p>
              </table:table-cell>
              <table:table-cell office:value-type="float" office:value="13.5766246318817">
                <text:p>13.5766246318817</text:p>
              </table:table-cell>
              <table:table-cell office:value-type="float" office:value="13.609983921051">
                <text:p>13.609983921051</text:p>
              </table:table-cell>
              <table:table-cell office:value-type="float" office:value="13.6433434486389">
                <text:p>13.6433434486389</text:p>
              </table:table-cell>
              <table:table-cell office:value-type="float" office:value="14.2104501724243">
                <text:p>14.2104501724243</text:p>
              </table:table-cell>
              <table:table-cell office:value-type="float" office:value="14.2771651744843">
                <text:p>14.2771651744843</text:p>
              </table:table-cell>
              <table:table-cell office:value-type="float" office:value="14.343879699707">
                <text:p>14.343879699707</text:p>
              </table:table-cell>
              <table:table-cell office:value-type="float" office:value="14.3772368431091">
                <text:p>14.3772368431091</text:p>
              </table:table-cell>
              <table:table-cell office:value-type="float" office:value="14.4105942249298">
                <text:p>14.4105942249298</text:p>
              </table:table-cell>
              <table:table-cell office:value-type="float" office:value="14.4439516067505">
                <text:p>14.4439516067505</text:p>
              </table:table-cell>
              <table:table-cell office:value-type="float" office:value="14.4773089885712">
                <text:p>14.4773089885712</text:p>
              </table:table-cell>
              <table:table-cell office:value-type="float" office:value="14.6774530410767">
                <text:p>14.6774530410767</text:p>
              </table:table-cell>
              <table:table-cell office:value-type="float" office:value="14.7441675662994">
                <text:p>14.7441675662994</text:p>
              </table:table-cell>
              <table:table-cell office:value-type="float" office:value="14.8108820915222">
                <text:p>14.8108820915222</text:p>
              </table:table-cell>
              <table:table-cell office:value-type="float" office:value="14.8775963783264">
                <text:p>14.8775963783264</text:p>
              </table:table-cell>
              <table:table-cell office:value-type="float" office:value="14.9443111419678">
                <text:p>14.9443111419678</text:p>
              </table:table-cell>
              <table:table-cell office:value-type="float" office:value="14.9776685237885">
                <text:p>14.9776685237885</text:p>
              </table:table-cell>
              <table:table-cell office:value-type="float" office:value="15.0110256671906">
                <text:p>15.0110256671906</text:p>
              </table:table-cell>
              <table:table-cell office:value-type="float" office:value="15.0443830490112">
                <text:p>15.0443830490112</text:p>
              </table:table-cell>
              <table:table-cell office:value-type="float" office:value="16.745596408844">
                <text:p>16.745596408844</text:p>
              </table:table-cell>
              <table:table-cell office:value-type="float" office:value="16.7789537906647">
                <text:p>16.7789537906647</text:p>
              </table:table-cell>
              <table:table-cell office:value-type="float" office:value="16.8456683158875">
                <text:p>16.8456683158875</text:p>
              </table:table-cell>
              <table:table-cell office:value-type="float" office:value="16.9123826026917">
                <text:p>16.9123826026917</text:p>
              </table:table-cell>
              <table:table-cell office:value-type="float" office:value="16.9790971279144">
                <text:p>16.9790971279144</text:p>
              </table:table-cell>
              <table:table-cell office:value-type="float" office:value="17.0458118915558">
                <text:p>17.0458118915558</text:p>
              </table:table-cell>
              <table:table-cell office:value-type="float" office:value="17.11252617836">
                <text:p>17.11252617836</text:p>
              </table:table-cell>
              <table:table-cell office:value-type="float" office:value="17.1792418956757">
                <text:p>17.1792418956757</text:p>
              </table:table-cell>
              <table:table-cell office:value-type="float" office:value="17.2459576129913">
                <text:p>17.2459576129913</text:p>
              </table:table-cell>
              <table:table-cell office:value-type="float" office:value="17.3126730918884">
                <text:p>17.3126730918884</text:p>
              </table:table-cell>
              <table:table-cell office:value-type="float" office:value="17.3793888092041">
                <text:p>17.3793888092041</text:p>
              </table:table-cell>
              <table:table-cell office:value-type="float" office:value="17.4461042881012">
                <text:p>17.4461042881012</text:p>
              </table:table-cell>
              <table:table-cell office:value-type="float" office:value="17.5128197669983">
                <text:p>17.5128197669983</text:p>
              </table:table-cell>
              <table:table-cell office:value-type="float" office:value="17.579535484314">
                <text:p>17.579535484314</text:p>
              </table:table-cell>
              <table:table-cell office:value-type="float" office:value="17.6462509632111">
                <text:p>17.6462509632111</text:p>
              </table:table-cell>
              <table:table-cell office:value-type="float" office:value="17.6796090602875">
                <text:p>17.6796090602875</text:p>
              </table:table-cell>
              <table:table-cell office:value-type="float" office:value="17.7129666805267">
                <text:p>17.7129666805267</text:p>
              </table:table-cell>
              <table:table-cell office:value-type="float" office:value="17.746324300766">
                <text:p>17.746324300766</text:p>
              </table:table-cell>
              <table:table-cell office:value-type="float" office:value="17.7796821594238">
                <text:p>17.7796821594238</text:p>
              </table:table-cell>
              <table:table-cell office:value-type="float" office:value="17.8463978767395">
                <text:p>17.8463978767395</text:p>
              </table:table-cell>
              <table:table-cell office:value-type="float" office:value="17.8797554969788">
                <text:p>17.8797554969788</text:p>
              </table:table-cell>
              <table:table-cell office:value-type="float" office:value="17.9131133556366">
                <text:p>17.9131133556366</text:p>
              </table:table-cell>
              <table:table-cell office:value-type="float" office:value="17.9464709758759">
                <text:p>17.9464709758759</text:p>
              </table:table-cell>
              <table:table-cell office:value-type="float" office:value="17.9798288345337">
                <text:p>17.9798288345337</text:p>
              </table:table-cell>
              <table:table-cell office:value-type="float" office:value="18.0131866931915">
                <text:p>18.0131866931915</text:p>
              </table:table-cell>
              <table:table-cell office:value-type="float" office:value="18.0465443134308">
                <text:p>18.0465443134308</text:p>
              </table:table-cell>
              <table:table-cell office:value-type="float" office:value="18.0799021720886">
                <text:p>18.0799021720886</text:p>
              </table:table-cell>
              <table:table-cell office:value-type="float" office:value="18.1132597923279">
                <text:p>18.1132597923279</text:p>
              </table:table-cell>
              <table:table-cell office:value-type="float" office:value="18.1466166973114">
                <text:p>18.1466166973114</text:p>
              </table:table-cell>
              <table:table-cell office:value-type="float" office:value="18.1799733638763">
                <text:p>18.1799733638763</text:p>
              </table:table-cell>
              <table:table-cell office:value-type="float" office:value="18.2133302688599">
                <text:p>18.2133302688599</text:p>
              </table:table-cell>
              <table:table-cell office:value-type="float" office:value="18.2466871738434">
                <text:p>18.2466871738434</text:p>
              </table:table-cell>
              <table:table-cell office:value-type="float" office:value="18.2800440788269">
                <text:p>18.2800440788269</text:p>
              </table:table-cell>
              <table:table-cell office:value-type="float" office:value="18.3134007453918">
                <text:p>18.3134007453918</text:p>
              </table:table-cell>
              <table:table-cell office:value-type="float" office:value="18.3467576503754">
                <text:p>18.3467576503754</text:p>
              </table:table-cell>
              <table:table-cell office:value-type="float" office:value="18.3801143169403">
                <text:p>18.3801143169403</text:p>
              </table:table-cell>
              <table:table-cell office:value-type="float" office:value="18.4134712219238">
                <text:p>18.4134712219238</text:p>
              </table:table-cell>
              <table:table-cell office:value-type="float" office:value="18.4468278884888">
                <text:p>18.4468278884888</text:p>
              </table:table-cell>
              <table:table-cell office:value-type="float" office:value="18.4801845550537">
                <text:p>18.4801845550537</text:p>
              </table:table-cell>
              <table:table-cell office:value-type="float" office:value="18.5135414600372">
                <text:p>18.5135414600372</text:p>
              </table:table-cell>
              <table:table-cell office:value-type="float" office:value="18.5468983650208">
                <text:p>18.5468983650208</text:p>
              </table:table-cell>
              <table:table-cell office:value-type="float" office:value="18.5802550315857">
                <text:p>18.5802550315857</text:p>
              </table:table-cell>
              <table:table-cell office:value-type="float" office:value="18.6136116981506">
                <text:p>18.6136116981506</text:p>
              </table:table-cell>
              <table:table-cell office:value-type="float" office:value="18.6469686031342">
                <text:p>18.6469686031342</text:p>
              </table:table-cell>
              <table:table-cell office:value-type="float" office:value="18.6803252696991">
                <text:p>18.6803252696991</text:p>
              </table:table-cell>
              <table:table-cell office:value-type="float" office:value="18.713681936264">
                <text:p>18.713681936264</text:p>
              </table:table-cell>
              <table:table-cell office:value-type="float" office:value="18.747038602829">
                <text:p>18.747038602829</text:p>
              </table:table-cell>
              <table:table-cell office:value-type="float" office:value="18.7803952693939">
                <text:p>18.7803952693939</text:p>
              </table:table-cell>
              <table:table-cell office:value-type="float" office:value="18.8137519359589">
                <text:p>18.8137519359589</text:p>
              </table:table-cell>
              <table:table-cell office:value-type="float" office:value="18.8471086025238">
                <text:p>18.8471086025238</text:p>
              </table:table-cell>
              <table:table-cell office:value-type="float" office:value="18.8804655075073">
                <text:p>18.8804655075073</text:p>
              </table:table-cell>
              <table:table-cell office:value-type="float" office:value="18.9138221740723">
                <text:p>18.9138221740723</text:p>
              </table:table-cell>
              <table:table-cell office:value-type="float" office:value="18.9471788406372">
                <text:p>18.9471788406372</text:p>
              </table:table-cell>
              <table:table-cell office:value-type="float" office:value="18.9805355072021">
                <text:p>18.9805355072021</text:p>
              </table:table-cell>
              <table:table-cell office:value-type="float" office:value="19.0138921737671">
                <text:p>19.0138921737671</text:p>
              </table:table-cell>
              <table:table-cell office:value-type="float" office:value="19.047248840332">
                <text:p>19.047248840332</text:p>
              </table:table-cell>
              <table:table-cell office:value-type="float" office:value="19.0806052684784">
                <text:p>19.0806052684784</text:p>
              </table:table-cell>
              <table:table-cell office:value-type="float" office:value="19.1139619350433">
                <text:p>19.1139619350433</text:p>
              </table:table-cell>
              <table:table-cell office:value-type="float" office:value="19.1473178863525">
                <text:p>19.1473178863525</text:p>
              </table:table-cell>
              <table:table-cell office:value-type="float" office:value="19.1806740760803">
                <text:p>19.1806740760803</text:p>
              </table:table-cell>
              <table:table-cell office:value-type="float" office:value="19.2140300273895">
                <text:p>19.2140300273895</text:p>
              </table:table-cell>
              <table:table-cell office:value-type="float" office:value="19.2473859786987">
                <text:p>19.2473859786987</text:p>
              </table:table-cell>
              <table:table-cell office:value-type="float" office:value="19.2807419300079">
                <text:p>19.2807419300079</text:p>
              </table:table-cell>
              <table:table-cell office:value-type="float" office:value="19.3140978813171">
                <text:p>19.3140978813171</text:p>
              </table:table-cell>
              <table:table-cell office:value-type="float" office:value="19.3474538326263">
                <text:p>19.3474538326263</text:p>
              </table:table-cell>
              <table:table-cell office:value-type="float" office:value="19.4141654968262">
                <text:p>19.4141654968262</text:p>
              </table:table-cell>
              <table:table-cell office:value-type="float" office:value="19.4475214481354">
                <text:p>19.4475214481354</text:p>
              </table:table-cell>
              <table:table-cell office:value-type="float" office:value="19.4808773994446">
                <text:p>19.4808773994446</text:p>
              </table:table-cell>
              <table:table-cell office:value-type="float" office:value="19.5142333507538">
                <text:p>19.5142333507538</text:p>
              </table:table-cell>
              <table:table-cell office:value-type="float" office:value="19.5809450149536">
                <text:p>19.5809450149536</text:p>
              </table:table-cell>
              <table:table-cell office:value-type="float" office:value="19.6476566791534">
                <text:p>19.6476566791534</text:p>
              </table:table-cell>
              <table:table-cell office:value-type="float" office:value="19.6810123920441">
                <text:p>19.6810123920441</text:p>
              </table:table-cell>
              <table:table-cell office:value-type="float" office:value="19.7477242946625">
                <text:p>19.7477242946625</text:p>
              </table:table-cell>
              <table:table-cell office:value-type="float" office:value="19.8144359588623">
                <text:p>19.8144359588623</text:p>
              </table:table-cell>
              <table:table-cell office:value-type="float" office:value="19.8811473846436">
                <text:p>19.8811473846436</text:p>
              </table:table-cell>
              <table:table-cell office:value-type="float" office:value="19.9478590488434">
                <text:p>19.9478590488434</text:p>
              </table:table-cell>
              <table:table-cell office:value-type="float" office:value="19.981214761734">
                <text:p>19.981214761734</text:p>
              </table:table-cell>
              <table:table-cell office:value-type="float" office:value="20.0812819004059">
                <text:p>20.0812819004059</text:p>
              </table:table-cell>
              <table:table-cell office:value-type="float" office:value="20.1479935646057">
                <text:p>20.1479935646057</text:p>
              </table:table-cell>
              <table:table-cell office:value-type="float" office:value="20.2147057056427">
                <text:p>20.2147057056427</text:p>
              </table:table-cell>
              <table:table-cell office:value-type="float" office:value="20.2814178466797">
                <text:p>20.2814178466797</text:p>
              </table:table-cell>
              <table:table-cell office:value-type="float" office:value="20.3147737979889">
                <text:p>20.3147737979889</text:p>
              </table:table-cell>
              <table:table-cell office:value-type="float" office:value="20.3481297492981">
                <text:p>20.3481297492981</text:p>
              </table:table-cell>
              <table:table-cell office:value-type="float" office:value="20.3814857006073">
                <text:p>20.3814857006073</text:p>
              </table:table-cell>
              <table:table-cell office:value-type="float" office:value="20.4148416519165">
                <text:p>20.4148416519165</text:p>
              </table:table-cell>
              <table:table-cell office:value-type="float" office:value="20.4481976032257">
                <text:p>20.4481976032257</text:p>
              </table:table-cell>
              <table:table-cell office:value-type="float" office:value="20.4815535545349">
                <text:p>20.4815535545349</text:p>
              </table:table-cell>
              <table:table-cell office:value-type="float" office:value="20.5149095058441">
                <text:p>20.5149095058441</text:p>
              </table:table-cell>
              <table:table-cell office:value-type="float" office:value="20.5482654571533">
                <text:p>20.5482654571533</text:p>
              </table:table-cell>
              <table:table-cell office:value-type="float" office:value="20.5816214084625">
                <text:p>20.5816214084625</text:p>
              </table:table-cell>
              <table:table-cell office:value-type="float" office:value="20.6149773597717">
                <text:p>20.6149773597717</text:p>
              </table:table-cell>
              <table:table-cell office:value-type="float" office:value="20.6483333110809">
                <text:p>20.6483333110809</text:p>
              </table:table-cell>
              <table:table-cell office:value-type="float" office:value="20.6816890239716">
                <text:p>20.6816890239716</text:p>
              </table:table-cell>
              <table:table-cell office:value-type="float" office:value="20.7150449752808">
                <text:p>20.7150449752808</text:p>
              </table:table-cell>
              <table:table-cell office:value-type="float" office:value="20.7484006881714">
                <text:p>20.7484006881714</text:p>
              </table:table-cell>
              <table:table-cell office:value-type="float" office:value="20.8151123523712">
                <text:p>20.8151123523712</text:p>
              </table:table-cell>
              <table:table-cell office:value-type="float" office:value="20.881824016571">
                <text:p>20.881824016571</text:p>
              </table:table-cell>
              <table:table-cell office:value-type="float" office:value="20.9485356807709">
                <text:p>20.9485356807709</text:p>
              </table:table-cell>
              <table:table-cell office:value-type="float" office:value="20.9818913936615">
                <text:p>20.9818913936615</text:p>
              </table:table-cell>
              <table:table-cell office:value-type="float" office:value="21.0152471065521">
                <text:p>21.0152471065521</text:p>
              </table:table-cell>
              <table:table-cell office:value-type="float" office:value="21.0486028194427">
                <text:p>21.0486028194427</text:p>
              </table:table-cell>
              <table:table-cell office:value-type="float" office:value="21.0819585323334">
                <text:p>21.0819585323334</text:p>
              </table:table-cell>
              <table:table-cell office:value-type="float" office:value="21.1153144836426">
                <text:p>21.1153144836426</text:p>
              </table:table-cell>
              <table:table-cell office:value-type="float" office:value="21.1486723423004">
                <text:p>21.1486723423004</text:p>
              </table:table-cell>
              <table:table-cell office:value-type="float" office:value="21.1820306777954">
                <text:p>21.1820306777954</text:p>
              </table:table-cell>
              <table:table-cell office:value-type="float" office:value="21.2153885364532">
                <text:p>21.2153885364532</text:p>
              </table:table-cell>
              <table:table-cell office:value-type="float" office:value="21.2487466335297">
                <text:p>21.2487466335297</text:p>
              </table:table-cell>
              <table:table-cell office:value-type="float" office:value="21.2821044921875">
                <text:p>21.2821044921875</text:p>
              </table:table-cell>
              <table:table-cell office:value-type="float" office:value="21.3154625892639">
                <text:p>21.3154625892639</text:p>
              </table:table-cell>
              <table:table-cell office:value-type="float" office:value="21.3488209247589">
                <text:p>21.3488209247589</text:p>
              </table:table-cell>
              <table:table-cell office:value-type="float" office:value="21.3821787834167">
                <text:p>21.3821787834167</text:p>
              </table:table-cell>
              <table:table-cell office:value-type="float" office:value="21.4155368804932">
                <text:p>21.4155368804932</text:p>
              </table:table-cell>
              <table:table-cell office:value-type="float" office:value="21.4488949775696">
                <text:p>21.4488949775696</text:p>
              </table:table-cell>
              <table:table-cell office:value-type="float" office:value="21.482253074646">
                <text:p>21.482253074646</text:p>
              </table:table-cell>
              <table:table-cell office:value-type="float" office:value="21.5156111717224">
                <text:p>21.5156111717224</text:p>
              </table:table-cell>
              <table:table-cell office:value-type="float" office:value="21.5489692687988">
                <text:p>21.5489692687988</text:p>
              </table:table-cell>
              <table:table-cell office:value-type="float" office:value="21.6156854629517">
                <text:p>21.6156854629517</text:p>
              </table:table-cell>
              <table:table-cell office:value-type="float" office:value="21.6824016571045">
                <text:p>21.6824016571045</text:p>
              </table:table-cell>
              <table:table-cell office:value-type="float" office:value="21.7491180896759">
                <text:p>21.7491180896759</text:p>
              </table:table-cell>
              <table:table-cell office:value-type="float" office:value="21.8158342838287">
                <text:p>21.8158342838287</text:p>
              </table:table-cell>
              <table:table-cell office:value-type="float" office:value="21.8825504779816">
                <text:p>21.8825504779816</text:p>
              </table:table-cell>
              <table:table-cell office:value-type="float" office:value="21.949266910553">
                <text:p>21.949266910553</text:p>
              </table:table-cell>
              <table:table-cell office:value-type="float" office:value="21.9826250076294">
                <text:p>21.9826250076294</text:p>
              </table:table-cell>
              <table:table-cell office:value-type="float" office:value="22.0493414402008">
                <text:p>22.0493414402008</text:p>
              </table:table-cell>
              <table:table-cell office:value-type="float" office:value="22.1160576343536">
                <text:p>22.1160576343536</text:p>
              </table:table-cell>
              <table:table-cell office:value-type="float" office:value="22.1827707290649">
                <text:p>22.1827707290649</text:p>
              </table:table-cell>
              <table:table-cell office:value-type="float" office:value="22.2161273956299">
                <text:p>22.2161273956299</text:p>
              </table:table-cell>
              <table:table-cell office:value-type="float" office:value="22.2494843006134">
                <text:p>22.2494843006134</text:p>
              </table:table-cell>
              <table:table-cell office:value-type="float" office:value="22.2828407287598">
                <text:p>22.2828407287598</text:p>
              </table:table-cell>
              <table:table-cell office:value-type="float" office:value="22.3495538234711">
                <text:p>22.3495538234711</text:p>
              </table:table-cell>
              <table:table-cell office:value-type="float" office:value="22.382910490036">
                <text:p>22.382910490036</text:p>
              </table:table-cell>
              <table:table-cell office:value-type="float" office:value="22.4162669181824">
                <text:p>22.4162669181824</text:p>
              </table:table-cell>
              <table:table-cell office:value-type="float" office:value="22.4496235847473">
                <text:p>22.4496235847473</text:p>
              </table:table-cell>
              <table:table-cell office:value-type="float" office:value="22.4829800128937">
                <text:p>22.4829800128937</text:p>
              </table:table-cell>
            </table:table-row>
            <table:table-row>
              <table:table-cell office:value-type="string">
                <text:p>y_disp-axis</text:p>
                <draw:g>
                  <svg:desc>tfoot8.A6:tfoot8.A6</svg:desc>
                </draw:g>
              </table:table-cell>
              <table:table-cell office:value-type="float" office:value="0.29796002968708">
                <text:p>0.29796002968708</text:p>
                <draw:g>
                  <svg:desc>tfoot8.B6:tfoot8.LK6</svg:desc>
                </draw:g>
              </table:table-cell>
              <table:table-cell office:value-type="float" office:value="0.297960344532272">
                <text:p>0.297960344532272</text:p>
              </table:table-cell>
              <table:table-cell office:value-type="float" office:value="0.297942169431638">
                <text:p>0.297942169431638</text:p>
              </table:table-cell>
              <table:table-cell office:value-type="float" office:value="0.297961099859994">
                <text:p>0.297961099859994</text:p>
              </table:table-cell>
              <table:table-cell office:value-type="float" office:value="0.297959083452079">
                <text:p>0.297959083452079</text:p>
              </table:table-cell>
              <table:table-cell office:value-type="float" office:value="0.297969416782101">
                <text:p>0.297969416782101</text:p>
              </table:table-cell>
              <table:table-cell office:value-type="float" office:value="0.297966109867876">
                <text:p>0.297966109867876</text:p>
              </table:table-cell>
              <table:table-cell office:value-type="float" office:value="0.297972506827724">
                <text:p>0.297972506827724</text:p>
              </table:table-cell>
              <table:table-cell office:value-type="float" office:value="0.297960581882691">
                <text:p>0.297960581882691</text:p>
              </table:table-cell>
              <table:table-cell office:value-type="float" office:value="0.297972531013842">
                <text:p>0.297972531013842</text:p>
              </table:table-cell>
              <table:table-cell office:value-type="float" office:value="0.297973528651405">
                <text:p>0.297973528651405</text:p>
              </table:table-cell>
              <table:table-cell office:value-type="float" office:value="0.297942722741307">
                <text:p>0.297942722741307</text:p>
              </table:table-cell>
              <table:table-cell office:value-type="float" office:value="0.297934249006051">
                <text:p>0.297934249006051</text:p>
              </table:table-cell>
              <table:table-cell office:value-type="float" office:value="0.297968010754765">
                <text:p>0.297968010754765</text:p>
              </table:table-cell>
              <table:table-cell office:value-type="float" office:value="0.297981517458755">
                <text:p>0.297981517458755</text:p>
              </table:table-cell>
              <table:table-cell office:value-type="float" office:value="0.297970868992452">
                <text:p>0.297970868992452</text:p>
              </table:table-cell>
              <table:table-cell office:value-type="float" office:value="0.297966652413555">
                <text:p>0.297966652413555</text:p>
              </table:table-cell>
              <table:table-cell office:value-type="float" office:value="0.297982581545288">
                <text:p>0.297982581545288</text:p>
              </table:table-cell>
              <table:table-cell office:value-type="float" office:value="0.297966437603832">
                <text:p>0.297966437603832</text:p>
              </table:table-cell>
              <table:table-cell office:value-type="float" office:value="0.297973808288526">
                <text:p>0.297973808288526</text:p>
              </table:table-cell>
              <table:table-cell office:value-type="float" office:value="0.297978695070196">
                <text:p>0.297978695070196</text:p>
              </table:table-cell>
              <table:table-cell office:value-type="float" office:value="0.298179564759564">
                <text:p>0.298179564759564</text:p>
              </table:table-cell>
              <table:table-cell office:value-type="float" office:value="0.298011926112433">
                <text:p>0.298011926112433</text:p>
              </table:table-cell>
              <table:table-cell office:value-type="float" office:value="0.297919338130116">
                <text:p>0.297919338130116</text:p>
              </table:table-cell>
              <table:table-cell office:value-type="float" office:value="0.297933480730896">
                <text:p>0.297933480730896</text:p>
              </table:table-cell>
              <table:table-cell office:value-type="float" office:value="0.297951587352467">
                <text:p>0.297951587352467</text:p>
              </table:table-cell>
              <table:table-cell office:value-type="float" office:value="0.297917925246327">
                <text:p>0.297917925246327</text:p>
              </table:table-cell>
              <table:table-cell office:value-type="float" office:value="0.297981567071529">
                <text:p>0.297981567071529</text:p>
              </table:table-cell>
              <table:table-cell office:value-type="float" office:value="0.297967861365915">
                <text:p>0.297967861365915</text:p>
              </table:table-cell>
              <table:table-cell office:value-type="float" office:value="0.297962134467984">
                <text:p>0.297962134467984</text:p>
              </table:table-cell>
              <table:table-cell office:value-type="float" office:value="0.297981350872129">
                <text:p>0.297981350872129</text:p>
              </table:table-cell>
              <table:table-cell office:value-type="float" office:value="0.297974655924822">
                <text:p>0.297974655924822</text:p>
              </table:table-cell>
              <table:table-cell office:value-type="float" office:value="0.297978341815311">
                <text:p>0.297978341815311</text:p>
              </table:table-cell>
              <table:table-cell office:value-type="float" office:value="0.298003809939134">
                <text:p>0.298003809939134</text:p>
              </table:table-cell>
              <table:table-cell office:value-type="float" office:value="0.298028619291654">
                <text:p>0.298028619291654</text:p>
              </table:table-cell>
              <table:table-cell office:value-type="float" office:value="0.297765127378206">
                <text:p>0.297765127378206</text:p>
              </table:table-cell>
              <table:table-cell office:value-type="float" office:value="0.297061545455517">
                <text:p>0.297061545455517</text:p>
              </table:table-cell>
              <table:table-cell office:value-type="float" office:value="0.2969019192853">
                <text:p>0.2969019192853</text:p>
              </table:table-cell>
              <table:table-cell office:value-type="float" office:value="0.297034703799533">
                <text:p>0.297034703799533</text:p>
              </table:table-cell>
              <table:table-cell office:value-type="float" office:value="0.297112641398881">
                <text:p>0.297112641398881</text:p>
              </table:table-cell>
              <table:table-cell office:value-type="float" office:value="0.297576139443954">
                <text:p>0.297576139443954</text:p>
              </table:table-cell>
              <table:table-cell office:value-type="float" office:value="0.298214974773177">
                <text:p>0.298214974773177</text:p>
              </table:table-cell>
              <table:table-cell office:value-type="float" office:value="0.297776227057747">
                <text:p>0.297776227057747</text:p>
              </table:table-cell>
              <table:table-cell office:value-type="float" office:value="0.296433128167918">
                <text:p>0.296433128167918</text:p>
              </table:table-cell>
              <table:table-cell office:value-type="float" office:value="0.299180057534902">
                <text:p>0.299180057534902</text:p>
              </table:table-cell>
              <table:table-cell office:value-type="float" office:value="0.317611216396065">
                <text:p>0.317611216396065</text:p>
              </table:table-cell>
              <table:table-cell office:value-type="float" office:value="0.336456321059768">
                <text:p>0.336456321059768</text:p>
              </table:table-cell>
              <table:table-cell office:value-type="float" office:value="0.33784014163171">
                <text:p>0.33784014163171</text:p>
              </table:table-cell>
              <table:table-cell office:value-type="float" office:value="0.33652394380792">
                <text:p>0.33652394380792</text:p>
              </table:table-cell>
              <table:table-cell office:value-type="float" office:value="0.32824408763548">
                <text:p>0.32824408763548</text:p>
              </table:table-cell>
              <table:table-cell office:value-type="float" office:value="0.324750825650334">
                <text:p>0.324750825650334</text:p>
              </table:table-cell>
              <table:table-cell office:value-type="float" office:value="0.299390105564202">
                <text:p>0.299390105564202</text:p>
              </table:table-cell>
              <table:table-cell office:value-type="float" office:value="0.298360112775171">
                <text:p>0.298360112775171</text:p>
              </table:table-cell>
              <table:table-cell office:value-type="float" office:value="0.290306637186682">
                <text:p>0.290306637186682</text:p>
              </table:table-cell>
              <table:table-cell office:value-type="float" office:value="0.288146955751203">
                <text:p>0.288146955751203</text:p>
              </table:table-cell>
              <table:table-cell office:value-type="float" office:value="0.286728438068393">
                <text:p>0.286728438068393</text:p>
              </table:table-cell>
              <table:table-cell office:value-type="float" office:value="0.324930184604102">
                <text:p>0.324930184604102</text:p>
              </table:table-cell>
              <table:table-cell office:value-type="float" office:value="0.329515255459887">
                <text:p>0.329515255459887</text:p>
              </table:table-cell>
              <table:table-cell office:value-type="float" office:value="0.329252186000692">
                <text:p>0.329252186000692</text:p>
              </table:table-cell>
              <table:table-cell office:value-type="float" office:value="0.326935580360165">
                <text:p>0.326935580360165</text:p>
              </table:table-cell>
              <table:table-cell office:value-type="float" office:value="0.286371043396791">
                <text:p>0.286371043396791</text:p>
              </table:table-cell>
              <table:table-cell office:value-type="float" office:value="0.28128236583634">
                <text:p>0.28128236583634</text:p>
              </table:table-cell>
              <table:table-cell office:value-type="float" office:value="0.305222889451297">
                <text:p>0.305222889451297</text:p>
              </table:table-cell>
              <table:table-cell office:value-type="float" office:value="0.305723314154257">
                <text:p>0.305723314154257</text:p>
              </table:table-cell>
              <table:table-cell office:value-type="float" office:value="0.305556576721977">
                <text:p>0.305556576721977</text:p>
              </table:table-cell>
              <table:table-cell office:value-type="float" office:value="0.30352162938285">
                <text:p>0.30352162938285</text:p>
              </table:table-cell>
              <table:table-cell office:value-type="float" office:value="0.30152076481502">
                <text:p>0.30152076481502</text:p>
              </table:table-cell>
              <table:table-cell office:value-type="float" office:value="0.298184048334544">
                <text:p>0.298184048334544</text:p>
              </table:table-cell>
              <table:table-cell office:value-type="float" office:value="0.293121655470422">
                <text:p>0.293121655470422</text:p>
              </table:table-cell>
              <table:table-cell office:value-type="float" office:value="0.316391637093771">
                <text:p>0.316391637093771</text:p>
              </table:table-cell>
              <table:table-cell office:value-type="float" office:value="0.328832569576406">
                <text:p>0.328832569576406</text:p>
              </table:table-cell>
              <table:table-cell office:value-type="float" office:value="0.332287762417666">
                <text:p>0.332287762417666</text:p>
              </table:table-cell>
              <table:table-cell office:value-type="float" office:value="0.331792115928252">
                <text:p>0.331792115928252</text:p>
              </table:table-cell>
              <table:table-cell office:value-type="float" office:value="0.327867239820469">
                <text:p>0.327867239820469</text:p>
              </table:table-cell>
              <table:table-cell office:value-type="float" office:value="0.325993036351667">
                <text:p>0.325993036351667</text:p>
              </table:table-cell>
              <table:table-cell office:value-type="float" office:value="0.328315575480938">
                <text:p>0.328315575480938</text:p>
              </table:table-cell>
              <table:table-cell office:value-type="float" office:value="0.323956389459427">
                <text:p>0.323956389459427</text:p>
              </table:table-cell>
              <table:table-cell office:value-type="float" office:value="0.312761684732308">
                <text:p>0.312761684732308</text:p>
              </table:table-cell>
              <table:table-cell office:value-type="float" office:value="0.309283696730389">
                <text:p>0.309283696730389</text:p>
              </table:table-cell>
              <table:table-cell office:value-type="float" office:value="0.309549736759511">
                <text:p>0.309549736759511</text:p>
              </table:table-cell>
              <table:table-cell office:value-type="float" office:value="0.305602735978812">
                <text:p>0.305602735978812</text:p>
              </table:table-cell>
              <table:table-cell office:value-type="float" office:value="0.305723599005005">
                <text:p>0.305723599005005</text:p>
              </table:table-cell>
              <table:table-cell office:value-type="float" office:value="0.306035154621495">
                <text:p>0.306035154621495</text:p>
              </table:table-cell>
              <table:table-cell office:value-type="float" office:value="0.302720821203484">
                <text:p>0.302720821203484</text:p>
              </table:table-cell>
              <table:table-cell office:value-type="float" office:value="0.294782688711631">
                <text:p>0.294782688711631</text:p>
              </table:table-cell>
              <table:table-cell office:value-type="float" office:value="0.292128752154316">
                <text:p>0.292128752154316</text:p>
              </table:table-cell>
              <table:table-cell office:value-type="float" office:value="0.290865956313621">
                <text:p>0.290865956313621</text:p>
              </table:table-cell>
              <table:table-cell office:value-type="float" office:value="0.332366576886781">
                <text:p>0.332366576886781</text:p>
              </table:table-cell>
              <table:table-cell office:value-type="float" office:value="0.333535471204502">
                <text:p>0.333535471204502</text:p>
              </table:table-cell>
              <table:table-cell office:value-type="float" office:value="0.331932826602576">
                <text:p>0.331932826602576</text:p>
              </table:table-cell>
              <table:table-cell office:value-type="float" office:value="0.301380587337599">
                <text:p>0.301380587337599</text:p>
              </table:table-cell>
              <table:table-cell office:value-type="float" office:value="0.292241143440753">
                <text:p>0.292241143440753</text:p>
              </table:table-cell>
              <table:table-cell office:value-type="float" office:value="0.306068354513284">
                <text:p>0.306068354513284</text:p>
              </table:table-cell>
              <table:table-cell office:value-type="float" office:value="0.305654369315304">
                <text:p>0.305654369315304</text:p>
              </table:table-cell>
              <table:table-cell office:value-type="float" office:value="0.305336987604234">
                <text:p>0.305336987604234</text:p>
              </table:table-cell>
              <table:table-cell office:value-type="float" office:value="0.304432441906825">
                <text:p>0.304432441906825</text:p>
              </table:table-cell>
              <table:table-cell office:value-type="float" office:value="0.303546261528593">
                <text:p>0.303546261528593</text:p>
              </table:table-cell>
              <table:table-cell office:value-type="float" office:value="0.302569955537019">
                <text:p>0.302569955537019</text:p>
              </table:table-cell>
              <table:table-cell office:value-type="float" office:value="0.300561439055562">
                <text:p>0.300561439055562</text:p>
              </table:table-cell>
              <table:table-cell office:value-type="float" office:value="0.297195730188077">
                <text:p>0.297195730188077</text:p>
              </table:table-cell>
              <table:table-cell office:value-type="float" office:value="0.328666128775015">
                <text:p>0.328666128775015</text:p>
              </table:table-cell>
              <table:table-cell office:value-type="float" office:value="0.331167744962902">
                <text:p>0.331167744962902</text:p>
              </table:table-cell>
              <table:table-cell office:value-type="float" office:value="0.333462165145692">
                <text:p>0.333462165145692</text:p>
              </table:table-cell>
              <table:table-cell office:value-type="float" office:value="0.333883740740446">
                <text:p>0.333883740740446</text:p>
              </table:table-cell>
              <table:table-cell office:value-type="float" office:value="0.33296182982899">
                <text:p>0.33296182982899</text:p>
              </table:table-cell>
              <table:table-cell office:value-type="float" office:value="0.332181160770963">
                <text:p>0.332181160770963</text:p>
              </table:table-cell>
              <table:table-cell office:value-type="float" office:value="0.331146513034134">
                <text:p>0.331146513034134</text:p>
              </table:table-cell>
              <table:table-cell office:value-type="float" office:value="0.330447498912871">
                <text:p>0.330447498912871</text:p>
              </table:table-cell>
              <table:table-cell office:value-type="float" office:value="0.33120675301013">
                <text:p>0.33120675301013</text:p>
              </table:table-cell>
              <table:table-cell office:value-type="float" office:value="0.331720655874875">
                <text:p>0.331720655874875</text:p>
              </table:table-cell>
              <table:table-cell office:value-type="float" office:value="0.328372787103927">
                <text:p>0.328372787103927</text:p>
              </table:table-cell>
              <table:table-cell office:value-type="float" office:value="0.308824863913377">
                <text:p>0.308824863913377</text:p>
              </table:table-cell>
              <table:table-cell office:value-type="float" office:value="0.30746328289713">
                <text:p>0.30746328289713</text:p>
              </table:table-cell>
              <table:table-cell office:value-type="float" office:value="0.301014101812772">
                <text:p>0.301014101812772</text:p>
              </table:table-cell>
              <table:table-cell office:value-type="float" office:value="0.336453575566155">
                <text:p>0.336453575566155</text:p>
              </table:table-cell>
              <table:table-cell office:value-type="float" office:value="0.337520862853294">
                <text:p>0.337520862853294</text:p>
              </table:table-cell>
              <table:table-cell office:value-type="float" office:value="0.336578935191478">
                <text:p>0.336578935191478</text:p>
              </table:table-cell>
              <table:table-cell office:value-type="float" office:value="0.332624935126924">
                <text:p>0.332624935126924</text:p>
              </table:table-cell>
              <table:table-cell office:value-type="float" office:value="0.320428110472994">
                <text:p>0.320428110472994</text:p>
              </table:table-cell>
              <table:table-cell office:value-type="float" office:value="0.310625844012035">
                <text:p>0.310625844012035</text:p>
              </table:table-cell>
              <table:table-cell office:value-type="float" office:value="0.301304528617244">
                <text:p>0.301304528617244</text:p>
              </table:table-cell>
              <table:table-cell office:value-type="float" office:value="0.297407405174577">
                <text:p>0.297407405174577</text:p>
              </table:table-cell>
              <table:table-cell office:value-type="float" office:value="0.302862494901719">
                <text:p>0.302862494901719</text:p>
              </table:table-cell>
              <table:table-cell office:value-type="float" office:value="0.307482043113455">
                <text:p>0.307482043113455</text:p>
              </table:table-cell>
              <table:table-cell office:value-type="float" office:value="0.30794649545271">
                <text:p>0.30794649545271</text:p>
              </table:table-cell>
              <table:table-cell office:value-type="float" office:value="0.306326179486805">
                <text:p>0.306326179486805</text:p>
              </table:table-cell>
              <table:table-cell office:value-type="float" office:value="0.30631859115882">
                <text:p>0.30631859115882</text:p>
              </table:table-cell>
              <table:table-cell office:value-type="float" office:value="0.306106956232752">
                <text:p>0.306106956232752</text:p>
              </table:table-cell>
              <table:table-cell office:value-type="float" office:value="0.305732012166456">
                <text:p>0.305732012166456</text:p>
              </table:table-cell>
              <table:table-cell office:value-type="float" office:value="0.303460498192488">
                <text:p>0.303460498192488</text:p>
              </table:table-cell>
              <table:table-cell office:value-type="float" office:value="0.302432420730329">
                <text:p>0.302432420730329</text:p>
              </table:table-cell>
              <table:table-cell office:value-type="float" office:value="0.299104178146757">
                <text:p>0.299104178146757</text:p>
              </table:table-cell>
              <table:table-cell office:value-type="float" office:value="0.297380097251914">
                <text:p>0.297380097251914</text:p>
              </table:table-cell>
              <table:table-cell office:value-type="float" office:value="0.321183587451152">
                <text:p>0.321183587451152</text:p>
              </table:table-cell>
              <table:table-cell office:value-type="float" office:value="0.325146136251174">
                <text:p>0.325146136251174</text:p>
              </table:table-cell>
              <table:table-cell office:value-type="float" office:value="0.333782445165854">
                <text:p>0.333782445165854</text:p>
              </table:table-cell>
              <table:table-cell office:value-type="float" office:value="0.336131279901429">
                <text:p>0.336131279901429</text:p>
              </table:table-cell>
              <table:table-cell office:value-type="float" office:value="0.337034190601987">
                <text:p>0.337034190601987</text:p>
              </table:table-cell>
              <table:table-cell office:value-type="float" office:value="0.333909456725532">
                <text:p>0.333909456725532</text:p>
              </table:table-cell>
              <table:table-cell office:value-type="float" office:value="0.331024612840304">
                <text:p>0.331024612840304</text:p>
              </table:table-cell>
              <table:table-cell office:value-type="float" office:value="0.330519729567704">
                <text:p>0.330519729567704</text:p>
              </table:table-cell>
              <table:table-cell office:value-type="float" office:value="0.328514836153071">
                <text:p>0.328514836153071</text:p>
              </table:table-cell>
              <table:table-cell office:value-type="float" office:value="0.321382440260293">
                <text:p>0.321382440260293</text:p>
              </table:table-cell>
              <table:table-cell office:value-type="float" office:value="0.315459443045724">
                <text:p>0.315459443045724</text:p>
              </table:table-cell>
              <table:table-cell office:value-type="float" office:value="0.307168919189073">
                <text:p>0.307168919189073</text:p>
              </table:table-cell>
              <table:table-cell office:value-type="float" office:value="0.305464350722173">
                <text:p>0.305464350722173</text:p>
              </table:table-cell>
              <table:table-cell office:value-type="float" office:value="0.298775744837093">
                <text:p>0.298775744837093</text:p>
              </table:table-cell>
              <table:table-cell office:value-type="float" office:value="0.296573769373458">
                <text:p>0.296573769373458</text:p>
              </table:table-cell>
              <table:table-cell office:value-type="float" office:value="0.296072920261373">
                <text:p>0.296072920261373</text:p>
              </table:table-cell>
              <table:table-cell office:value-type="float" office:value="0.29920543027404">
                <text:p>0.29920543027404</text:p>
              </table:table-cell>
              <table:table-cell office:value-type="float" office:value="0.336136143036165">
                <text:p>0.336136143036165</text:p>
              </table:table-cell>
              <table:table-cell office:value-type="float" office:value="0.336669507355897">
                <text:p>0.336669507355897</text:p>
              </table:table-cell>
              <table:table-cell office:value-type="float" office:value="0.334635823095155">
                <text:p>0.334635823095155</text:p>
              </table:table-cell>
              <table:table-cell office:value-type="float" office:value="0.325375423337858">
                <text:p>0.325375423337858</text:p>
              </table:table-cell>
              <table:table-cell office:value-type="float" office:value="0.312086366959636">
                <text:p>0.312086366959636</text:p>
              </table:table-cell>
              <table:table-cell office:value-type="float" office:value="0.302601915926698">
                <text:p>0.302601915926698</text:p>
              </table:table-cell>
              <table:table-cell office:value-type="float" office:value="0.296024365963531">
                <text:p>0.296024365963531</text:p>
              </table:table-cell>
              <table:table-cell office:value-type="float" office:value="0.292918456974016">
                <text:p>0.292918456974016</text:p>
              </table:table-cell>
              <table:table-cell office:value-type="float" office:value="0.297809383016241">
                <text:p>0.297809383016241</text:p>
              </table:table-cell>
              <table:table-cell office:value-type="float" office:value="0.3092921484574">
                <text:p>0.3092921484574</text:p>
              </table:table-cell>
              <table:table-cell office:value-type="float" office:value="0.310793986366202">
                <text:p>0.310793986366202</text:p>
              </table:table-cell>
              <table:table-cell office:value-type="float" office:value="0.306412036290872">
                <text:p>0.306412036290872</text:p>
              </table:table-cell>
              <table:table-cell office:value-type="float" office:value="0.307960022525072">
                <text:p>0.307960022525072</text:p>
              </table:table-cell>
              <table:table-cell office:value-type="float" office:value="0.308569543921129">
                <text:p>0.308569543921129</text:p>
              </table:table-cell>
              <table:table-cell office:value-type="float" office:value="0.307631618719472">
                <text:p>0.307631618719472</text:p>
              </table:table-cell>
              <table:table-cell office:value-type="float" office:value="0.307517225799065">
                <text:p>0.307517225799065</text:p>
              </table:table-cell>
              <table:table-cell office:value-type="float" office:value="0.304093719945634">
                <text:p>0.304093719945634</text:p>
              </table:table-cell>
              <table:table-cell office:value-type="float" office:value="0.336575179864134">
                <text:p>0.336575179864134</text:p>
              </table:table-cell>
              <table:table-cell office:value-type="float" office:value="0.340669054058359">
                <text:p>0.340669054058359</text:p>
              </table:table-cell>
              <table:table-cell office:value-type="float" office:value="0.311659858401477">
                <text:p>0.311659858401477</text:p>
              </table:table-cell>
              <table:table-cell office:value-type="float" office:value="0.311171261876292">
                <text:p>0.311171261876292</text:p>
              </table:table-cell>
              <table:table-cell office:value-type="float" office:value="0.311006409933481">
                <text:p>0.311006409933481</text:p>
              </table:table-cell>
              <table:table-cell office:value-type="float" office:value="0.310985270746927">
                <text:p>0.310985270746927</text:p>
              </table:table-cell>
              <table:table-cell office:value-type="float" office:value="0.337348280006371">
                <text:p>0.337348280006371</text:p>
              </table:table-cell>
              <table:table-cell office:value-type="float" office:value="0.336755102622522">
                <text:p>0.336755102622522</text:p>
              </table:table-cell>
              <table:table-cell office:value-type="float" office:value="0.327998382252331">
                <text:p>0.327998382252331</text:p>
              </table:table-cell>
              <table:table-cell office:value-type="float" office:value="0.32444496065315">
                <text:p>0.32444496065315</text:p>
              </table:table-cell>
              <table:table-cell office:value-type="float" office:value="0.322289945274452">
                <text:p>0.322289945274452</text:p>
              </table:table-cell>
              <table:table-cell office:value-type="float" office:value="0.318414160093926">
                <text:p>0.318414160093926</text:p>
              </table:table-cell>
              <table:table-cell office:value-type="float" office:value="0.315047920945962">
                <text:p>0.315047920945962</text:p>
              </table:table-cell>
              <table:table-cell office:value-type="float" office:value="0.310493715556316">
                <text:p>0.310493715556316</text:p>
              </table:table-cell>
              <table:table-cell office:value-type="float" office:value="0.308258121165348">
                <text:p>0.308258121165348</text:p>
              </table:table-cell>
              <table:table-cell office:value-type="float" office:value="0.307445907155032">
                <text:p>0.307445907155032</text:p>
              </table:table-cell>
              <table:table-cell office:value-type="float" office:value="0.30762510692493">
                <text:p>0.30762510692493</text:p>
              </table:table-cell>
              <table:table-cell office:value-type="float" office:value="0.306760629713838">
                <text:p>0.306760629713838</text:p>
              </table:table-cell>
              <table:table-cell office:value-type="float" office:value="0.306074279304603">
                <text:p>0.306074279304603</text:p>
              </table:table-cell>
              <table:table-cell office:value-type="float" office:value="0.304488245771573">
                <text:p>0.304488245771573</text:p>
              </table:table-cell>
              <table:table-cell office:value-type="float" office:value="0.304508761389568">
                <text:p>0.304508761389568</text:p>
              </table:table-cell>
              <table:table-cell office:value-type="float" office:value="0.339144195474478">
                <text:p>0.339144195474478</text:p>
              </table:table-cell>
              <table:table-cell office:value-type="float" office:value="0.339288717507455">
                <text:p>0.339288717507455</text:p>
              </table:table-cell>
              <table:table-cell office:value-type="float" office:value="0.337914394780406">
                <text:p>0.337914394780406</text:p>
              </table:table-cell>
              <table:table-cell office:value-type="float" office:value="0.329560625446545">
                <text:p>0.329560625446545</text:p>
              </table:table-cell>
              <table:table-cell office:value-type="float" office:value="0.320344412732857">
                <text:p>0.320344412732857</text:p>
              </table:table-cell>
              <table:table-cell office:value-type="float" office:value="0.31277117226177">
                <text:p>0.31277117226177</text:p>
              </table:table-cell>
              <table:table-cell office:value-type="float" office:value="0.299316358777331">
                <text:p>0.299316358777331</text:p>
              </table:table-cell>
              <table:table-cell office:value-type="float" office:value="0.304031043140819">
                <text:p>0.304031043140819</text:p>
              </table:table-cell>
              <table:table-cell office:value-type="float" office:value="0.308026359457134">
                <text:p>0.308026359457134</text:p>
              </table:table-cell>
              <table:table-cell office:value-type="float" office:value="0.305900043643994">
                <text:p>0.305900043643994</text:p>
              </table:table-cell>
              <table:table-cell office:value-type="float" office:value="0.305200282673819">
                <text:p>0.305200282673819</text:p>
              </table:table-cell>
              <table:table-cell office:value-type="float" office:value="0.304786174060384">
                <text:p>0.304786174060384</text:p>
              </table:table-cell>
              <table:table-cell office:value-type="float" office:value="0.303473231231921">
                <text:p>0.303473231231921</text:p>
              </table:table-cell>
              <table:table-cell office:value-type="float" office:value="0.303463947405233">
                <text:p>0.303463947405233</text:p>
              </table:table-cell>
              <table:table-cell office:value-type="float" office:value="0.303339793611813">
                <text:p>0.303339793611813</text:p>
              </table:table-cell>
              <table:table-cell office:value-type="float" office:value="0.303296065188973">
                <text:p>0.303296065188973</text:p>
              </table:table-cell>
              <table:table-cell office:value-type="float" office:value="0.303324489934865">
                <text:p>0.303324489934865</text:p>
              </table:table-cell>
              <table:table-cell office:value-type="float" office:value="0.303418079944603">
                <text:p>0.303418079944603</text:p>
              </table:table-cell>
              <table:table-cell office:value-type="float" office:value="0.303500821728783">
                <text:p>0.303500821728783</text:p>
              </table:table-cell>
              <table:table-cell office:value-type="float" office:value="0.303652302802202">
                <text:p>0.303652302802202</text:p>
              </table:table-cell>
              <table:table-cell office:value-type="float" office:value="0.30370185041579">
                <text:p>0.30370185041579</text:p>
              </table:table-cell>
              <table:table-cell office:value-type="float" office:value="0.303876605685457">
                <text:p>0.303876605685457</text:p>
              </table:table-cell>
              <table:table-cell office:value-type="float" office:value="0.303827925935895">
                <text:p>0.303827925935895</text:p>
              </table:table-cell>
              <table:table-cell office:value-type="float" office:value="0.303774100829868">
                <text:p>0.303774100829868</text:p>
              </table:table-cell>
              <table:table-cell office:value-type="float" office:value="0.303792547784286">
                <text:p>0.303792547784286</text:p>
              </table:table-cell>
              <table:table-cell office:value-type="float" office:value="0.303763525316087">
                <text:p>0.303763525316087</text:p>
              </table:table-cell>
              <table:table-cell office:value-type="float" office:value="0.303752839251059">
                <text:p>0.303752839251059</text:p>
              </table:table-cell>
              <table:table-cell office:value-type="float" office:value="0.303785695055201">
                <text:p>0.303785695055201</text:p>
              </table:table-cell>
              <table:table-cell office:value-type="float" office:value="0.303782705738278">
                <text:p>0.303782705738278</text:p>
              </table:table-cell>
              <table:table-cell office:value-type="float" office:value="0.303805466436385">
                <text:p>0.303805466436385</text:p>
              </table:table-cell>
              <table:table-cell office:value-type="float" office:value="0.303780494146114">
                <text:p>0.303780494146114</text:p>
              </table:table-cell>
              <table:table-cell office:value-type="float" office:value="0.303766364871722">
                <text:p>0.303766364871722</text:p>
              </table:table-cell>
              <table:table-cell office:value-type="float" office:value="0.303771322022335">
                <text:p>0.303771322022335</text:p>
              </table:table-cell>
              <table:table-cell office:value-type="float" office:value="0.303813610317421">
                <text:p>0.303813610317421</text:p>
              </table:table-cell>
              <table:table-cell office:value-type="float" office:value="0.303784032797839">
                <text:p>0.303784032797839</text:p>
              </table:table-cell>
              <table:table-cell office:value-type="float" office:value="0.303786433328703">
                <text:p>0.303786433328703</text:p>
              </table:table-cell>
              <table:table-cell office:value-type="float" office:value="0.30375788761662">
                <text:p>0.30375788761662</text:p>
              </table:table-cell>
              <table:table-cell office:value-type="float" office:value="0.303781631041966">
                <text:p>0.303781631041966</text:p>
              </table:table-cell>
              <table:table-cell office:value-type="float" office:value="0.303787697453934">
                <text:p>0.303787697453934</text:p>
              </table:table-cell>
              <table:table-cell office:value-type="float" office:value="0.303796949983835">
                <text:p>0.303796949983835</text:p>
              </table:table-cell>
              <table:table-cell office:value-type="float" office:value="0.303835898977565">
                <text:p>0.303835898977565</text:p>
              </table:table-cell>
              <table:table-cell office:value-type="float" office:value="0.303802128507569">
                <text:p>0.303802128507569</text:p>
              </table:table-cell>
              <table:table-cell office:value-type="float" office:value="0.303808599497095">
                <text:p>0.303808599497095</text:p>
              </table:table-cell>
              <table:table-cell office:value-type="float" office:value="0.303783547732948">
                <text:p>0.303783547732948</text:p>
              </table:table-cell>
              <table:table-cell office:value-type="float" office:value="0.303813973201014">
                <text:p>0.303813973201014</text:p>
              </table:table-cell>
              <table:table-cell office:value-type="float" office:value="0.303804980320421">
                <text:p>0.303804980320421</text:p>
              </table:table-cell>
              <table:table-cell office:value-type="float" office:value="0.303815708522182">
                <text:p>0.303815708522182</text:p>
              </table:table-cell>
              <table:table-cell office:value-type="float" office:value="0.303836124309879">
                <text:p>0.303836124309879</text:p>
              </table:table-cell>
              <table:table-cell office:value-type="float" office:value="0.303823639665816">
                <text:p>0.303823639665816</text:p>
              </table:table-cell>
              <table:table-cell office:value-type="float" office:value="0.303849337181137">
                <text:p>0.303849337181137</text:p>
              </table:table-cell>
              <table:table-cell office:value-type="float" office:value="0.30386181270283">
                <text:p>0.30386181270283</text:p>
              </table:table-cell>
              <table:table-cell office:value-type="float" office:value="0.303871667501539">
                <text:p>0.303871667501539</text:p>
              </table:table-cell>
              <table:table-cell office:value-type="float" office:value="0.303866332298246">
                <text:p>0.303866332298246</text:p>
              </table:table-cell>
              <table:table-cell office:value-type="float" office:value="0.303924608212305">
                <text:p>0.303924608212305</text:p>
              </table:table-cell>
              <table:table-cell office:value-type="float" office:value="0.303887433642517">
                <text:p>0.303887433642517</text:p>
              </table:table-cell>
              <table:table-cell office:value-type="float" office:value="0.303897367396503">
                <text:p>0.303897367396503</text:p>
              </table:table-cell>
              <table:table-cell office:value-type="float" office:value="0.303909933405877">
                <text:p>0.303909933405877</text:p>
              </table:table-cell>
              <table:table-cell office:value-type="float" office:value="0.303874556059396">
                <text:p>0.303874556059396</text:p>
              </table:table-cell>
              <table:table-cell office:value-type="float" office:value="0.303836005884622">
                <text:p>0.303836005884622</text:p>
              </table:table-cell>
              <table:table-cell office:value-type="float" office:value="0.303838703629144">
                <text:p>0.303838703629144</text:p>
              </table:table-cell>
              <table:table-cell office:value-type="float" office:value="0.303890681541622">
                <text:p>0.303890681541622</text:p>
              </table:table-cell>
              <table:table-cell office:value-type="float" office:value="0.303854428355143">
                <text:p>0.303854428355143</text:p>
              </table:table-cell>
              <table:table-cell office:value-type="float" office:value="0.303866450823535">
                <text:p>0.303866450823535</text:p>
              </table:table-cell>
              <table:table-cell office:value-type="float" office:value="0.303886398294898">
                <text:p>0.303886398294898</text:p>
              </table:table-cell>
              <table:table-cell office:value-type="float" office:value="0.303860950354626">
                <text:p>0.303860950354626</text:p>
              </table:table-cell>
              <table:table-cell office:value-type="float" office:value="0.303896899312002">
                <text:p>0.303896899312002</text:p>
              </table:table-cell>
              <table:table-cell office:value-type="float" office:value="0.303910927773891">
                <text:p>0.303910927773891</text:p>
              </table:table-cell>
              <table:table-cell office:value-type="float" office:value="0.303908806675417">
                <text:p>0.303908806675417</text:p>
              </table:table-cell>
              <table:table-cell office:value-type="float" office:value="0.303886108779993">
                <text:p>0.303886108779993</text:p>
              </table:table-cell>
              <table:table-cell office:value-type="float" office:value="0.303931674574511">
                <text:p>0.303931674574511</text:p>
              </table:table-cell>
              <table:table-cell office:value-type="float" office:value="0.303929130299483">
                <text:p>0.303929130299483</text:p>
              </table:table-cell>
              <table:table-cell office:value-type="float" office:value="0.303916087115126">
                <text:p>0.303916087115126</text:p>
              </table:table-cell>
              <table:table-cell office:value-type="float" office:value="0.303950578648016">
                <text:p>0.303950578648016</text:p>
              </table:table-cell>
              <table:table-cell office:value-type="float" office:value="0.303912893964868">
                <text:p>0.303912893964868</text:p>
              </table:table-cell>
              <table:table-cell office:value-type="float" office:value="0.303963389033494">
                <text:p>0.303963389033494</text:p>
              </table:table-cell>
              <table:table-cell office:value-type="float" office:value="0.303910393896569">
                <text:p>0.303910393896569</text:p>
              </table:table-cell>
              <table:table-cell office:value-type="float" office:value="0.303914377424471">
                <text:p>0.303914377424471</text:p>
              </table:table-cell>
              <table:table-cell office:value-type="float" office:value="0.303901249341739">
                <text:p>0.303901249341739</text:p>
              </table:table-cell>
              <table:table-cell office:value-type="float" office:value="0.303938725304399">
                <text:p>0.303938725304399</text:p>
              </table:table-cell>
              <table:table-cell office:value-type="float" office:value="0.30392132934765">
                <text:p>0.30392132934765</text:p>
              </table:table-cell>
              <table:table-cell office:value-type="float" office:value="0.303938949776426">
                <text:p>0.303938949776426</text:p>
              </table:table-cell>
              <table:table-cell office:value-type="float" office:value="0.303925049709212">
                <text:p>0.303925049709212</text:p>
              </table:table-cell>
              <table:table-cell office:value-type="float" office:value="0.303937591515001">
                <text:p>0.303937591515001</text:p>
              </table:table-cell>
              <table:table-cell office:value-type="float" office:value="0.303950998218838">
                <text:p>0.303950998218838</text:p>
              </table:table-cell>
              <table:table-cell office:value-type="float" office:value="0.303972387395072">
                <text:p>0.303972387395072</text:p>
              </table:table-cell>
              <table:table-cell office:value-type="float" office:value="0.303930188855945">
                <text:p>0.303930188855945</text:p>
              </table:table-cell>
              <table:table-cell office:value-type="float" office:value="0.303950967251977">
                <text:p>0.303950967251977</text:p>
              </table:table-cell>
              <table:table-cell office:value-type="float" office:value="0.303943396711751">
                <text:p>0.303943396711751</text:p>
              </table:table-cell>
              <table:table-cell office:value-type="float" office:value="0.303936338447204">
                <text:p>0.303936338447204</text:p>
              </table:table-cell>
              <table:table-cell office:value-type="float" office:value="0.303949406033904">
                <text:p>0.303949406033904</text:p>
              </table:table-cell>
              <table:table-cell office:value-type="float" office:value="0.30393751934183">
                <text:p>0.30393751934183</text:p>
              </table:table-cell>
              <table:table-cell office:value-type="float" office:value="0.303935408336454">
                <text:p>0.303935408336454</text:p>
              </table:table-cell>
              <table:table-cell office:value-type="float" office:value="0.303930474743601">
                <text:p>0.303930474743601</text:p>
              </table:table-cell>
              <table:table-cell office:value-type="float" office:value="0.303955623586004">
                <text:p>0.303955623586004</text:p>
              </table:table-cell>
              <table:table-cell office:value-type="float" office:value="0.30393296049888">
                <text:p>0.30393296049888</text:p>
              </table:table-cell>
              <table:table-cell office:value-type="float" office:value="0.303942432559746">
                <text:p>0.303942432559746</text:p>
              </table:table-cell>
              <table:table-cell office:value-type="float" office:value="0.303970341900756">
                <text:p>0.303970341900756</text:p>
              </table:table-cell>
              <table:table-cell office:value-type="float" office:value="0.303931656976563">
                <text:p>0.303931656976563</text:p>
              </table:table-cell>
              <table:table-cell office:value-type="float" office:value="0.303927264182816">
                <text:p>0.303927264182816</text:p>
              </table:table-cell>
              <table:table-cell office:value-type="float" office:value="0.303949590583837">
                <text:p>0.303949590583837</text:p>
              </table:table-cell>
              <table:table-cell office:value-type="float" office:value="0.303936440861902">
                <text:p>0.303936440861902</text:p>
              </table:table-cell>
              <table:table-cell office:value-type="float" office:value="0.303927615874475">
                <text:p>0.303927615874475</text:p>
              </table:table-cell>
              <table:table-cell office:value-type="float" office:value="0.30393507347836">
                <text:p>0.30393507347836</text:p>
              </table:table-cell>
              <table:table-cell office:value-type="float" office:value="0.30393831191794">
                <text:p>0.30393831191794</text:p>
              </table:table-cell>
              <table:table-cell office:value-type="float" office:value="0.303953311444476">
                <text:p>0.303953311444476</text:p>
              </table:table-cell>
              <table:table-cell office:value-type="float" office:value="0.303943974987861">
                <text:p>0.303943974987861</text:p>
              </table:table-cell>
              <table:table-cell office:value-type="float" office:value="0.303942039285724">
                <text:p>0.303942039285724</text:p>
              </table:table-cell>
              <table:table-cell office:value-type="float" office:value="0.303953838053239">
                <text:p>0.303953838053239</text:p>
              </table:table-cell>
              <table:table-cell office:value-type="float" office:value="0.303917827755539">
                <text:p>0.303917827755539</text:p>
              </table:table-cell>
              <table:table-cell office:value-type="float" office:value="0.303928483884085">
                <text:p>0.303928483884085</text:p>
              </table:table-cell>
              <table:table-cell office:value-type="float" office:value="0.303921067273892">
                <text:p>0.303921067273892</text:p>
              </table:table-cell>
              <table:table-cell office:value-type="float" office:value="0.303975577118188">
                <text:p>0.303975577118188</text:p>
              </table:table-cell>
              <table:table-cell office:value-type="float" office:value="0.303957957809711">
                <text:p>0.303957957809711</text:p>
              </table:table-cell>
              <table:table-cell office:value-type="float" office:value="0.303924287674911">
                <text:p>0.303924287674911</text:p>
              </table:table-cell>
              <table:table-cell office:value-type="float" office:value="0.303946697960766">
                <text:p>0.303946697960766</text:p>
              </table:table-cell>
              <table:table-cell office:value-type="float" office:value="0.303947855745216">
                <text:p>0.303947855745216</text:p>
              </table:table-cell>
              <table:table-cell office:value-type="float" office:value="0.303940160007328">
                <text:p>0.303940160007328</text:p>
              </table:table-cell>
              <table:table-cell office:value-type="float" office:value="0.303939008999122">
                <text:p>0.303939008999122</text:p>
              </table:table-cell>
              <table:table-cell office:value-type="float" office:value="0.30394370841579">
                <text:p>0.30394370841579</text:p>
              </table:table-cell>
              <table:table-cell office:value-type="float" office:value="0.303927461077309">
                <text:p>0.303927461077309</text:p>
              </table:table-cell>
              <table:table-cell office:value-type="float" office:value="0.303924891721165">
                <text:p>0.303924891721165</text:p>
              </table:table-cell>
              <table:table-cell office:value-type="float" office:value="0.303940460878429">
                <text:p>0.303940460878429</text:p>
              </table:table-cell>
              <table:table-cell office:value-type="float" office:value="0.303930748050103">
                <text:p>0.303930748050103</text:p>
              </table:table-cell>
              <table:table-cell office:value-type="float" office:value="0.303962227799862">
                <text:p>0.303962227799862</text:p>
              </table:table-cell>
              <table:table-cell office:value-type="float" office:value="0.30396234147671">
                <text:p>0.30396234147671</text:p>
              </table:table-cell>
              <table:table-cell office:value-type="float" office:value="0.303954900411016">
                <text:p>0.303954900411016</text:p>
              </table:table-cell>
              <table:table-cell office:value-type="float" office:value="0.303947515809227">
                <text:p>0.303947515809227</text:p>
              </table:table-cell>
              <table:table-cell office:value-type="float" office:value="0.30397205665202">
                <text:p>0.30397205665202</text:p>
              </table:table-cell>
              <table:table-cell office:value-type="float" office:value="0.303926244419363">
                <text:p>0.303926244419363</text:p>
              </table:table-cell>
              <table:table-cell office:value-type="float" office:value="0.303935065214694">
                <text:p>0.303935065214694</text:p>
              </table:table-cell>
              <table:table-cell office:value-type="float" office:value="0.303955791025851">
                <text:p>0.303955791025851</text:p>
              </table:table-cell>
              <table:table-cell office:value-type="float" office:value="0.303957922202935">
                <text:p>0.303957922202935</text:p>
              </table:table-cell>
              <table:table-cell office:value-type="float" office:value="0.303954128561093">
                <text:p>0.303954128561093</text:p>
              </table:table-cell>
              <table:table-cell office:value-type="float" office:value="0.303953892845433">
                <text:p>0.303953892845433</text:p>
              </table:table-cell>
            </table:table-row>
            <table:table-row>
              <table:table-cell office:value-type="string">
                <text:p>Potential diff</text:p>
                <draw:g>
                  <svg:desc>tfoot8.A8:tfoot8.A8</svg:desc>
                </draw:g>
              </table:table-cell>
              <table:table-cell office:value-type="float" office:value="0.00000668911750817403">
                <text:p>0.00000668911750817403</text:p>
                <draw:g>
                  <svg:desc>tfoot8.B8:tfoot8.LK8</svg:desc>
                </draw:g>
              </table:table-cell>
              <table:table-cell office:value-type="float" office:value="0.000000314845191307089">
                <text:p>0.000000314845191307089</text:p>
              </table:table-cell>
              <table:table-cell office:value-type="float" office:value="-0.0000181751006333442">
                <text:p>-0.0000181751006333442</text:p>
              </table:table-cell>
              <table:table-cell office:value-type="float" office:value="0.0000189304283551572">
                <text:p>0.0000189304283551572</text:p>
              </table:table-cell>
              <table:table-cell office:value-type="float" office:value="-0.00000201640791497315">
                <text:p>-0.00000201640791497315</text:p>
              </table:table-cell>
              <table:table-cell office:value-type="float" office:value="0.0000103333300225383">
                <text:p>0.0000103333300225383</text:p>
              </table:table-cell>
              <table:table-cell office:value-type="float" office:value="-0.00000330691422500973">
                <text:p>-0.00000330691422500973</text:p>
              </table:table-cell>
              <table:table-cell office:value-type="float" office:value="0.00000639695984788746">
                <text:p>0.00000639695984788746</text:p>
              </table:table-cell>
              <table:table-cell office:value-type="float" office:value="-0.0000119249450335479">
                <text:p>-0.0000119249450335479</text:p>
              </table:table-cell>
              <table:table-cell office:value-type="float" office:value="0.0000119491311517117">
                <text:p>0.0000119491311517117</text:p>
              </table:table-cell>
              <table:table-cell office:value-type="float" office:value="0.000000997637562560882">
                <text:p>0.000000997637562560882</text:p>
              </table:table-cell>
              <table:table-cell office:value-type="float" office:value="-0.000030805910097853">
                <text:p>-0.000030805910097853</text:p>
              </table:table-cell>
              <table:table-cell office:value-type="float" office:value="-0.00000847373525558748">
                <text:p>-0.00000847373525558748</text:p>
              </table:table-cell>
              <table:table-cell office:value-type="float" office:value="0.0000337617487132791">
                <text:p>0.0000337617487132791</text:p>
              </table:table-cell>
              <table:table-cell office:value-type="float" office:value="0.0000135067039901959">
                <text:p>0.0000135067039901959</text:p>
              </table:table-cell>
              <table:table-cell office:value-type="float" office:value="-0.0000106484663027762">
                <text:p>-0.0000106484663027762</text:p>
              </table:table-cell>
              <table:table-cell office:value-type="float" office:value="-0.00000421657889726479">
                <text:p>-0.00000421657889726479</text:p>
              </table:table-cell>
              <table:table-cell office:value-type="float" office:value="0.0000159291317333721">
                <text:p>0.0000159291317333721</text:p>
              </table:table-cell>
              <table:table-cell office:value-type="float" office:value="-0.0000161439414561593">
                <text:p>-0.0000161439414561593</text:p>
              </table:table-cell>
              <table:table-cell office:value-type="float" office:value="0.00000737068469419677">
                <text:p>0.00000737068469419677</text:p>
              </table:table-cell>
              <table:table-cell office:value-type="float" office:value="0.00000488678167026579">
                <text:p>0.00000488678167026579</text:p>
              </table:table-cell>
              <table:table-cell office:value-type="float" office:value="0.000200869689367111">
                <text:p>0.000200869689367111</text:p>
              </table:table-cell>
              <table:table-cell office:value-type="float" office:value="-0.000167638647130708">
                <text:p>-0.000167638647130708</text:p>
              </table:table-cell>
              <table:table-cell office:value-type="float" office:value="-0.0000925879823172049">
                <text:p>-0.0000925879823172049</text:p>
              </table:table-cell>
              <table:table-cell office:value-type="float" office:value="0.0000141426007805867">
                <text:p>0.0000141426007805867</text:p>
              </table:table-cell>
              <table:table-cell office:value-type="float" office:value="0.0000181066215703685">
                <text:p>0.0000181066215703685</text:p>
              </table:table-cell>
              <table:table-cell office:value-type="float" office:value="-0.0000336621061399756">
                <text:p>-0.0000336621061399756</text:p>
              </table:table-cell>
              <table:table-cell office:value-type="float" office:value="0.0000636418252019655">
                <text:p>0.0000636418252019655</text:p>
              </table:table-cell>
              <table:table-cell office:value-type="float" office:value="-0.0000137057056130985">
                <text:p>-0.0000137057056130985</text:p>
              </table:table-cell>
              <table:table-cell office:value-type="float" office:value="-0.00000572689793160164">
                <text:p>-0.00000572689793160164</text:p>
              </table:table-cell>
              <table:table-cell office:value-type="float" office:value="0.0000192164041450393">
                <text:p>0.0000192164041450393</text:p>
              </table:table-cell>
              <table:table-cell office:value-type="float" office:value="-0.00000669494730698439">
                <text:p>-0.00000669494730698439</text:p>
              </table:table-cell>
              <table:table-cell office:value-type="float" office:value="0.00000368589048882484">
                <text:p>0.00000368589048882484</text:p>
              </table:table-cell>
              <table:table-cell office:value-type="float" office:value="0.0000254681238230359">
                <text:p>0.0000254681238230359</text:p>
              </table:table-cell>
              <table:table-cell office:value-type="float" office:value="0.0000248093525199722">
                <text:p>0.0000248093525199722</text:p>
              </table:table-cell>
              <table:table-cell office:value-type="float" office:value="-0.000263491913448266">
                <text:p>-0.000263491913448266</text:p>
              </table:table-cell>
              <table:table-cell office:value-type="float" office:value="-0.000703581922688712">
                <text:p>-0.000703581922688712</text:p>
              </table:table-cell>
              <table:table-cell office:value-type="float" office:value="-0.000159626170217253">
                <text:p>-0.000159626170217253</text:p>
              </table:table-cell>
              <table:table-cell office:value-type="float" office:value="0.000132784514233431">
                <text:p>0.000132784514233431</text:p>
              </table:table-cell>
              <table:table-cell office:value-type="float" office:value="0.0000779375993480436">
                <text:p>0.0000779375993480436</text:p>
              </table:table-cell>
              <table:table-cell office:value-type="float" office:value="0.000463498045073285">
                <text:p>0.000463498045073285</text:p>
              </table:table-cell>
              <table:table-cell office:value-type="float" office:value="0.000638835329222764">
                <text:p>0.000638835329222764</text:p>
              </table:table-cell>
              <table:table-cell office:value-type="float" office:value="-0.000438747715430232">
                <text:p>-0.000438747715430232</text:p>
              </table:table-cell>
              <table:table-cell office:value-type="float" office:value="-0.0013430988898292">
                <text:p>-0.0013430988898292</text:p>
              </table:table-cell>
              <table:table-cell office:value-type="float" office:value="0.00274692936698395">
                <text:p>0.00274692936698395</text:p>
              </table:table-cell>
              <table:table-cell office:value-type="float" office:value="0.0184311588611633">
                <text:p>0.0184311588611633</text:p>
              </table:table-cell>
              <table:table-cell office:value-type="float" office:value="0.0188451046637035">
                <text:p>0.0188451046637035</text:p>
              </table:table-cell>
              <table:table-cell office:value-type="float" office:value="0.00138382057194142">
                <text:p>0.00138382057194142</text:p>
              </table:table-cell>
              <table:table-cell office:value-type="float" office:value="-0.00131619782378989">
                <text:p>-0.00131619782378989</text:p>
              </table:table-cell>
              <table:table-cell office:value-type="float" office:value="-0.00827985617243998">
                <text:p>-0.00827985617243998</text:p>
              </table:table-cell>
              <table:table-cell office:value-type="float" office:value="-0.0034932619851461">
                <text:p>-0.0034932619851461</text:p>
              </table:table-cell>
              <table:table-cell office:value-type="float" office:value="-0.0253607200861319">
                <text:p>-0.0253607200861319</text:p>
              </table:table-cell>
              <table:table-cell office:value-type="float" office:value="-0.0010299927890311">
                <text:p>-0.0010299927890311</text:p>
              </table:table-cell>
              <table:table-cell office:value-type="float" office:value="-0.00805347558848912">
                <text:p>-0.00805347558848912</text:p>
              </table:table-cell>
              <table:table-cell office:value-type="float" office:value="-0.0021596814354784">
                <text:p>-0.0021596814354784</text:p>
              </table:table-cell>
              <table:table-cell office:value-type="float" office:value="-0.00141851768281043">
                <text:p>-0.00141851768281043</text:p>
              </table:table-cell>
              <table:table-cell office:value-type="float" office:value="0.0382017465357094">
                <text:p>0.0382017465357094</text:p>
              </table:table-cell>
              <table:table-cell office:value-type="float" office:value="0.00458507085578458">
                <text:p>0.00458507085578458</text:p>
              </table:table-cell>
              <table:table-cell office:value-type="float" office:value="-0.00026306945919452">
                <text:p>-0.00026306945919452</text:p>
              </table:table-cell>
              <table:table-cell office:value-type="float" office:value="-0.00231660564052749">
                <text:p>-0.00231660564052749</text:p>
              </table:table-cell>
              <table:table-cell office:value-type="float" office:value="-0.0405645369633739">
                <text:p>-0.0405645369633739</text:p>
              </table:table-cell>
              <table:table-cell office:value-type="float" office:value="-0.00508867756045112">
                <text:p>-0.00508867756045112</text:p>
              </table:table-cell>
              <table:table-cell office:value-type="float" office:value="0.0239405236149576">
                <text:p>0.0239405236149576</text:p>
              </table:table-cell>
              <table:table-cell office:value-type="float" office:value="0.000500424702959745">
                <text:p>0.000500424702959745</text:p>
              </table:table-cell>
              <table:table-cell office:value-type="float" office:value="-0.000166737432280129">
                <text:p>-0.000166737432280129</text:p>
              </table:table-cell>
              <table:table-cell office:value-type="float" office:value="-0.00203494733912746">
                <text:p>-0.00203494733912746</text:p>
              </table:table-cell>
              <table:table-cell office:value-type="float" office:value="-0.00200086456782972">
                <text:p>-0.00200086456782972</text:p>
              </table:table-cell>
              <table:table-cell office:value-type="float" office:value="-0.00333671648047623">
                <text:p>-0.00333671648047623</text:p>
              </table:table-cell>
              <table:table-cell office:value-type="float" office:value="-0.00506239286412136">
                <text:p>-0.00506239286412136</text:p>
              </table:table-cell>
              <table:table-cell office:value-type="float" office:value="0.0232699816233488">
                <text:p>0.0232699816233488</text:p>
              </table:table-cell>
              <table:table-cell office:value-type="float" office:value="0.0124409324826348">
                <text:p>0.0124409324826348</text:p>
              </table:table-cell>
              <table:table-cell office:value-type="float" office:value="0.00345519284125961">
                <text:p>0.00345519284125961</text:p>
              </table:table-cell>
              <table:table-cell office:value-type="float" office:value="-0.000495646489413193">
                <text:p>-0.000495646489413193</text:p>
              </table:table-cell>
              <table:table-cell office:value-type="float" office:value="-0.00392487610778336">
                <text:p>-0.00392487610778336</text:p>
              </table:table-cell>
              <table:table-cell office:value-type="float" office:value="-0.00187420346880252">
                <text:p>-0.00187420346880252</text:p>
              </table:table-cell>
              <table:table-cell office:value-type="float" office:value="0.00232253912927105">
                <text:p>0.00232253912927105</text:p>
              </table:table-cell>
              <table:table-cell office:value-type="float" office:value="-0.00435918602151053">
                <text:p>-0.00435918602151053</text:p>
              </table:table-cell>
              <table:table-cell office:value-type="float" office:value="-0.0111947047271191">
                <text:p>-0.0111947047271191</text:p>
              </table:table-cell>
              <table:table-cell office:value-type="float" office:value="-0.00347798800191928">
                <text:p>-0.00347798800191928</text:p>
              </table:table-cell>
              <table:table-cell office:value-type="float" office:value="0.00026604002912195">
                <text:p>0.00026604002912195</text:p>
              </table:table-cell>
              <table:table-cell office:value-type="float" office:value="-0.00394700078069871">
                <text:p>-0.00394700078069871</text:p>
              </table:table-cell>
              <table:table-cell office:value-type="float" office:value="0.000120863026193019">
                <text:p>0.000120863026193019</text:p>
              </table:table-cell>
              <table:table-cell office:value-type="float" office:value="0.0003115556164896">
                <text:p>0.0003115556164896</text:p>
              </table:table-cell>
              <table:table-cell office:value-type="float" office:value="-0.00331433341801074">
                <text:p>-0.00331433341801074</text:p>
              </table:table-cell>
              <table:table-cell office:value-type="float" office:value="-0.00793813249185282">
                <text:p>-0.00793813249185282</text:p>
              </table:table-cell>
              <table:table-cell office:value-type="float" office:value="-0.00265393655731455">
                <text:p>-0.00265393655731455</text:p>
              </table:table-cell>
              <table:table-cell office:value-type="float" office:value="-0.00126279584069561">
                <text:p>-0.00126279584069561</text:p>
              </table:table-cell>
              <table:table-cell office:value-type="float" office:value="0.04150062057316">
                <text:p>0.04150062057316</text:p>
              </table:table-cell>
              <table:table-cell office:value-type="float" office:value="0.00116889431772121">
                <text:p>0.00116889431772121</text:p>
              </table:table-cell>
              <table:table-cell office:value-type="float" office:value="-0.00160264460192611">
                <text:p>-0.00160264460192611</text:p>
              </table:table-cell>
              <table:table-cell office:value-type="float" office:value="-0.0305522392649766">
                <text:p>-0.0305522392649766</text:p>
              </table:table-cell>
              <table:table-cell office:value-type="float" office:value="-0.00913944389684635">
                <text:p>-0.00913944389684635</text:p>
              </table:table-cell>
              <table:table-cell office:value-type="float" office:value="0.0138272110725307">
                <text:p>0.0138272110725307</text:p>
              </table:table-cell>
              <table:table-cell office:value-type="float" office:value="-0.00041398519797925">
                <text:p>-0.00041398519797925</text:p>
              </table:table-cell>
              <table:table-cell office:value-type="float" office:value="-0.000317381711070042">
                <text:p>-0.000317381711070042</text:p>
              </table:table-cell>
              <table:table-cell office:value-type="float" office:value="-0.000904545697408832">
                <text:p>-0.000904545697408832</text:p>
              </table:table-cell>
              <table:table-cell office:value-type="float" office:value="-0.000886180378232015">
                <text:p>-0.000886180378232015</text:p>
              </table:table-cell>
              <table:table-cell office:value-type="float" office:value="-0.000976305991574111">
                <text:p>-0.000976305991574111</text:p>
              </table:table-cell>
              <table:table-cell office:value-type="float" office:value="-0.00200851648145706">
                <text:p>-0.00200851648145706</text:p>
              </table:table-cell>
              <table:table-cell office:value-type="float" office:value="-0.00336570886748533">
                <text:p>-0.00336570886748533</text:p>
              </table:table-cell>
              <table:table-cell office:value-type="float" office:value="0.0314703985869383">
                <text:p>0.0314703985869383</text:p>
              </table:table-cell>
              <table:table-cell office:value-type="float" office:value="0.00250161618788697">
                <text:p>0.00250161618788697</text:p>
              </table:table-cell>
              <table:table-cell office:value-type="float" office:value="0.00229442018279025">
                <text:p>0.00229442018279025</text:p>
              </table:table-cell>
              <table:table-cell office:value-type="float" office:value="0.000421575594753976">
                <text:p>0.000421575594753976</text:p>
              </table:table-cell>
              <table:table-cell office:value-type="float" office:value="-0.000921910911455992">
                <text:p>-0.000921910911455992</text:p>
              </table:table-cell>
              <table:table-cell office:value-type="float" office:value="-0.000780669058027705">
                <text:p>-0.000780669058027705</text:p>
              </table:table-cell>
              <table:table-cell office:value-type="float" office:value="-0.00103464773682865">
                <text:p>-0.00103464773682865</text:p>
              </table:table-cell>
              <table:table-cell office:value-type="float" office:value="-0.000699014121262997">
                <text:p>-0.000699014121262997</text:p>
              </table:table-cell>
              <table:table-cell office:value-type="float" office:value="0.000759254097258799">
                <text:p>0.000759254097258799</text:p>
              </table:table-cell>
              <table:table-cell office:value-type="float" office:value="0.000513902864745064">
                <text:p>0.000513902864745064</text:p>
              </table:table-cell>
              <table:table-cell office:value-type="float" office:value="-0.00334786877094773">
                <text:p>-0.00334786877094773</text:p>
              </table:table-cell>
              <table:table-cell office:value-type="float" office:value="-0.0195479231905503">
                <text:p>-0.0195479231905503</text:p>
              </table:table-cell>
              <table:table-cell office:value-type="float" office:value="-0.00136158101624662">
                <text:p>-0.00136158101624662</text:p>
              </table:table-cell>
              <table:table-cell office:value-type="float" office:value="-0.00644918108435788">
                <text:p>-0.00644918108435788</text:p>
              </table:table-cell>
              <table:table-cell office:value-type="float" office:value="0.0354394737533825">
                <text:p>0.0354394737533825</text:p>
              </table:table-cell>
              <table:table-cell office:value-type="float" office:value="0.00106728728713945">
                <text:p>0.00106728728713945</text:p>
              </table:table-cell>
              <table:table-cell office:value-type="float" office:value="-0.000941927661816">
                <text:p>-0.000941927661816</text:p>
              </table:table-cell>
              <table:table-cell office:value-type="float" office:value="-0.00395400006455449">
                <text:p>-0.00395400006455449</text:p>
              </table:table-cell>
              <table:table-cell office:value-type="float" office:value="-0.0121968246539302">
                <text:p>-0.0121968246539302</text:p>
              </table:table-cell>
              <table:table-cell office:value-type="float" office:value="-0.00980226646095839">
                <text:p>-0.00980226646095839</text:p>
              </table:table-cell>
              <table:table-cell office:value-type="float" office:value="-0.0093213153947912">
                <text:p>-0.0093213153947912</text:p>
              </table:table-cell>
              <table:table-cell office:value-type="float" office:value="-0.00389712344266668">
                <text:p>-0.00389712344266668</text:p>
              </table:table-cell>
              <table:table-cell office:value-type="float" office:value="0.00545508972714198">
                <text:p>0.00545508972714198</text:p>
              </table:table-cell>
              <table:table-cell office:value-type="float" office:value="0.00461954821173594">
                <text:p>0.00461954821173594</text:p>
              </table:table-cell>
              <table:table-cell office:value-type="float" office:value="0.00046445233925485">
                <text:p>0.00046445233925485</text:p>
              </table:table-cell>
              <table:table-cell office:value-type="float" office:value="-0.00162031596590545">
                <text:p>-0.00162031596590545</text:p>
              </table:table-cell>
              <table:table-cell office:value-type="float" office:value="-0.00000758832798447573">
                <text:p>-0.00000758832798447573</text:p>
              </table:table-cell>
              <table:table-cell office:value-type="float" office:value="-0.000211634926067961">
                <text:p>-0.000211634926067961</text:p>
              </table:table-cell>
              <table:table-cell office:value-type="float" office:value="-0.000374944066296456">
                <text:p>-0.000374944066296456</text:p>
              </table:table-cell>
              <table:table-cell office:value-type="float" office:value="-0.00227151397396774">
                <text:p>-0.00227151397396774</text:p>
              </table:table-cell>
              <table:table-cell office:value-type="float" office:value="-0.00102807746215911">
                <text:p>-0.00102807746215911</text:p>
              </table:table-cell>
              <table:table-cell office:value-type="float" office:value="-0.00332824258357195">
                <text:p>-0.00332824258357195</text:p>
              </table:table-cell>
              <table:table-cell office:value-type="float" office:value="-0.00172408089484333">
                <text:p>-0.00172408089484333</text:p>
              </table:table-cell>
              <table:table-cell office:value-type="float" office:value="0.0238034901992385">
                <text:p>0.0238034901992385</text:p>
              </table:table-cell>
              <table:table-cell office:value-type="float" office:value="0.00396254880002223">
                <text:p>0.00396254880002223</text:p>
              </table:table-cell>
              <table:table-cell office:value-type="float" office:value="0.00863630891467981">
                <text:p>0.00863630891467981</text:p>
              </table:table-cell>
              <table:table-cell office:value-type="float" office:value="0.00234883473557468">
                <text:p>0.00234883473557468</text:p>
              </table:table-cell>
              <table:table-cell office:value-type="float" office:value="0.000902910700558201">
                <text:p>0.000902910700558201</text:p>
              </table:table-cell>
              <table:table-cell office:value-type="float" office:value="-0.00312473387645507">
                <text:p>-0.00312473387645507</text:p>
              </table:table-cell>
              <table:table-cell office:value-type="float" office:value="-0.0028848438852283">
                <text:p>-0.0028848438852283</text:p>
              </table:table-cell>
              <table:table-cell office:value-type="float" office:value="-0.000504883272599621">
                <text:p>-0.000504883272599621</text:p>
              </table:table-cell>
              <table:table-cell office:value-type="float" office:value="-0.00200489341463311">
                <text:p>-0.00200489341463311</text:p>
              </table:table-cell>
              <table:table-cell office:value-type="float" office:value="-0.00713239589277826">
                <text:p>-0.00713239589277826</text:p>
              </table:table-cell>
              <table:table-cell office:value-type="float" office:value="-0.00592299721456924">
                <text:p>-0.00592299721456924</text:p>
              </table:table-cell>
              <table:table-cell office:value-type="float" office:value="-0.00829052385665047">
                <text:p>-0.00829052385665047</text:p>
              </table:table-cell>
              <table:table-cell office:value-type="float" office:value="-0.00170456846690037">
                <text:p>-0.00170456846690037</text:p>
              </table:table-cell>
              <table:table-cell office:value-type="float" office:value="-0.00668860588507997">
                <text:p>-0.00668860588507997</text:p>
              </table:table-cell>
              <table:table-cell office:value-type="float" office:value="-0.00220197546363426">
                <text:p>-0.00220197546363426</text:p>
              </table:table-cell>
              <table:table-cell office:value-type="float" office:value="-0.000500849112085089">
                <text:p>-0.000500849112085089</text:p>
              </table:table-cell>
              <table:table-cell office:value-type="float" office:value="0.00313251001266673">
                <text:p>0.00313251001266673</text:p>
              </table:table-cell>
              <table:table-cell office:value-type="float" office:value="0.0369307127621251">
                <text:p>0.0369307127621251</text:p>
              </table:table-cell>
              <table:table-cell office:value-type="float" office:value="0.000533364319731555">
                <text:p>0.000533364319731555</text:p>
              </table:table-cell>
              <table:table-cell office:value-type="float" office:value="-0.00203368426074169">
                <text:p>-0.00203368426074169</text:p>
              </table:table-cell>
              <table:table-cell office:value-type="float" office:value="-0.00926039975729692">
                <text:p>-0.00926039975729692</text:p>
              </table:table-cell>
              <table:table-cell office:value-type="float" office:value="-0.0132890563782225">
                <text:p>-0.0132890563782225</text:p>
              </table:table-cell>
              <table:table-cell office:value-type="float" office:value="-0.0094844510329376">
                <text:p>-0.0094844510329376</text:p>
              </table:table-cell>
              <table:table-cell office:value-type="float" office:value="-0.00657754996316745">
                <text:p>-0.00657754996316745</text:p>
              </table:table-cell>
              <table:table-cell office:value-type="float" office:value="-0.00310590898951468">
                <text:p>-0.00310590898951468</text:p>
              </table:table-cell>
              <table:table-cell office:value-type="float" office:value="0.00489092604222541">
                <text:p>0.00489092604222541</text:p>
              </table:table-cell>
              <table:table-cell office:value-type="float" office:value="0.0114827654411589">
                <text:p>0.0114827654411589</text:p>
              </table:table-cell>
              <table:table-cell office:value-type="float" office:value="0.00150183790880187">
                <text:p>0.00150183790880187</text:p>
              </table:table-cell>
              <table:table-cell office:value-type="float" office:value="-0.00438195007532993">
                <text:p>-0.00438195007532993</text:p>
              </table:table-cell>
              <table:table-cell office:value-type="float" office:value="0.00154798623419966">
                <text:p>0.00154798623419966</text:p>
              </table:table-cell>
              <table:table-cell office:value-type="float" office:value="0.000609521396057522">
                <text:p>0.000609521396057522</text:p>
              </table:table-cell>
              <table:table-cell office:value-type="float" office:value="-0.000937925201657086">
                <text:p>-0.000937925201657086</text:p>
              </table:table-cell>
              <table:table-cell office:value-type="float" office:value="-0.000114392920406825">
                <text:p>-0.000114392920406825</text:p>
              </table:table-cell>
              <table:table-cell office:value-type="float" office:value="-0.00342350585343121">
                <text:p>-0.00342350585343121</text:p>
              </table:table-cell>
              <table:table-cell office:value-type="float" office:value="0.0324814599185">
                <text:p>0.0324814599185</text:p>
              </table:table-cell>
              <table:table-cell office:value-type="float" office:value="0.00409387419422441">
                <text:p>0.00409387419422441</text:p>
              </table:table-cell>
              <table:table-cell office:value-type="float" office:value="-0.0290091956568814">
                <text:p>-0.0290091956568814</text:p>
              </table:table-cell>
              <table:table-cell office:value-type="float" office:value="-0.000488596525185347">
                <text:p>-0.000488596525185347</text:p>
              </table:table-cell>
              <table:table-cell office:value-type="float" office:value="-0.000164851942810851">
                <text:p>-0.000164851942810851</text:p>
              </table:table-cell>
              <table:table-cell office:value-type="float" office:value="-0.0000211391865541088">
                <text:p>-0.0000211391865541088</text:p>
              </table:table-cell>
              <table:table-cell office:value-type="float" office:value="0.0263630092594442">
                <text:p>0.0263630092594442</text:p>
              </table:table-cell>
              <table:table-cell office:value-type="float" office:value="-0.000593177383848675">
                <text:p>-0.000593177383848675</text:p>
              </table:table-cell>
              <table:table-cell office:value-type="float" office:value="-0.00875672037019148">
                <text:p>-0.00875672037019148</text:p>
              </table:table-cell>
              <table:table-cell office:value-type="float" office:value="-0.00355342159918076">
                <text:p>-0.00355342159918076</text:p>
              </table:table-cell>
              <table:table-cell office:value-type="float" office:value="-0.00215501537869822">
                <text:p>-0.00215501537869822</text:p>
              </table:table-cell>
              <table:table-cell office:value-type="float" office:value="-0.0038757851805255">
                <text:p>-0.0038757851805255</text:p>
              </table:table-cell>
              <table:table-cell office:value-type="float" office:value="-0.00336623914796474">
                <text:p>-0.00336623914796474</text:p>
              </table:table-cell>
              <table:table-cell office:value-type="float" office:value="-0.0045542053896459">
                <text:p>-0.0045542053896459</text:p>
              </table:table-cell>
              <table:table-cell office:value-type="float" office:value="-0.00223559439096777">
                <text:p>-0.00223559439096777</text:p>
              </table:table-cell>
              <table:table-cell office:value-type="float" office:value="-0.000812214010316115">
                <text:p>-0.000812214010316115</text:p>
              </table:table-cell>
              <table:table-cell office:value-type="float" office:value="0.000179199769897664">
                <text:p>0.000179199769897664</text:p>
              </table:table-cell>
              <table:table-cell office:value-type="float" office:value="-0.000864477211091064">
                <text:p>-0.000864477211091064</text:p>
              </table:table-cell>
              <table:table-cell office:value-type="float" office:value="-0.000686350409235426">
                <text:p>-0.000686350409235426</text:p>
              </table:table-cell>
              <table:table-cell office:value-type="float" office:value="-0.00158603353303033">
                <text:p>-0.00158603353303033</text:p>
              </table:table-cell>
              <table:table-cell office:value-type="float" office:value="0.0000205156179955424">
                <text:p>0.0000205156179955424</text:p>
              </table:table-cell>
              <table:table-cell office:value-type="float" office:value="0.0346354340849102">
                <text:p>0.0346354340849102</text:p>
              </table:table-cell>
              <table:table-cell office:value-type="float" office:value="0.000144522032976935">
                <text:p>0.000144522032976935</text:p>
              </table:table-cell>
              <table:table-cell office:value-type="float" office:value="-0.00137432272704907">
                <text:p>-0.00137432272704907</text:p>
              </table:table-cell>
              <table:table-cell office:value-type="float" office:value="-0.00835376933386112">
                <text:p>-0.00835376933386112</text:p>
              </table:table-cell>
              <table:table-cell office:value-type="float" office:value="-0.00921621271368855">
                <text:p>-0.00921621271368855</text:p>
              </table:table-cell>
              <table:table-cell office:value-type="float" office:value="-0.0075732404710871">
                <text:p>-0.0075732404710871</text:p>
              </table:table-cell>
              <table:table-cell office:value-type="float" office:value="-0.0134548134844387">
                <text:p>-0.0134548134844387</text:p>
              </table:table-cell>
              <table:table-cell office:value-type="float" office:value="0.00471468436348821">
                <text:p>0.00471468436348821</text:p>
              </table:table-cell>
              <table:table-cell office:value-type="float" office:value="0.00399531631631495">
                <text:p>0.00399531631631495</text:p>
              </table:table-cell>
              <table:table-cell office:value-type="float" office:value="-0.00212631581314016">
                <text:p>-0.00212631581314016</text:p>
              </table:table-cell>
              <table:table-cell office:value-type="float" office:value="-0.000699760970175045">
                <text:p>-0.000699760970175045</text:p>
              </table:table-cell>
              <table:table-cell office:value-type="float" office:value="-0.000414108613434994">
                <text:p>-0.000414108613434994</text:p>
              </table:table-cell>
              <table:table-cell office:value-type="float" office:value="-0.00131294282846328">
                <text:p>-0.00131294282846328</text:p>
              </table:table-cell>
              <table:table-cell office:value-type="float" office:value="-0.00000928382668724526">
                <text:p>-0.00000928382668724526</text:p>
              </table:table-cell>
              <table:table-cell office:value-type="float" office:value="-0.000124153793420123">
                <text:p>-0.000124153793420123</text:p>
              </table:table-cell>
              <table:table-cell office:value-type="float" office:value="-0.0000437284228402279">
                <text:p>-0.0000437284228402279</text:p>
              </table:table-cell>
              <table:table-cell office:value-type="float" office:value="0.0000284247458919307">
                <text:p>0.0000284247458919307</text:p>
              </table:table-cell>
              <table:table-cell office:value-type="float" office:value="0.000093590009738298">
                <text:p>0.000093590009738298</text:p>
              </table:table-cell>
              <table:table-cell office:value-type="float" office:value="0.0000827417841796074">
                <text:p>0.0000827417841796074</text:p>
              </table:table-cell>
              <table:table-cell office:value-type="float" office:value="0.000151481073419335">
                <text:p>0.000151481073419335</text:p>
              </table:table-cell>
              <table:table-cell office:value-type="float" office:value="0.0000495476135881634">
                <text:p>0.0000495476135881634</text:p>
              </table:table-cell>
              <table:table-cell office:value-type="float" office:value="0.000174755269666982">
                <text:p>0.000174755269666982</text:p>
              </table:table-cell>
              <table:table-cell office:value-type="float" office:value="-0.0000486797495625191">
                <text:p>-0.0000486797495625191</text:p>
              </table:table-cell>
              <table:table-cell office:value-type="float" office:value="-0.0000538251060268613">
                <text:p>-0.0000538251060268613</text:p>
              </table:table-cell>
              <table:table-cell office:value-type="float" office:value="0.0000184469544181054">
                <text:p>0.0000184469544181054</text:p>
              </table:table-cell>
              <table:table-cell office:value-type="float" office:value="-0.0000290224681991913">
                <text:p>-0.0000290224681991913</text:p>
              </table:table-cell>
              <table:table-cell office:value-type="float" office:value="-0.000010686065028076">
                <text:p>-0.000010686065028076</text:p>
              </table:table-cell>
              <table:table-cell office:value-type="float" office:value="0.0000328558041419735">
                <text:p>0.0000328558041419735</text:p>
              </table:table-cell>
              <table:table-cell office:value-type="float" office:value="-0.00000298931692288562">
                <text:p>-0.00000298931692288562</text:p>
              </table:table-cell>
              <table:table-cell office:value-type="float" office:value="0.0000227606981073603">
                <text:p>0.0000227606981073603</text:p>
              </table:table-cell>
              <table:table-cell office:value-type="float" office:value="-0.0000249722902715965">
                <text:p>-0.0000249722902715965</text:p>
              </table:table-cell>
              <table:table-cell office:value-type="float" office:value="-0.0000141292743913168">
                <text:p>-0.0000141292743913168</text:p>
              </table:table-cell>
              <table:table-cell office:value-type="float" office:value="0.00000495715061288315">
                <text:p>0.00000495715061288315</text:p>
              </table:table-cell>
              <table:table-cell office:value-type="float" office:value="0.0000422882950860126">
                <text:p>0.0000422882950860126</text:p>
              </table:table-cell>
              <table:table-cell office:value-type="float" office:value="-0.0000295775195825465">
                <text:p>-0.0000295775195825465</text:p>
              </table:table-cell>
              <table:table-cell office:value-type="float" office:value="0.00000240053086481007">
                <text:p>0.00000240053086481007</text:p>
              </table:table-cell>
              <table:table-cell office:value-type="float" office:value="-0.0000285457120834942">
                <text:p>-0.0000285457120834942</text:p>
              </table:table-cell>
              <table:table-cell office:value-type="float" office:value="0.0000237434253458346">
                <text:p>0.0000237434253458346</text:p>
              </table:table-cell>
              <table:table-cell office:value-type="float" office:value="0.00000606641196854163">
                <text:p>0.00000606641196854163</text:p>
              </table:table-cell>
              <table:table-cell office:value-type="float" office:value="0.00000925252990091607">
                <text:p>0.00000925252990091607</text:p>
              </table:table-cell>
              <table:table-cell office:value-type="float" office:value="0.0000389489937296927">
                <text:p>0.0000389489937296927</text:p>
              </table:table-cell>
              <table:table-cell office:value-type="float" office:value="-0.0000337704699963637">
                <text:p>-0.0000337704699963637</text:p>
              </table:table-cell>
              <table:table-cell office:value-type="float" office:value="0.00000647098952666347">
                <text:p>0.00000647098952666347</text:p>
              </table:table-cell>
              <table:table-cell office:value-type="float" office:value="-0.0000250517641468551">
                <text:p>-0.0000250517641468551</text:p>
              </table:table-cell>
              <table:table-cell office:value-type="float" office:value="0.0000304254680658089">
                <text:p>0.0000304254680658089</text:p>
              </table:table-cell>
              <table:table-cell office:value-type="float" office:value="-0.00000899288059291736">
                <text:p>-0.00000899288059291736</text:p>
              </table:table-cell>
              <table:table-cell office:value-type="float" office:value="0.0000107282017606236">
                <text:p>0.0000107282017606236</text:p>
              </table:table-cell>
              <table:table-cell office:value-type="float" office:value="0.0000204157876974032">
                <text:p>0.0000204157876974032</text:p>
              </table:table-cell>
              <table:table-cell office:value-type="float" office:value="-0.0000124846440633375">
                <text:p>-0.0000124846440633375</text:p>
              </table:table-cell>
              <table:table-cell office:value-type="float" office:value="0.0000256975153214989">
                <text:p>0.0000256975153214989</text:p>
              </table:table-cell>
              <table:table-cell office:value-type="float" office:value="0.0000124755216923123">
                <text:p>0.0000124755216923123</text:p>
              </table:table-cell>
              <table:table-cell office:value-type="float" office:value="0.00000985479870935224">
                <text:p>0.00000985479870935224</text:p>
              </table:table-cell>
              <table:table-cell office:value-type="float" office:value="-0.00000533520329282222">
                <text:p>-0.00000533520329282222</text:p>
              </table:table-cell>
              <table:table-cell office:value-type="float" office:value="0.0000582759140592137">
                <text:p>0.0000582759140592137</text:p>
              </table:table-cell>
              <table:table-cell office:value-type="float" office:value="-0.0000371745697882453">
                <text:p>-0.0000371745697882453</text:p>
              </table:table-cell>
              <table:table-cell office:value-type="float" office:value="0.00000993375398594676">
                <text:p>0.00000993375398594676</text:p>
              </table:table-cell>
              <table:table-cell office:value-type="float" office:value="0.0000125660093739377">
                <text:p>0.0000125660093739377</text:p>
              </table:table-cell>
              <table:table-cell office:value-type="float" office:value="-0.0000353773464807361">
                <text:p>-0.0000353773464807361</text:p>
              </table:table-cell>
              <table:table-cell office:value-type="float" office:value="-0.0000385501747746098">
                <text:p>-0.0000385501747746098</text:p>
              </table:table-cell>
              <table:table-cell office:value-type="float" office:value="0.00000269774452199556">
                <text:p>0.00000269774452199556</text:p>
              </table:table-cell>
              <table:table-cell office:value-type="float" office:value="0.000051977912478629">
                <text:p>0.000051977912478629</text:p>
              </table:table-cell>
              <table:table-cell office:value-type="float" office:value="-0.000036253186478985">
                <text:p>-0.000036253186478985</text:p>
              </table:table-cell>
              <table:table-cell office:value-type="float" office:value="0.0000120224683919368">
                <text:p>0.0000120224683919368</text:p>
              </table:table-cell>
              <table:table-cell office:value-type="float" office:value="0.0000199474713622472">
                <text:p>0.0000199474713622472</text:p>
              </table:table-cell>
              <table:table-cell office:value-type="float" office:value="-0.0000254479402715946">
                <text:p>-0.0000254479402715946</text:p>
              </table:table-cell>
              <table:table-cell office:value-type="float" office:value="0.0000359489573758531">
                <text:p>0.0000359489573758531</text:p>
              </table:table-cell>
              <table:table-cell office:value-type="float" office:value="0.0000140284618888042">
                <text:p>0.0000140284618888042</text:p>
              </table:table-cell>
              <table:table-cell office:value-type="float" office:value="-0.00000212109847375075">
                <text:p>-0.00000212109847375075</text:p>
              </table:table-cell>
              <table:table-cell office:value-type="float" office:value="-0.0000226978954240287">
                <text:p>-0.0000226978954240287</text:p>
              </table:table-cell>
              <table:table-cell office:value-type="float" office:value="0.0000455657945183652">
                <text:p>0.0000455657945183652</text:p>
              </table:table-cell>
              <table:table-cell office:value-type="float" office:value="-0.0000025442750285487">
                <text:p>-0.0000025442750285487</text:p>
              </table:table-cell>
              <table:table-cell office:value-type="float" office:value="-0.0000130431843565759">
                <text:p>-0.0000130431843565759</text:p>
              </table:table-cell>
              <table:table-cell office:value-type="float" office:value="0.0000344915328898132">
                <text:p>0.0000344915328898132</text:p>
              </table:table-cell>
              <table:table-cell office:value-type="float" office:value="-0.0000376846831477429">
                <text:p>-0.0000376846831477429</text:p>
              </table:table-cell>
              <table:table-cell office:value-type="float" office:value="0.0000504950686253669">
                <text:p>0.0000504950686253669</text:p>
              </table:table-cell>
              <table:table-cell office:value-type="float" office:value="-0.0000529951369244164">
                <text:p>-0.0000529951369244164</text:p>
              </table:table-cell>
              <table:table-cell office:value-type="float" office:value="0.00000398352790198508">
                <text:p>0.00000398352790198508</text:p>
              </table:table-cell>
              <table:table-cell office:value-type="float" office:value="-0.0000131280827325719">
                <text:p>-0.0000131280827325719</text:p>
              </table:table-cell>
              <table:table-cell office:value-type="float" office:value="0.0000374759626607934">
                <text:p>0.0000374759626607934</text:p>
              </table:table-cell>
              <table:table-cell office:value-type="float" office:value="-0.0000173959567489335">
                <text:p>-0.0000173959567489335</text:p>
              </table:table-cell>
              <table:table-cell office:value-type="float" office:value="0.000017620428775289">
                <text:p>0.000017620428775289</text:p>
              </table:table-cell>
              <table:table-cell office:value-type="float" office:value="-0.0000139000672134681">
                <text:p>-0.0000139000672134681</text:p>
              </table:table-cell>
              <table:table-cell office:value-type="float" office:value="0.0000125418057887461">
                <text:p>0.0000125418057887461</text:p>
              </table:table-cell>
              <table:table-cell office:value-type="float" office:value="0.0000134067038374264">
                <text:p>0.0000134067038374264</text:p>
              </table:table-cell>
              <table:table-cell office:value-type="float" office:value="0.0000213891762340657">
                <text:p>0.0000213891762340657</text:p>
              </table:table-cell>
              <table:table-cell office:value-type="float" office:value="-0.0000421985391277357">
                <text:p>-0.0000421985391277357</text:p>
              </table:table-cell>
              <table:table-cell office:value-type="float" office:value="0.0000207783960324281">
                <text:p>0.0000207783960324281</text:p>
              </table:table-cell>
              <table:table-cell office:value-type="float" office:value="-0.00000757054022576531">
                <text:p>-0.00000757054022576531</text:p>
              </table:table-cell>
              <table:table-cell office:value-type="float" office:value="-0.00000705826454772129">
                <text:p>-0.00000705826454772129</text:p>
              </table:table-cell>
              <table:table-cell office:value-type="float" office:value="0.0000130675867002217">
                <text:p>0.0000130675867002217</text:p>
              </table:table-cell>
              <table:table-cell office:value-type="float" office:value="-0.0000118866920739147">
                <text:p>-0.0000118866920739147</text:p>
              </table:table-cell>
              <table:table-cell office:value-type="float" office:value="-0.00000211100537578224">
                <text:p>-0.00000211100537578224</text:p>
              </table:table-cell>
              <table:table-cell office:value-type="float" office:value="-0.00000493359285302919">
                <text:p>-0.00000493359285302919</text:p>
              </table:table-cell>
              <table:table-cell office:value-type="float" office:value="0.0000251488424025115">
                <text:p>0.0000251488424025115</text:p>
              </table:table-cell>
              <table:table-cell office:value-type="float" office:value="-0.000022663087123842">
                <text:p>-0.000022663087123842</text:p>
              </table:table-cell>
              <table:table-cell office:value-type="float" office:value="0.00000947206086587826">
                <text:p>0.00000947206086587826</text:p>
              </table:table-cell>
              <table:table-cell office:value-type="float" office:value="0.0000279093410106568">
                <text:p>0.0000279093410106568</text:p>
              </table:table-cell>
              <table:table-cell office:value-type="float" office:value="-0.0000386849241933995">
                <text:p>-0.0000386849241933995</text:p>
              </table:table-cell>
              <table:table-cell office:value-type="float" office:value="-0.00000439279374736534">
                <text:p>-0.00000439279374736534</text:p>
              </table:table-cell>
              <table:table-cell office:value-type="float" office:value="0.0000223264010210666">
                <text:p>0.0000223264010210666</text:p>
              </table:table-cell>
              <table:table-cell office:value-type="float" office:value="-0.0000131497219349463">
                <text:p>-0.0000131497219349463</text:p>
              </table:table-cell>
              <table:table-cell office:value-type="float" office:value="-0.00000882498742715843">
                <text:p>-0.00000882498742715843</text:p>
              </table:table-cell>
              <table:table-cell office:value-type="float" office:value="0.00000745760388520811">
                <text:p>0.00000745760388520811</text:p>
              </table:table-cell>
              <table:table-cell office:value-type="float" office:value="0.00000323843958027759">
                <text:p>0.00000323843958027759</text:p>
              </table:table-cell>
              <table:table-cell office:value-type="float" office:value="0.0000149995265359415">
                <text:p>0.0000149995265359415</text:p>
              </table:table-cell>
              <table:table-cell office:value-type="float" office:value="-0.00000933645661449489">
                <text:p>-0.00000933645661449489</text:p>
              </table:table-cell>
              <table:table-cell office:value-type="float" office:value="-0.00000193570213768979">
                <text:p>-0.00000193570213768979</text:p>
              </table:table-cell>
              <table:table-cell office:value-type="float" office:value="0.0000117987675150033">
                <text:p>0.0000117987675150033</text:p>
              </table:table-cell>
              <table:table-cell office:value-type="float" office:value="-0.00003601029769984">
                <text:p>-0.00003601029769984</text:p>
              </table:table-cell>
              <table:table-cell office:value-type="float" office:value="0.000010656128546338">
                <text:p>0.000010656128546338</text:p>
              </table:table-cell>
              <table:table-cell office:value-type="float" office:value="-0.00000741661019287854">
                <text:p>-0.00000741661019287854</text:p>
              </table:table-cell>
              <table:table-cell office:value-type="float" office:value="0.0000545098442957803">
                <text:p>0.0000545098442957803</text:p>
              </table:table-cell>
              <table:table-cell office:value-type="float" office:value="-0.0000176193084772125">
                <text:p>-0.0000176193084772125</text:p>
              </table:table-cell>
              <table:table-cell office:value-type="float" office:value="-0.0000336701347999346">
                <text:p>-0.0000336701347999346</text:p>
              </table:table-cell>
              <table:table-cell office:value-type="float" office:value="0.0000224102858554231">
                <text:p>0.0000224102858554231</text:p>
              </table:table-cell>
              <table:table-cell office:value-type="float" office:value="0.0000011577844498678">
                <text:p>0.0000011577844498678</text:p>
              </table:table-cell>
              <table:table-cell office:value-type="float" office:value="-0.00000769573788855782">
                <text:p>-0.00000769573788855782</text:p>
              </table:table-cell>
              <table:table-cell office:value-type="float" office:value="-0.00000115100820563541">
                <text:p>-0.00000115100820563541</text:p>
              </table:table-cell>
              <table:table-cell office:value-type="float" office:value="0.00000469941666741969">
                <text:p>0.00000469941666741969</text:p>
              </table:table-cell>
              <table:table-cell office:value-type="float" office:value="-0.0000162473384806572">
                <text:p>-0.0000162473384806572</text:p>
              </table:table-cell>
              <table:table-cell office:value-type="float" office:value="-0.00000256935614395548">
                <text:p>-0.00000256935614395548</text:p>
              </table:table-cell>
              <table:table-cell office:value-type="float" office:value="0.0000155691572642502">
                <text:p>0.0000155691572642502</text:p>
              </table:table-cell>
              <table:table-cell office:value-type="float" office:value="-0.00000971282832662457">
                <text:p>-0.00000971282832662457</text:p>
              </table:table-cell>
              <table:table-cell office:value-type="float" office:value="0.0000314797497592001">
                <text:p>0.0000314797497592001</text:p>
              </table:table-cell>
              <table:table-cell office:value-type="float" office:value="0.000000113676847712796">
                <text:p>0.000000113676847712796</text:p>
              </table:table-cell>
              <table:table-cell office:value-type="float" office:value="-0.00000744106569333658">
                <text:p>-0.00000744106569333658</text:p>
              </table:table-cell>
              <table:table-cell office:value-type="float" office:value="-0.0000073846017890622">
                <text:p>-0.0000073846017890622</text:p>
              </table:table-cell>
              <table:table-cell office:value-type="float" office:value="0.0000245408427927418">
                <text:p>0.0000245408427927418</text:p>
              </table:table-cell>
              <table:table-cell office:value-type="float" office:value="-0.0000458122326567612">
                <text:p>-0.0000458122326567612</text:p>
              </table:table-cell>
              <table:table-cell office:value-type="float" office:value="0.00000882079533093272">
                <text:p>0.00000882079533093272</text:p>
              </table:table-cell>
              <table:table-cell office:value-type="float" office:value="0.0000207258111573072">
                <text:p>0.0000207258111573072</text:p>
              </table:table-cell>
              <table:table-cell office:value-type="float" office:value="0.00000213117708369737">
                <text:p>0.00000213117708369737</text:p>
              </table:table-cell>
              <table:table-cell office:value-type="float" office:value="-0.00000379364184155406">
                <text:p>-0.00000379364184155406</text:p>
              </table:table-cell>
              <table:table-cell office:value-type="float" office:value="-0.000000235715660545921">
                <text:p>-0.0000002357156605459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